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Object 44/content.xml" manifest:media-type="text/xml"/>
  <manifest:file-entry manifest:full-path="Object 44/styles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styles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settings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Object 39/content.xml" manifest:media-type="text/xml"/>
  <manifest:file-entry manifest:full-path="Object 39/styles.xml" manifest:media-type="text/xml"/>
  <manifest:file-entry manifest:full-path="Object 39/meta.xml" manifest:media-type="text/xml"/>
  <manifest:file-entry manifest:full-path="Object 39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2/content.xml" manifest:media-type="text/xml"/>
  <manifest:file-entry manifest:full-path="Object 32/styles.xml" manifest:media-type="text/xml"/>
  <manifest:file-entry manifest:full-path="Object 32/meta.xml" manifest:media-type="text/xml"/>
  <manifest:file-entry manifest:full-path="Object 32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79/content.xml" manifest:media-type="text/xml"/>
  <manifest:file-entry manifest:full-path="Object 79/styles.xml" manifest:media-type="text/xml"/>
  <manifest:file-entry manifest:full-path="Object 79/meta.xml" manifest:media-type="text/xml"/>
  <manifest:file-entry manifest:full-path="Object 79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9/content.xml" manifest:media-type="text/xml"/>
  <manifest:file-entry manifest:full-path="Object 69/styles.xml" manifest:media-type="text/xml"/>
  <manifest:file-entry manifest:full-path="Object 69/meta.xml" manifest:media-type="text/xml"/>
  <manifest:file-entry manifest:full-path="Object 6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4/content.xml" manifest:media-type="text/xml"/>
  <manifest:file-entry manifest:full-path="Object 74/styles.xml" manifest:media-type="text/xml"/>
  <manifest:file-entry manifest:full-path="Object 74/meta.xml" manifest:media-type="text/xml"/>
  <manifest:file-entry manifest:full-path="Object 74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0/content.xml" manifest:media-type="text/xml"/>
  <manifest:file-entry manifest:full-path="Object 70/styles.xml" manifest:media-type="text/xml"/>
  <manifest:file-entry manifest:full-path="Object 70/meta.xml" manifest:media-type="text/xml"/>
  <manifest:file-entry manifest:full-path="Object 70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1/content.xml" manifest:media-type="text/xml"/>
  <manifest:file-entry manifest:full-path="Object 71/styles.xml" manifest:media-type="text/xml"/>
  <manifest:file-entry manifest:full-path="Object 71/meta.xml" manifest:media-type="text/xml"/>
  <manifest:file-entry manifest:full-path="Object 71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50/content.xml" manifest:media-type="text/xml"/>
  <manifest:file-entry manifest:full-path="Object 50/styles.xml" manifest:media-type="text/xml"/>
  <manifest:file-entry manifest:full-path="Object 50/meta.xml" manifest:media-type="text/xml"/>
  <manifest:file-entry manifest:full-path="Object 50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52/content.xml" manifest:media-type="text/xml"/>
  <manifest:file-entry manifest:full-path="Object 52/styles.xml" manifest:media-type="text/xml"/>
  <manifest:file-entry manifest:full-path="Object 52/meta.xml" manifest:media-type="text/xml"/>
  <manifest:file-entry manifest:full-path="Object 52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53/content.xml" manifest:media-type="text/xml"/>
  <manifest:file-entry manifest:full-path="Object 53/styles.xml" manifest:media-type="text/xml"/>
  <manifest:file-entry manifest:full-path="Object 53/meta.xml" manifest:media-type="text/xml"/>
  <manifest:file-entry manifest:full-path="Object 53/" manifest:media-type="application/vnd.oasis.opendocument.chart"/>
  <manifest:file-entry manifest:full-path="Object 54/content.xml" manifest:media-type="text/xml"/>
  <manifest:file-entry manifest:full-path="Object 54/styles.xml" manifest:media-type="text/xml"/>
  <manifest:file-entry manifest:full-path="Object 54/meta.xml" manifest:media-type="text/xml"/>
  <manifest:file-entry manifest:full-path="Object 54/" manifest:media-type="application/vnd.oasis.opendocument.chart"/>
  <manifest:file-entry manifest:full-path="Object 55/content.xml" manifest:media-type="text/xml"/>
  <manifest:file-entry manifest:full-path="Object 55/styles.xml" manifest:media-type="text/xml"/>
  <manifest:file-entry manifest:full-path="Object 55/meta.xml" manifest:media-type="text/xml"/>
  <manifest:file-entry manifest:full-path="Object 55/" manifest:media-type="application/vnd.oasis.opendocument.chart"/>
  <manifest:file-entry manifest:full-path="Object 56/content.xml" manifest:media-type="text/xml"/>
  <manifest:file-entry manifest:full-path="Object 56/styles.xml" manifest:media-type="text/xml"/>
  <manifest:file-entry manifest:full-path="Object 56/meta.xml" manifest:media-type="text/xml"/>
  <manifest:file-entry manifest:full-path="Object 56/" manifest:media-type="application/vnd.oasis.opendocument.chart"/>
  <manifest:file-entry manifest:full-path="Object 57/content.xml" manifest:media-type="text/xml"/>
  <manifest:file-entry manifest:full-path="Object 57/styles.xml" manifest:media-type="text/xml"/>
  <manifest:file-entry manifest:full-path="Object 57/meta.xml" manifest:media-type="text/xml"/>
  <manifest:file-entry manifest:full-path="Object 57/" manifest:media-type="application/vnd.oasis.opendocument.chart"/>
  <manifest:file-entry manifest:full-path="Object 58/content.xml" manifest:media-type="text/xml"/>
  <manifest:file-entry manifest:full-path="Object 58/styles.xml" manifest:media-type="text/xml"/>
  <manifest:file-entry manifest:full-path="Object 58/meta.xml" manifest:media-type="text/xml"/>
  <manifest:file-entry manifest:full-path="Object 58/" manifest:media-type="application/vnd.oasis.opendocument.chart"/>
  <manifest:file-entry manifest:full-path="Object 59/content.xml" manifest:media-type="text/xml"/>
  <manifest:file-entry manifest:full-path="Object 59/styles.xml" manifest:media-type="text/xml"/>
  <manifest:file-entry manifest:full-path="Object 59/meta.xml" manifest:media-type="text/xml"/>
  <manifest:file-entry manifest:full-path="Object 59/" manifest:media-type="application/vnd.oasis.opendocument.chart"/>
  <manifest:file-entry manifest:full-path="Object 60/content.xml" manifest:media-type="text/xml"/>
  <manifest:file-entry manifest:full-path="Object 60/styles.xml" manifest:media-type="text/xml"/>
  <manifest:file-entry manifest:full-path="Object 60/meta.xml" manifest:media-type="text/xml"/>
  <manifest:file-entry manifest:full-path="Object 60/" manifest:media-type="application/vnd.oasis.opendocument.chart"/>
  <manifest:file-entry manifest:full-path="Object 61/content.xml" manifest:media-type="text/xml"/>
  <manifest:file-entry manifest:full-path="Object 61/styles.xml" manifest:media-type="text/xml"/>
  <manifest:file-entry manifest:full-path="Object 61/meta.xml" manifest:media-type="text/xml"/>
  <manifest:file-entry manifest:full-path="Object 61/" manifest:media-type="application/vnd.oasis.opendocument.chart"/>
  <manifest:file-entry manifest:full-path="Object 68/content.xml" manifest:media-type="text/xml"/>
  <manifest:file-entry manifest:full-path="Object 68/styles.xml" manifest:media-type="text/xml"/>
  <manifest:file-entry manifest:full-path="Object 68/meta.xml" manifest:media-type="text/xml"/>
  <manifest:file-entry manifest:full-path="Object 68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81/content.xml" manifest:media-type="text/xml"/>
  <manifest:file-entry manifest:full-path="Object 81/styles.xml" manifest:media-type="text/xml"/>
  <manifest:file-entry manifest:full-path="Object 81/meta.xml" manifest:media-type="text/xml"/>
  <manifest:file-entry manifest:full-path="Object 81/" manifest:media-type="application/vnd.oasis.opendocument.chart"/>
  <manifest:file-entry manifest:full-path="Object 48/content.xml" manifest:media-type="text/xml"/>
  <manifest:file-entry manifest:full-path="Object 48/styles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66/content.xml" manifest:media-type="text/xml"/>
  <manifest:file-entry manifest:full-path="Object 66/styles.xml" manifest:media-type="text/xml"/>
  <manifest:file-entry manifest:full-path="Object 66/meta.xml" manifest:media-type="text/xml"/>
  <manifest:file-entry manifest:full-path="Object 66/" manifest:media-type="application/vnd.oasis.opendocument.chart"/>
  <manifest:file-entry manifest:full-path="manifest.rdf" manifest:media-type="application/rdf+xml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67/content.xml" manifest:media-type="text/xml"/>
  <manifest:file-entry manifest:full-path="Object 67/styles.xml" manifest:media-type="text/xml"/>
  <manifest:file-entry manifest:full-path="Object 67/meta.xml" manifest:media-type="text/xml"/>
  <manifest:file-entry manifest:full-path="Object 67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80/content.xml" manifest:media-type="text/xml"/>
  <manifest:file-entry manifest:full-path="Object 80/styles.xml" manifest:media-type="text/xml"/>
  <manifest:file-entry manifest:full-path="Object 80/meta.xml" manifest:media-type="text/xml"/>
  <manifest:file-entry manifest:full-path="Object 80/" manifest:media-type="application/vnd.oasis.opendocument.chart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 47/content.xml" manifest:media-type="text/xml"/>
  <manifest:file-entry manifest:full-path="Object 47/styles.xml" manifest:media-type="text/xml"/>
  <manifest:file-entry manifest:full-path="Object 47/meta.xml" manifest:media-type="text/xml"/>
  <manifest:file-entry manifest:full-path="Object 47/" manifest:media-type="application/vnd.oasis.opendocument.chart"/>
  <manifest:file-entry manifest:full-path="Object 65/content.xml" manifest:media-type="text/xml"/>
  <manifest:file-entry manifest:full-path="Object 65/styles.xml" manifest:media-type="text/xml"/>
  <manifest:file-entry manifest:full-path="Object 65/meta.xml" manifest:media-type="text/xml"/>
  <manifest:file-entry manifest:full-path="Object 65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64/content.xml" manifest:media-type="text/xml"/>
  <manifest:file-entry manifest:full-path="Object 64/styles.xml" manifest:media-type="text/xml"/>
  <manifest:file-entry manifest:full-path="Object 64/meta.xml" manifest:media-type="text/xml"/>
  <manifest:file-entry manifest:full-path="Object 64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3/content.xml" manifest:media-type="text/xml"/>
  <manifest:file-entry manifest:full-path="Object 63/styles.xml" manifest:media-type="text/xml"/>
  <manifest:file-entry manifest:full-path="Object 63/meta.xml" manifest:media-type="text/xml"/>
  <manifest:file-entry manifest:full-path="Object 63/" manifest:media-type="application/vnd.oasis.opendocument.chart"/>
  <manifest:file-entry manifest:full-path="Object 62/content.xml" manifest:media-type="text/xml"/>
  <manifest:file-entry manifest:full-path="Object 62/styles.xml" manifest:media-type="text/xml"/>
  <manifest:file-entry manifest:full-path="Object 62/meta.xml" manifest:media-type="text/xml"/>
  <manifest:file-entry manifest:full-path="Object 62/" manifest:media-type="application/vnd.oasis.opendocument.chart"/>
  <manifest:file-entry manifest:full-path="Object 29/content.xml" manifest:media-type="text/xml"/>
  <manifest:file-entry manifest:full-path="Object 29/styles.xml" manifest:media-type="text/xml"/>
  <manifest:file-entry manifest:full-path="Object 29/meta.xml" manifest:media-type="text/xml"/>
  <manifest:file-entry manifest:full-path="Object 29/" manifest:media-type="application/vnd.oasis.opendocument.chart"/>
  <manifest:file-entry manifest:full-path="Object 49/content.xml" manifest:media-type="text/xml"/>
  <manifest:file-entry manifest:full-path="Object 49/styles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5/content.xml" manifest:media-type="text/xml"/>
  <manifest:file-entry manifest:full-path="Object 75/styles.xml" manifest:media-type="text/xml"/>
  <manifest:file-entry manifest:full-path="Object 75/meta.xml" manifest:media-type="text/xml"/>
  <manifest:file-entry manifest:full-path="Object 75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78/content.xml" manifest:media-type="text/xml"/>
  <manifest:file-entry manifest:full-path="Object 78/styles.xml" manifest:media-type="text/xml"/>
  <manifest:file-entry manifest:full-path="Object 78/meta.xml" manifest:media-type="text/xml"/>
  <manifest:file-entry manifest:full-path="Object 78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7/content.xml" manifest:media-type="text/xml"/>
  <manifest:file-entry manifest:full-path="Object 77/styles.xml" manifest:media-type="text/xml"/>
  <manifest:file-entry manifest:full-path="Object 77/meta.xml" manifest:media-type="text/xml"/>
  <manifest:file-entry manifest:full-path="Object 77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76/content.xml" manifest:media-type="text/xml"/>
  <manifest:file-entry manifest:full-path="Object 76/styles.xml" manifest:media-type="text/xml"/>
  <manifest:file-entry manifest:full-path="Object 76/meta.xml" manifest:media-type="text/xml"/>
  <manifest:file-entry manifest:full-path="Object 7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3/content.xml" manifest:media-type="text/xml"/>
  <manifest:file-entry manifest:full-path="Object 73/styles.xml" manifest:media-type="text/xml"/>
  <manifest:file-entry manifest:full-path="Object 73/meta.xml" manifest:media-type="text/xml"/>
  <manifest:file-entry manifest:full-path="Object 73/" manifest:media-type="application/vnd.oasis.opendocument.chart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2/content.xml" manifest:media-type="text/xml"/>
  <manifest:file-entry manifest:full-path="Object 72/styles.xml" manifest:media-type="text/xml"/>
  <manifest:file-entry manifest:full-path="Object 72/meta.xml" manifest:media-type="text/xml"/>
  <manifest:file-entry manifest:full-path="Object 7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13mm"/>
    </style:style>
    <style:style style:name="co2" style:family="table-column">
      <style:table-column-properties fo:break-before="auto" style:column-width="19mm"/>
    </style:style>
    <style:style style:name="co3" style:family="table-column">
      <style:table-column-properties fo:break-before="auto" style:column-width="22.52mm"/>
    </style:style>
    <style:style style:name="co4" style:family="table-column">
      <style:table-column-properties fo:break-before="auto" style:column-width="39.41mm"/>
    </style:style>
    <style:style style:name="co5" style:family="table-column">
      <style:table-column-properties fo:break-before="auto" style:column-width="21.13mm"/>
    </style:style>
    <style:style style:name="co6" style:family="table-column">
      <style:table-column-properties fo:break-before="auto" style:column-width="41.2mm"/>
    </style:style>
    <style:style style:name="co7" style:family="table-column">
      <style:table-column-properties fo:break-before="auto" style:column-width="26.16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ta1" style:family="table" style:master-page-name="PageStyle_5f_WHOQOL_20_before">
      <style:table-properties table:display="true" style:writing-mode="lr-tb"/>
    </style:style>
    <style:style style:name="ta2" style:family="table" style:master-page-name="PageStyle_5f_WHOQOL_20_after">
      <style:table-properties table:display="true" style:writing-mode="lr-tb"/>
    </style:style>
    <style:style style:name="ta3" style:family="table" style:master-page-name="PageStyle_5f_Graphs_20_WHOQOL">
      <style:table-properties table:display="true" style:writing-mode="lr-tb"/>
    </style:style>
    <style:style style:name="ta4" style:family="table" style:master-page-name="PageStyle_5f_Swing">
      <style:table-properties table:display="true" style:writing-mode="lr-tb" tableooo:tab-color="#00b050"/>
    </style:style>
    <style:style style:name="ta5" style:family="table" style:master-page-name="PageStyle_5f_Käderlin">
      <style:table-properties table:display="true" style:writing-mode="lr-tb" tableooo:tab-color="#00b050"/>
    </style:style>
    <style:style style:name="ta6" style:family="table" style:master-page-name="PageStyle_5f_Cavallaro">
      <style:table-properties table:display="true" style:writing-mode="lr-tb" tableooo:tab-color="#00b050"/>
    </style:style>
    <style:style style:name="ta7" style:family="table" style:master-page-name="PageStyle_5f_Bruderlin">
      <style:table-properties table:display="true" style:writing-mode="lr-tb" tableooo:tab-color="#ff0000"/>
    </style:style>
    <style:style style:name="ta8" style:family="table" style:master-page-name="PageStyle_5f_Schaffner">
      <style:table-properties table:display="true" style:writing-mode="lr-tb" tableooo:tab-color="#ff0000"/>
    </style:style>
    <style:style style:name="ta9" style:family="table" style:master-page-name="PageStyle_5f_Wallimann">
      <style:table-properties table:display="true" style:writing-mode="lr-tb" tableooo:tab-color="#ff0000"/>
    </style:style>
    <style:style style:name="ta10" style:family="table" style:master-page-name="PageStyle_5f_MOYENNE">
      <style:table-properties table:display="true" style:writing-mode="lr-tb" tableooo:tab-color="#ffff00"/>
    </style:style>
    <style:style style:name="ta11" style:family="table" style:master-page-name="PageStyle_5f_Meyer">
      <style:table-properties table:display="true" style:writing-mode="lr-tb"/>
    </style:style>
    <style:style style:name="ta12" style:family="table" style:master-page-name="PageStyle_5f_Meissner">
      <style:table-properties table:display="true" style:writing-mode="lr-tb"/>
    </style:style>
    <style:style style:name="ta13" style:family="table" style:master-page-name="PageStyle_5f_Decher">
      <style:table-properties table:display="true" style:writing-mode="lr-tb"/>
    </style:style>
    <style:style style:name="ta14" style:family="table" style:master-page-name="PageStyle_5f_Fellmann">
      <style:table-properties table:display="true" style:writing-mode="lr-tb" tableooo:tab-color="#ff0000"/>
    </style:style>
    <style:style style:name="ta15" style:family="table" style:master-page-name="PageStyle_5f_Lehmann">
      <style:table-properties table:display="true" style:writing-mode="lr-tb" tableooo:tab-color="#ff0000"/>
    </style:style>
    <style:style style:name="ta16" style:family="table" style:master-page-name="PageStyle_5f_Courbe_20_idéal">
      <style:table-properties table:display="true" style:writing-mode="lr-tb"/>
    </style:style>
    <style:style style:name="ce1" style:family="table-cell" style:parent-style-name="Default">
      <style:table-cell-properties fo:background-color="#ffc000" style:diagonal-bl-tr="none" style:diagonal-tl-br="none" fo:border="0.74pt solid #000000"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00b050" style:rotation-align="none"/>
    </style:style>
    <style:style style:name="ce5" style:family="table-cell" style:parent-style-name="Default">
      <style:table-cell-properties fo:background-color="#ffc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00b05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fo:background-color="#ffc000" style:diagonal-bl-tr="none" style:diagonal-tl-br="none" fo:border-left="0.74pt solid #000000" fo:border-right="0.74pt solid #000000" style:rotation-align="none" fo:border-top="0.74pt solid #000000"/>
    </style:style>
    <style:style style:name="ce10" style:family="table-cell" style:parent-style-name="Default">
      <style:table-cell-properties fo:border-bottom="none" fo:background-color="#ffc000" style:diagonal-bl-tr="none" style:diagonal-tl-br="none" fo:border-left="0.74pt solid #000000" fo:border-right="0.74pt solid #000000" style:rotation-align="none" fo:border-top="none"/>
    </style:style>
    <style:style style:name="ce11" style:family="table-cell" style:parent-style-name="Default">
      <style:table-cell-properties fo:border-bottom="0.74pt solid #000000" fo:background-color="#ffc000" style:diagonal-bl-tr="none" style:diagonal-tl-br="none" fo:border-left="0.74pt solid #000000" fo:border-right="0.74pt solid #000000" style:rotation-align="none" fo:border-top="none"/>
    </style:style>
    <style:style style:name="ce1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548235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ackground-color="#c00000" style:rotation-align="non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fo:background-color="transparent" style:rotation-align="none"/>
    </style:style>
    <style:style style:name="ce19" style:family="table-cell" style:parent-style-name="Default">
      <style:table-cell-properties fo:border-bottom="none" fo:background-color="#70ad47" style:diagonal-bl-tr="none" style:diagonal-tl-br="none" fo:border-left="0.74pt solid #000000" fo:border-right="none" style:rotation-align="none" fo:border-top="0.74pt solid #000000"/>
    </style:style>
    <style:style style:name="ce20" style:family="table-cell" style:parent-style-name="Default">
      <style:table-cell-properties fo:border-bottom="0.74pt solid #000000" fo:background-color="#70ad47" style:diagonal-bl-tr="none" style:diagonal-tl-br="none" fo:border-left="0.74pt solid #000000" fo:border-right="none" style:rotation-align="none" fo:border-top="none"/>
    </style:style>
    <style:style style:name="ce21" style:family="table-cell" style:parent-style-name="Default">
      <style:table-cell-properties fo:background-color="#70ad47" style:rotation-align="none"/>
    </style:style>
    <style:style style:name="ce22" style:family="table-cell" style:parent-style-name="Default">
      <style:table-cell-properties fo:border-bottom="none" fo:background-color="#70ad47" style:diagonal-bl-tr="none" style:diagonal-tl-br="none" fo:border-left="none" fo:border-right="none" style:rotation-align="none" fo:border-top="0.74pt solid #000000"/>
    </style:style>
    <style:style style:name="ce23" style:family="table-cell" style:parent-style-name="Default">
      <style:table-cell-properties fo:border-bottom="0.74pt solid #000000" fo:background-color="#70ad47" style:diagonal-bl-tr="none" style:diagonal-tl-br="none" fo:border-left="none" fo:border-right="none" style:rotation-align="none" fo:border-top="none"/>
    </style:style>
    <style:style style:name="ce24" style:family="table-cell" style:parent-style-name="Default">
      <style:table-cell-properties fo:background-color="#ffc000" style:rotation-align="none"/>
    </style:style>
    <style:style style:name="ce25" style:family="table-cell" style:parent-style-name="Default">
      <style:table-cell-properties fo:border-bottom="0.74pt solid #000000" fo:background-color="#ffc000" style:diagonal-bl-tr="none" style:diagonal-tl-br="none" fo:border-left="none" fo:border-right="none" style:rotation-align="none" fo:border-top="none"/>
    </style:style>
    <style:style style:name="ce26" style:family="table-cell" style:parent-style-name="Default">
      <style:table-cell-properties fo:border-bottom="none" fo:background-color="#70ad47" style:diagonal-bl-tr="none" style:diagonal-tl-br="none" fo:border-left="none" fo:border-right="0.74pt solid #000000" style:rotation-align="none" fo:border-top="0.74pt solid #000000"/>
    </style:style>
    <style:style style:name="ce27" style:family="table-cell" style:parent-style-name="Default">
      <style:table-cell-properties fo:border-bottom="0.74pt solid #000000" fo:background-color="#70ad47" style:diagonal-bl-tr="none" style:diagonal-tl-br="none" fo:border-left="none" fo:border-right="0.74pt solid #000000" style:rotation-align="none" fo:border-top="none"/>
    </style:style>
    <style:style style:name="ce28" style:family="table-cell" style:parent-style-name="Default">
      <style:table-cell-properties fo:border-bottom="none" fo:background-color="#ffc000" style:diagonal-bl-tr="none" style:diagonal-tl-br="none" fo:border-left="0.74pt solid #000000" fo:border-right="none" style:rotation-align="none" fo:border-top="0.74pt solid #000000"/>
    </style:style>
    <style:style style:name="ce29" style:family="table-cell" style:parent-style-name="Default">
      <style:table-cell-properties fo:border-bottom="0.74pt solid #000000" fo:background-color="#ffc000" style:diagonal-bl-tr="none" style:diagonal-tl-br="none" fo:border-left="0.74pt solid #000000" fo:border-right="none" style:rotation-align="none" fo:border-top="none"/>
    </style:style>
    <style:style style:name="ce30" style:family="table-cell" style:parent-style-name="Default">
      <style:table-cell-properties fo:border-bottom="none" fo:background-color="#ffc000" style:diagonal-bl-tr="none" style:diagonal-tl-br="none" fo:border-left="none" fo:border-right="none" style:rotation-align="none" fo:border-top="0.74pt solid #000000"/>
    </style:style>
    <style:style style:name="ce31" style:family="table-cell" style:parent-style-name="Default">
      <style:table-cell-properties fo:border-bottom="none" fo:background-color="#ffc000" style:diagonal-bl-tr="none" style:diagonal-tl-br="none" fo:border-left="none" fo:border-right="0.74pt solid #000000" style:rotation-align="none" fo:border-top="0.74pt solid #000000"/>
    </style:style>
    <style:style style:name="ce32" style:family="table-cell" style:parent-style-name="Default">
      <style:table-cell-properties fo:border-bottom="0.74pt solid #000000" fo:background-color="#ffc000" style:diagonal-bl-tr="none" style:diagonal-tl-br="none" fo:border-left="none" fo:border-right="0.74pt solid #000000" style:rotation-align="none" fo:border-top="none"/>
    </style:style>
    <style:style style:name="ce33" style:family="table-cell" style:parent-style-name="Default">
      <style:table-cell-properties fo:border-bottom="none" fo:background-color="#00b050" style:diagonal-bl-tr="none" style:diagonal-tl-br="none" fo:border-left="0.74pt solid #000000" fo:border-right="0.74pt solid #000000" style:rotation-align="none" fo:border-top="0.74pt solid #000000"/>
    </style:style>
    <style:style style:name="ce34" style:family="table-cell" style:parent-style-name="Default">
      <style:table-cell-properties fo:border-bottom="0.74pt solid #000000" fo:background-color="#70ad47" style:diagonal-bl-tr="none" style:diagonal-tl-br="none" fo:border-left="0.74pt solid #000000" fo:border-right="0.74pt solid #000000" style:rotation-align="none" fo:border-top="none"/>
    </style:style>
    <style:style style:name="ce35" style:family="table-cell" style:parent-style-name="Default">
      <style:table-cell-properties fo:background-color="#ffc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ff0000" style:rotation-align="none"/>
    </style:style>
    <style:style style:name="ce37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fo:background-color="#ff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fo:background-color="#ff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HOQOL befo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/>
          <table:table-cell office:value-type="string" calcext:value-type="string">
            <text:p>Degelo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Cardinaux</text:p>
          </table:table-cell>
          <table:table-cell office:value-type="string" calcext:value-type="string">
            <text:p>Betschart</text:p>
          </table:table-cell>
          <table:table-cell table:style-name="ce4" office:value-type="string" calcext:value-type="string">
            <text:p>Sving</text:p>
          </table:table-cell>
          <table:table-cell table:style-name="ce4" office:value-type="string" calcext:value-type="string">
            <text:p>Huser</text:p>
          </table:table-cell>
          <table:table-cell table:style-name="ce4" office:value-type="string" calcext:value-type="string">
            <text:p>Wallimann</text:p>
          </table:table-cell>
          <table:table-cell table:style-name="ce4" office:value-type="string" calcext:value-type="string">
            <text:p>Brüderlin</text:p>
          </table:table-cell>
          <table:table-cell table:style-name="ce4" office:value-type="string" calcext:value-type="string">
            <text:p>Schaffner</text:p>
          </table:table-cell>
          <table:table-cell table:style-name="ce4" office:value-type="string" calcext:value-type="string">
            <text:p>Ewald Maier</text:p>
          </table:table-cell>
          <table:table-cell table:style-name="ce4" office:value-type="string" calcext:value-type="string">
            <text:p>Fellmann</text:p>
          </table:table-cell>
          <table:table-cell table:style-name="ce4" office:value-type="string" calcext:value-type="string">
            <text:p>Lehmann</text:p>
          </table:table-cell>
          <table:table-cell table:style-name="ce4" office:value-type="string" calcext:value-type="string">
            <text:p>Meyer</text:p>
          </table:table-cell>
          <table:table-cell office:value-type="string" calcext:value-type="string">
            <text:p>Meissner</text:p>
          </table:table-cell>
          <table:table-cell office:value-type="string" calcext:value-type="string">
            <text:p>Becher</text:p>
          </table:table-cell>
          <table:table-cell table:number-columns-repeated="10"/>
          <table:table-cell table:style-name="ce6" office:value-type="string" calcext:value-type="string">
            <text:p>Kontrolgruppe</text:p>
          </table:table-cell>
          <table:table-cell office:value-type="string" calcext:value-type="string">
            <text:p>Degelo</text:p>
          </table:table-cell>
          <table:table-cell table:style-name="ce4" office:value-type="string" calcext:value-type="string">
            <text:p>Fellmann</text:p>
          </table:table-cell>
          <table:table-cell table:style-name="ce4" office:value-type="string" calcext:value-type="string">
            <text:p>Lehmann</text:p>
          </table:table-cell>
          <table:table-cell table:style-name="ce4" office:value-type="string" calcext:value-type="string">
            <text:p>Schaffner</text:p>
          </table:table-cell>
          <table:table-cell table:style-name="ce4" office:value-type="string" calcext:value-type="string">
            <text:p>Ewald Maier</text:p>
          </table:table-cell>
          <table:table-cell table:style-name="ce4" office:value-type="string" calcext:value-type="string">
            <text:p>Huser</text:p>
          </table:table-cell>
          <table:table-cell table:style-name="ce8" office:value-type="string" calcext:value-type="string">
            <text:p>Brüderlin</text:p>
          </table:table-cell>
          <table:table-cell table:style-name="ce4" office:value-type="string" calcext:value-type="string">
            <text:p>Walliman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1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1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2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Q26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omain 1 Raw Score</text:p>
          </table:table-cell>
          <table:table-cell table:style-name="ce2" table:formula="of:=(6-[.B4])+(6-[.B5])+ [.B11]+ [.B16]+[.B17]+[.B18]+[.B19]" office:value-type="float" office:value="24" calcext:value-type="float">
            <text:p>24</text:p>
          </table:table-cell>
          <table:table-cell table:style-name="ce2" table:formula="of:=(6-[.C4])+(6-[.C5])+ [.C11]+ [.C16]+[.C17]+[.C18]+[.C19]" office:value-type="float" office:value="23" calcext:value-type="float">
            <text:p>23</text:p>
          </table:table-cell>
          <table:table-cell table:style-name="ce2" table:formula="of:=(6-[.D4])+(6-[.D5])+ [.D11]+ [.D16]+[.D17]+[.D18]+[.D19]" office:value-type="float" office:value="22" calcext:value-type="float">
            <text:p>22</text:p>
          </table:table-cell>
          <table:table-cell table:style-name="ce2" table:formula="of:=(6-[.E4])+(6-[.E5])+ [.E11]+ [.E16]+[.E17]+[.E18]+[.E19]" office:value-type="float" office:value="23" calcext:value-type="float">
            <text:p>23</text:p>
          </table:table-cell>
          <table:table-cell table:style-name="ce2" table:formula="of:=(6-[.F4])+(6-[.F5])+ [.F11]+ [.F16]+[.F17]+[.F18]+[.F19]" office:value-type="float" office:value="26" calcext:value-type="float">
            <text:p>26</text:p>
          </table:table-cell>
          <table:table-cell table:style-name="ce2" table:formula="of:=(6-[.G4])+(6-[.G5])+ [.G11]+ [.G16]+[.G17]+[.G18]+[.G19]" office:value-type="float" office:value="16" calcext:value-type="float">
            <text:p>16</text:p>
          </table:table-cell>
          <table:table-cell table:style-name="ce2" table:formula="of:=(6-[.H4])+(6-[.H5])+ [.H11]+ [.H16]+[.H17]+[.H18]+[.H19]" office:value-type="float" office:value="24" calcext:value-type="float">
            <text:p>24</text:p>
          </table:table-cell>
          <table:table-cell table:style-name="ce2" table:formula="of:=(6-[.I4])+(6-[.I5])+ [.I11]+ [.I16]+[.I17]+[.I18]+[.I19]" office:value-type="float" office:value="25" calcext:value-type="float">
            <text:p>25</text:p>
          </table:table-cell>
          <table:table-cell table:style-name="ce2" table:formula="of:=(6-[.J4])+(6-[.J5])+ [.J11]+ [.J16]+[.J17]+[.J18]+[.J19]" office:value-type="float" office:value="30" calcext:value-type="float">
            <text:p>30</text:p>
          </table:table-cell>
          <table:table-cell table:style-name="ce2" table:formula="of:=(6-[.K4])+(6-[.K5])+ [.K11]+ [.K16]+[.K17]+[.K18]+[.K19]" office:value-type="float" office:value="18" calcext:value-type="float">
            <text:p>18</text:p>
          </table:table-cell>
          <table:table-cell table:style-name="ce2" table:formula="of:=(6-[.L4])+(6-[.L5])+ [.L11]+ [.L16]+[.L17]+[.L18]+[.L19]" office:value-type="float" office:value="23" calcext:value-type="float">
            <text:p>23</text:p>
          </table:table-cell>
          <table:table-cell table:style-name="ce2" table:formula="of:=(6-[.M4])+(6-[.M5])+ [.M11]+ [.M16]+[.M17]+[.M18]+[.M19]" office:value-type="float" office:value="20" calcext:value-type="float">
            <text:p>20</text:p>
          </table:table-cell>
          <table:table-cell table:style-name="ce2" table:formula="of:=(6-[.N4])+(6-[.N5])+ [.N11]+ [.N16]+[.N17]+[.N18]+[.N19]" office:value-type="float" office:value="17" calcext:value-type="float">
            <text:p>17</text:p>
          </table:table-cell>
          <table:table-cell table:style-name="ce2" table:formula="of:=(6-[.O4])+(6-[.O5])+ [.O11]+ [.O16]+[.O17]+[.O18]+[.O19]" office:value-type="float" office:value="17" calcext:value-type="float">
            <text:p>17</text:p>
          </table:table-cell>
          <table:table-cell table:style-name="ce2" table:formula="of:=(6-[.P4])+(6-[.P5])+ [.P11]+ [.P16]+[.P17]+[.P18]+[.P19]" office:value-type="float" office:value="25" calcext:value-type="float">
            <text:p>25</text:p>
          </table:table-cell>
          <table:table-cell table:style-name="ce2"/>
          <table:table-cell table:style-name="ce5" office:value-type="string" calcext:value-type="string">
            <text:p>Domain 1 Raw Score</text:p>
          </table:table-cell>
          <table:table-cell table:style-name="ce2" table:formula="of:=AVERAGE([.F28:.N28])" office:value-type="float" office:value="22.1111111111111" calcext:value-type="float">
            <text:p>22.1111111111111</text:p>
          </table:table-cell>
          <table:table-cell table:number-columns-repeated="8"/>
          <table:table-cell table:style-name="ce2" table:formula="of:=(6-[.AB4])+(6-[.AB5])+ [.AB11]+ [.AB16]+[.AB17]+[.AB18]+[.AB19]" office:value-type="float" office:value="24" calcext:value-type="float">
            <text:p>24</text:p>
          </table:table-cell>
          <table:table-cell table:style-name="ce2" table:formula="of:=(6-[.AC4])+(6-[.AC5])+ [.AC11]+ [.AC16]+[.AC17]+[.AC18]+[.AC19]" office:value-type="float" office:value="23" calcext:value-type="float">
            <text:p>23</text:p>
          </table:table-cell>
          <table:table-cell table:style-name="ce2" table:formula="of:=(6-[.AD4])+(6-[.AD5])+ [.AD11]+ [.AD16]+[.AD17]+[.AD18]+[.AD19]" office:value-type="float" office:value="20" calcext:value-type="float">
            <text:p>20</text:p>
          </table:table-cell>
          <table:table-cell table:style-name="ce2" table:formula="of:=(6-[.AE4])+(6-[.AE5])+ [.AE11]+ [.AE16]+[.AE17]+[.AE18]+[.AE19]" office:value-type="float" office:value="30" calcext:value-type="float">
            <text:p>30</text:p>
          </table:table-cell>
          <table:table-cell table:style-name="ce2" table:formula="of:=(6-[.AF4])+(6-[.AF5])+ [.AF11]+ [.AF16]+[.AF17]+[.AF18]+[.AF19]" office:value-type="float" office:value="18" calcext:value-type="float">
            <text:p>18</text:p>
          </table:table-cell>
          <table:table-cell table:style-name="ce2" table:formula="of:=(6-[.AG4])+(6-[.AG5])+ [.AG11]+ [.AG16]+[.AG17]+[.AG18]+[.AG19]" office:value-type="float" office:value="16" calcext:value-type="float">
            <text:p>16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formula="of:=(6-[.AI4])+(6-[.AI5])+ [.AI11]+ [.AI16]+[.AI17]+[.AI18]+[.AI19]" office:value-type="float" office:value="24" calcext:value-type="float">
            <text:p>24</text:p>
          </table:table-cell>
          <table:table-cell/>
          <table:table-cell table:style-name="ce5" office:value-type="string" calcext:value-type="string">
            <text:p>Raw 1 mean</text:p>
          </table:table-cell>
          <table:table-cell table:style-name="ce2" table:formula="of:=AVERAGE([.AC28:.AI28])" office:value-type="float" office:value="22.2857142857143" calcext:value-type="float">
            <text:p>22.2857142857143</text:p>
          </table:table-cell>
          <table:table-cell/>
          <table:table-cell office:value-type="string" calcext:value-type="string">
            <text:p>Score/100 Domaine 1</text:p>
          </table:table-cell>
          <table:table-cell office:value-type="float" office:value="56" calcext:value-type="float">
            <text:p>56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Domain 2 Raw Score</text:p>
          </table:table-cell>
          <table:table-cell table:style-name="ce2" table:formula="of:=[.B6]+[.B7]+ [.B8]+ [.B12]+[.B20]+(6-[.B27])" office:value-type="float" office:value="22" calcext:value-type="float">
            <text:p>22</text:p>
          </table:table-cell>
          <table:table-cell table:style-name="ce2" table:formula="of:=[.C6]+[.C7]+ [.C8]+ [.C12]+[.C20]+(6-[.C27])" office:value-type="float" office:value="22" calcext:value-type="float">
            <text:p>22</text:p>
          </table:table-cell>
          <table:table-cell table:style-name="ce2" table:formula="of:=[.D6]+[.D7]+ [.D8]+ [.D12]+[.D20]+(6-[.D27])" office:value-type="float" office:value="13" calcext:value-type="float">
            <text:p>13</text:p>
          </table:table-cell>
          <table:table-cell table:style-name="ce2" table:formula="of:=[.E6]+[.E7]+ [.E8]+ [.E12]+[.E20]+(6-[.E27])" office:value-type="float" office:value="9" calcext:value-type="float">
            <text:p>9</text:p>
          </table:table-cell>
          <table:table-cell table:style-name="ce2" table:formula="of:=[.F6]+[.F7]+ [.F8]+ [.F12]+[.F20]+(6-[.F27])" office:value-type="float" office:value="19" calcext:value-type="float">
            <text:p>19</text:p>
          </table:table-cell>
          <table:table-cell table:style-name="ce2" table:formula="of:=[.G6]+[.G7]+ [.G8]+ [.G12]+[.G20]+(6-[.G27])" office:value-type="float" office:value="12" calcext:value-type="float">
            <text:p>12</text:p>
          </table:table-cell>
          <table:table-cell table:style-name="ce2" table:formula="of:=[.H6]+[.H7]+ [.H8]+ [.H12]+[.H20]+(6-[.H27])" office:value-type="float" office:value="17" calcext:value-type="float">
            <text:p>17</text:p>
          </table:table-cell>
          <table:table-cell table:style-name="ce2" table:formula="of:=[.I6]+[.I7]+ [.I8]+ [.I12]+[.I20]+(6-[.I27])" office:value-type="float" office:value="21" calcext:value-type="float">
            <text:p>21</text:p>
          </table:table-cell>
          <table:table-cell table:style-name="ce2" table:formula="of:=[.J6]+[.J7]+ [.J8]+ [.J12]+[.J20]+(6-[.J27])" office:value-type="float" office:value="20" calcext:value-type="float">
            <text:p>20</text:p>
          </table:table-cell>
          <table:table-cell table:style-name="ce2" table:formula="of:=[.K6]+[.K7]+ [.K8]+ [.K12]+[.K20]+(6-[.K27])" office:value-type="float" office:value="14" calcext:value-type="float">
            <text:p>14</text:p>
          </table:table-cell>
          <table:table-cell table:style-name="ce2" table:formula="of:=[.L6]+[.L7]+ [.L8]+ [.L12]+[.L20]+(6-[.L27])" office:value-type="float" office:value="25" calcext:value-type="float">
            <text:p>25</text:p>
          </table:table-cell>
          <table:table-cell table:style-name="ce2" table:formula="of:=[.M6]+[.M7]+ [.M8]+ [.M12]+[.M20]+(6-[.M27])" office:value-type="float" office:value="16" calcext:value-type="float">
            <text:p>16</text:p>
          </table:table-cell>
          <table:table-cell table:style-name="ce2" table:formula="of:=[.N6]+[.N7]+ [.N8]+ [.N12]+[.N20]+(6-[.N27])" office:value-type="float" office:value="13" calcext:value-type="float">
            <text:p>13</text:p>
          </table:table-cell>
          <table:table-cell table:style-name="ce2" table:formula="of:=[.O6]+[.O7]+ [.O8]+ [.O12]+[.O20]+(6-[.O27])" office:value-type="float" office:value="12" calcext:value-type="float">
            <text:p>12</text:p>
          </table:table-cell>
          <table:table-cell table:style-name="ce2" table:formula="of:=[.P6]+[.P7]+ [.P8]+ [.P12]+[.P20]+(6-[.P27])" office:value-type="float" office:value="17" calcext:value-type="float">
            <text:p>17</text:p>
          </table:table-cell>
          <table:table-cell table:style-name="ce2"/>
          <table:table-cell table:style-name="ce5" office:value-type="string" calcext:value-type="string">
            <text:p>Domain 2 Raw Score</text:p>
          </table:table-cell>
          <table:table-cell table:style-name="ce2" table:formula="of:=AVERAGE([.F29:.N29])" office:value-type="float" office:value="17.4444444444444" calcext:value-type="float">
            <text:p>17.4444444444444</text:p>
          </table:table-cell>
          <table:table-cell table:number-columns-repeated="8"/>
          <table:table-cell table:style-name="ce2" table:formula="of:=[.AB6]+[.AB7]+ [.AB8]+ [.AB12]+[.AB20]+(6-[.AB27])" office:value-type="float" office:value="22" calcext:value-type="float">
            <text:p>22</text:p>
          </table:table-cell>
          <table:table-cell table:style-name="ce2" table:formula="of:=[.AC6]+[.AC7]+ [.AC8]+ [.AC12]+[.AC20]+(6-[.AC27])" office:value-type="float" office:value="25" calcext:value-type="float">
            <text:p>25</text:p>
          </table:table-cell>
          <table:table-cell table:style-name="ce2" table:formula="of:=[.AD6]+[.AD7]+ [.AD8]+ [.AD12]+[.AD20]+(6-[.AD27])" office:value-type="float" office:value="16" calcext:value-type="float">
            <text:p>16</text:p>
          </table:table-cell>
          <table:table-cell table:style-name="ce2" table:formula="of:=[.AE6]+[.AE7]+ [.AE8]+ [.AE12]+[.AE20]+(6-[.AE27])" office:value-type="float" office:value="20" calcext:value-type="float">
            <text:p>20</text:p>
          </table:table-cell>
          <table:table-cell table:style-name="ce2" table:formula="of:=[.AF6]+[.AF7]+ [.AF8]+ [.AF12]+[.AF20]+(6-[.AF27])" office:value-type="float" office:value="14" calcext:value-type="float">
            <text:p>14</text:p>
          </table:table-cell>
          <table:table-cell table:style-name="ce2" table:formula="of:=[.AG6]+[.AG7]+ [.AG8]+ [.AG12]+[.AG20]+(6-[.AG27])" office:value-type="float" office:value="12" calcext:value-type="float">
            <text:p>12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formula="of:=[.AI6]+[.AI7]+ [.AI8]+ [.AI12]+[.AI20]+(6-[.AI27])" office:value-type="float" office:value="17" calcext:value-type="float">
            <text:p>17</text:p>
          </table:table-cell>
          <table:table-cell/>
          <table:table-cell table:style-name="ce5" office:value-type="string" calcext:value-type="string">
            <text:p>Raw 2 mean</text:p>
          </table:table-cell>
          <table:table-cell table:style-name="ce2" table:formula="of:=AVERAGE([.AC29:.AI29])" office:value-type="float" office:value="17.8571428571429" calcext:value-type="float">
            <text:p>17.8571428571429</text:p>
          </table:table-cell>
          <table:table-cell/>
          <table:table-cell office:value-type="string" calcext:value-type="string">
            <text:p>Score/100 Domaine 2</text:p>
          </table:table-cell>
          <table:table-cell office:value-type="float" office:value="50" calcext:value-type="float">
            <text:p>50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Domain 3 Raw Score</text:p>
          </table:table-cell>
          <table:table-cell table:style-name="ce2" table:formula="of:=[.B21] + [.B22] + [.B23]" office:value-type="float" office:value="13" calcext:value-type="float">
            <text:p>13</text:p>
          </table:table-cell>
          <table:table-cell table:style-name="ce2" table:formula="of:=[.C21] + [.C22] + [.C23]" office:value-type="float" office:value="12" calcext:value-type="float">
            <text:p>12</text:p>
          </table:table-cell>
          <table:table-cell table:style-name="ce2" table:formula="of:=[.D21] + [.D22] + [.D23]" office:value-type="float" office:value="7" calcext:value-type="float">
            <text:p>7</text:p>
          </table:table-cell>
          <table:table-cell table:style-name="ce2" table:formula="of:=[.E21] + [.E22] + [.E23]" office:value-type="float" office:value="11" calcext:value-type="float">
            <text:p>11</text:p>
          </table:table-cell>
          <table:table-cell table:style-name="ce2" table:formula="of:=[.F21] + [.F22] + [.F23]" office:value-type="float" office:value="8" calcext:value-type="float">
            <text:p>8</text:p>
          </table:table-cell>
          <table:table-cell table:style-name="ce2" table:formula="of:=[.G21] + [.G22] + [.G23]" office:value-type="float" office:value="9" calcext:value-type="float">
            <text:p>9</text:p>
          </table:table-cell>
          <table:table-cell table:style-name="ce2" table:formula="of:=[.H21] + [.H22] + [.H23]" office:value-type="float" office:value="6" calcext:value-type="float">
            <text:p>6</text:p>
          </table:table-cell>
          <table:table-cell table:style-name="ce2" table:formula="of:=[.I21] + [.I22] + [.I23]" office:value-type="float" office:value="12" calcext:value-type="float">
            <text:p>12</text:p>
          </table:table-cell>
          <table:table-cell table:style-name="ce2" table:formula="of:=[.J21] + [.J22] + [.J23]" office:value-type="float" office:value="10" calcext:value-type="float">
            <text:p>10</text:p>
          </table:table-cell>
          <table:table-cell table:style-name="ce2" table:formula="of:=[.K21] + [.K22] + [.K23]" office:value-type="float" office:value="11" calcext:value-type="float">
            <text:p>11</text:p>
          </table:table-cell>
          <table:table-cell table:style-name="ce2" table:formula="of:=[.L21] + [.L22] + [.L23]" office:value-type="float" office:value="11" calcext:value-type="float">
            <text:p>11</text:p>
          </table:table-cell>
          <table:table-cell table:style-name="ce2" table:formula="of:=[.M21] + [.M22] + [.M23]" office:value-type="float" office:value="7" calcext:value-type="float">
            <text:p>7</text:p>
          </table:table-cell>
          <table:table-cell table:style-name="ce2" table:formula="of:=[.N21] + [.N22] + [.N23]" office:value-type="float" office:value="9" calcext:value-type="float">
            <text:p>9</text:p>
          </table:table-cell>
          <table:table-cell table:style-name="ce2" table:formula="of:=[.O21] + [.O22] + [.O23]" office:value-type="float" office:value="6" calcext:value-type="float">
            <text:p>6</text:p>
          </table:table-cell>
          <table:table-cell table:style-name="ce2" table:formula="of:=[.P21] + [.P22] + [.P23]" office:value-type="float" office:value="5" calcext:value-type="float">
            <text:p>5</text:p>
          </table:table-cell>
          <table:table-cell table:style-name="ce2"/>
          <table:table-cell table:style-name="ce5" office:value-type="string" calcext:value-type="string">
            <text:p>Domain 3 Raw Score</text:p>
          </table:table-cell>
          <table:table-cell table:style-name="ce2" table:formula="of:=AVERAGE([.F30:.N30])" office:value-type="float" office:value="9.22222222222222" calcext:value-type="float">
            <text:p>9.22222222222222</text:p>
          </table:table-cell>
          <table:table-cell table:number-columns-repeated="8"/>
          <table:table-cell table:style-name="ce2" table:formula="of:=[.AB21] + [.AB22] + [.AB23]" office:value-type="float" office:value="13" calcext:value-type="float">
            <text:p>13</text:p>
          </table:table-cell>
          <table:table-cell table:style-name="ce2" table:formula="of:=[.AC21] + [.AC22] + [.AC23]" office:value-type="float" office:value="11" calcext:value-type="float">
            <text:p>11</text:p>
          </table:table-cell>
          <table:table-cell table:style-name="ce2" table:formula="of:=[.AD21] + [.AD22] + [.AD23]" office:value-type="float" office:value="7" calcext:value-type="float">
            <text:p>7</text:p>
          </table:table-cell>
          <table:table-cell table:style-name="ce2" table:formula="of:=[.AE21] + [.AE22] + [.AE23]" office:value-type="float" office:value="10" calcext:value-type="float">
            <text:p>10</text:p>
          </table:table-cell>
          <table:table-cell table:style-name="ce2" table:formula="of:=[.AF21] + [.AF22] + [.AF23]" office:value-type="float" office:value="11" calcext:value-type="float">
            <text:p>11</text:p>
          </table:table-cell>
          <table:table-cell table:style-name="ce2" table:formula="of:=[.AG21] + [.AG22] + [.AG23]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AI21] + [.AI22] + [.AI23]"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Raw 3 mean</text:p>
          </table:table-cell>
          <table:table-cell table:style-name="ce2" table:formula="of:=AVERAGE([.AC30:.AI30])" office:value-type="float" office:value="9.42857142857143" calcext:value-type="float">
            <text:p>9.42857142857143</text:p>
          </table:table-cell>
          <table:table-cell/>
          <table:table-cell office:value-type="string" calcext:value-type="string">
            <text:p>Score/100 Domaine 3</text:p>
          </table:table-cell>
          <table:table-cell office:value-type="float" office:value="50" calcext:value-type="float">
            <text:p>50</text:p>
          </table:table-cell>
          <table:table-cell table:number-columns-repeated="983"/>
        </table:table-row>
        <table:table-row table:style-name="ro1">
          <table:table-cell table:style-name="ce1" office:value-type="string" calcext:value-type="string">
            <text:p>Domain 4 Raw Score</text:p>
          </table:table-cell>
          <table:table-cell table:style-name="ce2" table:formula="of:=[.B9]+ [.B10]+ [.B13]+ [.B14]+ [.B15]+[.B24]+[.B25]+[.B26]" office:value-type="float" office:value="32" calcext:value-type="float">
            <text:p>32</text:p>
          </table:table-cell>
          <table:table-cell table:style-name="ce2" table:formula="of:=[.C9]+ [.C10]+ [.C13]+ [.C14]+ [.C15]+[.C24]+[.C25]+[.C26]" office:value-type="float" office:value="36" calcext:value-type="float">
            <text:p>36</text:p>
          </table:table-cell>
          <table:table-cell table:style-name="ce2" table:formula="of:=[.D9]+ [.D10]+ [.D13]+ [.D14]+ [.D15]+[.D24]+[.D25]+[.D26]" office:value-type="float" office:value="23" calcext:value-type="float">
            <text:p>23</text:p>
          </table:table-cell>
          <table:table-cell table:style-name="ce2" table:formula="of:=[.E9]+ [.E10]+ [.E13]+ [.E14]+ [.E15]+[.E24]+[.E25]+[.E26]" office:value-type="float" office:value="35" calcext:value-type="float">
            <text:p>35</text:p>
          </table:table-cell>
          <table:table-cell table:style-name="ce2" table:formula="of:=[.F9]+ [.F10]+ [.F13]+ [.F14]+ [.F15]+[.F24]+[.F25]+[.F26]" office:value-type="float" office:value="29" calcext:value-type="float">
            <text:p>29</text:p>
          </table:table-cell>
          <table:table-cell table:style-name="ce2" table:formula="of:=[.G9]+ [.G10]+ [.G13]+ [.G14]+ [.G15]+[.G24]+[.G25]+[.G26]" office:value-type="float" office:value="33" calcext:value-type="float">
            <text:p>33</text:p>
          </table:table-cell>
          <table:table-cell table:style-name="ce2" table:formula="of:=[.H9]+ [.H10]+ [.H13]+ [.H14]+ [.H15]+[.H24]+[.H25]+[.H26]" office:value-type="float" office:value="27" calcext:value-type="float">
            <text:p>27</text:p>
          </table:table-cell>
          <table:table-cell table:style-name="ce2" table:formula="of:=[.I9]+ [.I10]+ [.I13]+ [.I14]+ [.I15]+[.I24]+[.I25]+[.I26]" office:value-type="float" office:value="33" calcext:value-type="float">
            <text:p>33</text:p>
          </table:table-cell>
          <table:table-cell table:style-name="ce2" table:formula="of:=[.J9]+ [.J10]+ [.J13]+ [.J14]+ [.J15]+[.J24]+[.J25]+[.J26]" office:value-type="float" office:value="35" calcext:value-type="float">
            <text:p>35</text:p>
          </table:table-cell>
          <table:table-cell table:style-name="ce2" table:formula="of:=[.K9]+ [.K10]+ [.K13]+ [.K14]+ [.K15]+[.K24]+[.K25]+[.K26]" office:value-type="float" office:value="25" calcext:value-type="float">
            <text:p>25</text:p>
          </table:table-cell>
          <table:table-cell table:style-name="ce2" table:formula="of:=[.L9]+ [.L10]+ [.L13]+ [.L14]+ [.L15]+[.L24]+[.L25]+[.L26]" office:value-type="float" office:value="31" calcext:value-type="float">
            <text:p>31</text:p>
          </table:table-cell>
          <table:table-cell table:style-name="ce2" table:formula="of:=[.M9]+ [.M10]+ [.M13]+ [.M14]+ [.M15]+[.M24]+[.M25]+[.M26]" office:value-type="float" office:value="28" calcext:value-type="float">
            <text:p>28</text:p>
          </table:table-cell>
          <table:table-cell table:style-name="ce2" table:formula="of:=[.N9]+ [.N10]+ [.N13]+ [.N14]+ [.N15]+[.N24]+[.N25]+[.N26]" office:value-type="float" office:value="24" calcext:value-type="float">
            <text:p>24</text:p>
          </table:table-cell>
          <table:table-cell table:style-name="ce2" table:formula="of:=[.O9]+ [.O10]+ [.O13]+ [.O14]+ [.O15]+[.O24]+[.O25]+[.O26]" office:value-type="float" office:value="22" calcext:value-type="float">
            <text:p>22</text:p>
          </table:table-cell>
          <table:table-cell table:style-name="ce2" table:formula="of:=[.P9]+ [.P10]+ [.P13]+ [.P14]+ [.P15]+[.P24]+[.P25]+[.P26]" office:value-type="float" office:value="21" calcext:value-type="float">
            <text:p>21</text:p>
          </table:table-cell>
          <table:table-cell table:style-name="ce2"/>
          <table:table-cell table:style-name="ce5" office:value-type="string" calcext:value-type="string">
            <text:p>Domain 4 Raw Score</text:p>
          </table:table-cell>
          <table:table-cell table:style-name="ce2" table:formula="of:=AVERAGE([.F31:.N31])" office:value-type="float" office:value="29.4444444444444" calcext:value-type="float">
            <text:p>29.4444444444444</text:p>
          </table:table-cell>
          <table:table-cell table:number-columns-repeated="8"/>
          <table:table-cell table:style-name="ce2" table:formula="of:=[.AB9]+ [.AB10]+ [.AB13]+ [.AB14]+ [.AB15]+[.AB24]+[.AB25]+[.AB26]" office:value-type="float" office:value="32" calcext:value-type="float">
            <text:p>32</text:p>
          </table:table-cell>
          <table:table-cell table:style-name="ce2" table:formula="of:=[.AC9]+ [.AC10]+ [.AC13]+ [.AC14]+ [.AC15]+[.AC24]+[.AC25]+[.AC26]" office:value-type="float" office:value="31" calcext:value-type="float">
            <text:p>31</text:p>
          </table:table-cell>
          <table:table-cell table:style-name="ce2" table:formula="of:=[.AD9]+ [.AD10]+ [.AD13]+ [.AD14]+ [.AD15]+[.AD24]+[.AD25]+[.AD26]" office:value-type="float" office:value="28" calcext:value-type="float">
            <text:p>28</text:p>
          </table:table-cell>
          <table:table-cell table:style-name="ce2" table:formula="of:=[.AE9]+ [.AE10]+ [.AE13]+ [.AE14]+ [.AE15]+[.AE24]+[.AE25]+[.AE26]" office:value-type="float" office:value="35" calcext:value-type="float">
            <text:p>35</text:p>
          </table:table-cell>
          <table:table-cell table:style-name="ce2" table:formula="of:=[.AF9]+ [.AF10]+ [.AF13]+ [.AF14]+ [.AF15]+[.AF24]+[.AF25]+[.AF26]" office:value-type="float" office:value="25" calcext:value-type="float">
            <text:p>25</text:p>
          </table:table-cell>
          <table:table-cell table:style-name="ce2" table:formula="of:=[.AG9]+ [.AG10]+ [.AG13]+ [.AG14]+ [.AG15]+[.AG24]+[.AG25]+[.AG26]" office:value-type="float" office:value="33" calcext:value-type="float">
            <text:p>33</text:p>
          </table:table-cell>
          <table:table-cell table:style-name="ce2" office:value-type="float" office:value="33" calcext:value-type="float">
            <text:p>33</text:p>
          </table:table-cell>
          <table:table-cell table:style-name="ce2" table:formula="of:=[.AI9]+ [.AI10]+ [.AI13]+ [.AI14]+ [.AI15]+[.AI24]+[.AI25]+[.AI26]" office:value-type="float" office:value="27" calcext:value-type="float">
            <text:p>27</text:p>
          </table:table-cell>
          <table:table-cell/>
          <table:table-cell table:style-name="ce5" office:value-type="string" calcext:value-type="string">
            <text:p>Raw 4 mean</text:p>
          </table:table-cell>
          <table:table-cell table:style-name="ce2" table:formula="of:=AVERAGE([.AC31:.AI31])" office:value-type="float" office:value="30.2857142857143" calcext:value-type="float">
            <text:p>30.2857142857143</text:p>
          </table:table-cell>
          <table:table-cell/>
          <table:table-cell office:value-type="string" calcext:value-type="string">
            <text:p>Score/100 Domaine 4</text:p>
          </table:table-cell>
          <table:table-cell office:value-type="float" office:value="69" calcext:value-type="float">
            <text:p>69</text:p>
          </table:table-cell>
          <table:table-cell table:number-columns-repeated="98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6"/>
          <table:table-cell table:style-name="ce7" office:value-type="string" calcext:value-type="string">
            <text:p>Musicothérapie</text:p>
          </table:table-cell>
          <table:table-cell table:style-name="ce4" office:value-type="string" calcext:value-type="string">
            <text:p>Meyer</text:p>
          </table:table-cell>
          <table:table-cell table:style-name="ce4" office:value-type="string" calcext:value-type="string">
            <text:p>Sving</text:p>
          </table:table-cell>
          <table:table-cell office:value-type="string" calcext:value-type="string">
            <text:p>Becher</text:p>
          </table:table-cell>
          <table:table-cell office:value-type="string" calcext:value-type="string">
            <text:p>Meissner</text:p>
          </table:table-cell>
          <table:table-cell table:number-columns-repeated="993"/>
        </table:table-row>
        <table:table-row table:style-name="ro1">
          <table:table-cell table:number-columns-repeated="27"/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7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number-columns-repeated="27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7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7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7"/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 table:number-columns-repeated="27"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number-columns-repeated="27"/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993"/>
        </table:table-row>
        <table:table-row table:style-name="ro1">
          <table:table-cell table:number-columns-repeated="27"/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93"/>
        </table:table-row>
        <table:table-row table:style-name="ro1">
          <table:table-cell table:number-columns-repeated="27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93"/>
        </table:table-row>
        <table:table-row table:style-name="ro1">
          <table:table-cell table:number-columns-repeated="27"/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93"/>
        </table:table-row>
        <table:table-row table:style-name="ro1">
          <table:table-cell table:number-columns-repeated="27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93"/>
        </table:table-row>
        <table:table-row table:style-name="ro1">
          <table:table-cell table:number-columns-repeated="27"/>
          <table:table-cell table:style-name="ce2" table:formula="of:=(6-[.AB37])+(6-[.AB38])+ [.AB44]+ [.AB49]+[.AB50]+[.AB51]+[.AB52]" office:value-type="float" office:value="17" calcext:value-type="float">
            <text:p>17</text:p>
          </table:table-cell>
          <table:table-cell table:style-name="ce2" table:formula="of:=(6-[.AC37])+(6-[.AC38])+ [.AC44]+ [.AC49]+[.AC50]+[.AC51]+[.AC52]" office:value-type="float" office:value="26" calcext:value-type="float">
            <text:p>26</text:p>
          </table:table-cell>
          <table:table-cell table:style-name="ce2" table:formula="of:=(6-[.AD37])+(6-[.AD38])+ [.AD44]+ [.AD49]+[.AD50]+[.AD51]+[.AD52]" office:value-type="float" office:value="25" calcext:value-type="float">
            <text:p>25</text:p>
          </table:table-cell>
          <table:table-cell table:style-name="ce2" table:formula="of:=(6-[.AE37])+(6-[.AE38])+ [.AE44]+ [.AE49]+[.AE50]+[.AE51]+[.AE52]" office:value-type="float" office:value="17" calcext:value-type="float">
            <text:p>17</text:p>
          </table:table-cell>
          <table:table-cell/>
          <table:table-cell table:style-name="ce5" office:value-type="string" calcext:value-type="string">
            <text:p>Raw 1 mean</text:p>
          </table:table-cell>
          <table:table-cell table:style-name="ce2" table:formula="of:=AVERAGE([.AB61:.AC61])" office:value-type="float" office:value="21.5" calcext:value-type="float">
            <text:p>21.5</text:p>
          </table:table-cell>
          <table:table-cell/>
          <table:table-cell office:value-type="string" calcext:value-type="string">
            <text:p>Score/100 Domaine 1</text:p>
          </table:table-cell>
          <table:table-cell office:value-type="float" office:value="50" calcext:value-type="float">
            <text:p>50</text:p>
          </table:table-cell>
          <table:table-cell table:number-columns-repeated="987"/>
        </table:table-row>
        <table:table-row table:style-name="ro1">
          <table:table-cell table:number-columns-repeated="27"/>
          <table:table-cell table:style-name="ce2" table:formula="of:=[.AB39]+[.AB40]+ [.AB41]+ [.AB45]+[.AB53]+(6-[.AB60])" office:value-type="float" office:value="13" calcext:value-type="float">
            <text:p>13</text:p>
          </table:table-cell>
          <table:table-cell table:style-name="ce2" table:formula="of:=[.AC39]+[.AC40]+ [.AC41]+ [.AC45]+[.AC53]+(6-[.AC60])" office:value-type="float" office:value="19" calcext:value-type="float">
            <text:p>19</text:p>
          </table:table-cell>
          <table:table-cell table:style-name="ce2" table:formula="of:=[.AD39]+[.AD40]+ [.AD41]+ [.AD45]+[.AD53]+(6-[.AD60])" office:value-type="float" office:value="17" calcext:value-type="float">
            <text:p>17</text:p>
          </table:table-cell>
          <table:table-cell table:style-name="ce2" table:formula="of:=[.AE39]+[.AE40]+ [.AE41]+ [.AE45]+[.AE53]+(6-[.AE60])" office:value-type="float" office:value="12" calcext:value-type="float">
            <text:p>12</text:p>
          </table:table-cell>
          <table:table-cell/>
          <table:table-cell table:style-name="ce5" office:value-type="string" calcext:value-type="string">
            <text:p>Raw 2 mean</text:p>
          </table:table-cell>
          <table:table-cell table:style-name="ce2" table:formula="of:=AVERAGE([.AB62:.AC62])" office:value-type="float" office:value="16" calcext:value-type="float">
            <text:p>16</text:p>
          </table:table-cell>
          <table:table-cell/>
          <table:table-cell office:value-type="string" calcext:value-type="string">
            <text:p>Score/100 Domaine 2</text:p>
          </table:table-cell>
          <table:table-cell office:value-type="float" office:value="44" calcext:value-type="float">
            <text:p>44</text:p>
          </table:table-cell>
          <table:table-cell table:number-columns-repeated="987"/>
        </table:table-row>
        <table:table-row table:style-name="ro1">
          <table:table-cell table:number-columns-repeated="27"/>
          <table:table-cell table:style-name="ce2" table:formula="of:=[.AB54] + [.AB55] + [.AB56]" office:value-type="float" office:value="9" calcext:value-type="float">
            <text:p>9</text:p>
          </table:table-cell>
          <table:table-cell table:style-name="ce2" table:formula="of:=[.AC54] + [.AC55] + [.AC56]" office:value-type="float" office:value="8" calcext:value-type="float">
            <text:p>8</text:p>
          </table:table-cell>
          <table:table-cell table:style-name="ce2" table:formula="of:=[.AD54] + [.AD55] + [.AD56]" office:value-type="float" office:value="5" calcext:value-type="float">
            <text:p>5</text:p>
          </table:table-cell>
          <table:table-cell table:style-name="ce2" table:formula="of:=[.AE54] + [.AE55] + [.AE56]"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Raw 3 mean</text:p>
          </table:table-cell>
          <table:table-cell table:style-name="ce2" table:formula="of:=AVERAGE([.AB63:.AC63])" office:value-type="float" office:value="8.5" calcext:value-type="float">
            <text:p>8.5</text:p>
          </table:table-cell>
          <table:table-cell/>
          <table:table-cell office:value-type="string" calcext:value-type="string">
            <text:p>Score/100 Domaine 3</text:p>
          </table:table-cell>
          <table:table-cell office:value-type="float" office:value="44" calcext:value-type="float">
            <text:p>44</text:p>
          </table:table-cell>
          <table:table-cell table:number-columns-repeated="987"/>
        </table:table-row>
        <table:table-row table:style-name="ro1">
          <table:table-cell table:number-columns-repeated="27"/>
          <table:table-cell table:style-name="ce2" table:formula="of:=[.AB42]+ [.AB43]+ [.AB46]+ [.AB47]+ [.AB48]+[.AB57]+[.AB58]+[.AB59]" office:value-type="float" office:value="24" calcext:value-type="float">
            <text:p>24</text:p>
          </table:table-cell>
          <table:table-cell table:style-name="ce2" table:formula="of:=[.AC42]+ [.AC43]+ [.AC46]+ [.AC47]+ [.AC48]+[.AC57]+[.AC58]+[.AC59]" office:value-type="float" office:value="29" calcext:value-type="float">
            <text:p>29</text:p>
          </table:table-cell>
          <table:table-cell table:style-name="ce2" table:formula="of:=[.AD42]+ [.AD43]+ [.AD46]+ [.AD47]+ [.AD48]+[.AD57]+[.AD58]+[.AD59]" office:value-type="float" office:value="21" calcext:value-type="float">
            <text:p>21</text:p>
          </table:table-cell>
          <table:table-cell table:style-name="ce2" table:formula="of:=[.AE42]+ [.AE43]+ [.AE46]+ [.AE47]+ [.AE48]+[.AE57]+[.AE58]+[.AE59]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Raw 4 mean</text:p>
          </table:table-cell>
          <table:table-cell table:style-name="ce2" table:formula="of:=AVERAGE([.AB64:.AC64])" office:value-type="float" office:value="26.5" calcext:value-type="float">
            <text:p>26.5</text:p>
          </table:table-cell>
          <table:table-cell/>
          <table:table-cell office:value-type="string" calcext:value-type="string">
            <text:p>Score/100 Domaine 4</text:p>
          </table:table-cell>
          <table:table-cell office:value-type="float" office:value="56" calcext:value-type="float">
            <text:p>56</text:p>
          </table:table-cell>
          <table:table-cell table:number-columns-repeated="987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HOQOL after" table:style-name="ta2">
        <table:table-column table:style-name="co4" table:default-cell-style-name="Default"/>
        <table:table-column table:style-name="co5" table:default-cell-style-name="Default"/>
        <table:table-column table:style-name="co3" table:number-columns-repeated="1022" table:default-cell-style-name="Default"/>
        <table:table-row table:style-name="ro1">
          <table:table-cell/>
          <table:table-cell office:value-type="string" calcext:value-type="string">
            <text:p>Degelo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Cardinaux</text:p>
          </table:table-cell>
          <table:table-cell office:value-type="string" calcext:value-type="string">
            <text:p>Betschart</text:p>
          </table:table-cell>
          <table:table-cell table:style-name="ce4" office:value-type="string" calcext:value-type="string">
            <text:p>Sving</text:p>
          </table:table-cell>
          <table:table-cell table:style-name="ce4" office:value-type="string" calcext:value-type="string">
            <text:p>Huser</text:p>
          </table:table-cell>
          <table:table-cell table:style-name="ce4" office:value-type="string" calcext:value-type="string">
            <text:p>Wallimann</text:p>
          </table:table-cell>
          <table:table-cell table:style-name="ce4" office:value-type="string" calcext:value-type="string">
            <text:p>Brüderlin</text:p>
          </table:table-cell>
          <table:table-cell table:style-name="ce4" office:value-type="string" calcext:value-type="string">
            <text:p>Schaffner</text:p>
          </table:table-cell>
          <table:table-cell table:style-name="ce4" office:value-type="string" calcext:value-type="string">
            <text:p>Ewald Maier</text:p>
          </table:table-cell>
          <table:table-cell table:style-name="ce4" office:value-type="string" calcext:value-type="string">
            <text:p>Fellmann</text:p>
          </table:table-cell>
          <table:table-cell table:style-name="ce4" office:value-type="string" calcext:value-type="string">
            <text:p>Lehmann</text:p>
          </table:table-cell>
          <table:table-cell table:style-name="ce4" office:value-type="string" calcext:value-type="string">
            <text:p>Meyer</text:p>
          </table:table-cell>
          <table:table-cell office:value-type="string" calcext:value-type="string">
            <text:p>Meissner</text:p>
          </table:table-cell>
          <table:table-cell office:value-type="string" calcext:value-type="string">
            <text:p>Becher</text:p>
          </table:table-cell>
          <table:table-cell table:number-columns-repeated="2"/>
          <table:table-cell table:style-name="ce6" office:value-type="string" calcext:value-type="string">
            <text:p>Kontrolgruppe</text:p>
          </table:table-cell>
          <table:table-cell office:value-type="string" calcext:value-type="string">
            <text:p>Degelo</text:p>
          </table:table-cell>
          <table:table-cell table:style-name="ce4" office:value-type="string" calcext:value-type="string">
            <text:p>Fellmann</text:p>
          </table:table-cell>
          <table:table-cell table:style-name="ce4" office:value-type="string" calcext:value-type="string">
            <text:p>Lehmann</text:p>
          </table:table-cell>
          <table:table-cell table:style-name="ce4" office:value-type="string" calcext:value-type="string">
            <text:p>Schaffner</text:p>
          </table:table-cell>
          <table:table-cell table:style-name="ce4" office:value-type="string" calcext:value-type="string">
            <text:p>Ewald Maier</text:p>
          </table:table-cell>
          <table:table-cell table:style-name="ce4" office:value-type="string" calcext:value-type="string">
            <text:p>Huser</text:p>
          </table:table-cell>
          <table:table-cell table:style-name="ce8" office:value-type="string" calcext:value-type="string">
            <text:p>Brüderlin</text:p>
          </table:table-cell>
          <table:table-cell table:style-name="ce4" office:value-type="string" calcext:value-type="string">
            <text:p>Wallimann</text:p>
          </table:table-cell>
          <table:table-cell table:number-columns-repeated="2"/>
          <table:table-cell table:style-name="ce2" office:value-type="string" calcext:value-type="string">
            <text:p>Comparaison tests globale</text:p>
          </table:table-cell>
          <table:table-cell table:style-name="ce2"/>
          <table:table-cell table:style-name="ce14" office:value-type="string" calcext:value-type="string">
            <text:p>Avant kontrol</text:p>
          </table:table-cell>
          <table:table-cell table:style-name="ce15" office:value-type="string" calcext:value-type="string">
            <text:p>Avant music</text:p>
          </table:table-cell>
          <table:table-cell table:style-name="ce14" office:value-type="string" calcext:value-type="string">
            <text:p>Après kontrol</text:p>
          </table:table-cell>
          <table:table-cell table:style-name="ce15" office:value-type="string" calcext:value-type="string">
            <text:p>Après music</text:p>
          </table:table-cell>
          <table:table-cell/>
          <table:table-cell table:style-name="ce2" office:value-type="string" calcext:value-type="string">
            <text:p>Comparaison tests contrôle</text:p>
          </table:table-cell>
          <table:table-cell table:style-name="ce14" office:value-type="string" calcext:value-type="string">
            <text:p>Avant contrôle </text:p>
          </table:table-cell>
          <table:table-cell table:style-name="ce14" office:value-type="string" calcext:value-type="string">
            <text:p>Après contrôle </text:p>
          </table:table-cell>
          <table:table-cell/>
          <table:table-cell>
            <draw:frame table:end-cell-address="'WHOQOL after'.AT14" table:end-x="13.14mm" table:end-y="3.85mm" draw:z-index="0" draw:name="Chart 3" draw:style-name="gr1" draw:text-style-name="P1" svg:width="124.52mm" svg:height="74.75mm" svg:x="1.24mm" svg:y="2.47mm">
              <loext:p draw:notify-on-update-of-ranges="'WHOQOL after'.AK2:'WHOQOL after'.AK5 'WHOQOL after'.AL1:'WHOQOL after'.AL1 'WHOQOL after'.AL2:'WHOQOL after'.AL5 'WHOQOL after'.AM1:'WHOQOL after'.AM1 'WHOQOL after'.AM2:'WHOQOL after'.AM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83"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Score/100 Domaine 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3" office:value-type="string" calcext:value-type="string">
            <text:p>Score/100 Domaine 1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Score/100 Domaine 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3" office:value-type="string" calcext:value-type="string">
            <text:p>Score/100 Domaine 2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Score/100 Domaine 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3" office:value-type="string" calcext:value-type="string">
            <text:p>Score/100 Domaine 3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Score/100 Domaine 4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3" office:value-type="string" calcext:value-type="string">
            <text:p>Score/100 Domaine 4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6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2" office:value-type="string" calcext:value-type="string">
            <text:p>Comparaison tests music</text:p>
          </table:table-cell>
          <table:table-cell table:style-name="ce15" office:value-type="string" calcext:value-type="string">
            <text:p>Avant musicothérapie</text:p>
          </table:table-cell>
          <table:table-cell table:style-name="ce15" office:value-type="string" calcext:value-type="string">
            <text:p>Après musicothérapie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7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3" office:value-type="string" calcext:value-type="string">
            <text:p>Score/100 Domaine 1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8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3" office:value-type="string" calcext:value-type="string">
            <text:p>Score/100 Domaine 2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9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style-name="ce3" office:value-type="string" calcext:value-type="string">
            <text:p>Score/100 Domaine 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1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style-name="ce3" office:value-type="string" calcext:value-type="string">
            <text:p>Score/100 Domaine 4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12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13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14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>
            <draw:frame table:end-cell-address="'WHOQOL after'.AT29" table:end-x="13.77mm" table:end-y="0.03mm" draw:z-index="1" draw:name="Chart 4" draw:style-name="gr1" draw:text-style-name="P1" svg:width="124.52mm" svg:height="74.76mm" svg:x="1.87mm" svg:y="4.29mm">
              <loext:p draw:notify-on-update-of-ranges="'WHOQOL after'.AK8:'WHOQOL after'.AK11 'WHOQOL after'.AL7:'WHOQOL after'.AL7 'WHOQOL after'.AL8:'WHOQOL after'.AL11 'WHOQOL after'.AM7:'WHOQOL after'.AM7 'WHOQOL after'.AM8:'WHOQOL after'.AM11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83"/>
        </table:table-row>
        <table:table-row table:style-name="ro1">
          <table:table-cell office:value-type="string" calcext:value-type="string">
            <text:p>Q1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16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17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18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19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2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22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23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24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6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 table:style-name="ce3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25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26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style-name="ce12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style-name="ce9" office:value-type="string" calcext:value-type="string">
            <text:p>Domain 1 Raw Score</text:p>
          </table:table-cell>
          <table:table-cell table:style-name="ce13" table:formula="of:=(6-[.B4])+(6-[.B5])+ [.B11]+ [.B16]+[.B17]+[.B18]+[.B19]" office:value-type="float" office:value="12" calcext:value-type="float">
            <text:p>12</text:p>
          </table:table-cell>
          <table:table-cell table:style-name="ce13" table:formula="of:=(6-[.C4])+(6-[.C5])+ [.C11]+ [.C16]+[.C17]+[.C18]+[.C19]" office:value-type="float" office:value="12" calcext:value-type="float">
            <text:p>12</text:p>
          </table:table-cell>
          <table:table-cell table:style-name="ce13" table:formula="of:=(6-[.D4])+(6-[.D5])+ [.D11]+ [.D16]+[.D17]+[.D18]+[.D19]" office:value-type="float" office:value="12" calcext:value-type="float">
            <text:p>12</text:p>
          </table:table-cell>
          <table:table-cell table:style-name="ce13" table:formula="of:=(6-[.E4])+(6-[.E5])+ [.E11]+ [.E16]+[.E17]+[.E18]+[.E19]" office:value-type="float" office:value="12" calcext:value-type="float">
            <text:p>12</text:p>
          </table:table-cell>
          <table:table-cell table:style-name="ce2" table:formula="of:=(6-[.F4])+(6-[.F5])+ [.F11]+ [.F16]+[.F17]+[.F18]+[.F19]" office:value-type="float" office:value="25" calcext:value-type="float">
            <text:p>25</text:p>
          </table:table-cell>
          <table:table-cell table:style-name="ce2" table:formula="of:=(6-[.G4])+(6-[.G5])+ [.G11]+ [.G16]+[.G17]+[.G18]+[.G19]" office:value-type="float" office:value="15" calcext:value-type="float">
            <text:p>15</text:p>
          </table:table-cell>
          <table:table-cell table:style-name="ce2" table:formula="of:=(6-[.H4])+(6-[.H5])+ [.H11]+ [.H16]+[.H17]+[.H18]+[.H19]" office:value-type="float" office:value="19" calcext:value-type="float">
            <text:p>19</text:p>
          </table:table-cell>
          <table:table-cell table:style-name="ce2" table:formula="of:=(6-[.I4])+(6-[.I5])+ [.I11]+ [.I16]+[.I17]+[.I18]+[.I19]" office:value-type="float" office:value="27" calcext:value-type="float">
            <text:p>27</text:p>
          </table:table-cell>
          <table:table-cell table:style-name="ce2" table:formula="of:=(6-[.J4])+(6-[.J5])+ [.J11]+ [.J16]+[.J17]+[.J18]+[.J19]" office:value-type="float" office:value="27" calcext:value-type="float">
            <text:p>27</text:p>
          </table:table-cell>
          <table:table-cell table:style-name="ce2" table:formula="of:=(6-[.K4])+(6-[.K5])+ [.K11]+ [.K16]+[.K17]+[.K18]+[.K19]" office:value-type="float" office:value="26" calcext:value-type="float">
            <text:p>26</text:p>
          </table:table-cell>
          <table:table-cell table:style-name="ce2" table:formula="of:=(6-[.L4])+(6-[.L5])+ [.L11]+ [.L16]+[.L17]+[.L18]+[.L19]" office:value-type="float" office:value="28" calcext:value-type="float">
            <text:p>28</text:p>
          </table:table-cell>
          <table:table-cell table:style-name="ce2" table:formula="of:=(6-[.M4])+(6-[.M5])+ [.M11]+ [.M16]+[.M17]+[.M18]+[.M19]" office:value-type="float" office:value="18" calcext:value-type="float">
            <text:p>18</text:p>
          </table:table-cell>
          <table:table-cell table:style-name="ce2" table:formula="of:=(6-[.N4])+(6-[.N5])+ [.N11]+ [.N16]+[.N17]+[.N18]+[.N19]" office:value-type="float" office:value="27" calcext:value-type="float">
            <text:p>27</text:p>
          </table:table-cell>
          <table:table-cell table:style-name="ce13" table:formula="of:=(6-[.O4])+(6-[.O5])+ [.O11]+ [.O16]+[.O17]+[.O18]+[.O19]" office:value-type="float" office:value="12" calcext:value-type="float">
            <text:p>12</text:p>
          </table:table-cell>
          <table:table-cell table:style-name="ce13" table:formula="of:=(6-[.P4])+(6-[.P5])+ [.P11]+ [.P16]+[.P17]+[.P18]+[.P19]" office:value-type="float" office:value="12" calcext:value-type="float">
            <text:p>12</text:p>
          </table:table-cell>
          <table:table-cell table:number-columns-repeated="3"/>
          <table:table-cell table:style-name="ce13" table:formula="of:=(6-[.T4])+(6-[.T5])+ [.T11]+ [.T16]+[.T17]+[.T18]+[.T19]" office:value-type="float" office:value="12" calcext:value-type="float">
            <text:p>12</text:p>
          </table:table-cell>
          <table:table-cell table:style-name="ce2" table:formula="of:=(6-[.U4])+(6-[.U5])+ [.U11]+ [.U16]+[.U17]+[.U18]+[.U19]" office:value-type="float" office:value="28" calcext:value-type="float">
            <text:p>28</text:p>
          </table:table-cell>
          <table:table-cell table:style-name="ce2" table:formula="of:=(6-[.V4])+(6-[.V5])+ [.V11]+ [.V16]+[.V17]+[.V18]+[.V19]" office:value-type="float" office:value="18" calcext:value-type="float">
            <text:p>18</text:p>
          </table:table-cell>
          <table:table-cell table:style-name="ce2" table:formula="of:=(6-[.W4])+(6-[.W5])+ [.W11]+ [.W16]+[.W17]+[.W18]+[.W19]" office:value-type="float" office:value="27" calcext:value-type="float">
            <text:p>27</text:p>
          </table:table-cell>
          <table:table-cell table:style-name="ce2" table:formula="of:=(6-[.X4])+(6-[.X5])+ [.X11]+ [.X16]+[.X17]+[.X18]+[.X19]" office:value-type="float" office:value="26" calcext:value-type="float">
            <text:p>26</text:p>
          </table:table-cell>
          <table:table-cell table:style-name="ce2" table:formula="of:=(6-[.Y4])+(6-[.Y5])+ [.Y11]+ [.Y16]+[.Y17]+[.Y18]+[.Y19]" office:value-type="float" office:value="15" calcext:value-type="float">
            <text:p>15</text:p>
          </table:table-cell>
          <table:table-cell table:style-name="ce2" table:formula="of:=(6-[.Z4])+(6-[.Z5])+ [.Z11]+ [.Z16]+[.Z17]+[.Z18]+[.Z19]" office:value-type="float" office:value="27" calcext:value-type="float">
            <text:p>27</text:p>
          </table:table-cell>
          <table:table-cell table:style-name="ce2" table:formula="of:=(6-[.AA4])+(6-[.AA5])+ [.AA11]+ [.AA16]+[.AA17]+[.AA18]+[.AA19]" office:value-type="float" office:value="19" calcext:value-type="float">
            <text:p>19</text:p>
          </table:table-cell>
          <table:table-cell/>
          <table:table-cell table:style-name="ce5" office:value-type="string" calcext:value-type="string">
            <text:p>Raw 1 mean</text:p>
          </table:table-cell>
          <table:table-cell table:style-name="ce2" table:formula="of:=AVERAGE([.U28:.AA28])" office:value-type="float" office:value="22.8571428571429" calcext:value-type="float">
            <text:p>22.8571428571429</text:p>
          </table:table-cell>
          <table:table-cell/>
          <table:table-cell office:value-type="string" calcext:value-type="string">
            <text:p>Score/100 Domaine 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Domain 2 Raw Score</text:p>
          </table:table-cell>
          <table:table-cell table:style-name="ce13" table:formula="of:=[.B6]+[.B7]+ [.B8]+ [.B12]+[.B20]+(6-[.B27])" office:value-type="float" office:value="6" calcext:value-type="float">
            <text:p>6</text:p>
          </table:table-cell>
          <table:table-cell table:style-name="ce13" table:formula="of:=[.C6]+[.C7]+ [.C8]+ [.C12]+[.C20]+(6-[.C27])" office:value-type="float" office:value="6" calcext:value-type="float">
            <text:p>6</text:p>
          </table:table-cell>
          <table:table-cell table:style-name="ce13" table:formula="of:=[.D6]+[.D7]+ [.D8]+ [.D12]+[.D20]+(6-[.D27])" office:value-type="float" office:value="6" calcext:value-type="float">
            <text:p>6</text:p>
          </table:table-cell>
          <table:table-cell table:style-name="ce13" table:formula="of:=[.E6]+[.E7]+ [.E8]+ [.E12]+[.E20]+(6-[.E27])" office:value-type="float" office:value="6" calcext:value-type="float">
            <text:p>6</text:p>
          </table:table-cell>
          <table:table-cell table:style-name="ce2" table:formula="of:=[.F6]+[.F7]+ [.F8]+ [.F12]+[.F20]+(6-[.F27])" office:value-type="float" office:value="19" calcext:value-type="float">
            <text:p>19</text:p>
          </table:table-cell>
          <table:table-cell table:style-name="ce2" table:formula="of:=[.G6]+[.G7]+ [.G8]+ [.G12]+[.G20]+(6-[.G27])" office:value-type="float" office:value="15" calcext:value-type="float">
            <text:p>15</text:p>
          </table:table-cell>
          <table:table-cell table:style-name="ce2" table:formula="of:=[.H6]+[.H7]+ [.H8]+ [.H12]+[.H20]+(6-[.H27])" office:value-type="float" office:value="18" calcext:value-type="float">
            <text:p>18</text:p>
          </table:table-cell>
          <table:table-cell table:style-name="ce2" table:formula="of:=[.I6]+[.I7]+ [.I8]+ [.I12]+[.I20]+(6-[.I27])" office:value-type="float" office:value="22" calcext:value-type="float">
            <text:p>22</text:p>
          </table:table-cell>
          <table:table-cell table:style-name="ce2" table:formula="of:=[.J6]+[.J7]+ [.J8]+ [.J12]+[.J20]+(6-[.J27])" office:value-type="float" office:value="20" calcext:value-type="float">
            <text:p>20</text:p>
          </table:table-cell>
          <table:table-cell table:style-name="ce2" table:formula="of:=[.K6]+[.K7]+ [.K8]+ [.K12]+[.K20]+(6-[.K27])" office:value-type="float" office:value="22" calcext:value-type="float">
            <text:p>22</text:p>
          </table:table-cell>
          <table:table-cell table:style-name="ce2" table:formula="of:=[.L6]+[.L7]+ [.L8]+ [.L12]+[.L20]+(6-[.L27])" office:value-type="float" office:value="24" calcext:value-type="float">
            <text:p>24</text:p>
          </table:table-cell>
          <table:table-cell table:style-name="ce2" table:formula="of:=[.M6]+[.M7]+ [.M8]+ [.M12]+[.M20]+(6-[.M27])" office:value-type="float" office:value="21" calcext:value-type="float">
            <text:p>21</text:p>
          </table:table-cell>
          <table:table-cell table:style-name="ce2" table:formula="of:=[.N6]+[.N7]+ [.N8]+ [.N12]+[.N20]+(6-[.N27])" office:value-type="float" office:value="23" calcext:value-type="float">
            <text:p>23</text:p>
          </table:table-cell>
          <table:table-cell table:style-name="ce13" table:formula="of:=[.O6]+[.O7]+ [.O8]+ [.O12]+[.O20]+(6-[.O27])" office:value-type="float" office:value="6" calcext:value-type="float">
            <text:p>6</text:p>
          </table:table-cell>
          <table:table-cell table:style-name="ce13" table:formula="of:=[.P6]+[.P7]+ [.P8]+ [.P12]+[.P20]+(6-[.P27])" office:value-type="float" office:value="6" calcext:value-type="float">
            <text:p>6</text:p>
          </table:table-cell>
          <table:table-cell table:number-columns-repeated="3"/>
          <table:table-cell table:style-name="ce13" table:formula="of:=[.T6]+[.T7]+ [.T8]+ [.T12]+[.T20]+(6-[.T27])" office:value-type="float" office:value="6" calcext:value-type="float">
            <text:p>6</text:p>
          </table:table-cell>
          <table:table-cell table:style-name="ce2" table:formula="of:=[.U6]+[.U7]+ [.U8]+ [.U12]+[.U20]+(6-[.U27])" office:value-type="float" office:value="24" calcext:value-type="float">
            <text:p>24</text:p>
          </table:table-cell>
          <table:table-cell table:style-name="ce2" table:formula="of:=[.V6]+[.V7]+ [.V8]+ [.V12]+[.V20]+(6-[.V27])" office:value-type="float" office:value="21" calcext:value-type="float">
            <text:p>21</text:p>
          </table:table-cell>
          <table:table-cell table:style-name="ce2" table:formula="of:=[.W6]+[.W7]+ [.W8]+ [.W12]+[.W20]+(6-[.W27])" office:value-type="float" office:value="20" calcext:value-type="float">
            <text:p>20</text:p>
          </table:table-cell>
          <table:table-cell table:style-name="ce2" table:formula="of:=[.X6]+[.X7]+ [.X8]+ [.X12]+[.X20]+(6-[.X27])" office:value-type="float" office:value="22" calcext:value-type="float">
            <text:p>22</text:p>
          </table:table-cell>
          <table:table-cell table:style-name="ce2" table:formula="of:=[.Y6]+[.Y7]+ [.Y8]+ [.Y12]+[.Y20]+(6-[.Y27])" office:value-type="float" office:value="15" calcext:value-type="float">
            <text:p>15</text:p>
          </table:table-cell>
          <table:table-cell table:style-name="ce2" table:formula="of:=[.Z6]+[.Z7]+ [.Z8]+ [.Z12]+[.Z20]+(6-[.Z27])" office:value-type="float" office:value="22" calcext:value-type="float">
            <text:p>22</text:p>
          </table:table-cell>
          <table:table-cell table:style-name="ce2" table:formula="of:=[.AA6]+[.AA7]+ [.AA8]+ [.AA12]+[.AA20]+(6-[.AA27])" office:value-type="float" office:value="18" calcext:value-type="float">
            <text:p>18</text:p>
          </table:table-cell>
          <table:table-cell/>
          <table:table-cell table:style-name="ce5" office:value-type="string" calcext:value-type="string">
            <text:p>Raw 2 mean</text:p>
          </table:table-cell>
          <table:table-cell table:style-name="ce2" table:formula="of:=AVERAGE([.U29:.AA29])" office:value-type="float" office:value="20.2857142857143" calcext:value-type="float">
            <text:p>20.2857142857143</text:p>
          </table:table-cell>
          <table:table-cell/>
          <table:table-cell office:value-type="string" calcext:value-type="string">
            <text:p>Score/100 Domaine 2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Domain 3 Raw Score</text:p>
          </table:table-cell>
          <table:table-cell table:style-name="ce13" table:formula="of:=[.B21] + [.B22] + [.B23]" office:value-type="float" office:value="0" calcext:value-type="float">
            <text:p>0</text:p>
          </table:table-cell>
          <table:table-cell table:style-name="ce13" table:formula="of:=[.C21] + [.C22] + [.C23]" office:value-type="float" office:value="0" calcext:value-type="float">
            <text:p>0</text:p>
          </table:table-cell>
          <table:table-cell table:style-name="ce13" table:formula="of:=[.D21] + [.D22] + [.D23]" office:value-type="float" office:value="0" calcext:value-type="float">
            <text:p>0</text:p>
          </table:table-cell>
          <table:table-cell table:style-name="ce13" table:formula="of:=[.E21] + [.E22] + [.E23]" office:value-type="float" office:value="0" calcext:value-type="float">
            <text:p>0</text:p>
          </table:table-cell>
          <table:table-cell table:style-name="ce2" table:formula="of:=[.F21] + [.F22] + [.F23]" office:value-type="float" office:value="8" calcext:value-type="float">
            <text:p>8</text:p>
          </table:table-cell>
          <table:table-cell table:style-name="ce2" table:formula="of:=[.G21] + [.G22] + [.G23]" office:value-type="float" office:value="7" calcext:value-type="float">
            <text:p>7</text:p>
          </table:table-cell>
          <table:table-cell table:style-name="ce2" table:formula="of:=[.H21] + [.H22] + [.H23]" office:value-type="float" office:value="5" calcext:value-type="float">
            <text:p>5</text:p>
          </table:table-cell>
          <table:table-cell table:style-name="ce2" table:formula="of:=[.I21] + [.I22] + [.I23]" office:value-type="float" office:value="11" calcext:value-type="float">
            <text:p>11</text:p>
          </table:table-cell>
          <table:table-cell table:style-name="ce2" table:formula="of:=[.J21] + [.J22] + [.J23]" office:value-type="float" office:value="10" calcext:value-type="float">
            <text:p>10</text:p>
          </table:table-cell>
          <table:table-cell table:style-name="ce2" table:formula="of:=[.K21] + [.K22] + [.K23]" office:value-type="float" office:value="10" calcext:value-type="float">
            <text:p>10</text:p>
          </table:table-cell>
          <table:table-cell table:style-name="ce2" table:formula="of:=[.L21] + [.L22] + [.L23]" office:value-type="float" office:value="11" calcext:value-type="float">
            <text:p>11</text:p>
          </table:table-cell>
          <table:table-cell table:style-name="ce2" table:formula="of:=[.M21] + [.M22] + [.M23]" office:value-type="float" office:value="3" calcext:value-type="float">
            <text:p>3</text:p>
          </table:table-cell>
          <table:table-cell table:style-name="ce2" table:formula="of:=[.N21] + [.N22] + [.N23]" office:value-type="float" office:value="10" calcext:value-type="float">
            <text:p>10</text:p>
          </table:table-cell>
          <table:table-cell table:style-name="ce13" table:formula="of:=[.O21] + [.O22] + [.O23]" office:value-type="float" office:value="0" calcext:value-type="float">
            <text:p>0</text:p>
          </table:table-cell>
          <table:table-cell table:style-name="ce13" table:formula="of:=[.P21] + [.P22] + [.P23]" office:value-type="float" office:value="0" calcext:value-type="float">
            <text:p>0</text:p>
          </table:table-cell>
          <table:table-cell table:number-columns-repeated="3"/>
          <table:table-cell table:style-name="ce13" table:formula="of:=[.T21] + [.T22] + [.T23]" office:value-type="float" office:value="0" calcext:value-type="float">
            <text:p>0</text:p>
          </table:table-cell>
          <table:table-cell table:style-name="ce2" table:formula="of:=[.U21] + [.U22] + [.U23]" office:value-type="float" office:value="11" calcext:value-type="float">
            <text:p>11</text:p>
          </table:table-cell>
          <table:table-cell table:style-name="ce2" table:formula="of:=[.V21] + [.V22] + [.V23]" office:value-type="float" office:value="3" calcext:value-type="float">
            <text:p>3</text:p>
          </table:table-cell>
          <table:table-cell table:style-name="ce2" table:formula="of:=[.W21] + [.W22] + [.W23]" office:value-type="float" office:value="10" calcext:value-type="float">
            <text:p>10</text:p>
          </table:table-cell>
          <table:table-cell table:style-name="ce2" table:formula="of:=[.X21] + [.X22] + [.X23]" office:value-type="float" office:value="10" calcext:value-type="float">
            <text:p>10</text:p>
          </table:table-cell>
          <table:table-cell table:style-name="ce2" table:formula="of:=[.Y21] + [.Y22] + [.Y23]" office:value-type="float" office:value="7" calcext:value-type="float">
            <text:p>7</text:p>
          </table:table-cell>
          <table:table-cell table:style-name="ce2" table:formula="of:=[.Z21] + [.Z22] + [.Z23]" office:value-type="float" office:value="11" calcext:value-type="float">
            <text:p>11</text:p>
          </table:table-cell>
          <table:table-cell table:style-name="ce2" table:formula="of:=[.AA21] + [.AA22] + [.AA23]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Raw 3 mean</text:p>
          </table:table-cell>
          <table:table-cell table:style-name="ce2" table:formula="of:=AVERAGE([.U30:.AA30])" office:value-type="float" office:value="8.14285714285714" calcext:value-type="float">
            <text:p>8.14285714285714</text:p>
          </table:table-cell>
          <table:table-cell/>
          <table:table-cell office:value-type="string" calcext:value-type="string">
            <text:p>Score/100 Domaine 3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990"/>
        </table:table-row>
        <table:table-row table:style-name="ro1">
          <table:table-cell table:style-name="ce11" office:value-type="string" calcext:value-type="string">
            <text:p>Domain 4 Raw Score</text:p>
          </table:table-cell>
          <table:table-cell table:style-name="ce13" table:formula="of:=[.B9]+ [.B10]+ [.B13]+ [.B14]+ [.B15]+[.B24]+[.B25]+[.B26]" office:value-type="float" office:value="0" calcext:value-type="float">
            <text:p>0</text:p>
          </table:table-cell>
          <table:table-cell table:style-name="ce13" table:formula="of:=[.C9]+ [.C10]+ [.C13]+ [.C14]+ [.C15]+[.C24]+[.C25]+[.C26]" office:value-type="float" office:value="0" calcext:value-type="float">
            <text:p>0</text:p>
          </table:table-cell>
          <table:table-cell table:style-name="ce13" table:formula="of:=[.D9]+ [.D10]+ [.D13]+ [.D14]+ [.D15]+[.D24]+[.D25]+[.D26]" office:value-type="float" office:value="0" calcext:value-type="float">
            <text:p>0</text:p>
          </table:table-cell>
          <table:table-cell table:style-name="ce13" table:formula="of:=[.E9]+ [.E10]+ [.E13]+ [.E14]+ [.E15]+[.E24]+[.E25]+[.E26]" office:value-type="float" office:value="0" calcext:value-type="float">
            <text:p>0</text:p>
          </table:table-cell>
          <table:table-cell table:style-name="ce2" table:formula="of:=[.F9]+ [.F10]+ [.F13]+ [.F14]+ [.F15]+[.F24]+[.F25]+[.F26]" office:value-type="float" office:value="30" calcext:value-type="float">
            <text:p>30</text:p>
          </table:table-cell>
          <table:table-cell table:style-name="ce2" table:formula="of:=[.G9]+ [.G10]+ [.G13]+ [.G14]+ [.G15]+[.G24]+[.G25]+[.G26]" office:value-type="float" office:value="30" calcext:value-type="float">
            <text:p>30</text:p>
          </table:table-cell>
          <table:table-cell table:style-name="ce2" table:formula="of:=[.H9]+ [.H10]+ [.H13]+ [.H14]+ [.H15]+[.H24]+[.H25]+[.H26]" office:value-type="float" office:value="20" calcext:value-type="float">
            <text:p>20</text:p>
          </table:table-cell>
          <table:table-cell table:style-name="ce2" table:formula="of:=[.I9]+ [.I10]+ [.I13]+ [.I14]+ [.I15]+[.I24]+[.I25]+[.I26]" office:value-type="float" office:value="32" calcext:value-type="float">
            <text:p>32</text:p>
          </table:table-cell>
          <table:table-cell table:style-name="ce2" table:formula="of:=[.J9]+ [.J10]+ [.J13]+ [.J14]+ [.J15]+[.J24]+[.J25]+[.J26]" office:value-type="float" office:value="30" calcext:value-type="float">
            <text:p>30</text:p>
          </table:table-cell>
          <table:table-cell table:style-name="ce2" table:formula="of:=[.K9]+ [.K10]+ [.K13]+ [.K14]+ [.K15]+[.K24]+[.K25]+[.K26]" office:value-type="float" office:value="32" calcext:value-type="float">
            <text:p>32</text:p>
          </table:table-cell>
          <table:table-cell table:style-name="ce2" table:formula="of:=[.L9]+ [.L10]+ [.L13]+ [.L14]+ [.L15]+[.L24]+[.L25]+[.L26]" office:value-type="float" office:value="36" calcext:value-type="float">
            <text:p>36</text:p>
          </table:table-cell>
          <table:table-cell table:style-name="ce2" table:formula="of:=[.M9]+ [.M10]+ [.M13]+ [.M14]+ [.M15]+[.M24]+[.M25]+[.M26]" office:value-type="float" office:value="27" calcext:value-type="float">
            <text:p>27</text:p>
          </table:table-cell>
          <table:table-cell table:style-name="ce2" table:formula="of:=[.N9]+ [.N10]+ [.N13]+ [.N14]+ [.N15]+[.N24]+[.N25]+[.N26]" office:value-type="float" office:value="32" calcext:value-type="float">
            <text:p>32</text:p>
          </table:table-cell>
          <table:table-cell table:style-name="ce13" table:formula="of:=[.O9]+ [.O10]+ [.O13]+ [.O14]+ [.O15]+[.O24]+[.O25]+[.O26]" office:value-type="float" office:value="0" calcext:value-type="float">
            <text:p>0</text:p>
          </table:table-cell>
          <table:table-cell table:style-name="ce13" table:formula="of:=[.P9]+ [.P10]+ [.P13]+ [.P14]+ [.P15]+[.P24]+[.P25]+[.P26]" office:value-type="float" office:value="0" calcext:value-type="float">
            <text:p>0</text:p>
          </table:table-cell>
          <table:table-cell table:number-columns-repeated="3"/>
          <table:table-cell table:style-name="ce13" table:formula="of:=[.T9]+ [.T10]+ [.T13]+ [.T14]+ [.T15]+[.T24]+[.T25]+[.T26]" office:value-type="float" office:value="0" calcext:value-type="float">
            <text:p>0</text:p>
          </table:table-cell>
          <table:table-cell table:style-name="ce2" table:formula="of:=[.U9]+ [.U10]+ [.U13]+ [.U14]+ [.U15]+[.U24]+[.U25]+[.U26]" office:value-type="float" office:value="36" calcext:value-type="float">
            <text:p>36</text:p>
          </table:table-cell>
          <table:table-cell table:style-name="ce2" table:formula="of:=[.V9]+ [.V10]+ [.V13]+ [.V14]+ [.V15]+[.V24]+[.V25]+[.V26]" office:value-type="float" office:value="27" calcext:value-type="float">
            <text:p>27</text:p>
          </table:table-cell>
          <table:table-cell table:style-name="ce2" table:formula="of:=[.W9]+ [.W10]+ [.W13]+ [.W14]+ [.W15]+[.W24]+[.W25]+[.W26]" office:value-type="float" office:value="30" calcext:value-type="float">
            <text:p>30</text:p>
          </table:table-cell>
          <table:table-cell table:style-name="ce2" table:formula="of:=[.X9]+ [.X10]+ [.X13]+ [.X14]+ [.X15]+[.X24]+[.X25]+[.X26]" office:value-type="float" office:value="32" calcext:value-type="float">
            <text:p>32</text:p>
          </table:table-cell>
          <table:table-cell table:style-name="ce2" table:formula="of:=[.Y9]+ [.Y10]+ [.Y13]+ [.Y14]+ [.Y15]+[.Y24]+[.Y25]+[.Y26]" office:value-type="float" office:value="30" calcext:value-type="float">
            <text:p>30</text:p>
          </table:table-cell>
          <table:table-cell table:style-name="ce2" table:formula="of:=[.Z9]+ [.Z10]+ [.Z13]+ [.Z14]+ [.Z15]+[.Z24]+[.Z25]+[.Z26]" office:value-type="float" office:value="32" calcext:value-type="float">
            <text:p>32</text:p>
          </table:table-cell>
          <table:table-cell table:style-name="ce2" table:formula="of:=[.AA9]+ [.AA10]+ [.AA13]+ [.AA14]+ [.AA15]+[.AA24]+[.AA25]+[.AA26]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Raw 4 mean</text:p>
          </table:table-cell>
          <table:table-cell table:style-name="ce2" table:formula="of:=AVERAGE([.U31:.AA31])" office:value-type="float" office:value="29.5714285714286" calcext:value-type="float">
            <text:p>29.5714285714286</text:p>
          </table:table-cell>
          <table:table-cell/>
          <table:table-cell office:value-type="string" calcext:value-type="string">
            <text:p>Score/100 Domaine 4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99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7" office:value-type="string" calcext:value-type="string">
            <text:p>Musicothérapie</text:p>
          </table:table-cell>
          <table:table-cell table:style-name="ce4" office:value-type="string" calcext:value-type="string">
            <text:p>Meyer</text:p>
          </table:table-cell>
          <table:table-cell table:style-name="ce4" office:value-type="string" calcext:value-type="string">
            <text:p>Sving</text:p>
          </table:table-cell>
          <table:table-cell office:value-type="string" calcext:value-type="string">
            <text:p>Becher</text:p>
          </table:table-cell>
          <table:table-cell office:value-type="string" calcext:value-type="string">
            <text:p>Meissner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1" office:value-type="string" calcext:value-type="string">
            <text:p>Domain 1 Raw Score</text:p>
          </table:table-cell>
          <table:table-cell table:style-name="ce2" table:formula="of:=AVERAGE([.F28:.N28])" office:value-type="float" office:value="23.5555555555556" calcext:value-type="float">
            <text:p>23.5555555555556</text:p>
          </table:table-cell>
          <table:table-cell table:number-columns-repeated="12"/>
          <table:table-cell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1" office:value-type="string" calcext:value-type="string">
            <text:p>Domain 2 Raw Score</text:p>
          </table:table-cell>
          <table:table-cell table:style-name="ce2" table:formula="of:=AVERAGE([.F29:.N29])" office:value-type="float" office:value="20.4444444444444" calcext:value-type="float">
            <text:p>20.4444444444444</text:p>
          </table:table-cell>
          <table:table-cell table:number-columns-repeated="12"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1" office:value-type="string" calcext:value-type="string">
            <text:p>Domain 3 Raw Score</text:p>
          </table:table-cell>
          <table:table-cell table:style-name="ce2" table:formula="of:=AVERAGE([.F30:.N30])" office:value-type="float" office:value="8.33333333333333" calcext:value-type="float">
            <text:p>8.33333333333333</text:p>
          </table:table-cell>
          <table:table-cell table:number-columns-repeated="12"/>
          <table:table-cell table:style-name="ce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1" office:value-type="string" calcext:value-type="string">
            <text:p>Domain 4 Raw Score</text:p>
          </table:table-cell>
          <table:table-cell table:style-name="ce2" table:formula="of:=AVERAGE([.F31:.N31])" office:value-type="float" office:value="29.8888888888889" calcext:value-type="float">
            <text:p>29.8888888888889</text:p>
          </table:table-cell>
          <table:table-cell table:number-columns-repeated="12"/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style-name="ce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style-name="ce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style-name="ce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style-name="ce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style-name="ce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19"/>
          <table:table-cell table:style-name="ce2" table:formula="of:=(6-[.T37])+(6-[.T38])+ [.T44]+ [.T49]+[.T50]+[.T51]+[.T52]" office:value-type="float" office:value="27" calcext:value-type="float">
            <text:p>27</text:p>
          </table:table-cell>
          <table:table-cell table:style-name="ce2" table:formula="of:=(6-[.U37])+(6-[.U38])+ [.U44]+ [.U49]+[.U50]+[.U51]+[.U52]" office:value-type="float" office:value="25" calcext:value-type="float">
            <text:p>25</text:p>
          </table:table-cell>
          <table:table-cell table:style-name="ce13" table:formula="of:=(6-[.V37])+(6-[.V38])+ [.V44]+ [.V49]+[.V50]+[.V51]+[.V52]" office:value-type="float" office:value="12" calcext:value-type="float">
            <text:p>12</text:p>
          </table:table-cell>
          <table:table-cell table:style-name="ce13" table:formula="of:=(6-[.W37])+(6-[.W38])+ [.W44]+ [.W49]+[.W50]+[.W51]+[.W52]" office:value-type="float" office:value="12" calcext:value-type="float">
            <text:p>12</text:p>
          </table:table-cell>
          <table:table-cell/>
          <table:table-cell table:style-name="ce5" office:value-type="string" calcext:value-type="string">
            <text:p>Raw 1 mean</text:p>
          </table:table-cell>
          <table:table-cell table:style-name="ce2" table:formula="of:=AVERAGE([.T61:.U61])" office:value-type="float" office:value="26" calcext:value-type="float">
            <text:p>26</text:p>
          </table:table-cell>
          <table:table-cell/>
          <table:table-cell table:style-name="ce3" office:value-type="string" calcext:value-type="string">
            <text:p>Score/100 Domaine 1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994"/>
        </table:table-row>
        <table:table-row table:style-name="ro1">
          <table:table-cell table:number-columns-repeated="19"/>
          <table:table-cell table:style-name="ce2" table:formula="of:=[.T39]+[.T40]+ [.T41]+ [.T45]+[.T53]+(6-[.T60])" office:value-type="float" office:value="23" calcext:value-type="float">
            <text:p>23</text:p>
          </table:table-cell>
          <table:table-cell table:style-name="ce2" table:formula="of:=[.U39]+[.U40]+ [.U41]+ [.U45]+[.U53]+(6-[.U60])" office:value-type="float" office:value="19" calcext:value-type="float">
            <text:p>19</text:p>
          </table:table-cell>
          <table:table-cell table:style-name="ce13" table:formula="of:=[.V39]+[.V40]+ [.V41]+ [.V45]+[.V53]+(6-[.V60])" office:value-type="float" office:value="6" calcext:value-type="float">
            <text:p>6</text:p>
          </table:table-cell>
          <table:table-cell table:style-name="ce13" table:formula="of:=[.W39]+[.W40]+ [.W41]+ [.W45]+[.W53]+(6-[.W60])"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Raw 2 mean</text:p>
          </table:table-cell>
          <table:table-cell table:style-name="ce2" table:formula="of:=AVERAGE([.T62:.U62])" office:value-type="float" office:value="21" calcext:value-type="float">
            <text:p>21</text:p>
          </table:table-cell>
          <table:table-cell/>
          <table:table-cell table:style-name="ce3" office:value-type="string" calcext:value-type="string">
            <text:p>Score/100 Domaine 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994"/>
        </table:table-row>
        <table:table-row table:style-name="ro1">
          <table:table-cell table:number-columns-repeated="19"/>
          <table:table-cell table:style-name="ce2" table:formula="of:=[.T54] + [.T55] + [.T56]" office:value-type="float" office:value="10" calcext:value-type="float">
            <text:p>10</text:p>
          </table:table-cell>
          <table:table-cell table:style-name="ce2" table:formula="of:=[.U54] + [.U55] + [.U56]" office:value-type="float" office:value="8" calcext:value-type="float">
            <text:p>8</text:p>
          </table:table-cell>
          <table:table-cell table:style-name="ce13" table:formula="of:=[.V54] + [.V55] + [.V56]" office:value-type="float" office:value="0" calcext:value-type="float">
            <text:p>0</text:p>
          </table:table-cell>
          <table:table-cell table:style-name="ce13" table:formula="of:=[.W54] + [.W55] + [.W56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Raw 3 mean</text:p>
          </table:table-cell>
          <table:table-cell table:style-name="ce2" table:formula="of:=AVERAGE([.T63:.U63])" office:value-type="float" office:value="9" calcext:value-type="float">
            <text:p>9</text:p>
          </table:table-cell>
          <table:table-cell/>
          <table:table-cell table:style-name="ce3" office:value-type="string" calcext:value-type="string">
            <text:p>Score/100 Domaine 3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994"/>
        </table:table-row>
        <table:table-row table:style-name="ro1">
          <table:table-cell table:number-columns-repeated="19"/>
          <table:table-cell table:style-name="ce2" table:formula="of:=[.T42]+ [.T43]+ [.T46]+ [.T47]+ [.T48]+[.T57]+[.T58]+[.T59]" office:value-type="float" office:value="32" calcext:value-type="float">
            <text:p>32</text:p>
          </table:table-cell>
          <table:table-cell table:style-name="ce2" table:formula="of:=[.U42]+ [.U43]+ [.U46]+ [.U47]+ [.U48]+[.U57]+[.U58]+[.U59]" office:value-type="float" office:value="30" calcext:value-type="float">
            <text:p>30</text:p>
          </table:table-cell>
          <table:table-cell table:style-name="ce13" table:formula="of:=[.V42]+ [.V43]+ [.V46]+ [.V47]+ [.V48]+[.V57]+[.V58]+[.V59]" office:value-type="float" office:value="0" calcext:value-type="float">
            <text:p>0</text:p>
          </table:table-cell>
          <table:table-cell table:style-name="ce13" table:formula="of:=[.W42]+ [.W43]+ [.W46]+ [.W47]+ [.W48]+[.W57]+[.W58]+[.W59]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Raw 4 mean</text:p>
          </table:table-cell>
          <table:table-cell table:style-name="ce2" table:formula="of:=AVERAGE([.T64:.U64])" office:value-type="float" office:value="31" calcext:value-type="float">
            <text:p>31</text:p>
          </table:table-cell>
          <table:table-cell/>
          <table:table-cell table:style-name="ce3" office:value-type="string" calcext:value-type="string">
            <text:p>Score/100 Domaine 4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99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s WHOQOL" table:style-name="ta3">
        <table:table-column table:style-name="co6" table:default-cell-style-name="Default"/>
        <table:table-column table:style-name="co3" table:number-columns-repeated="102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FORE</text:p>
          </table:table-cell>
          <table:table-cell table:style-name="ce3" office:value-type="float" office:value="22.75" calcext:value-type="float">
            <text:p>22.75</text:p>
          </table:table-cell>
          <table:table-cell office:value-type="float" office:value="18" calcext:value-type="float">
            <text:p>18</text:p>
          </table:table-cell>
          <table:table-cell office:value-type="float" office:value="9.25" calcext:value-type="float">
            <text:p>9.25</text:p>
          </table:table-cell>
          <table:table-cell office:value-type="float" office:value="30.125" calcext:value-type="float">
            <text:p>30.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FTER</text:p>
          </table:table-cell>
          <table:table-cell office:value-type="float" office:value="23.125" calcext:value-type="float">
            <text:p>23.125</text:p>
          </table:table-cell>
          <table:table-cell office:value-type="float" office:value="20.125" calcext:value-type="float">
            <text:p>20.125</text:p>
          </table:table-cell>
          <table:table-cell office:value-type="float" office:value="8.125" calcext:value-type="float">
            <text:p>8.125</text:p>
          </table:table-cell>
          <table:table-cell office:value-type="float" office:value="29.625" calcext:value-type="float">
            <text:p>29.625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string" calcext:value-type="string">
            <text:p>Sving</text:p>
          </table:table-cell>
          <table:table-cell table:style-name="ce22" office:value-type="string" calcext:value-type="string">
            <text:p>Huser</text:p>
          </table:table-cell>
          <table:table-cell table:style-name="ce22" office:value-type="string" calcext:value-type="string">
            <text:p>Wallimann</text:p>
          </table:table-cell>
          <table:table-cell table:style-name="ce22" office:value-type="string" calcext:value-type="string">
            <text:p>Brüderlin</text:p>
          </table:table-cell>
          <table:table-cell table:style-name="ce22" office:value-type="string" calcext:value-type="string">
            <text:p>Schaffner</text:p>
          </table:table-cell>
          <table:table-cell table:style-name="ce22" office:value-type="string" calcext:value-type="string">
            <text:p>Ewald Maier</text:p>
          </table:table-cell>
          <table:table-cell table:style-name="ce22" office:value-type="string" calcext:value-type="string">
            <text:p>Fellmann</text:p>
          </table:table-cell>
          <table:table-cell table:style-name="ce26" office:value-type="string" calcext:value-type="string">
            <text:p>Lehmann</text:p>
          </table:table-cell>
          <table:table-cell table:style-name="ce28" office:value-type="string" calcext:value-type="string">
            <text:p>Sving</text:p>
          </table:table-cell>
          <table:table-cell table:style-name="ce30" office:value-type="string" calcext:value-type="string">
            <text:p>Huser</text:p>
          </table:table-cell>
          <table:table-cell table:style-name="ce30" office:value-type="string" calcext:value-type="string">
            <text:p>Wallimann</text:p>
          </table:table-cell>
          <table:table-cell table:style-name="ce30" office:value-type="string" calcext:value-type="string">
            <text:p>Brüderlin</text:p>
          </table:table-cell>
          <table:table-cell table:style-name="ce30" office:value-type="string" calcext:value-type="string">
            <text:p>Schaffner</text:p>
          </table:table-cell>
          <table:table-cell table:style-name="ce30" office:value-type="string" calcext:value-type="string">
            <text:p>Ewald Maier</text:p>
          </table:table-cell>
          <table:table-cell table:style-name="ce30" office:value-type="string" calcext:value-type="string">
            <text:p>Fellmann</text:p>
          </table:table-cell>
          <table:table-cell table:style-name="ce31" office:value-type="string" calcext:value-type="string">
            <text:p>Lehmann</text:p>
          </table:table-cell>
          <table:table-cell/>
          <table:table-cell table:style-name="ce33" office:value-type="string" calcext:value-type="string">
            <text:p>Meyer</text:p>
          </table:table-cell>
          <table:table-cell table:style-name="ce9" office:value-type="string" calcext:value-type="string">
            <text:p>Meyer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Before</text:p>
          </table:table-cell>
          <table:table-cell table:number-columns-repeated="6" table:style-name="ce23" office:value-type="string" calcext:value-type="string">
            <text:p>Before</text:p>
          </table:table-cell>
          <table:table-cell table:style-name="ce27" office:value-type="string" calcext:value-type="string">
            <text:p>Before</text:p>
          </table:table-cell>
          <table:table-cell table:style-name="ce29" office:value-type="string" calcext:value-type="string">
            <text:p>After</text:p>
          </table:table-cell>
          <table:table-cell table:number-columns-repeated="6" table:style-name="ce25" office:value-type="string" calcext:value-type="string">
            <text:p>After</text:p>
          </table:table-cell>
          <table:table-cell table:style-name="ce32" office:value-type="string" calcext:value-type="string">
            <text:p>After</text:p>
          </table:table-cell>
          <table:table-cell/>
          <table:table-cell table:style-name="ce34" office:value-type="string" calcext:value-type="string">
            <text:p>Before</text:p>
          </table:table-cell>
          <table:table-cell table:style-name="ce11" office:value-type="string" calcext:value-type="string">
            <text:p>After</text:p>
          </table:table-cell>
          <table:table-cell table:number-columns-repeated="1004"/>
        </table:table-row>
        <table:table-row table:style-name="ro1">
          <table:table-cell table:style-name="ce16" office:value-type="string" calcext:value-type="string">
            <text:p>Domain 1 Raw Score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 table:style-name="ce16" office:value-type="string" calcext:value-type="string">
            <text:p>Domain 2 Raw Scor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 table:style-name="ce16" office:value-type="string" calcext:value-type="string">
            <text:p>Domain 3 Raw Scor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04"/>
        </table:table-row>
        <table:table-row table:style-name="ro1">
          <table:table-cell table:style-name="ce16" office:value-type="string" calcext:value-type="string">
            <text:p>Domain 4 Raw Score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ving</text:p>
          </table:table-cell>
          <table:table-cell table:style-name="ce21" office:value-type="string" calcext:value-type="string">
            <text:p>Before</text:p>
          </table:table-cell>
          <table:table-cell table:style-name="ce24" office:value-type="string" calcext:value-type="string">
            <text:p>After</text:p>
          </table:table-cell>
          <table:table-cell/>
          <table:table-cell office:value-type="string" calcext:value-type="string">
            <text:p>Huser</text:p>
          </table:table-cell>
          <table:table-cell table:style-name="ce23" office:value-type="string" calcext:value-type="string">
            <text:p>Before</text:p>
          </table:table-cell>
          <table:table-cell table:style-name="ce25" office:value-type="string" calcext:value-type="string">
            <text:p>After</text:p>
          </table:table-cell>
          <table:table-cell/>
          <table:table-cell office:value-type="string" calcext:value-type="string">
            <text:p>Wallimann</text:p>
          </table:table-cell>
          <table:table-cell table:style-name="ce23" office:value-type="string" calcext:value-type="string">
            <text:p>Before</text:p>
          </table:table-cell>
          <table:table-cell table:style-name="ce25" office:value-type="string" calcext:value-type="string">
            <text:p>After</text:p>
          </table:table-cell>
          <table:table-cell/>
          <table:table-cell office:value-type="string" calcext:value-type="string">
            <text:p>Brüderlin</text:p>
          </table:table-cell>
          <table:table-cell table:style-name="ce23" office:value-type="string" calcext:value-type="string">
            <text:p>Before</text:p>
          </table:table-cell>
          <table:table-cell table:style-name="ce25" office:value-type="string" calcext:value-type="string">
            <text:p>After</text:p>
          </table:table-cell>
          <table:table-cell/>
          <table:table-cell office:value-type="string" calcext:value-type="string">
            <text:p>Schaffner</text:p>
          </table:table-cell>
          <table:table-cell table:style-name="ce23" office:value-type="string" calcext:value-type="string">
            <text:p>Before</text:p>
          </table:table-cell>
          <table:table-cell table:style-name="ce25" office:value-type="string" calcext:value-type="string">
            <text:p>After</text:p>
          </table:table-cell>
          <table:table-cell/>
          <table:table-cell office:value-type="string" calcext:value-type="string">
            <text:p>Maier</text:p>
          </table:table-cell>
          <table:table-cell table:style-name="ce23" office:value-type="string" calcext:value-type="string">
            <text:p>Before</text:p>
          </table:table-cell>
          <table:table-cell table:style-name="ce25" office:value-type="string" calcext:value-type="string">
            <text:p>After</text:p>
          </table:table-cell>
          <table:table-cell/>
          <table:table-cell office:value-type="string" calcext:value-type="string">
            <text:p>Fellmann</text:p>
          </table:table-cell>
          <table:table-cell table:style-name="ce23" office:value-type="string" calcext:value-type="string">
            <text:p>Before</text:p>
          </table:table-cell>
          <table:table-cell table:style-name="ce25" office:value-type="string" calcext:value-type="string">
            <text:p>After</text:p>
          </table:table-cell>
          <table:table-cell/>
          <table:table-cell office:value-type="string" calcext:value-type="string">
            <text:p>Lehmann</text:p>
          </table:table-cell>
          <table:table-cell table:style-name="ce23" office:value-type="string" calcext:value-type="string">
            <text:p>Before</text:p>
          </table:table-cell>
          <table:table-cell table:style-name="ce25" office:value-type="string" calcext:value-type="string">
            <text:p>After</text:p>
          </table:table-cell>
          <table:table-cell/>
          <table:table-cell office:value-type="string" calcext:value-type="string">
            <text:p>Meyer</text:p>
          </table:table-cell>
          <table:table-cell table:style-name="ce23" office:value-type="string" calcext:value-type="string">
            <text:p>Before</text:p>
          </table:table-cell>
          <table:table-cell table:style-name="ce25" office:value-type="string" calcext:value-type="string">
            <text:p>After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omain 1 Raw Score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omain 1 Raw Scor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omain 1 Raw Score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omain 1 Raw Score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omain 1 Raw Score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omain 1 Raw Score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Domain 1 Raw Score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omain 1 Raw Score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omain 1 Raw Scor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omain 2 Raw Score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office:value-type="string" calcext:value-type="string">
            <text:p>Domain 2 Raw Scor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omain 2 Raw Score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omain 2 Raw Score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omain 2 Raw Score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Domain 2 Raw Score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omain 2 Raw Score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omain 2 Raw Score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omain 2 Raw Scor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omain 3 Raw Score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Domain 3 Raw Score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omain 3 Raw Scor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omain 3 Raw Scor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omain 3 Raw Score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Domain 3 Raw Scor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main 3 Raw Score</text:p>
          </table:table-cell>
          <table:table-cell table:number-columns-repeated="2" office:value-type="float" office:value="11" calcext:value-type="float">
            <text:p>11</text:p>
          </table:table-cell>
          <table:table-cell/>
          <table:table-cell office:value-type="string" calcext:value-type="string">
            <text:p>Domain 3 Raw Scor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main 3 Raw Scor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omain 4 Raw Score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omain 4 Raw Score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omain 4 Raw Score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main 4 Raw Score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omain 4 Raw Score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omain 4 Raw Score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omain 4 Raw Score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Domain 4 Raw Score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omain 4 Raw Scor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>
            <draw:frame table:end-cell-address="'Graphs WHOQOL'.D26" table:end-x="1.4mm" table:end-y="3.34mm" draw:z-index="0" draw:name="Chart 7" draw:style-name="gr1" draw:text-style-name="P1" svg:width="87.65mm" svg:height="57.32mm" svg:x="0mm" svg:y="2.47mm">
              <loext:p draw:notify-on-update-of-ranges="'Graphs WHOQOL'.A12:'Graphs WHOQOL'.A15 'Graphs WHOQOL'.B11:'Graphs WHOQOL'.B11 'Graphs WHOQOL'.B12:'Graphs WHOQOL'.B15 'Graphs WHOQOL'.C11:'Graphs WHOQOL'.C11 'Graphs WHOQOL'.C12:'Graphs WHOQOL'.C15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'Graphs WHOQOL'.H26" table:end-x="9.87mm" table:end-y="3.34mm" draw:z-index="1" draw:name="Chart 8" draw:style-name="gr1" draw:text-style-name="P1" svg:width="92.21mm" svg:height="57.32mm" svg:x="7.76mm" svg:y="2.47mm">
              <loext:p draw:notify-on-update-of-ranges="'Graphs WHOQOL'.E12:'Graphs WHOQOL'.E15 'Graphs WHOQOL'.F11:'Graphs WHOQOL'.F11 'Graphs WHOQOL'.F12:'Graphs WHOQOL'.F15 'Graphs WHOQOL'.G11:'Graphs WHOQOL'.G11 'Graphs WHOQOL'.G12:'Graphs WHOQOL'.G15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3"/>
          <table:table-cell>
            <draw:frame table:end-cell-address="'Graphs WHOQOL'.L26" table:end-x="13.75mm" table:end-y="2.82mm" draw:z-index="2" draw:name="Chart 9" draw:style-name="gr1" draw:text-style-name="P1" svg:width="87.62mm" svg:height="56.62mm" svg:x="16.23mm" svg:y="2.65mm">
              <loext:p draw:notify-on-update-of-ranges="'Graphs WHOQOL'.I12:'Graphs WHOQOL'.I15 'Graphs WHOQOL'.J11:'Graphs WHOQOL'.J11 'Graphs WHOQOL'.J12:'Graphs WHOQOL'.J15 'Graphs WHOQOL'.K11:'Graphs WHOQOL'.K11 'Graphs WHOQOL'.K12:'Graphs WHOQOL'.K15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3"/>
          <table:table-cell>
            <draw:frame table:end-cell-address="'Graphs WHOQOL'.P26" table:end-x="5.63mm" table:end-y="3.98mm" draw:z-index="3" draw:name="Chart 10" draw:style-name="gr1" draw:text-style-name="P1" svg:width="74.33mm" svg:height="58.2mm" svg:x="21.4mm" svg:y="2.23mm">
              <loext:p draw:notify-on-update-of-ranges="'Graphs WHOQOL'.M12:'Graphs WHOQOL'.M15 'Graphs WHOQOL'.N11:'Graphs WHOQOL'.N11 'Graphs WHOQOL'.N12:'Graphs WHOQOL'.N15 'Graphs WHOQOL'.O11:'Graphs WHOQOL'.O11 'Graphs WHOQOL'.O12:'Graphs WHOQOL'.O15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3"/>
          <table:table-cell>
            <draw:frame table:end-cell-address="'Graphs WHOQOL'.T26" table:end-x="5.16mm" table:end-y="4.46mm" draw:z-index="4" draw:name="Chart 11" draw:style-name="gr1" draw:text-style-name="P1" svg:width="77.15mm" svg:height="57.73mm" svg:x="18.11mm" svg:y="3.18mm">
              <loext:p draw:notify-on-update-of-ranges="'Graphs WHOQOL'.Q12:'Graphs WHOQOL'.Q15 'Graphs WHOQOL'.R11:'Graphs WHOQOL'.R11 'Graphs WHOQOL'.R12:'Graphs WHOQOL'.R15 'Graphs WHOQOL'.S11:'Graphs WHOQOL'.S11 'Graphs WHOQOL'.S12:'Graphs WHOQOL'.S15"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3"/>
          <table:table-cell>
            <draw:frame table:end-cell-address="'Graphs WHOQOL'.X27" table:end-x="8.22mm" table:end-y="0.69mm" draw:z-index="5" draw:name="Chart 12" draw:style-name="gr1" draw:text-style-name="P1" svg:width="81.15mm" svg:height="60.08mm" svg:x="17.17mm" svg:y="2.7mm">
              <loext:p draw:notify-on-update-of-ranges="'Graphs WHOQOL'.U12:'Graphs WHOQOL'.U15 'Graphs WHOQOL'.V11:'Graphs WHOQOL'.V11 'Graphs WHOQOL'.V12:'Graphs WHOQOL'.V15 'Graphs WHOQOL'.W11:'Graphs WHOQOL'.W11 'Graphs WHOQOL'.W12:'Graphs WHOQOL'.W15"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3"/>
          <table:table-cell>
            <draw:frame table:end-cell-address="'Graphs WHOQOL'.AB26" table:end-x="6.11mm" table:end-y="4.93mm" draw:z-index="6" draw:name="Chart 14" draw:style-name="gr1" draw:text-style-name="P1" svg:width="79.51mm" svg:height="57.5mm" svg:x="16.7mm" svg:y="3.88mm">
              <loext:p draw:notify-on-update-of-ranges="'Graphs WHOQOL'.Y12:'Graphs WHOQOL'.Y15 'Graphs WHOQOL'.Z11:'Graphs WHOQOL'.Z11 'Graphs WHOQOL'.Z12:'Graphs WHOQOL'.Z15 'Graphs WHOQOL'.AA11:'Graphs WHOQOL'.AA11 'Graphs WHOQOL'.AA12:'Graphs WHOQOL'.AA15"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3"/>
          <table:table-cell>
            <draw:frame table:end-cell-address="'Graphs WHOQOL'.AF26" table:end-x="10.34mm" table:end-y="5.02mm" draw:z-index="7" draw:name="Chart 15" draw:style-name="gr1" draw:text-style-name="P1" svg:width="82.8mm" svg:height="56.97mm" svg:x="17.64mm" svg:y="4.5mm">
              <loext:p draw:notify-on-update-of-ranges="'Graphs WHOQOL'.AC12:'Graphs WHOQOL'.AC15 'Graphs WHOQOL'.AD11:'Graphs WHOQOL'.AD11 'Graphs WHOQOL'.AD12:'Graphs WHOQOL'.AD15 'Graphs WHOQOL'.AE11:'Graphs WHOQOL'.AE11 'Graphs WHOQOL'.AE12:'Graphs WHOQOL'.AE15"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3"/>
          <table:table-cell>
            <draw:frame table:end-cell-address="'Graphs WHOQOL'.AJ26" table:end-x="18.43mm" table:end-y="4.53mm" draw:z-index="8" draw:name="Chart 13" draw:style-name="gr1" draw:text-style-name="P1" svg:width="86.47mm" svg:height="57.77mm" svg:x="22.05mm" svg:y="3.21mm">
              <loext:p draw:notify-on-update-of-ranges="'Graphs WHOQOL'.AG12:'Graphs WHOQOL'.AG15 'Graphs WHOQOL'.AH11:'Graphs WHOQOL'.AH11 'Graphs WHOQOL'.AH12:'Graphs WHOQOL'.AH15 'Graphs WHOQOL'.AI11:'Graphs WHOQOL'.AI11 'Graphs WHOQOL'.AI12:'Graphs WHOQOL'.AI15"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992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5">
          <table:table-cell table:style-name="ce17" table:number-columns-repeated="10"/>
          <table:table-cell table:number-columns-repeated="1014"/>
        </table:table-row>
        <table:table-row table:style-name="ro1" table:number-rows-repeated="8">
          <table:table-cell table:style-name="ce18" table:number-columns-repeated="10"/>
          <table:table-cell table:number-columns-repeated="1014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wing" table:style-name="ta4">
        <office:forms form:automatic-focus="false" form:apply-design-mode="false"/>
        <table:table-column table:style-name="co7" table:default-cell-style-name="Default"/>
        <table:table-column table:style-name="co3" table:number-columns-repeated="1023" table:default-cell-style-name="Default"/>
        <table:table-row table:style-name="ro1">
          <table:table-cell office:value-type="string" calcext:value-type="string">
            <text:p>OD after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>
            <draw:frame table:end-cell-address="Swing.W17" table:end-x="21.44mm" table:end-y="4.79mm" draw:z-index="0" draw:name="Chart 6" draw:style-name="gr1" draw:text-style-name="P1" svg:width="156.59mm" svg:height="96.15mm" svg:x="0mm" svg:y="0mm">
              <loext:p draw:notify-on-update-of-ranges="Swing.B1:Swing.P1 Swing.A2:Swing.A2 Swing.B2:Swing.P2 Swing.B1:Swing.P1 Swing.A3:Swing.A3 Swing.B3:Swing.P3"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7"/>
          <table:table-cell table:style-name="ce3" office:value-type="string" calcext:value-type="string">
            <text:p>OG before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984"/>
        </table:table-row>
        <table:table-row table:style-name="ro1">
          <table:table-cell table:style-name="ce18" office:value-type="string" calcext:value-type="string">
            <text:p>Ca (dB)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ce3" office:value-type="string" calcext:value-type="string">
            <text:p>Ca (dB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table:style-name="ce18" office:value-type="string" calcext:value-type="string">
            <text:p>Co (dB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office:value-type="string" calcext:value-type="string">
            <text:p>OD before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8"/>
          <table:table-cell table:style-name="ce3" office:value-type="string" calcext:value-type="string">
            <text:p>OG after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984"/>
        </table:table-row>
        <table:table-row table:style-name="ro1">
          <table:table-cell table:style-name="ce18" office:value-type="string" calcext:value-type="string">
            <text:p>Ca (dB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3" office:value-type="string" calcext:value-type="string">
            <text:p>Ca (dB)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table:style-name="ce18" office:value-type="string" calcext:value-type="string">
            <text:p>Co (dB)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84"/>
        </table:table-row>
        <table:table-row table:style-name="ro1">
          <table:table-cell table:style-name="ce18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1">
          <table:table-cell table:style-name="ce18"/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8"/>
          <table:table-cell table:style-name="ce37" office:value-type="string" calcext:value-type="string">
            <text:p>OG moyenne avant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750" calcext:value-type="float">
            <text:p>750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250" calcext:value-type="float">
            <text:p>1250</text:p>
          </table:table-cell>
          <table:table-cell table:style-name="ce41" office:value-type="float" office:value="1500" calcext:value-type="float">
            <text:p>1500</text:p>
          </table:table-cell>
          <table:table-cell table:style-name="ce41" office:value-type="float" office:value="1750" calcext:value-type="float">
            <text:p>1750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500" calcext:value-type="float">
            <text:p>2500</text:p>
          </table:table-cell>
          <table:table-cell table:style-name="ce41" office:value-type="float" office:value="3000" calcext:value-type="float">
            <text:p>3000</text:p>
          </table:table-cell>
          <table:table-cell table:style-name="ce41" office:value-type="float" office:value="4000" calcext:value-type="float">
            <text:p>4000</text:p>
          </table:table-cell>
          <table:table-cell table:style-name="ce41" office:value-type="float" office:value="5000" calcext:value-type="float">
            <text:p>5000</text:p>
          </table:table-cell>
          <table:table-cell table:style-name="ce41" office:value-type="float" office:value="6000" calcext:value-type="float">
            <text:p>6000</text:p>
          </table:table-cell>
          <table:table-cell table:style-name="ce44" office:value-type="float" office:value="8000" calcext:value-type="float">
            <text:p>8000</text:p>
          </table:table-cell>
          <table:table-cell table:number-columns-repeated="984"/>
        </table:table-row>
        <table:table-row table:style-name="ro1">
          <table:table-cell table:style-name="ce18" office:value-type="string" calcext:value-type="string">
            <text:p>Ca aft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ce38" office:value-type="string" calcext:value-type="string">
            <text:p>Ca (dB)</text:p>
          </table:table-cell>
          <table:table-cell table:style-name="ce42" table:formula="of:=AVERAGE([.B6];[.Z2])" office:value-type="float" office:value="1" calcext:value-type="float">
            <text:p>1</text:p>
          </table:table-cell>
          <table:table-cell table:style-name="ce42" table:formula="of:=AVERAGE([.C6];[.AA2])" office:value-type="float" office:value="1" calcext:value-type="float">
            <text:p>1</text:p>
          </table:table-cell>
          <table:table-cell table:style-name="ce42" table:formula="of:=AVERAGE([.D6];[.AB2])" office:value-type="float" office:value="0" calcext:value-type="float">
            <text:p>0</text:p>
          </table:table-cell>
          <table:table-cell table:style-name="ce42" table:formula="of:=AVERAGE([.E6];[.AC2])" office:value-type="float" office:value="0" calcext:value-type="float">
            <text:p>0</text:p>
          </table:table-cell>
          <table:table-cell table:style-name="ce42" table:formula="of:=AVERAGE([.F6];[.AD2])" office:value-type="float" office:value="0" calcext:value-type="float">
            <text:p>0</text:p>
          </table:table-cell>
          <table:table-cell table:style-name="ce42" table:formula="of:=AVERAGE([.G6];[.AE2])" office:value-type="float" office:value="-0.5" calcext:value-type="float">
            <text:p>-0.5</text:p>
          </table:table-cell>
          <table:table-cell table:style-name="ce42" table:formula="of:=AVERAGE([.H6];[.AF2])" office:value-type="float" office:value="0.5" calcext:value-type="float">
            <text:p>0.5</text:p>
          </table:table-cell>
          <table:table-cell table:style-name="ce42" table:formula="of:=AVERAGE([.I6];[.AG2])" office:value-type="float" office:value="0" calcext:value-type="float">
            <text:p>0</text:p>
          </table:table-cell>
          <table:table-cell table:style-name="ce42" table:formula="of:=AVERAGE([.J6];[.AH2])" office:value-type="float" office:value="0.5" calcext:value-type="float">
            <text:p>0.5</text:p>
          </table:table-cell>
          <table:table-cell table:style-name="ce42" table:formula="of:=AVERAGE([.K6];[.AI2])" office:value-type="float" office:value="0" calcext:value-type="float">
            <text:p>0</text:p>
          </table:table-cell>
          <table:table-cell table:style-name="ce42" table:formula="of:=AVERAGE([.L6];[.AJ2])" office:value-type="float" office:value="2" calcext:value-type="float">
            <text:p>2</text:p>
          </table:table-cell>
          <table:table-cell table:style-name="ce42" table:formula="of:=AVERAGE([.M6];[.AK2])" office:value-type="float" office:value="2.5" calcext:value-type="float">
            <text:p>2.5</text:p>
          </table:table-cell>
          <table:table-cell table:style-name="ce42" table:formula="of:=AVERAGE([.N6];[.AL2])" office:value-type="float" office:value="3" calcext:value-type="float">
            <text:p>3</text:p>
          </table:table-cell>
          <table:table-cell table:style-name="ce42" table:formula="of:=AVERAGE([.O6];[.AM2])" office:value-type="float" office:value="4" calcext:value-type="float">
            <text:p>4</text:p>
          </table:table-cell>
          <table:table-cell table:style-name="ce45" table:formula="of:=AVERAGE([.P6];[.AN2])" office:value-type="float" office:value="5" calcext:value-type="float">
            <text:p>5</text:p>
          </table:table-cell>
          <table:table-cell table:number-columns-repeated="984"/>
        </table:table-row>
        <table:table-row table:style-name="ro2">
          <table:table-cell table:style-name="ce18" office:value-type="string" calcext:value-type="string">
            <text:p>Ca bef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39" office:value-type="string" calcext:value-type="string">
            <text:p>Co (dB)</text:p>
          </table:table-cell>
          <table:table-cell table:style-name="ce43"/>
          <table:table-cell table:style-name="ce43" table:formula="of:=AVERAGE([.C7];[.AA3])" office:value-type="float" office:value="4" calcext:value-type="float">
            <text:p>4</text:p>
          </table:table-cell>
          <table:table-cell table:style-name="ce43" table:formula="of:=AVERAGE([.D7];[.AB3])" office:value-type="float" office:value="4" calcext:value-type="float">
            <text:p>4</text:p>
          </table:table-cell>
          <table:table-cell table:style-name="ce43" table:formula="of:=AVERAGE([.E7];[.AC3])" office:value-type="float" office:value="3.5" calcext:value-type="float">
            <text:p>3.5</text:p>
          </table:table-cell>
          <table:table-cell table:style-name="ce43" table:formula="of:=AVERAGE([.F7];[.AD3])" office:value-type="float" office:value="3.5" calcext:value-type="float">
            <text:p>3.5</text:p>
          </table:table-cell>
          <table:table-cell table:style-name="ce43" table:formula="of:=AVERAGE([.G7];[.AE3])" office:value-type="float" office:value="4.5" calcext:value-type="float">
            <text:p>4.5</text:p>
          </table:table-cell>
          <table:table-cell table:style-name="ce43" table:formula="of:=AVERAGE([.H7];[.AF3])" office:value-type="float" office:value="4" calcext:value-type="float">
            <text:p>4</text:p>
          </table:table-cell>
          <table:table-cell table:style-name="ce43" table:formula="of:=AVERAGE([.I7];[.AG3])" office:value-type="float" office:value="3" calcext:value-type="float">
            <text:p>3</text:p>
          </table:table-cell>
          <table:table-cell table:style-name="ce43" table:formula="of:=AVERAGE([.J7];[.AH3])" office:value-type="float" office:value="3.5" calcext:value-type="float">
            <text:p>3.5</text:p>
          </table:table-cell>
          <table:table-cell table:style-name="ce43" table:formula="of:=AVERAGE([.K7];[.AI3])" office:value-type="float" office:value="3" calcext:value-type="float">
            <text:p>3</text:p>
          </table:table-cell>
          <table:table-cell table:style-name="ce43" table:formula="of:=AVERAGE([.L7];[.AJ3])" office:value-type="float" office:value="3" calcext:value-type="float">
            <text:p>3</text:p>
          </table:table-cell>
          <table:table-cell table:style-name="ce43" table:formula="of:=AVERAGE([.M7];[.AK3])" office:value-type="float" office:value="1.5" calcext:value-type="float">
            <text:p>1.5</text:p>
          </table:table-cell>
          <table:table-cell table:style-name="ce43" table:formula="of:=AVERAGE([.N7];[.AL3])" office:value-type="float" office:value="1.5" calcext:value-type="float">
            <text:p>1.5</text:p>
          </table:table-cell>
          <table:table-cell table:style-name="ce43" table:formula="of:=AVERAGE([.O7];[.AM3])" office:value-type="float" office:value="1" calcext:value-type="float">
            <text:p>1</text:p>
          </table:table-cell>
          <table:table-cell table:style-name="ce46" table:formula="of:=AVERAGE([.P7];[.AN3])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style-name="ce18" office:value-type="string" calcext:value-type="string">
            <text:p>Co af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style-name="ce18" office:value-type="string" calcext:value-type="string">
            <text:p>Co befor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18"/>
          <table:table-cell table:number-columns-repeated="23"/>
          <table:table-cell table:style-name="ce37" office:value-type="string" calcext:value-type="string">
            <text:p>OG moyenne après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750" calcext:value-type="float">
            <text:p>750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250" calcext:value-type="float">
            <text:p>1250</text:p>
          </table:table-cell>
          <table:table-cell table:style-name="ce41" office:value-type="float" office:value="1500" calcext:value-type="float">
            <text:p>1500</text:p>
          </table:table-cell>
          <table:table-cell table:style-name="ce41" office:value-type="float" office:value="1750" calcext:value-type="float">
            <text:p>1750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500" calcext:value-type="float">
            <text:p>2500</text:p>
          </table:table-cell>
          <table:table-cell table:style-name="ce41" office:value-type="float" office:value="3000" calcext:value-type="float">
            <text:p>3000</text:p>
          </table:table-cell>
          <table:table-cell table:style-name="ce41" office:value-type="float" office:value="4000" calcext:value-type="float">
            <text:p>4000</text:p>
          </table:table-cell>
          <table:table-cell table:style-name="ce41" office:value-type="float" office:value="5000" calcext:value-type="float">
            <text:p>5000</text:p>
          </table:table-cell>
          <table:table-cell table:style-name="ce41" office:value-type="float" office:value="6000" calcext:value-type="float">
            <text:p>6000</text:p>
          </table:table-cell>
          <table:table-cell table:style-name="ce44" office:value-type="float" office:value="8000" calcext:value-type="float">
            <text:p>8000</text:p>
          </table:table-cell>
          <table:table-cell table:number-columns-repeated="984"/>
        </table:table-row>
        <table:table-row table:style-name="ro1">
          <table:table-cell table:style-name="ce18"/>
          <table:table-cell office:value-type="string" calcext:value-type="string">
            <text:p>Différence Ca </text:p>
          </table:table-cell>
          <table:table-cell table:formula="of:=AVERAGE([.B11:.P11]) - AVERAGE([.B12:.P12])" office:value-type="float" office:value="0.533333333333333" calcext:value-type="float">
            <text:p>0.533333333333333</text:p>
          </table:table-cell>
          <table:table-cell table:number-columns-repeated="21"/>
          <table:table-cell table:style-name="ce38" office:value-type="string" calcext:value-type="string">
            <text:p>Ca (dB)</text:p>
          </table:table-cell>
          <table:table-cell table:style-name="ce42" table:formula="of:=AVERAGE([.B2];[.Z6])" office:value-type="float" office:value="0" calcext:value-type="float">
            <text:p>0</text:p>
          </table:table-cell>
          <table:table-cell table:style-name="ce42" table:formula="of:=AVERAGE([.C2];[.AA6])" office:value-type="float" office:value="0" calcext:value-type="float">
            <text:p>0</text:p>
          </table:table-cell>
          <table:table-cell table:style-name="ce42" table:formula="of:=AVERAGE([.D2];[.AB6])" office:value-type="float" office:value="0.5" calcext:value-type="float">
            <text:p>0.5</text:p>
          </table:table-cell>
          <table:table-cell table:style-name="ce42" table:formula="of:=AVERAGE([.E2];[.AC6])" office:value-type="float" office:value="0" calcext:value-type="float">
            <text:p>0</text:p>
          </table:table-cell>
          <table:table-cell table:style-name="ce42" table:formula="of:=AVERAGE([.F2];[.AD6])" office:value-type="float" office:value="0" calcext:value-type="float">
            <text:p>0</text:p>
          </table:table-cell>
          <table:table-cell table:style-name="ce42" table:formula="of:=AVERAGE([.G2];[.AE6])" office:value-type="float" office:value="0" calcext:value-type="float">
            <text:p>0</text:p>
          </table:table-cell>
          <table:table-cell table:style-name="ce42" table:formula="of:=AVERAGE([.H2];[.AF6])" office:value-type="float" office:value="0.5" calcext:value-type="float">
            <text:p>0.5</text:p>
          </table:table-cell>
          <table:table-cell table:style-name="ce42" table:formula="of:=AVERAGE([.I2];[.AG6])" office:value-type="float" office:value="0.5" calcext:value-type="float">
            <text:p>0.5</text:p>
          </table:table-cell>
          <table:table-cell table:style-name="ce42" table:formula="of:=AVERAGE([.J2];[.AH6])" office:value-type="float" office:value="0.5" calcext:value-type="float">
            <text:p>0.5</text:p>
          </table:table-cell>
          <table:table-cell table:style-name="ce42" table:formula="of:=AVERAGE([.K2];[.AI6])" office:value-type="float" office:value="0.5" calcext:value-type="float">
            <text:p>0.5</text:p>
          </table:table-cell>
          <table:table-cell table:style-name="ce42" table:formula="of:=AVERAGE([.L2];[.AJ6])" office:value-type="float" office:value="2.5" calcext:value-type="float">
            <text:p>2.5</text:p>
          </table:table-cell>
          <table:table-cell table:style-name="ce42" table:formula="of:=AVERAGE([.M2];[.AK6])" office:value-type="float" office:value="2" calcext:value-type="float">
            <text:p>2</text:p>
          </table:table-cell>
          <table:table-cell table:style-name="ce42" table:formula="of:=AVERAGE([.N2];[.AL6])" office:value-type="float" office:value="2.5" calcext:value-type="float">
            <text:p>2.5</text:p>
          </table:table-cell>
          <table:table-cell table:style-name="ce42" table:formula="of:=AVERAGE([.O2];[.AM6])" office:value-type="float" office:value="3.5" calcext:value-type="float">
            <text:p>3.5</text:p>
          </table:table-cell>
          <table:table-cell table:style-name="ce45" table:formula="of:=AVERAGE([.P2];[.AN6])" office:value-type="float" office:value="6" calcext:value-type="float">
            <text:p>6</text:p>
          </table:table-cell>
          <table:table-cell table:number-columns-repeated="984"/>
        </table:table-row>
        <table:table-row table:style-name="ro2">
          <table:table-cell table:style-name="ce18">
            <draw:frame table:end-cell-address="Swing.N37" table:end-x="0.37mm" table:end-y="2.1mm" draw:z-index="2" draw:name="Chart 10" draw:style-name="gr1" draw:text-style-name="P1" svg:width="277.29mm" svg:height="109.67mm" svg:x="19.53mm" svg:y="5.68mm">
              <loext:p draw:notify-on-update-of-ranges="Swing.B10:Swing.P10 Swing.A11:Swing.A11 Swing.B11:Swing.P11 Swing.B10:Swing.P10 Swing.A12:Swing.A12 Swing.B12:Swing.P12 Swing.B10:Swing.P10 Swing.A13:Swing.A13 Swing.B13:Swing.P13 Swing.B10:Swing.P10 Swing.A14:Swing.A14 Swing.B14:Swing.P14"/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office:value-type="string" calcext:value-type="string">
            <text:p>Différence Co</text:p>
          </table:table-cell>
          <table:table-cell table:formula="of:=AVERAGE([.B13:.P13]) - AVERAGE([.B14:.P14])" office:value-type="float" office:value="0.214285714285714" calcext:value-type="float">
            <text:p>0.214285714285714</text:p>
          </table:table-cell>
          <table:table-cell table:number-columns-repeated="21"/>
          <table:table-cell table:style-name="ce39" office:value-type="string" calcext:value-type="string">
            <text:p>Co (dB)</text:p>
          </table:table-cell>
          <table:table-cell table:style-name="ce43"/>
          <table:table-cell table:style-name="ce43" table:formula="of:=AVERAGE([.C3];[.AA7])" office:value-type="float" office:value="3.5" calcext:value-type="float">
            <text:p>3.5</text:p>
          </table:table-cell>
          <table:table-cell table:style-name="ce43" table:formula="of:=AVERAGE([.D3];[.AB7])" office:value-type="float" office:value="3.5" calcext:value-type="float">
            <text:p>3.5</text:p>
          </table:table-cell>
          <table:table-cell table:style-name="ce43" table:formula="of:=AVERAGE([.E3];[.AC7])" office:value-type="float" office:value="2" calcext:value-type="float">
            <text:p>2</text:p>
          </table:table-cell>
          <table:table-cell table:style-name="ce43" table:formula="of:=AVERAGE([.F3];[.AD7])" office:value-type="float" office:value="4" calcext:value-type="float">
            <text:p>4</text:p>
          </table:table-cell>
          <table:table-cell table:style-name="ce43" table:formula="of:=AVERAGE([.G3];[.AE7])" office:value-type="float" office:value="4.5" calcext:value-type="float">
            <text:p>4.5</text:p>
          </table:table-cell>
          <table:table-cell table:style-name="ce43" table:formula="of:=AVERAGE([.H3];[.AF7])" office:value-type="float" office:value="4.5" calcext:value-type="float">
            <text:p>4.5</text:p>
          </table:table-cell>
          <table:table-cell table:style-name="ce43" table:formula="of:=AVERAGE([.I3];[.AG7])" office:value-type="float" office:value="3" calcext:value-type="float">
            <text:p>3</text:p>
          </table:table-cell>
          <table:table-cell table:style-name="ce43" table:formula="of:=AVERAGE([.J3];[.AH7])" office:value-type="float" office:value="3.5" calcext:value-type="float">
            <text:p>3.5</text:p>
          </table:table-cell>
          <table:table-cell table:style-name="ce43" table:formula="of:=AVERAGE([.K3];[.AI7])" office:value-type="float" office:value="4" calcext:value-type="float">
            <text:p>4</text:p>
          </table:table-cell>
          <table:table-cell table:style-name="ce43" table:formula="of:=AVERAGE([.L3];[.AJ7])" office:value-type="float" office:value="3" calcext:value-type="float">
            <text:p>3</text:p>
          </table:table-cell>
          <table:table-cell table:style-name="ce43" table:formula="of:=AVERAGE([.M3];[.AK7])" office:value-type="float" office:value="2" calcext:value-type="float">
            <text:p>2</text:p>
          </table:table-cell>
          <table:table-cell table:style-name="ce43" table:formula="of:=AVERAGE([.N3];[.AL7])" office:value-type="float" office:value="3" calcext:value-type="float">
            <text:p>3</text:p>
          </table:table-cell>
          <table:table-cell table:style-name="ce43" table:formula="of:=AVERAGE([.O3];[.AM7])" office:value-type="float" office:value="2.5" calcext:value-type="float">
            <text:p>2.5</text:p>
          </table:table-cell>
          <table:table-cell table:style-name="ce46" table:formula="of:=AVERAGE([.P3];[.AN7])" office:value-type="float" office:value="4.5" calcext:value-type="float">
            <text:p>4.5</text:p>
          </table:table-cell>
          <table:table-cell table:number-columns-repeated="984"/>
        </table:table-row>
        <table:table-row table:style-name="ro1">
          <table:table-cell table:style-name="ce18"/>
          <table:table-cell table:number-columns-repeated="15"/>
          <table:table-cell>
            <draw:frame table:end-cell-address="Swing.W34" table:end-x="21.44mm" table:end-y="3.52mm" draw:z-index="1" draw:name="Chart 7" draw:style-name="gr1" draw:text-style-name="P1" svg:width="156.54mm" svg:height="93.83mm" svg:x="0.05mm" svg:y="0mm">
              <loext:p draw:notify-on-update-of-ranges="Swing.B5:Swing.P5 Swing.A6:Swing.A6 Swing.B6:Swing.P6 Swing.B5:Swing.P5 Swing.A7:Swing.A7 Swing.B7:Swing.P7"/>
              <draw:object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1007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18"/>
          <table:table-cell table:number-columns-repeated="23"/>
          <table:table-cell>
            <draw:frame table:end-cell-address="Swing.AH36" table:end-x="20.27mm" table:end-y="0.55mm" draw:z-index="5" draw:name="Chart 8" draw:style-name="gr1" draw:text-style-name="P1" svg:width="222.99mm" svg:height="90.86mm" svg:x="0mm" svg:y="0mm">
              <loext:p draw:notify-on-update-of-ranges="Swing.Z10:Swing.AN10 Swing.Y11:Swing.Y11 Swing.Z11:Swing.AN11 Swing.Z10:Swing.AN10 Swing.Y12:Swing.Y12 Swing.Z12:Swing.AN12"/>
              <draw:object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0"/>
          <table:table-cell>
            <draw:frame table:end-cell-address="Swing.AS36" table:end-x="20.27mm" table:end-y="0.55mm" draw:z-index="6" draw:name="Chart 9" draw:style-name="gr1" draw:text-style-name="P1" svg:width="222.99mm" svg:height="90.86mm" svg:x="0mm" svg:y="0mm">
              <loext:p draw:notify-on-update-of-ranges="Swing.Z15:Swing.AN15 Swing.Y16:Swing.Y16 Swing.Z16:Swing.AN16 Swing.Z15:Swing.AN15 Swing.Y17:Swing.Y17 Swing.Z17:Swing.AN17"/>
              <draw:object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988"/>
        </table:table-row>
        <table:table-row table:style-name="ro1" table:number-rows-repeated="4">
          <table:table-cell table:style-name="ce18"/>
          <table:table-cell table:number-columns-repeated="1023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/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a (dB) bef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o (dB) befor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a (dB) ide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o (dB) ideal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12"/>
          <table:table-cell>
            <draw:frame table:end-cell-address="Swing.V58" table:end-x="22.52mm" table:end-y="5.28mm" draw:z-index="4" draw:name="Chart 5" draw:style-name="gr1" draw:text-style-name="P1" svg:width="225.24mm" svg:height="79.01mm" svg:x="0mm" svg:y="5.29mm">
              <loext:p draw:notify-on-update-of-ranges="Swing.B60:Swing.P60 Swing.A61:Swing.A61 Swing.B61:Swing.P61 Swing.B60:Swing.P60 Swing.A62:Swing.A62 Swing.B62:Swing.P62 Swing.B60:Swing.P60 Swing.A63:Swing.A63 Swing.B63:Swing.P63 Swing.B60:Swing.P60 Swing.A64:Swing.A64 Swing.B64:Swing.P64"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1011"/>
        </table:table-row>
        <table:table-row table:style-name="ro1">
          <table:table-cell>
            <draw:frame table:end-cell-address="Swing.L58" table:end-x="13.44mm" table:end-y="3.28mm" draw:z-index="3" draw:name="Chart 4" draw:style-name="gr1" draw:text-style-name="P1" svg:width="239.43mm" svg:height="76.36mm" svg:x="25.41mm" svg:y="0.3mm">
              <loext:p draw:notify-on-update-of-ranges="Swing.B39:Swing.P39 Swing.A40:Swing.A40 Swing.B40:Swing.P40 Swing.B39:Swing.P39 Swing.A41:Swing.A41 Swing.B41:Swing.P41 Swing.B39:Swing.P39 Swing.A42:Swing.A42 Swing.B42:Swing.P42 Swing.B39:Swing.P39 Swing.A43:Swing.A43 Swing.B43:Swing.P43"/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/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a (dB) aft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o (dB) af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a (dB) ide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o (dB) ideal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äderlin" table:style-name="ta5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table:style-name="ce3" office:value-type="string" calcext:value-type="string">
            <text:p>OD before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2"/>
          <table:table-cell table:style-name="ce3" office:value-type="string" calcext:value-type="string">
            <text:p>OG before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a (dB)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Ca (dB)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/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990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OD after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2"/>
          <table:table-cell table:style-name="ce3" office:value-type="string" calcext:value-type="string">
            <text:p>OG after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a (dB)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/>
          <table:table-cell table:style-name="ce3" office:value-type="string" calcext:value-type="string">
            <text:p>Ca (dB)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/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>
            <draw:frame table:end-cell-address="Käderlin.K24" table:end-x="9.87mm" table:end-y="3.92mm" draw:z-index="0" draw:name="Chart 2" draw:style-name="gr1" draw:text-style-name="P1" svg:width="235.11mm" svg:height="90mm" svg:x="0mm" svg:y="0mm">
              <loext:p draw:notify-on-update-of-ranges="Käderlin.B1:Käderlin.P1 Käderlin.A2:Käderlin.A2 Käderlin.B2:Käderlin.P2 Käderlin.B1:Käderlin.P1 Käderlin.A3:Käderlin.A3 Käderlin.B3:Käderlin.P3"/>
              <draw:object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10"/>
          <table:table-cell>
            <draw:frame table:end-cell-address="Käderlin.V24" table:end-x="0.15mm" table:end-y="4.28mm" draw:z-index="1" draw:name="Chart 3" draw:style-name="gr1" draw:text-style-name="P1" svg:width="224.06mm" svg:height="90.36mm" svg:x="1.34mm" svg:y="0mm">
              <loext:p draw:notify-on-update-of-ranges="Käderlin.B5:Käderlin.P5 Käderlin.A6:Käderlin.A6 Käderlin.B6:Käderlin.P6 Käderlin.B5:Käderlin.P5 Käderlin.A7:Käderlin.A7 Käderlin.B7:Käderlin.P7"/>
              <draw:object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number-columns-repeated="22"/>
          <table:table-cell table:style-name="ce37" office:value-type="string" calcext:value-type="string">
            <text:p>OG moyenne avant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750" calcext:value-type="float">
            <text:p>750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250" calcext:value-type="float">
            <text:p>1250</text:p>
          </table:table-cell>
          <table:table-cell table:style-name="ce41" office:value-type="float" office:value="1500" calcext:value-type="float">
            <text:p>1500</text:p>
          </table:table-cell>
          <table:table-cell table:style-name="ce41" office:value-type="float" office:value="1750" calcext:value-type="float">
            <text:p>1750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500" calcext:value-type="float">
            <text:p>2500</text:p>
          </table:table-cell>
          <table:table-cell table:style-name="ce41" office:value-type="float" office:value="3000" calcext:value-type="float">
            <text:p>3000</text:p>
          </table:table-cell>
          <table:table-cell table:style-name="ce41" office:value-type="float" office:value="4000" calcext:value-type="float">
            <text:p>4000</text:p>
          </table:table-cell>
          <table:table-cell table:style-name="ce41" office:value-type="float" office:value="5000" calcext:value-type="float">
            <text:p>5000</text:p>
          </table:table-cell>
          <table:table-cell table:style-name="ce41" office:value-type="float" office:value="6000" calcext:value-type="float">
            <text:p>6000</text:p>
          </table:table-cell>
          <table:table-cell table:style-name="ce44" office:value-type="float" office:value="8000" calcext:value-type="float">
            <text:p>8000</text:p>
          </table:table-cell>
          <table:table-cell table:number-columns-repeated="986"/>
        </table:table-row>
        <table:table-row table:style-name="ro1">
          <table:table-cell table:number-columns-repeated="22"/>
          <table:table-cell table:style-name="ce38" office:value-type="string" calcext:value-type="string">
            <text:p>Ca (dB)</text:p>
          </table:table-cell>
          <table:table-cell table:style-name="ce42" table:formula="of:=AVERAGE([.B2];[.T2])" office:value-type="float" office:value="0" calcext:value-type="float">
            <text:p>0</text:p>
          </table:table-cell>
          <table:table-cell table:style-name="ce42" table:formula="of:=AVERAGE([.C2];[.U2])" office:value-type="float" office:value="1" calcext:value-type="float">
            <text:p>1</text:p>
          </table:table-cell>
          <table:table-cell table:style-name="ce42" table:formula="of:=AVERAGE([.D2];[.V2])" office:value-type="float" office:value="0.5" calcext:value-type="float">
            <text:p>0.5</text:p>
          </table:table-cell>
          <table:table-cell table:style-name="ce42" table:formula="of:=AVERAGE([.E2];[.W2])" office:value-type="float" office:value="0.5" calcext:value-type="float">
            <text:p>0.5</text:p>
          </table:table-cell>
          <table:table-cell table:style-name="ce42" table:formula="of:=AVERAGE([.F2];[.X2])" office:value-type="float" office:value="0.5" calcext:value-type="float">
            <text:p>0.5</text:p>
          </table:table-cell>
          <table:table-cell table:style-name="ce42" table:formula="of:=AVERAGE([.G2];[.Y2])" office:value-type="float" office:value="1.5" calcext:value-type="float">
            <text:p>1.5</text:p>
          </table:table-cell>
          <table:table-cell table:style-name="ce42" table:formula="of:=AVERAGE([.H2];[.Z2])" office:value-type="float" office:value="1" calcext:value-type="float">
            <text:p>1</text:p>
          </table:table-cell>
          <table:table-cell table:style-name="ce42" table:formula="of:=AVERAGE([.I2];[.AA2])" office:value-type="float" office:value="1" calcext:value-type="float">
            <text:p>1</text:p>
          </table:table-cell>
          <table:table-cell table:style-name="ce42" table:formula="of:=AVERAGE([.J2];[.AB2])" office:value-type="float" office:value="0" calcext:value-type="float">
            <text:p>0</text:p>
          </table:table-cell>
          <table:table-cell table:style-name="ce42" table:formula="of:=AVERAGE([.K2];[.AC2])" office:value-type="float" office:value="-0.5" calcext:value-type="float">
            <text:p>-0.5</text:p>
          </table:table-cell>
          <table:table-cell table:style-name="ce42" table:formula="of:=AVERAGE([.L2];[.AD2])" office:value-type="float" office:value="0" calcext:value-type="float">
            <text:p>0</text:p>
          </table:table-cell>
          <table:table-cell table:style-name="ce42" table:formula="of:=AVERAGE([.M2];[.AE2])" office:value-type="float" office:value="1.5" calcext:value-type="float">
            <text:p>1.5</text:p>
          </table:table-cell>
          <table:table-cell table:style-name="ce42" table:formula="of:=AVERAGE([.N2];[.AF2])" office:value-type="float" office:value="1.5" calcext:value-type="float">
            <text:p>1.5</text:p>
          </table:table-cell>
          <table:table-cell table:style-name="ce42" table:formula="of:=AVERAGE([.O2];[.AG2])" office:value-type="float" office:value="1" calcext:value-type="float">
            <text:p>1</text:p>
          </table:table-cell>
          <table:table-cell table:style-name="ce45" table:formula="of:=AVERAGE([.P2];[.AH2])" office:value-type="float" office:value="0" calcext:value-type="float">
            <text:p>0</text:p>
          </table:table-cell>
          <table:table-cell table:number-columns-repeated="986"/>
        </table:table-row>
        <table:table-row table:style-name="ro2">
          <table:table-cell table:number-columns-repeated="22"/>
          <table:table-cell table:style-name="ce39" office:value-type="string" calcext:value-type="string">
            <text:p>Co (dB)</text:p>
          </table:table-cell>
          <table:table-cell table:style-name="ce43"/>
          <table:table-cell table:style-name="ce43" table:formula="of:=AVERAGE([.C3];[.U3])" office:value-type="float" office:value="-0.5" calcext:value-type="float">
            <text:p>-0.5</text:p>
          </table:table-cell>
          <table:table-cell table:style-name="ce43" table:formula="of:=AVERAGE([.D3];[.V3])" office:value-type="float" office:value="-0.5" calcext:value-type="float">
            <text:p>-0.5</text:p>
          </table:table-cell>
          <table:table-cell table:style-name="ce43" table:formula="of:=AVERAGE([.E3];[.W3])" office:value-type="float" office:value="-0.5" calcext:value-type="float">
            <text:p>-0.5</text:p>
          </table:table-cell>
          <table:table-cell table:style-name="ce43" table:formula="of:=AVERAGE([.F3];[.X3])" office:value-type="float" office:value="-0.5" calcext:value-type="float">
            <text:p>-0.5</text:p>
          </table:table-cell>
          <table:table-cell table:style-name="ce43" table:formula="of:=AVERAGE([.G3];[.Y3])" office:value-type="float" office:value="0" calcext:value-type="float">
            <text:p>0</text:p>
          </table:table-cell>
          <table:table-cell table:style-name="ce43" table:formula="of:=AVERAGE([.H3];[.Z3])" office:value-type="float" office:value="0.5" calcext:value-type="float">
            <text:p>0.5</text:p>
          </table:table-cell>
          <table:table-cell table:style-name="ce43" table:formula="of:=AVERAGE([.I3];[.AA3])" office:value-type="float" office:value="0.5" calcext:value-type="float">
            <text:p>0.5</text:p>
          </table:table-cell>
          <table:table-cell table:style-name="ce43" table:formula="of:=AVERAGE([.J3];[.AB3])" office:value-type="float" office:value="-1.5" calcext:value-type="float">
            <text:p>-1.5</text:p>
          </table:table-cell>
          <table:table-cell table:style-name="ce43" table:formula="of:=AVERAGE([.K3];[.AC3])" office:value-type="float" office:value="0" calcext:value-type="float">
            <text:p>0</text:p>
          </table:table-cell>
          <table:table-cell table:style-name="ce43" table:formula="of:=AVERAGE([.L3];[.AD3])" office:value-type="float" office:value="-0.5" calcext:value-type="float">
            <text:p>-0.5</text:p>
          </table:table-cell>
          <table:table-cell table:style-name="ce43" table:formula="of:=AVERAGE([.M3];[.AE3])" office:value-type="float" office:value="-1.5" calcext:value-type="float">
            <text:p>-1.5</text:p>
          </table:table-cell>
          <table:table-cell table:style-name="ce43" table:formula="of:=AVERAGE([.N3];[.AF3])" office:value-type="float" office:value="-1.5" calcext:value-type="float">
            <text:p>-1.5</text:p>
          </table:table-cell>
          <table:table-cell table:style-name="ce43" table:formula="of:=AVERAGE([.O3];[.AG3])" office:value-type="float" office:value="-1.5" calcext:value-type="float">
            <text:p>-1.5</text:p>
          </table:table-cell>
          <table:table-cell table:style-name="ce46" table:formula="of:=AVERAGE([.P3];[.AH3])" office:value-type="float" office:value="-2.5" calcext:value-type="float">
            <text:p>-2.5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2"/>
          <table:table-cell table:style-name="ce37" office:value-type="string" calcext:value-type="string">
            <text:p>OG moyenne après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750" calcext:value-type="float">
            <text:p>750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250" calcext:value-type="float">
            <text:p>1250</text:p>
          </table:table-cell>
          <table:table-cell table:style-name="ce41" office:value-type="float" office:value="1500" calcext:value-type="float">
            <text:p>1500</text:p>
          </table:table-cell>
          <table:table-cell table:style-name="ce41" office:value-type="float" office:value="1750" calcext:value-type="float">
            <text:p>1750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500" calcext:value-type="float">
            <text:p>2500</text:p>
          </table:table-cell>
          <table:table-cell table:style-name="ce41" office:value-type="float" office:value="3000" calcext:value-type="float">
            <text:p>3000</text:p>
          </table:table-cell>
          <table:table-cell table:style-name="ce41" office:value-type="float" office:value="4000" calcext:value-type="float">
            <text:p>4000</text:p>
          </table:table-cell>
          <table:table-cell table:style-name="ce41" office:value-type="float" office:value="5000" calcext:value-type="float">
            <text:p>5000</text:p>
          </table:table-cell>
          <table:table-cell table:style-name="ce41" office:value-type="float" office:value="6000" calcext:value-type="float">
            <text:p>6000</text:p>
          </table:table-cell>
          <table:table-cell table:style-name="ce44" office:value-type="float" office:value="8000" calcext:value-type="float">
            <text:p>8000</text:p>
          </table:table-cell>
          <table:table-cell table:number-columns-repeated="986"/>
        </table:table-row>
        <table:table-row table:style-name="ro1">
          <table:table-cell table:number-columns-repeated="22"/>
          <table:table-cell table:style-name="ce38" office:value-type="string" calcext:value-type="string">
            <text:p>Ca (dB)</text:p>
          </table:table-cell>
          <table:table-cell table:style-name="ce42" table:formula="of:=AVERAGE([.B6];[.T6])" office:value-type="float" office:value="-1.5" calcext:value-type="float">
            <text:p>-1.5</text:p>
          </table:table-cell>
          <table:table-cell table:style-name="ce42" table:formula="of:=AVERAGE([.C6];[.U6])" office:value-type="float" office:value="-2" calcext:value-type="float">
            <text:p>-2</text:p>
          </table:table-cell>
          <table:table-cell table:style-name="ce42" table:formula="of:=AVERAGE([.D6];[.V6])" office:value-type="float" office:value="0.5" calcext:value-type="float">
            <text:p>0.5</text:p>
          </table:table-cell>
          <table:table-cell table:style-name="ce42" table:formula="of:=AVERAGE([.E6];[.W6])" office:value-type="float" office:value="0" calcext:value-type="float">
            <text:p>0</text:p>
          </table:table-cell>
          <table:table-cell table:style-name="ce42" table:formula="of:=AVERAGE([.F6];[.X6])" office:value-type="float" office:value="-0.5" calcext:value-type="float">
            <text:p>-0.5</text:p>
          </table:table-cell>
          <table:table-cell table:style-name="ce42" table:formula="of:=AVERAGE([.G6];[.Y6])" office:value-type="float" office:value="-1" calcext:value-type="float">
            <text:p>-1</text:p>
          </table:table-cell>
          <table:table-cell table:style-name="ce42" table:formula="of:=AVERAGE([.H6];[.Z6])" office:value-type="float" office:value="0" calcext:value-type="float">
            <text:p>0</text:p>
          </table:table-cell>
          <table:table-cell table:style-name="ce42" table:formula="of:=AVERAGE([.I6];[.AA6])" office:value-type="float" office:value="0" calcext:value-type="float">
            <text:p>0</text:p>
          </table:table-cell>
          <table:table-cell table:style-name="ce42" table:formula="of:=AVERAGE([.J6];[.AB6])" office:value-type="float" office:value="-0.5" calcext:value-type="float">
            <text:p>-0.5</text:p>
          </table:table-cell>
          <table:table-cell table:style-name="ce42" table:formula="of:=AVERAGE([.K6];[.AC6])" office:value-type="float" office:value="-2" calcext:value-type="float">
            <text:p>-2</text:p>
          </table:table-cell>
          <table:table-cell table:style-name="ce42" table:formula="of:=AVERAGE([.L6];[.AD6])" office:value-type="float" office:value="-1" calcext:value-type="float">
            <text:p>-1</text:p>
          </table:table-cell>
          <table:table-cell table:style-name="ce42" table:formula="of:=AVERAGE([.M6];[.AE6])" office:value-type="float" office:value="-0.5" calcext:value-type="float">
            <text:p>-0.5</text:p>
          </table:table-cell>
          <table:table-cell table:style-name="ce42" table:formula="of:=AVERAGE([.N6];[.AF6])" office:value-type="float" office:value="0.5" calcext:value-type="float">
            <text:p>0.5</text:p>
          </table:table-cell>
          <table:table-cell table:style-name="ce42" table:formula="of:=AVERAGE([.O6];[.AG6])" office:value-type="float" office:value="-0.5" calcext:value-type="float">
            <text:p>-0.5</text:p>
          </table:table-cell>
          <table:table-cell table:style-name="ce45" table:formula="of:=AVERAGE([.P6];[.AH6])" office:value-type="float" office:value="-0.5" calcext:value-type="float">
            <text:p>-0.5</text:p>
          </table:table-cell>
          <table:table-cell table:number-columns-repeated="986"/>
        </table:table-row>
        <table:table-row table:style-name="ro2">
          <table:table-cell table:number-columns-repeated="22"/>
          <table:table-cell table:style-name="ce39" office:value-type="string" calcext:value-type="string">
            <text:p>Co (dB)</text:p>
          </table:table-cell>
          <table:table-cell table:style-name="ce43"/>
          <table:table-cell table:style-name="ce43" table:formula="of:=AVERAGE([.C7];[.U7])" office:value-type="float" office:value="-1.5" calcext:value-type="float">
            <text:p>-1.5</text:p>
          </table:table-cell>
          <table:table-cell table:style-name="ce43" table:formula="of:=AVERAGE([.D7];[.V7])" office:value-type="float" office:value="-1" calcext:value-type="float">
            <text:p>-1</text:p>
          </table:table-cell>
          <table:table-cell table:style-name="ce43" table:formula="of:=AVERAGE([.E7];[.W7])" office:value-type="float" office:value="0.5" calcext:value-type="float">
            <text:p>0.5</text:p>
          </table:table-cell>
          <table:table-cell table:style-name="ce43" table:formula="of:=AVERAGE([.F7];[.X7])" office:value-type="float" office:value="0" calcext:value-type="float">
            <text:p>0</text:p>
          </table:table-cell>
          <table:table-cell table:style-name="ce43" table:formula="of:=AVERAGE([.G7];[.Y7])" office:value-type="float" office:value="0.5" calcext:value-type="float">
            <text:p>0.5</text:p>
          </table:table-cell>
          <table:table-cell table:style-name="ce43" table:formula="of:=AVERAGE([.H7];[.Z7])" office:value-type="float" office:value="0" calcext:value-type="float">
            <text:p>0</text:p>
          </table:table-cell>
          <table:table-cell table:style-name="ce43" table:formula="of:=AVERAGE([.I7];[.AA7])" office:value-type="float" office:value="0.5" calcext:value-type="float">
            <text:p>0.5</text:p>
          </table:table-cell>
          <table:table-cell table:style-name="ce43" table:formula="of:=AVERAGE([.J7];[.AB7])" office:value-type="float" office:value="-0.5" calcext:value-type="float">
            <text:p>-0.5</text:p>
          </table:table-cell>
          <table:table-cell table:style-name="ce43" table:formula="of:=AVERAGE([.K7];[.AC7])" office:value-type="float" office:value="-0.5" calcext:value-type="float">
            <text:p>-0.5</text:p>
          </table:table-cell>
          <table:table-cell table:style-name="ce43" table:formula="of:=AVERAGE([.L7];[.AD7])" office:value-type="float" office:value="0" calcext:value-type="float">
            <text:p>0</text:p>
          </table:table-cell>
          <table:table-cell table:style-name="ce43" table:formula="of:=AVERAGE([.M7];[.AE7])" office:value-type="float" office:value="-0.5" calcext:value-type="float">
            <text:p>-0.5</text:p>
          </table:table-cell>
          <table:table-cell table:style-name="ce43" table:formula="of:=AVERAGE([.N7];[.AF7])" office:value-type="float" office:value="-1.5" calcext:value-type="float">
            <text:p>-1.5</text:p>
          </table:table-cell>
          <table:table-cell table:style-name="ce43" table:formula="of:=AVERAGE([.O7];[.AG7])" office:value-type="float" office:value="-0.5" calcext:value-type="float">
            <text:p>-0.5</text:p>
          </table:table-cell>
          <table:table-cell table:style-name="ce46" table:formula="of:=AVERAGE([.P7];[.AH7])" office:value-type="float" office:value="-1" calcext:value-type="float">
            <text:p>-1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2"/>
          <table:table-cell>
            <draw:frame table:end-cell-address="Käderlin.AF36" table:end-x="21.33mm" table:end-y="0.55mm" draw:z-index="4" draw:name="Chart 6" draw:style-name="gr1" draw:text-style-name="P1" svg:width="224.06mm" svg:height="90.86mm" svg:x="0mm" svg:y="0mm">
              <loext:p draw:notify-on-update-of-ranges="Käderlin.X10:Käderlin.AL10 Käderlin.W11:Käderlin.W11 Käderlin.X11:Käderlin.AL11 Käderlin.X10:Käderlin.AL10 Käderlin.W12:Käderlin.W12 Käderlin.X12:Käderlin.AL12"/>
              <draw:object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  <table:table-cell table:number-columns-repeated="10"/>
          <table:table-cell>
            <draw:frame table:end-cell-address="Käderlin.AQ36" table:end-x="21.33mm" table:end-y="0.55mm" draw:z-index="5" draw:name="Chart 7" draw:style-name="gr1" draw:text-style-name="P1" svg:width="224.05mm" svg:height="90.86mm" svg:x="0mm" svg:y="0mm">
              <loext:p draw:notify-on-update-of-ranges="Käderlin.X15:Käderlin.AL15 Käderlin.W16:Käderlin.W16 Käderlin.X16:Käderlin.AL16 Käderlin.X15:Käderlin.AL15 Käderlin.W17:Käderlin.W17 Käderlin.X17:Käderlin.AL17"/>
              <draw:object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99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a (dB) before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o (dB) before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a (dB) ide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o (dB) ideal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a (dB) after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o (dB) after</text:p>
          </table:table-cell>
          <table:table-cell table:style-name="ce3"/>
          <table:table-cell table:style-name="ce3" office:value-type="float" office:value="-3" calcext:value-type="float">
            <text:p>-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a (dB) ide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o (dB) ideal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>
            <draw:frame table:end-cell-address="Käderlin.K52" table:end-x="1.31mm" table:end-y="4.06mm" draw:z-index="2" draw:name="Chart 4" draw:style-name="gr1" draw:text-style-name="P1" svg:width="226.55mm" svg:height="84.7mm" svg:x="0mm" svg:y="4.02mm">
              <loext:p draw:notify-on-update-of-ranges="Käderlin.B26:Käderlin.P26 Käderlin.A27:Käderlin.A27 Käderlin.B27:Käderlin.P27 Käderlin.B26:Käderlin.P26 Käderlin.A28:Käderlin.A28 Käderlin.B28:Käderlin.P28 Käderlin.B26:Käderlin.P26 Käderlin.A29:Käderlin.A29 Käderlin.B29:Käderlin.P29 Käderlin.B26:Käderlin.P26 Käderlin.A30:Käderlin.A30 Käderlin.B30:Käderlin.P30"/>
              <draw:object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"/>
          <table:table-cell>
            <draw:frame table:end-cell-address="Käderlin.U52" table:end-x="18.41mm" table:end-y="2.67mm" draw:z-index="3" draw:name="Chart 5" draw:style-name="gr1" draw:text-style-name="P1" svg:width="219.79mm" svg:height="83.31mm" svg:x="1.34mm" svg:y="4.02mm">
              <loext:p draw:notify-on-update-of-ranges="Käderlin.B32:Käderlin.P32 Käderlin.A33:Käderlin.A33 Käderlin.B33:Käderlin.P33 Käderlin.B32:Käderlin.P32 Käderlin.A34:Käderlin.A34 Käderlin.B34:Käderlin.P34 Käderlin.B32:Käderlin.P32 Käderlin.A35:Käderlin.A35 Käderlin.B35:Käderlin.P35 Käderlin.B32:Käderlin.P32 Käderlin.A36:Käderlin.A36 Käderlin.B36:Käderlin.P36"/>
              <draw:object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vallaro" table:style-name="ta6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table:style-name="ce3" office:value-type="string" calcext:value-type="string">
            <text:p>OD before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2"/>
          <table:table-cell table:style-name="ce3" office:value-type="string" calcext:value-type="string">
            <text:p>OG before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a (dB)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Ca (dB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OD after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2"/>
          <table:table-cell table:style-name="ce3" office:value-type="string" calcext:value-type="string">
            <text:p>OG after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a (dB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Ca (dB)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>
            <draw:frame table:end-cell-address="Cavallaro.K24" table:end-x="8.65mm" table:end-y="4.76mm" draw:z-index="0" draw:name="Chart 2" draw:style-name="gr1" draw:text-style-name="P1" svg:width="233.89mm" svg:height="90.84mm" svg:x="0mm" svg:y="0mm">
              <loext:p draw:notify-on-update-of-ranges="Cavallaro.B1:Cavallaro.P1 Cavallaro.A2:Cavallaro.A2 Cavallaro.B2:Cavallaro.P2 Cavallaro.B1:Cavallaro.P1 Cavallaro.A3:Cavallaro.A3 Cavallaro.B3:Cavallaro.P3"/>
              <draw:object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0"/>
          <table:table-cell>
            <draw:frame table:end-cell-address="Cavallaro.U24" table:end-x="20.64mm" table:end-y="5.11mm" draw:z-index="1" draw:name="Chart 3" draw:style-name="gr1" draw:text-style-name="P1" svg:width="223.36mm" svg:height="91.19mm" svg:x="0mm" svg:y="0mm">
              <loext:p draw:notify-on-update-of-ranges="Cavallaro.B5:Cavallaro.P5 Cavallaro.A6:Cavallaro.A6 Cavallaro.B6:Cavallaro.P6 Cavallaro.B5:Cavallaro.P5 Cavallaro.A7:Cavallaro.A7 Cavallaro.B7:Cavallaro.P7"/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number-columns-repeated="22"/>
          <table:table-cell table:style-name="ce37" office:value-type="string" calcext:value-type="string">
            <text:p>OG moyenne avant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750" calcext:value-type="float">
            <text:p>750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250" calcext:value-type="float">
            <text:p>1250</text:p>
          </table:table-cell>
          <table:table-cell table:style-name="ce41" office:value-type="float" office:value="1500" calcext:value-type="float">
            <text:p>1500</text:p>
          </table:table-cell>
          <table:table-cell table:style-name="ce41" office:value-type="float" office:value="1750" calcext:value-type="float">
            <text:p>1750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500" calcext:value-type="float">
            <text:p>2500</text:p>
          </table:table-cell>
          <table:table-cell table:style-name="ce41" office:value-type="float" office:value="3000" calcext:value-type="float">
            <text:p>3000</text:p>
          </table:table-cell>
          <table:table-cell table:style-name="ce41" office:value-type="float" office:value="4000" calcext:value-type="float">
            <text:p>4000</text:p>
          </table:table-cell>
          <table:table-cell table:style-name="ce41" office:value-type="float" office:value="5000" calcext:value-type="float">
            <text:p>5000</text:p>
          </table:table-cell>
          <table:table-cell table:style-name="ce41" office:value-type="float" office:value="6000" calcext:value-type="float">
            <text:p>6000</text:p>
          </table:table-cell>
          <table:table-cell table:style-name="ce44" office:value-type="float" office:value="8000" calcext:value-type="float">
            <text:p>8000</text:p>
          </table:table-cell>
          <table:table-cell table:number-columns-repeated="986"/>
        </table:table-row>
        <table:table-row table:style-name="ro1">
          <table:table-cell table:number-columns-repeated="22"/>
          <table:table-cell table:style-name="ce38" office:value-type="string" calcext:value-type="string">
            <text:p>Ca (dB)</text:p>
          </table:table-cell>
          <table:table-cell table:style-name="ce42" table:formula="of:=AVERAGE([.B2];[.T2])" office:value-type="float" office:value="1.5" calcext:value-type="float">
            <text:p>1.5</text:p>
          </table:table-cell>
          <table:table-cell table:style-name="ce42" table:formula="of:=AVERAGE([.C2];[.U2])" office:value-type="float" office:value="2" calcext:value-type="float">
            <text:p>2</text:p>
          </table:table-cell>
          <table:table-cell table:style-name="ce42" table:formula="of:=AVERAGE([.D2];[.V2])" office:value-type="float" office:value="1.5" calcext:value-type="float">
            <text:p>1.5</text:p>
          </table:table-cell>
          <table:table-cell table:style-name="ce42" table:formula="of:=AVERAGE([.E2];[.W2])" office:value-type="float" office:value="2" calcext:value-type="float">
            <text:p>2</text:p>
          </table:table-cell>
          <table:table-cell table:style-name="ce42" table:formula="of:=AVERAGE([.F2];[.X2])" office:value-type="float" office:value="1" calcext:value-type="float">
            <text:p>1</text:p>
          </table:table-cell>
          <table:table-cell table:style-name="ce42" table:formula="of:=AVERAGE([.G2];[.Y2])" office:value-type="float" office:value="0" calcext:value-type="float">
            <text:p>0</text:p>
          </table:table-cell>
          <table:table-cell table:style-name="ce42" table:formula="of:=AVERAGE([.H2];[.Z2])" office:value-type="float" office:value="0" calcext:value-type="float">
            <text:p>0</text:p>
          </table:table-cell>
          <table:table-cell table:style-name="ce42" table:formula="of:=AVERAGE([.I2];[.AA2])" office:value-type="float" office:value="-0.5" calcext:value-type="float">
            <text:p>-0.5</text:p>
          </table:table-cell>
          <table:table-cell table:style-name="ce42" table:formula="of:=AVERAGE([.J2];[.AB2])" office:value-type="float" office:value="1" calcext:value-type="float">
            <text:p>1</text:p>
          </table:table-cell>
          <table:table-cell table:style-name="ce42" table:formula="of:=AVERAGE([.K2];[.AC2])" office:value-type="float" office:value="1" calcext:value-type="float">
            <text:p>1</text:p>
          </table:table-cell>
          <table:table-cell table:style-name="ce42" table:formula="of:=AVERAGE([.L2];[.AD2])" office:value-type="float" office:value="1" calcext:value-type="float">
            <text:p>1</text:p>
          </table:table-cell>
          <table:table-cell table:style-name="ce42" table:formula="of:=AVERAGE([.M2];[.AE2])" office:value-type="float" office:value="2.5" calcext:value-type="float">
            <text:p>2.5</text:p>
          </table:table-cell>
          <table:table-cell table:style-name="ce42" table:formula="of:=AVERAGE([.N2];[.AF2])" office:value-type="float" office:value="1.5" calcext:value-type="float">
            <text:p>1.5</text:p>
          </table:table-cell>
          <table:table-cell table:style-name="ce42" table:formula="of:=AVERAGE([.O2];[.AG2])" office:value-type="float" office:value="3" calcext:value-type="float">
            <text:p>3</text:p>
          </table:table-cell>
          <table:table-cell table:style-name="ce45" table:formula="of:=AVERAGE([.P2];[.AH2])" office:value-type="float" office:value="4.5" calcext:value-type="float">
            <text:p>4.5</text:p>
          </table:table-cell>
          <table:table-cell table:number-columns-repeated="986"/>
        </table:table-row>
        <table:table-row table:style-name="ro2">
          <table:table-cell table:number-columns-repeated="22"/>
          <table:table-cell table:style-name="ce39" office:value-type="string" calcext:value-type="string">
            <text:p>Co (dB)</text:p>
          </table:table-cell>
          <table:table-cell table:style-name="ce43"/>
          <table:table-cell table:style-name="ce43" table:formula="of:=AVERAGE([.C3];[.U3])" office:value-type="float" office:value="3.5" calcext:value-type="float">
            <text:p>3.5</text:p>
          </table:table-cell>
          <table:table-cell table:style-name="ce43" table:formula="of:=AVERAGE([.D3];[.V3])" office:value-type="float" office:value="4.5" calcext:value-type="float">
            <text:p>4.5</text:p>
          </table:table-cell>
          <table:table-cell table:style-name="ce43" table:formula="of:=AVERAGE([.E3];[.W3])" office:value-type="float" office:value="5.5" calcext:value-type="float">
            <text:p>5.5</text:p>
          </table:table-cell>
          <table:table-cell table:style-name="ce43" table:formula="of:=AVERAGE([.F3];[.X3])" office:value-type="float" office:value="7.5" calcext:value-type="float">
            <text:p>7.5</text:p>
          </table:table-cell>
          <table:table-cell table:style-name="ce43" table:formula="of:=AVERAGE([.G3];[.Y3])" office:value-type="float" office:value="8" calcext:value-type="float">
            <text:p>8</text:p>
          </table:table-cell>
          <table:table-cell table:style-name="ce43" table:formula="of:=AVERAGE([.H3];[.Z3])" office:value-type="float" office:value="5.5" calcext:value-type="float">
            <text:p>5.5</text:p>
          </table:table-cell>
          <table:table-cell table:style-name="ce43" table:formula="of:=AVERAGE([.I3];[.AA3])" office:value-type="float" office:value="4" calcext:value-type="float">
            <text:p>4</text:p>
          </table:table-cell>
          <table:table-cell table:style-name="ce43" table:formula="of:=AVERAGE([.J3];[.AB3])" office:value-type="float" office:value="3.5" calcext:value-type="float">
            <text:p>3.5</text:p>
          </table:table-cell>
          <table:table-cell table:style-name="ce43" table:formula="of:=AVERAGE([.K3];[.AC3])" office:value-type="float" office:value="3" calcext:value-type="float">
            <text:p>3</text:p>
          </table:table-cell>
          <table:table-cell table:style-name="ce43" table:formula="of:=AVERAGE([.L3];[.AD3])" office:value-type="float" office:value="1" calcext:value-type="float">
            <text:p>1</text:p>
          </table:table-cell>
          <table:table-cell table:style-name="ce43" table:formula="of:=AVERAGE([.M3];[.AE3])" office:value-type="float" office:value="1" calcext:value-type="float">
            <text:p>1</text:p>
          </table:table-cell>
          <table:table-cell table:style-name="ce43" table:formula="of:=AVERAGE([.N3];[.AF3])" office:value-type="float" office:value="2" calcext:value-type="float">
            <text:p>2</text:p>
          </table:table-cell>
          <table:table-cell table:style-name="ce43" table:formula="of:=AVERAGE([.O3];[.AG3])" office:value-type="float" office:value="1" calcext:value-type="float">
            <text:p>1</text:p>
          </table:table-cell>
          <table:table-cell table:style-name="ce46" table:formula="of:=AVERAGE([.P3];[.AH3])" office:value-type="float" office:value="0.5" calcext:value-type="float">
            <text:p>0.5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2"/>
          <table:table-cell table:style-name="ce37" office:value-type="string" calcext:value-type="string">
            <text:p>OG moyenne droite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750" calcext:value-type="float">
            <text:p>750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250" calcext:value-type="float">
            <text:p>1250</text:p>
          </table:table-cell>
          <table:table-cell table:style-name="ce41" office:value-type="float" office:value="1500" calcext:value-type="float">
            <text:p>1500</text:p>
          </table:table-cell>
          <table:table-cell table:style-name="ce41" office:value-type="float" office:value="1750" calcext:value-type="float">
            <text:p>1750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500" calcext:value-type="float">
            <text:p>2500</text:p>
          </table:table-cell>
          <table:table-cell table:style-name="ce41" office:value-type="float" office:value="3000" calcext:value-type="float">
            <text:p>3000</text:p>
          </table:table-cell>
          <table:table-cell table:style-name="ce41" office:value-type="float" office:value="4000" calcext:value-type="float">
            <text:p>4000</text:p>
          </table:table-cell>
          <table:table-cell table:style-name="ce41" office:value-type="float" office:value="5000" calcext:value-type="float">
            <text:p>5000</text:p>
          </table:table-cell>
          <table:table-cell table:style-name="ce41" office:value-type="float" office:value="6000" calcext:value-type="float">
            <text:p>6000</text:p>
          </table:table-cell>
          <table:table-cell table:style-name="ce44" office:value-type="float" office:value="8000" calcext:value-type="float">
            <text:p>8000</text:p>
          </table:table-cell>
          <table:table-cell table:number-columns-repeated="986"/>
        </table:table-row>
        <table:table-row table:style-name="ro1">
          <table:table-cell table:number-columns-repeated="22"/>
          <table:table-cell table:style-name="ce38" office:value-type="string" calcext:value-type="string">
            <text:p>Ca (dB)</text:p>
          </table:table-cell>
          <table:table-cell table:style-name="ce42" table:formula="of:=AVERAGE([.B6];[.T6])" office:value-type="float" office:value="1" calcext:value-type="float">
            <text:p>1</text:p>
          </table:table-cell>
          <table:table-cell table:style-name="ce42" table:formula="of:=AVERAGE([.C6];[.U6])" office:value-type="float" office:value="0" calcext:value-type="float">
            <text:p>0</text:p>
          </table:table-cell>
          <table:table-cell table:style-name="ce42" table:formula="of:=AVERAGE([.D6];[.V6])" office:value-type="float" office:value="-0.5" calcext:value-type="float">
            <text:p>-0.5</text:p>
          </table:table-cell>
          <table:table-cell table:style-name="ce42" table:formula="of:=AVERAGE([.E6];[.W6])" office:value-type="float" office:value="0" calcext:value-type="float">
            <text:p>0</text:p>
          </table:table-cell>
          <table:table-cell table:style-name="ce42" table:formula="of:=AVERAGE([.F6];[.X6])" office:value-type="float" office:value="-0.5" calcext:value-type="float">
            <text:p>-0.5</text:p>
          </table:table-cell>
          <table:table-cell table:style-name="ce42" table:formula="of:=AVERAGE([.G6];[.Y6])" office:value-type="float" office:value="-1" calcext:value-type="float">
            <text:p>-1</text:p>
          </table:table-cell>
          <table:table-cell table:style-name="ce42" table:formula="of:=AVERAGE([.H6];[.Z6])" office:value-type="float" office:value="-1.5" calcext:value-type="float">
            <text:p>-1.5</text:p>
          </table:table-cell>
          <table:table-cell table:style-name="ce42" table:formula="of:=AVERAGE([.I6];[.AA6])" office:value-type="float" office:value="-1" calcext:value-type="float">
            <text:p>-1</text:p>
          </table:table-cell>
          <table:table-cell table:style-name="ce42" table:formula="of:=AVERAGE([.J6];[.AB6])" office:value-type="float" office:value="0.5" calcext:value-type="float">
            <text:p>0.5</text:p>
          </table:table-cell>
          <table:table-cell table:style-name="ce42" table:formula="of:=AVERAGE([.K6];[.AC6])" office:value-type="float" office:value="0.5" calcext:value-type="float">
            <text:p>0.5</text:p>
          </table:table-cell>
          <table:table-cell table:style-name="ce42" table:formula="of:=AVERAGE([.L6];[.AD6])" office:value-type="float" office:value="1.5" calcext:value-type="float">
            <text:p>1.5</text:p>
          </table:table-cell>
          <table:table-cell table:style-name="ce42" table:formula="of:=AVERAGE([.M6];[.AE6])" office:value-type="float" office:value="2" calcext:value-type="float">
            <text:p>2</text:p>
          </table:table-cell>
          <table:table-cell table:style-name="ce42" table:formula="of:=AVERAGE([.N6];[.AF6])" office:value-type="float" office:value="1.5" calcext:value-type="float">
            <text:p>1.5</text:p>
          </table:table-cell>
          <table:table-cell table:style-name="ce42" table:formula="of:=AVERAGE([.O6];[.AG6])" office:value-type="float" office:value="3.5" calcext:value-type="float">
            <text:p>3.5</text:p>
          </table:table-cell>
          <table:table-cell table:style-name="ce45" table:formula="of:=AVERAGE([.P6];[.AH6])" office:value-type="float" office:value="4.5" calcext:value-type="float">
            <text:p>4.5</text:p>
          </table:table-cell>
          <table:table-cell table:number-columns-repeated="986"/>
        </table:table-row>
        <table:table-row table:style-name="ro2">
          <table:table-cell table:number-columns-repeated="22"/>
          <table:table-cell table:style-name="ce39" office:value-type="string" calcext:value-type="string">
            <text:p>Co (dB)</text:p>
          </table:table-cell>
          <table:table-cell table:style-name="ce43"/>
          <table:table-cell table:style-name="ce43" table:formula="of:=AVERAGE([.C7];[.U7])" office:value-type="float" office:value="2.5" calcext:value-type="float">
            <text:p>2.5</text:p>
          </table:table-cell>
          <table:table-cell table:style-name="ce43" table:formula="of:=AVERAGE([.D7];[.V7])" office:value-type="float" office:value="3.5" calcext:value-type="float">
            <text:p>3.5</text:p>
          </table:table-cell>
          <table:table-cell table:style-name="ce43" table:formula="of:=AVERAGE([.E7];[.W7])" office:value-type="float" office:value="3" calcext:value-type="float">
            <text:p>3</text:p>
          </table:table-cell>
          <table:table-cell table:style-name="ce43" table:formula="of:=AVERAGE([.F7];[.X7])" office:value-type="float" office:value="2.5" calcext:value-type="float">
            <text:p>2.5</text:p>
          </table:table-cell>
          <table:table-cell table:style-name="ce43" table:formula="of:=AVERAGE([.G7];[.Y7])" office:value-type="float" office:value="5.5" calcext:value-type="float">
            <text:p>5.5</text:p>
          </table:table-cell>
          <table:table-cell table:style-name="ce43" table:formula="of:=AVERAGE([.H7];[.Z7])" office:value-type="float" office:value="1.5" calcext:value-type="float">
            <text:p>1.5</text:p>
          </table:table-cell>
          <table:table-cell table:style-name="ce43" table:formula="of:=AVERAGE([.I7];[.AA7])" office:value-type="float" office:value="4" calcext:value-type="float">
            <text:p>4</text:p>
          </table:table-cell>
          <table:table-cell table:style-name="ce43" table:formula="of:=AVERAGE([.J7];[.AB7])" office:value-type="float" office:value="3.5" calcext:value-type="float">
            <text:p>3.5</text:p>
          </table:table-cell>
          <table:table-cell table:style-name="ce43" table:formula="of:=AVERAGE([.K7];[.AC7])" office:value-type="float" office:value="1" calcext:value-type="float">
            <text:p>1</text:p>
          </table:table-cell>
          <table:table-cell table:style-name="ce43" table:formula="of:=AVERAGE([.L7];[.AD7])" office:value-type="float" office:value="1.5" calcext:value-type="float">
            <text:p>1.5</text:p>
          </table:table-cell>
          <table:table-cell table:style-name="ce43" table:formula="of:=AVERAGE([.M7];[.AE7])" office:value-type="float" office:value="0" calcext:value-type="float">
            <text:p>0</text:p>
          </table:table-cell>
          <table:table-cell table:style-name="ce43" table:formula="of:=AVERAGE([.N7];[.AF7])" office:value-type="float" office:value="0" calcext:value-type="float">
            <text:p>0</text:p>
          </table:table-cell>
          <table:table-cell table:style-name="ce43" table:formula="of:=AVERAGE([.O7];[.AG7])" office:value-type="float" office:value="0.5" calcext:value-type="float">
            <text:p>0.5</text:p>
          </table:table-cell>
          <table:table-cell table:style-name="ce46" table:formula="of:=AVERAGE([.P7];[.AH7])" office:value-type="float" office:value="0.5" calcext:value-type="float">
            <text:p>0.5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2"/>
          <table:table-cell>
            <draw:frame table:end-cell-address="Cavallaro.AF36" table:end-x="20.23mm" table:end-y="1.45mm" draw:z-index="4" draw:name="Chart 6" draw:style-name="gr1" draw:text-style-name="P1" svg:width="222.96mm" svg:height="91.76mm" svg:x="0mm" svg:y="0mm">
              <loext:p draw:notify-on-update-of-ranges="Cavallaro.X10:Cavallaro.AL10 Cavallaro.W11:Cavallaro.W11 Cavallaro.X11:Cavallaro.AL11 Cavallaro.X10:Cavallaro.AL10 Cavallaro.W12:Cavallaro.W12 Cavallaro.X12:Cavallaro.AL12"/>
              <draw:object xlink:href="./Object 29" xlink:type="simple" xlink:show="embed" xlink:actuate="onLoad"/>
              <draw:image xlink:href="./ObjectReplacements/Object 29" xlink:type="simple" xlink:show="embed" xlink:actuate="onLoad"/>
            </draw:frame>
          </table:table-cell>
          <table:table-cell table:number-columns-repeated="10"/>
          <table:table-cell>
            <draw:frame table:end-cell-address="Cavallaro.AQ36" table:end-x="20.23mm" table:end-y="1.45mm" draw:z-index="5" draw:name="Chart 7" draw:style-name="gr1" draw:text-style-name="P1" svg:width="222.95mm" svg:height="91.76mm" svg:x="0mm" svg:y="0mm">
              <loext:p draw:notify-on-update-of-ranges="Cavallaro.X15:Cavallaro.AL15 Cavallaro.W16:Cavallaro.W16 Cavallaro.X16:Cavallaro.AL16 Cavallaro.X15:Cavallaro.AL15 Cavallaro.W17:Cavallaro.W17 Cavallaro.X17:Cavallaro.AL17"/>
              <draw:object xlink:href="./Object 30" xlink:type="simple" xlink:show="embed" xlink:actuate="onLoad"/>
              <draw:image xlink:href="./ObjectReplacements/Object 30" xlink:type="simple" xlink:show="embed" xlink:actuate="onLoad"/>
            </draw:frame>
          </table:table-cell>
          <table:table-cell table:number-columns-repeated="99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a (dB) before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o (dB) befor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a (dB) ide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o (dB) ideal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a (dB) after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o (dB) after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a (dB) ide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o (dB) ideal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Cavallaro.K53" table:end-x="0.09mm" table:end-y="0.88mm" draw:z-index="2" draw:name="Chart 4" draw:style-name="gr1" draw:text-style-name="P1" svg:width="225.33mm" svg:height="85.55mm" svg:x="0mm" svg:y="0mm">
              <loext:p draw:notify-on-update-of-ranges="Cavallaro.B26:Cavallaro.P26 Cavallaro.A27:Cavallaro.A27 Cavallaro.B27:Cavallaro.P27 Cavallaro.B26:Cavallaro.P26 Cavallaro.A28:Cavallaro.A28 Cavallaro.B28:Cavallaro.P28 Cavallaro.B26:Cavallaro.P26 Cavallaro.A29:Cavallaro.A29 Cavallaro.B29:Cavallaro.P29 Cavallaro.B26:Cavallaro.P26 Cavallaro.A30:Cavallaro.A30 Cavallaro.B30:Cavallaro.P30"/>
              <draw:object xlink:href="./Object 27" xlink:type="simple" xlink:show="embed" xlink:actuate="onLoad"/>
              <draw:image xlink:href="./ObjectReplacements/Object 27" xlink:type="simple" xlink:show="embed" xlink:actuate="onLoad"/>
            </draw:frame>
          </table:table-cell>
          <table:table-cell table:number-columns-repeated="10"/>
          <table:table-cell>
            <draw:frame table:end-cell-address="Cavallaro.U52" table:end-x="15.97mm" table:end-y="5.08mm" draw:z-index="3" draw:name="Chart 5" draw:style-name="gr1" draw:text-style-name="P1" svg:width="218.69mm" svg:height="84.1mm" svg:x="0mm" svg:y="0mm">
              <loext:p draw:notify-on-update-of-ranges="Cavallaro.B32:Cavallaro.P32 Cavallaro.A33:Cavallaro.A33 Cavallaro.B33:Cavallaro.P33 Cavallaro.B32:Cavallaro.P32 Cavallaro.A34:Cavallaro.A34 Cavallaro.B34:Cavallaro.P34 Cavallaro.B32:Cavallaro.P32 Cavallaro.A35:Cavallaro.A35 Cavallaro.B35:Cavallaro.P35 Cavallaro.B32:Cavallaro.P32 Cavallaro.A36:Cavallaro.A36 Cavallaro.B36:Cavallaro.P36"/>
              <draw:object xlink:href="./Object 28" xlink:type="simple" xlink:show="embed" xlink:actuate="onLoad"/>
              <draw:image xlink:href="./ObjectReplacements/Object 28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uderlin" table:style-name="ta7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table:style-name="ce3" office:value-type="string" calcext:value-type="string">
            <text:p>OD before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2"/>
          <table:table-cell table:style-name="ce3" office:value-type="string" calcext:value-type="string">
            <text:p>OG before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a (dB)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Ca (dB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OD after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2"/>
          <table:table-cell table:style-name="ce3" office:value-type="string" calcext:value-type="string">
            <text:p>OG after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a (dB)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Ca (dB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>
            <draw:frame table:end-cell-address="Bruderlin.K24" table:end-x="8.65mm" table:end-y="4.76mm" draw:z-index="0" draw:name="Chart 1" draw:style-name="gr1" draw:text-style-name="P1" svg:width="233.89mm" svg:height="90.84mm" svg:x="0mm" svg:y="0mm">
              <loext:p draw:notify-on-update-of-ranges="Bruderlin.B1:Bruderlin.P1 Bruderlin.A2:Bruderlin.A2 Bruderlin.B2:Bruderlin.P2 Bruderlin.B1:Bruderlin.P1 Bruderlin.A3:Bruderlin.A3 Bruderlin.B3:Bruderlin.P3"/>
              <draw:object xlink:href="./Object 31" xlink:type="simple" xlink:show="embed" xlink:actuate="onLoad"/>
              <draw:image xlink:href="./ObjectReplacements/Object 31" xlink:type="simple" xlink:show="embed" xlink:actuate="onLoad"/>
            </draw:frame>
          </table:table-cell>
          <table:table-cell table:number-columns-repeated="10"/>
          <table:table-cell>
            <draw:frame table:end-cell-address="Bruderlin.U24" table:end-x="20.64mm" table:end-y="5.11mm" draw:z-index="1" draw:name="Chart 2" draw:style-name="gr1" draw:text-style-name="P1" svg:width="223.36mm" svg:height="91.19mm" svg:x="0mm" svg:y="0mm">
              <loext:p draw:notify-on-update-of-ranges="Bruderlin.B5:Bruderlin.P5 Bruderlin.A6:Bruderlin.A6 Bruderlin.B6:Bruderlin.P6 Bruderlin.B5:Bruderlin.P5 Bruderlin.A7:Bruderlin.A7 Bruderlin.B7:Bruderlin.P7"/>
              <draw:object xlink:href="./Object 32" xlink:type="simple" xlink:show="embed" xlink:actuate="onLoad"/>
              <draw:image xlink:href="./ObjectReplacements/Object 32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number-columns-repeated="22"/>
          <table:table-cell table:style-name="ce37" office:value-type="string" calcext:value-type="string">
            <text:p>OG moyenne avant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750" calcext:value-type="float">
            <text:p>750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250" calcext:value-type="float">
            <text:p>1250</text:p>
          </table:table-cell>
          <table:table-cell table:style-name="ce41" office:value-type="float" office:value="1500" calcext:value-type="float">
            <text:p>1500</text:p>
          </table:table-cell>
          <table:table-cell table:style-name="ce41" office:value-type="float" office:value="1750" calcext:value-type="float">
            <text:p>1750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500" calcext:value-type="float">
            <text:p>2500</text:p>
          </table:table-cell>
          <table:table-cell table:style-name="ce41" office:value-type="float" office:value="3000" calcext:value-type="float">
            <text:p>3000</text:p>
          </table:table-cell>
          <table:table-cell table:style-name="ce41" office:value-type="float" office:value="4000" calcext:value-type="float">
            <text:p>4000</text:p>
          </table:table-cell>
          <table:table-cell table:style-name="ce41" office:value-type="float" office:value="5000" calcext:value-type="float">
            <text:p>5000</text:p>
          </table:table-cell>
          <table:table-cell table:style-name="ce41" office:value-type="float" office:value="6000" calcext:value-type="float">
            <text:p>6000</text:p>
          </table:table-cell>
          <table:table-cell table:style-name="ce44" office:value-type="float" office:value="8000" calcext:value-type="float">
            <text:p>8000</text:p>
          </table:table-cell>
          <table:table-cell table:number-columns-repeated="986"/>
        </table:table-row>
        <table:table-row table:style-name="ro1">
          <table:table-cell table:number-columns-repeated="22"/>
          <table:table-cell table:style-name="ce38" office:value-type="string" calcext:value-type="string">
            <text:p>Ca (dB)</text:p>
          </table:table-cell>
          <table:table-cell table:style-name="ce42" table:formula="of:=AVERAGE([.B2];[.T2])" office:value-type="float" office:value="1" calcext:value-type="float">
            <text:p>1</text:p>
          </table:table-cell>
          <table:table-cell table:style-name="ce42" table:formula="of:=AVERAGE([.C2];[.U2])" office:value-type="float" office:value="1.5" calcext:value-type="float">
            <text:p>1.5</text:p>
          </table:table-cell>
          <table:table-cell table:style-name="ce42" table:formula="of:=AVERAGE([.D2];[.V2])" office:value-type="float" office:value="0.5" calcext:value-type="float">
            <text:p>0.5</text:p>
          </table:table-cell>
          <table:table-cell table:style-name="ce42" table:formula="of:=AVERAGE([.E2];[.W2])" office:value-type="float" office:value="1.5" calcext:value-type="float">
            <text:p>1.5</text:p>
          </table:table-cell>
          <table:table-cell table:style-name="ce42" table:formula="of:=AVERAGE([.F2];[.X2])" office:value-type="float" office:value="2" calcext:value-type="float">
            <text:p>2</text:p>
          </table:table-cell>
          <table:table-cell table:style-name="ce42" table:formula="of:=AVERAGE([.G2];[.Y2])" office:value-type="float" office:value="2" calcext:value-type="float">
            <text:p>2</text:p>
          </table:table-cell>
          <table:table-cell table:style-name="ce42" table:formula="of:=AVERAGE([.H2];[.Z2])" office:value-type="float" office:value="1.5" calcext:value-type="float">
            <text:p>1.5</text:p>
          </table:table-cell>
          <table:table-cell table:style-name="ce42" table:formula="of:=AVERAGE([.I2];[.AA2])" office:value-type="float" office:value="2" calcext:value-type="float">
            <text:p>2</text:p>
          </table:table-cell>
          <table:table-cell table:style-name="ce42" table:formula="of:=AVERAGE([.J2];[.AB2])" office:value-type="float" office:value="1.5" calcext:value-type="float">
            <text:p>1.5</text:p>
          </table:table-cell>
          <table:table-cell table:style-name="ce42" table:formula="of:=AVERAGE([.K2];[.AC2])" office:value-type="float" office:value="1.5" calcext:value-type="float">
            <text:p>1.5</text:p>
          </table:table-cell>
          <table:table-cell table:style-name="ce42" table:formula="of:=AVERAGE([.L2];[.AD2])" office:value-type="float" office:value="1" calcext:value-type="float">
            <text:p>1</text:p>
          </table:table-cell>
          <table:table-cell table:style-name="ce42" table:formula="of:=AVERAGE([.M2];[.AE2])" office:value-type="float" office:value="3" calcext:value-type="float">
            <text:p>3</text:p>
          </table:table-cell>
          <table:table-cell table:style-name="ce42" table:formula="of:=AVERAGE([.N2];[.AF2])" office:value-type="float" office:value="6" calcext:value-type="float">
            <text:p>6</text:p>
          </table:table-cell>
          <table:table-cell table:style-name="ce42" table:formula="of:=AVERAGE([.O2];[.AG2])" office:value-type="float" office:value="6" calcext:value-type="float">
            <text:p>6</text:p>
          </table:table-cell>
          <table:table-cell table:style-name="ce45" table:formula="of:=AVERAGE([.P2];[.AH2])" office:value-type="float" office:value="8.5" calcext:value-type="float">
            <text:p>8.5</text:p>
          </table:table-cell>
          <table:table-cell table:number-columns-repeated="986"/>
        </table:table-row>
        <table:table-row table:style-name="ro2">
          <table:table-cell table:number-columns-repeated="22"/>
          <table:table-cell table:style-name="ce39" office:value-type="string" calcext:value-type="string">
            <text:p>Co (dB)</text:p>
          </table:table-cell>
          <table:table-cell table:style-name="ce43"/>
          <table:table-cell table:style-name="ce43" table:formula="of:=AVERAGE([.C3];[.U3])" office:value-type="float" office:value="3" calcext:value-type="float">
            <text:p>3</text:p>
          </table:table-cell>
          <table:table-cell table:style-name="ce43" table:formula="of:=AVERAGE([.D3];[.V3])" office:value-type="float" office:value="3.5" calcext:value-type="float">
            <text:p>3.5</text:p>
          </table:table-cell>
          <table:table-cell table:style-name="ce43" table:formula="of:=AVERAGE([.E3];[.W3])" office:value-type="float" office:value="1.5" calcext:value-type="float">
            <text:p>1.5</text:p>
          </table:table-cell>
          <table:table-cell table:style-name="ce43" table:formula="of:=AVERAGE([.F3];[.X3])" office:value-type="float" office:value="1.5" calcext:value-type="float">
            <text:p>1.5</text:p>
          </table:table-cell>
          <table:table-cell table:style-name="ce43" table:formula="of:=AVERAGE([.G3];[.Y3])" office:value-type="float" office:value="3.5" calcext:value-type="float">
            <text:p>3.5</text:p>
          </table:table-cell>
          <table:table-cell table:style-name="ce43" table:formula="of:=AVERAGE([.H3];[.Z3])" office:value-type="float" office:value="0.5" calcext:value-type="float">
            <text:p>0.5</text:p>
          </table:table-cell>
          <table:table-cell table:style-name="ce43" table:formula="of:=AVERAGE([.I3];[.AA3])" office:value-type="float" office:value="1.5" calcext:value-type="float">
            <text:p>1.5</text:p>
          </table:table-cell>
          <table:table-cell table:style-name="ce43" table:formula="of:=AVERAGE([.J3];[.AB3])" office:value-type="float" office:value="0" calcext:value-type="float">
            <text:p>0</text:p>
          </table:table-cell>
          <table:table-cell table:style-name="ce43" table:formula="of:=AVERAGE([.K3];[.AC3])" office:value-type="float" office:value="1" calcext:value-type="float">
            <text:p>1</text:p>
          </table:table-cell>
          <table:table-cell table:style-name="ce43" table:formula="of:=AVERAGE([.L3];[.AD3])" office:value-type="float" office:value="1.5" calcext:value-type="float">
            <text:p>1.5</text:p>
          </table:table-cell>
          <table:table-cell table:style-name="ce43" table:formula="of:=AVERAGE([.M3];[.AE3])" office:value-type="float" office:value="2.5" calcext:value-type="float">
            <text:p>2.5</text:p>
          </table:table-cell>
          <table:table-cell table:style-name="ce43" table:formula="of:=AVERAGE([.N3];[.AF3])" office:value-type="float" office:value="4.5" calcext:value-type="float">
            <text:p>4.5</text:p>
          </table:table-cell>
          <table:table-cell table:style-name="ce43" table:formula="of:=AVERAGE([.O3];[.AG3])" office:value-type="float" office:value="4.5" calcext:value-type="float">
            <text:p>4.5</text:p>
          </table:table-cell>
          <table:table-cell table:style-name="ce46" table:formula="of:=AVERAGE([.P3];[.AH3])" office:value-type="float" office:value="6" calcext:value-type="float">
            <text:p>6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2"/>
          <table:table-cell table:style-name="ce37" office:value-type="string" calcext:value-type="string">
            <text:p>OG moyenne après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750" calcext:value-type="float">
            <text:p>750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250" calcext:value-type="float">
            <text:p>1250</text:p>
          </table:table-cell>
          <table:table-cell table:style-name="ce41" office:value-type="float" office:value="1500" calcext:value-type="float">
            <text:p>1500</text:p>
          </table:table-cell>
          <table:table-cell table:style-name="ce41" office:value-type="float" office:value="1750" calcext:value-type="float">
            <text:p>1750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500" calcext:value-type="float">
            <text:p>2500</text:p>
          </table:table-cell>
          <table:table-cell table:style-name="ce41" office:value-type="float" office:value="3000" calcext:value-type="float">
            <text:p>3000</text:p>
          </table:table-cell>
          <table:table-cell table:style-name="ce41" office:value-type="float" office:value="4000" calcext:value-type="float">
            <text:p>4000</text:p>
          </table:table-cell>
          <table:table-cell table:style-name="ce41" office:value-type="float" office:value="5000" calcext:value-type="float">
            <text:p>5000</text:p>
          </table:table-cell>
          <table:table-cell table:style-name="ce41" office:value-type="float" office:value="6000" calcext:value-type="float">
            <text:p>6000</text:p>
          </table:table-cell>
          <table:table-cell table:style-name="ce44" office:value-type="float" office:value="8000" calcext:value-type="float">
            <text:p>8000</text:p>
          </table:table-cell>
          <table:table-cell table:number-columns-repeated="986"/>
        </table:table-row>
        <table:table-row table:style-name="ro1">
          <table:table-cell table:number-columns-repeated="22"/>
          <table:table-cell table:style-name="ce38" office:value-type="string" calcext:value-type="string">
            <text:p>Ca (dB)</text:p>
          </table:table-cell>
          <table:table-cell table:style-name="ce42" table:formula="of:=AVERAGE([.B6];[.T6])" office:value-type="float" office:value="1.5" calcext:value-type="float">
            <text:p>1.5</text:p>
          </table:table-cell>
          <table:table-cell table:style-name="ce42" table:formula="of:=AVERAGE([.C6];[.U6])" office:value-type="float" office:value="1" calcext:value-type="float">
            <text:p>1</text:p>
          </table:table-cell>
          <table:table-cell table:style-name="ce42" table:formula="of:=AVERAGE([.D6];[.V6])" office:value-type="float" office:value="0" calcext:value-type="float">
            <text:p>0</text:p>
          </table:table-cell>
          <table:table-cell table:style-name="ce42" table:formula="of:=AVERAGE([.E6];[.W6])" office:value-type="float" office:value="1.5" calcext:value-type="float">
            <text:p>1.5</text:p>
          </table:table-cell>
          <table:table-cell table:style-name="ce42" table:formula="of:=AVERAGE([.F6];[.X6])" office:value-type="float" office:value="2" calcext:value-type="float">
            <text:p>2</text:p>
          </table:table-cell>
          <table:table-cell table:style-name="ce42" table:formula="of:=AVERAGE([.G6];[.Y6])" office:value-type="float" office:value="2" calcext:value-type="float">
            <text:p>2</text:p>
          </table:table-cell>
          <table:table-cell table:style-name="ce42" table:formula="of:=AVERAGE([.H6];[.Z6])" office:value-type="float" office:value="1.5" calcext:value-type="float">
            <text:p>1.5</text:p>
          </table:table-cell>
          <table:table-cell table:style-name="ce42" table:formula="of:=AVERAGE([.I6];[.AA6])" office:value-type="float" office:value="1.5" calcext:value-type="float">
            <text:p>1.5</text:p>
          </table:table-cell>
          <table:table-cell table:style-name="ce42" table:formula="of:=AVERAGE([.J6];[.AB6])" office:value-type="float" office:value="1.5" calcext:value-type="float">
            <text:p>1.5</text:p>
          </table:table-cell>
          <table:table-cell table:style-name="ce42" table:formula="of:=AVERAGE([.K6];[.AC6])" office:value-type="float" office:value="0.5" calcext:value-type="float">
            <text:p>0.5</text:p>
          </table:table-cell>
          <table:table-cell table:style-name="ce42" table:formula="of:=AVERAGE([.L6];[.AD6])" office:value-type="float" office:value="0.5" calcext:value-type="float">
            <text:p>0.5</text:p>
          </table:table-cell>
          <table:table-cell table:style-name="ce42" table:formula="of:=AVERAGE([.M6];[.AE6])" office:value-type="float" office:value="4" calcext:value-type="float">
            <text:p>4</text:p>
          </table:table-cell>
          <table:table-cell table:style-name="ce42" table:formula="of:=AVERAGE([.N6];[.AF6])" office:value-type="float" office:value="5.5" calcext:value-type="float">
            <text:p>5.5</text:p>
          </table:table-cell>
          <table:table-cell table:style-name="ce42" table:formula="of:=AVERAGE([.O6];[.AG6])" office:value-type="float" office:value="5.5" calcext:value-type="float">
            <text:p>5.5</text:p>
          </table:table-cell>
          <table:table-cell table:style-name="ce45" table:formula="of:=AVERAGE([.P6];[.AH6])" office:value-type="float" office:value="8" calcext:value-type="float">
            <text:p>8</text:p>
          </table:table-cell>
          <table:table-cell table:number-columns-repeated="986"/>
        </table:table-row>
        <table:table-row table:style-name="ro2">
          <table:table-cell table:number-columns-repeated="22"/>
          <table:table-cell table:style-name="ce39" office:value-type="string" calcext:value-type="string">
            <text:p>Co (dB)</text:p>
          </table:table-cell>
          <table:table-cell table:style-name="ce43"/>
          <table:table-cell table:style-name="ce43" table:formula="of:=AVERAGE([.C7];[.U7])" office:value-type="float" office:value="2.5" calcext:value-type="float">
            <text:p>2.5</text:p>
          </table:table-cell>
          <table:table-cell table:style-name="ce43" table:formula="of:=AVERAGE([.D7];[.V7])" office:value-type="float" office:value="2" calcext:value-type="float">
            <text:p>2</text:p>
          </table:table-cell>
          <table:table-cell table:style-name="ce43" table:formula="of:=AVERAGE([.E7];[.W7])" office:value-type="float" office:value="0.5" calcext:value-type="float">
            <text:p>0.5</text:p>
          </table:table-cell>
          <table:table-cell table:style-name="ce43" table:formula="of:=AVERAGE([.F7];[.X7])" office:value-type="float" office:value="1.5" calcext:value-type="float">
            <text:p>1.5</text:p>
          </table:table-cell>
          <table:table-cell table:style-name="ce43" table:formula="of:=AVERAGE([.G7];[.Y7])" office:value-type="float" office:value="1" calcext:value-type="float">
            <text:p>1</text:p>
          </table:table-cell>
          <table:table-cell table:style-name="ce43" table:formula="of:=AVERAGE([.H7];[.Z7])" office:value-type="float" office:value="-0.5" calcext:value-type="float">
            <text:p>-0.5</text:p>
          </table:table-cell>
          <table:table-cell table:style-name="ce43" table:formula="of:=AVERAGE([.I7];[.AA7])" office:value-type="float" office:value="-0.5" calcext:value-type="float">
            <text:p>-0.5</text:p>
          </table:table-cell>
          <table:table-cell table:style-name="ce43" table:formula="of:=AVERAGE([.J7];[.AB7])" office:value-type="float" office:value="0" calcext:value-type="float">
            <text:p>0</text:p>
          </table:table-cell>
          <table:table-cell table:style-name="ce43" table:formula="of:=AVERAGE([.K7];[.AC7])" office:value-type="float" office:value="1.5" calcext:value-type="float">
            <text:p>1.5</text:p>
          </table:table-cell>
          <table:table-cell table:style-name="ce43" table:formula="of:=AVERAGE([.L7];[.AD7])" office:value-type="float" office:value="1.5" calcext:value-type="float">
            <text:p>1.5</text:p>
          </table:table-cell>
          <table:table-cell table:style-name="ce43" table:formula="of:=AVERAGE([.M7];[.AE7])" office:value-type="float" office:value="3.5" calcext:value-type="float">
            <text:p>3.5</text:p>
          </table:table-cell>
          <table:table-cell table:style-name="ce43" table:formula="of:=AVERAGE([.N7];[.AF7])" office:value-type="float" office:value="6.5" calcext:value-type="float">
            <text:p>6.5</text:p>
          </table:table-cell>
          <table:table-cell table:style-name="ce43" table:formula="of:=AVERAGE([.O7];[.AG7])" office:value-type="float" office:value="6.5" calcext:value-type="float">
            <text:p>6.5</text:p>
          </table:table-cell>
          <table:table-cell table:style-name="ce46" table:formula="of:=AVERAGE([.P7];[.AH7])" office:value-type="float" office:value="6" calcext:value-type="float">
            <text:p>6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2"/>
          <table:table-cell>
            <draw:frame table:end-cell-address="Bruderlin.AF36" table:end-x="20.64mm" table:end-y="0.88mm" draw:z-index="4" draw:name="Chart 10" draw:style-name="gr1" draw:text-style-name="P1" svg:width="223.37mm" svg:height="91.19mm" svg:x="0mm" svg:y="0mm">
              <loext:p draw:notify-on-update-of-ranges="Bruderlin.X10:Bruderlin.AL10 Bruderlin.W11:Bruderlin.W11 Bruderlin.X11:Bruderlin.AL11 Bruderlin.X10:Bruderlin.AL10 Bruderlin.W12:Bruderlin.W12 Bruderlin.X12:Bruderlin.AL12"/>
              <draw:object xlink:href="./Object 35" xlink:type="simple" xlink:show="embed" xlink:actuate="onLoad"/>
              <draw:image xlink:href="./ObjectReplacements/Object 35" xlink:type="simple" xlink:show="embed" xlink:actuate="onLoad"/>
            </draw:frame>
          </table:table-cell>
          <table:table-cell table:number-columns-repeated="10"/>
          <table:table-cell>
            <draw:frame table:end-cell-address="Bruderlin.AQ36" table:end-x="20.64mm" table:end-y="0.88mm" draw:z-index="5" draw:name="Chart 11" draw:style-name="gr1" draw:text-style-name="P1" svg:width="223.36mm" svg:height="91.19mm" svg:x="0mm" svg:y="0mm">
              <loext:p draw:notify-on-update-of-ranges="Bruderlin.X15:Bruderlin.AL15 Bruderlin.W16:Bruderlin.W16 Bruderlin.X16:Bruderlin.AL16 Bruderlin.X15:Bruderlin.AL15 Bruderlin.W17:Bruderlin.W17 Bruderlin.X17:Bruderlin.AL17"/>
              <draw:object xlink:href="./Object 36" xlink:type="simple" xlink:show="embed" xlink:actuate="onLoad"/>
              <draw:image xlink:href="./ObjectReplacements/Object 36" xlink:type="simple" xlink:show="embed" xlink:actuate="onLoad"/>
            </draw:frame>
          </table:table-cell>
          <table:table-cell table:number-columns-repeated="99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a (dB) befor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o (dB) befor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a (dB) ide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o (dB) ideal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a (dB) after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o (dB) after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a (dB) ide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o (dB) ideal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Bruderlin.K53" table:end-x="0.09mm" table:end-y="0.88mm" draw:z-index="2" draw:name="Chart 3" draw:style-name="gr1" draw:text-style-name="P1" svg:width="225.33mm" svg:height="85.55mm" svg:x="0mm" svg:y="0mm">
              <loext:p draw:notify-on-update-of-ranges="Bruderlin.B26:Bruderlin.P26 Bruderlin.A27:Bruderlin.A27 Bruderlin.B27:Bruderlin.P27 Bruderlin.B26:Bruderlin.P26 Bruderlin.A28:Bruderlin.A28 Bruderlin.B28:Bruderlin.P28 Bruderlin.B26:Bruderlin.P26 Bruderlin.A29:Bruderlin.A29 Bruderlin.B29:Bruderlin.P29 Bruderlin.B26:Bruderlin.P26 Bruderlin.A30:Bruderlin.A30 Bruderlin.B30:Bruderlin.P30"/>
              <draw:object xlink:href="./Object 33" xlink:type="simple" xlink:show="embed" xlink:actuate="onLoad"/>
              <draw:image xlink:href="./ObjectReplacements/Object 33" xlink:type="simple" xlink:show="embed" xlink:actuate="onLoad"/>
            </draw:frame>
          </table:table-cell>
          <table:table-cell table:number-columns-repeated="10"/>
          <table:table-cell>
            <draw:frame table:end-cell-address="Bruderlin.U52" table:end-x="15.97mm" table:end-y="5.08mm" draw:z-index="3" draw:name="Chart 4" draw:style-name="gr1" draw:text-style-name="P1" svg:width="218.69mm" svg:height="84.1mm" svg:x="0mm" svg:y="0mm">
              <loext:p draw:notify-on-update-of-ranges="Bruderlin.B32:Bruderlin.P32 Bruderlin.A33:Bruderlin.A33 Bruderlin.B33:Bruderlin.P33 Bruderlin.B32:Bruderlin.P32 Bruderlin.A34:Bruderlin.A34 Bruderlin.B34:Bruderlin.P34 Bruderlin.B32:Bruderlin.P32 Bruderlin.A35:Bruderlin.A35 Bruderlin.B35:Bruderlin.P35 Bruderlin.B32:Bruderlin.P32 Bruderlin.A36:Bruderlin.A36 Bruderlin.B36:Bruderlin.P36"/>
              <draw:object xlink:href="./Object 34" xlink:type="simple" xlink:show="embed" xlink:actuate="onLoad"/>
              <draw:image xlink:href="./ObjectReplacements/Object 34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haffner" table:style-name="ta8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table:style-name="ce3" office:value-type="string" calcext:value-type="string">
            <text:p>OD before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2"/>
          <table:table-cell table:style-name="ce3" office:value-type="string" calcext:value-type="string">
            <text:p>OG before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a (dB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/>
          <table:table-cell table:style-name="ce3" office:value-type="string" calcext:value-type="string">
            <text:p>Ca (dB)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Co (dB)</text:p>
          </table:table-cell>
          <table:table-cell table:style-name="ce3"/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OD after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2"/>
          <table:table-cell table:style-name="ce3" office:value-type="string" calcext:value-type="string">
            <text:p>OG after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a (dB)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/>
          <table:table-cell table:style-name="ce3" office:value-type="string" calcext:value-type="string">
            <text:p>Ca (dB)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/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>
            <draw:frame table:end-cell-address="Schaffner.K24" table:end-x="8.65mm" table:end-y="4.76mm" draw:z-index="0" draw:name="Chart 1" draw:style-name="gr1" draw:text-style-name="P1" svg:width="233.89mm" svg:height="90.84mm" svg:x="0mm" svg:y="0mm">
              <loext:p draw:notify-on-update-of-ranges="Schaffner.B1:Schaffner.P1 Schaffner.A2:Schaffner.A2 Schaffner.B2:Schaffner.P2 Schaffner.B1:Schaffner.P1 Schaffner.A3:Schaffner.A3 Schaffner.B3:Schaffner.P3"/>
              <draw:object xlink:href="./Object 37" xlink:type="simple" xlink:show="embed" xlink:actuate="onLoad"/>
              <draw:image xlink:href="./ObjectReplacements/Object 37" xlink:type="simple" xlink:show="embed" xlink:actuate="onLoad"/>
            </draw:frame>
          </table:table-cell>
          <table:table-cell table:number-columns-repeated="10"/>
          <table:table-cell>
            <draw:frame table:end-cell-address="Schaffner.U24" table:end-x="20.64mm" table:end-y="5.11mm" draw:z-index="1" draw:name="Chart 2" draw:style-name="gr1" draw:text-style-name="P1" svg:width="223.36mm" svg:height="91.19mm" svg:x="0mm" svg:y="0mm">
              <loext:p draw:notify-on-update-of-ranges="Schaffner.B5:Schaffner.P5 Schaffner.A6:Schaffner.A6 Schaffner.B6:Schaffner.P6 Schaffner.B5:Schaffner.P5 Schaffner.A7:Schaffner.A7 Schaffner.B7:Schaffner.P7"/>
              <draw:object xlink:href="./Object 38" xlink:type="simple" xlink:show="embed" xlink:actuate="onLoad"/>
              <draw:image xlink:href="./ObjectReplacements/Object 38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number-columns-repeated="22"/>
          <table:table-cell table:style-name="ce37" office:value-type="string" calcext:value-type="string">
            <text:p>OG moyenne avant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750" calcext:value-type="float">
            <text:p>750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250" calcext:value-type="float">
            <text:p>1250</text:p>
          </table:table-cell>
          <table:table-cell table:style-name="ce41" office:value-type="float" office:value="1500" calcext:value-type="float">
            <text:p>1500</text:p>
          </table:table-cell>
          <table:table-cell table:style-name="ce41" office:value-type="float" office:value="1750" calcext:value-type="float">
            <text:p>1750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500" calcext:value-type="float">
            <text:p>2500</text:p>
          </table:table-cell>
          <table:table-cell table:style-name="ce41" office:value-type="float" office:value="3000" calcext:value-type="float">
            <text:p>3000</text:p>
          </table:table-cell>
          <table:table-cell table:style-name="ce41" office:value-type="float" office:value="4000" calcext:value-type="float">
            <text:p>4000</text:p>
          </table:table-cell>
          <table:table-cell table:style-name="ce41" office:value-type="float" office:value="5000" calcext:value-type="float">
            <text:p>5000</text:p>
          </table:table-cell>
          <table:table-cell table:style-name="ce41" office:value-type="float" office:value="6000" calcext:value-type="float">
            <text:p>6000</text:p>
          </table:table-cell>
          <table:table-cell table:style-name="ce44" office:value-type="float" office:value="8000" calcext:value-type="float">
            <text:p>8000</text:p>
          </table:table-cell>
          <table:table-cell table:number-columns-repeated="986"/>
        </table:table-row>
        <table:table-row table:style-name="ro1">
          <table:table-cell table:number-columns-repeated="22"/>
          <table:table-cell table:style-name="ce38" office:value-type="string" calcext:value-type="string">
            <text:p>Ca (dB)</text:p>
          </table:table-cell>
          <table:table-cell table:style-name="ce42" table:formula="of:=AVERAGE([.B2];[.T2])" office:value-type="float" office:value="3.5" calcext:value-type="float">
            <text:p>3.5</text:p>
          </table:table-cell>
          <table:table-cell table:style-name="ce42" table:formula="of:=AVERAGE([.C2];[.U2])" office:value-type="float" office:value="2.5" calcext:value-type="float">
            <text:p>2.5</text:p>
          </table:table-cell>
          <table:table-cell table:style-name="ce42" table:formula="of:=AVERAGE([.D2];[.V2])" office:value-type="float" office:value="2.5" calcext:value-type="float">
            <text:p>2.5</text:p>
          </table:table-cell>
          <table:table-cell table:style-name="ce42" table:formula="of:=AVERAGE([.E2];[.W2])" office:value-type="float" office:value="2.5" calcext:value-type="float">
            <text:p>2.5</text:p>
          </table:table-cell>
          <table:table-cell table:style-name="ce42" table:formula="of:=AVERAGE([.F2];[.X2])" office:value-type="float" office:value="3" calcext:value-type="float">
            <text:p>3</text:p>
          </table:table-cell>
          <table:table-cell table:style-name="ce42" table:formula="of:=AVERAGE([.G2];[.Y2])" office:value-type="float" office:value="2" calcext:value-type="float">
            <text:p>2</text:p>
          </table:table-cell>
          <table:table-cell table:style-name="ce42" table:formula="of:=AVERAGE([.H2];[.Z2])" office:value-type="float" office:value="2" calcext:value-type="float">
            <text:p>2</text:p>
          </table:table-cell>
          <table:table-cell table:style-name="ce42" table:formula="of:=AVERAGE([.I2];[.AA2])" office:value-type="float" office:value="2.5" calcext:value-type="float">
            <text:p>2.5</text:p>
          </table:table-cell>
          <table:table-cell table:style-name="ce42" table:formula="of:=AVERAGE([.J2];[.AB2])" office:value-type="float" office:value="2.5" calcext:value-type="float">
            <text:p>2.5</text:p>
          </table:table-cell>
          <table:table-cell table:style-name="ce42" table:formula="of:=AVERAGE([.K2];[.AC2])" office:value-type="float" office:value="2.5" calcext:value-type="float">
            <text:p>2.5</text:p>
          </table:table-cell>
          <table:table-cell table:style-name="ce42" table:formula="of:=AVERAGE([.L2];[.AD2])" office:value-type="float" office:value="3" calcext:value-type="float">
            <text:p>3</text:p>
          </table:table-cell>
          <table:table-cell table:style-name="ce42" table:formula="of:=AVERAGE([.M2];[.AE2])" office:value-type="float" office:value="2.5" calcext:value-type="float">
            <text:p>2.5</text:p>
          </table:table-cell>
          <table:table-cell table:style-name="ce42" table:formula="of:=AVERAGE([.N2];[.AF2])" office:value-type="float" office:value="5.5" calcext:value-type="float">
            <text:p>5.5</text:p>
          </table:table-cell>
          <table:table-cell table:style-name="ce42" table:formula="of:=AVERAGE([.O2];[.AG2])" office:value-type="float" office:value="7" calcext:value-type="float">
            <text:p>7</text:p>
          </table:table-cell>
          <table:table-cell table:style-name="ce45" table:formula="of:=AVERAGE([.P2];[.AH2])" office:value-type="float" office:value="14" calcext:value-type="float">
            <text:p>14</text:p>
          </table:table-cell>
          <table:table-cell table:number-columns-repeated="986"/>
        </table:table-row>
        <table:table-row table:style-name="ro2">
          <table:table-cell table:number-columns-repeated="22"/>
          <table:table-cell table:style-name="ce39" office:value-type="string" calcext:value-type="string">
            <text:p>Co (dB)</text:p>
          </table:table-cell>
          <table:table-cell table:style-name="ce43"/>
          <table:table-cell table:style-name="ce43" table:formula="of:=AVERAGE([.C3];[.U3])" office:value-type="float" office:value="5" calcext:value-type="float">
            <text:p>5</text:p>
          </table:table-cell>
          <table:table-cell table:style-name="ce43" table:formula="of:=AVERAGE([.D3];[.V3])" office:value-type="float" office:value="4.5" calcext:value-type="float">
            <text:p>4.5</text:p>
          </table:table-cell>
          <table:table-cell table:style-name="ce43" table:formula="of:=AVERAGE([.E3];[.W3])" office:value-type="float" office:value="4" calcext:value-type="float">
            <text:p>4</text:p>
          </table:table-cell>
          <table:table-cell table:style-name="ce43" table:formula="of:=AVERAGE([.F3];[.X3])" office:value-type="float" office:value="4.5" calcext:value-type="float">
            <text:p>4.5</text:p>
          </table:table-cell>
          <table:table-cell table:style-name="ce43" table:formula="of:=AVERAGE([.G3];[.Y3])" office:value-type="float" office:value="2.5" calcext:value-type="float">
            <text:p>2.5</text:p>
          </table:table-cell>
          <table:table-cell table:style-name="ce43" table:formula="of:=AVERAGE([.H3];[.Z3])" office:value-type="float" office:value="2.5" calcext:value-type="float">
            <text:p>2.5</text:p>
          </table:table-cell>
          <table:table-cell table:style-name="ce43" table:formula="of:=AVERAGE([.I3];[.AA3])" office:value-type="float" office:value="2.5" calcext:value-type="float">
            <text:p>2.5</text:p>
          </table:table-cell>
          <table:table-cell table:style-name="ce43" table:formula="of:=AVERAGE([.J3];[.AB3])" office:value-type="float" office:value="3" calcext:value-type="float">
            <text:p>3</text:p>
          </table:table-cell>
          <table:table-cell table:style-name="ce43" table:formula="of:=AVERAGE([.K3];[.AC3])" office:value-type="float" office:value="4.5" calcext:value-type="float">
            <text:p>4.5</text:p>
          </table:table-cell>
          <table:table-cell table:style-name="ce43" table:formula="of:=AVERAGE([.L3];[.AD3])" office:value-type="float" office:value="4" calcext:value-type="float">
            <text:p>4</text:p>
          </table:table-cell>
          <table:table-cell table:style-name="ce43" table:formula="of:=AVERAGE([.M3];[.AE3])" office:value-type="float" office:value="5.5" calcext:value-type="float">
            <text:p>5.5</text:p>
          </table:table-cell>
          <table:table-cell table:style-name="ce43" table:formula="of:=AVERAGE([.N3];[.AF3])" office:value-type="float" office:value="6" calcext:value-type="float">
            <text:p>6</text:p>
          </table:table-cell>
          <table:table-cell table:style-name="ce43" table:formula="of:=AVERAGE([.O3];[.AG3])" office:value-type="float" office:value="5.5" calcext:value-type="float">
            <text:p>5.5</text:p>
          </table:table-cell>
          <table:table-cell table:style-name="ce46" table:formula="of:=AVERAGE([.P3];[.AH3])" office:value-type="float" office:value="11.5" calcext:value-type="float">
            <text:p>11.5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2"/>
          <table:table-cell table:style-name="ce37" office:value-type="string" calcext:value-type="string">
            <text:p>OG moyenne après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750" calcext:value-type="float">
            <text:p>750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250" calcext:value-type="float">
            <text:p>1250</text:p>
          </table:table-cell>
          <table:table-cell table:style-name="ce41" office:value-type="float" office:value="1500" calcext:value-type="float">
            <text:p>1500</text:p>
          </table:table-cell>
          <table:table-cell table:style-name="ce41" office:value-type="float" office:value="1750" calcext:value-type="float">
            <text:p>1750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500" calcext:value-type="float">
            <text:p>2500</text:p>
          </table:table-cell>
          <table:table-cell table:style-name="ce41" office:value-type="float" office:value="3000" calcext:value-type="float">
            <text:p>3000</text:p>
          </table:table-cell>
          <table:table-cell table:style-name="ce41" office:value-type="float" office:value="4000" calcext:value-type="float">
            <text:p>4000</text:p>
          </table:table-cell>
          <table:table-cell table:style-name="ce41" office:value-type="float" office:value="5000" calcext:value-type="float">
            <text:p>5000</text:p>
          </table:table-cell>
          <table:table-cell table:style-name="ce41" office:value-type="float" office:value="6000" calcext:value-type="float">
            <text:p>6000</text:p>
          </table:table-cell>
          <table:table-cell table:style-name="ce44" office:value-type="float" office:value="8000" calcext:value-type="float">
            <text:p>8000</text:p>
          </table:table-cell>
          <table:table-cell table:number-columns-repeated="986"/>
        </table:table-row>
        <table:table-row table:style-name="ro1">
          <table:table-cell table:number-columns-repeated="22"/>
          <table:table-cell table:style-name="ce38" office:value-type="string" calcext:value-type="string">
            <text:p>Ca (dB)</text:p>
          </table:table-cell>
          <table:table-cell table:style-name="ce42" table:formula="of:=AVERAGE([.B6];[.T6])" office:value-type="float" office:value="3" calcext:value-type="float">
            <text:p>3</text:p>
          </table:table-cell>
          <table:table-cell table:style-name="ce42" table:formula="of:=AVERAGE([.C6];[.U6])" office:value-type="float" office:value="2" calcext:value-type="float">
            <text:p>2</text:p>
          </table:table-cell>
          <table:table-cell table:style-name="ce42" table:formula="of:=AVERAGE([.D6];[.V6])" office:value-type="float" office:value="2" calcext:value-type="float">
            <text:p>2</text:p>
          </table:table-cell>
          <table:table-cell table:style-name="ce42" table:formula="of:=AVERAGE([.E6];[.W6])" office:value-type="float" office:value="2" calcext:value-type="float">
            <text:p>2</text:p>
          </table:table-cell>
          <table:table-cell table:style-name="ce42" table:formula="of:=AVERAGE([.F6];[.X6])" office:value-type="float" office:value="3" calcext:value-type="float">
            <text:p>3</text:p>
          </table:table-cell>
          <table:table-cell table:style-name="ce42" table:formula="of:=AVERAGE([.G6];[.Y6])" office:value-type="float" office:value="2.5" calcext:value-type="float">
            <text:p>2.5</text:p>
          </table:table-cell>
          <table:table-cell table:style-name="ce42" table:formula="of:=AVERAGE([.H6];[.Z6])" office:value-type="float" office:value="2.5" calcext:value-type="float">
            <text:p>2.5</text:p>
          </table:table-cell>
          <table:table-cell table:style-name="ce42" table:formula="of:=AVERAGE([.I6];[.AA6])" office:value-type="float" office:value="2.5" calcext:value-type="float">
            <text:p>2.5</text:p>
          </table:table-cell>
          <table:table-cell table:style-name="ce42" table:formula="of:=AVERAGE([.J6];[.AB6])" office:value-type="float" office:value="3.5" calcext:value-type="float">
            <text:p>3.5</text:p>
          </table:table-cell>
          <table:table-cell table:style-name="ce42" table:formula="of:=AVERAGE([.K6];[.AC6])" office:value-type="float" office:value="3.5" calcext:value-type="float">
            <text:p>3.5</text:p>
          </table:table-cell>
          <table:table-cell table:style-name="ce42" table:formula="of:=AVERAGE([.L6];[.AD6])" office:value-type="float" office:value="3.5" calcext:value-type="float">
            <text:p>3.5</text:p>
          </table:table-cell>
          <table:table-cell table:style-name="ce42" table:formula="of:=AVERAGE([.M6];[.AE6])" office:value-type="float" office:value="5.5" calcext:value-type="float">
            <text:p>5.5</text:p>
          </table:table-cell>
          <table:table-cell table:style-name="ce42" table:formula="of:=AVERAGE([.N6];[.AF6])" office:value-type="float" office:value="7" calcext:value-type="float">
            <text:p>7</text:p>
          </table:table-cell>
          <table:table-cell table:style-name="ce42" table:formula="of:=AVERAGE([.O6];[.AG6])" office:value-type="float" office:value="6.5" calcext:value-type="float">
            <text:p>6.5</text:p>
          </table:table-cell>
          <table:table-cell table:style-name="ce45" table:formula="of:=AVERAGE([.P6];[.AH6])" office:value-type="float" office:value="15" calcext:value-type="float">
            <text:p>15</text:p>
          </table:table-cell>
          <table:table-cell table:number-columns-repeated="986"/>
        </table:table-row>
        <table:table-row table:style-name="ro2">
          <table:table-cell table:number-columns-repeated="22"/>
          <table:table-cell table:style-name="ce39" office:value-type="string" calcext:value-type="string">
            <text:p>Co (dB)</text:p>
          </table:table-cell>
          <table:table-cell table:style-name="ce43"/>
          <table:table-cell table:style-name="ce43" table:formula="of:=AVERAGE([.C7];[.U7])" office:value-type="float" office:value="4.5" calcext:value-type="float">
            <text:p>4.5</text:p>
          </table:table-cell>
          <table:table-cell table:style-name="ce43" table:formula="of:=AVERAGE([.D7];[.V7])" office:value-type="float" office:value="5" calcext:value-type="float">
            <text:p>5</text:p>
          </table:table-cell>
          <table:table-cell table:style-name="ce43" table:formula="of:=AVERAGE([.E7];[.W7])" office:value-type="float" office:value="2.5" calcext:value-type="float">
            <text:p>2.5</text:p>
          </table:table-cell>
          <table:table-cell table:style-name="ce43" table:formula="of:=AVERAGE([.F7];[.X7])" office:value-type="float" office:value="3.5" calcext:value-type="float">
            <text:p>3.5</text:p>
          </table:table-cell>
          <table:table-cell table:style-name="ce43" table:formula="of:=AVERAGE([.G7];[.Y7])" office:value-type="float" office:value="3" calcext:value-type="float">
            <text:p>3</text:p>
          </table:table-cell>
          <table:table-cell table:style-name="ce43" table:formula="of:=AVERAGE([.H7];[.Z7])" office:value-type="float" office:value="4" calcext:value-type="float">
            <text:p>4</text:p>
          </table:table-cell>
          <table:table-cell table:style-name="ce43" table:formula="of:=AVERAGE([.I7];[.AA7])" office:value-type="float" office:value="2.5" calcext:value-type="float">
            <text:p>2.5</text:p>
          </table:table-cell>
          <table:table-cell table:style-name="ce43" table:formula="of:=AVERAGE([.J7];[.AB7])" office:value-type="float" office:value="3.5" calcext:value-type="float">
            <text:p>3.5</text:p>
          </table:table-cell>
          <table:table-cell table:style-name="ce43" table:formula="of:=AVERAGE([.K7];[.AC7])" office:value-type="float" office:value="3" calcext:value-type="float">
            <text:p>3</text:p>
          </table:table-cell>
          <table:table-cell table:style-name="ce43" table:formula="of:=AVERAGE([.L7];[.AD7])" office:value-type="float" office:value="1.5" calcext:value-type="float">
            <text:p>1.5</text:p>
          </table:table-cell>
          <table:table-cell table:style-name="ce43" table:formula="of:=AVERAGE([.M7];[.AE7])" office:value-type="float" office:value="4.5" calcext:value-type="float">
            <text:p>4.5</text:p>
          </table:table-cell>
          <table:table-cell table:style-name="ce43" table:formula="of:=AVERAGE([.N7];[.AF7])" office:value-type="float" office:value="5" calcext:value-type="float">
            <text:p>5</text:p>
          </table:table-cell>
          <table:table-cell table:style-name="ce43" table:formula="of:=AVERAGE([.O7];[.AG7])" office:value-type="float" office:value="5.5" calcext:value-type="float">
            <text:p>5.5</text:p>
          </table:table-cell>
          <table:table-cell table:style-name="ce46" table:formula="of:=AVERAGE([.P7];[.AH7])" office:value-type="float" office:value="15" calcext:value-type="float">
            <text:p>15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2"/>
          <table:table-cell>
            <draw:frame table:end-cell-address="Schaffner.AF36" table:end-x="21.33mm" table:end-y="0.55mm" draw:z-index="4" draw:name="Chart 7" draw:style-name="gr1" draw:text-style-name="P1" svg:width="224.06mm" svg:height="90.86mm" svg:x="0mm" svg:y="0mm">
              <loext:p draw:notify-on-update-of-ranges="Schaffner.X10:Schaffner.AL10 Schaffner.W11:Schaffner.W11 Schaffner.X11:Schaffner.AL11 Schaffner.X10:Schaffner.AL10 Schaffner.W12:Schaffner.W12 Schaffner.X12:Schaffner.AL12"/>
              <draw:object xlink:href="./Object 41" xlink:type="simple" xlink:show="embed" xlink:actuate="onLoad"/>
              <draw:image xlink:href="./ObjectReplacements/Object 41" xlink:type="simple" xlink:show="embed" xlink:actuate="onLoad"/>
            </draw:frame>
          </table:table-cell>
          <table:table-cell table:number-columns-repeated="10"/>
          <table:table-cell>
            <draw:frame table:end-cell-address="Schaffner.AQ36" table:end-x="21.33mm" table:end-y="0.55mm" draw:z-index="5" draw:name="Chart 8" draw:style-name="gr1" draw:text-style-name="P1" svg:width="224.05mm" svg:height="90.86mm" svg:x="0mm" svg:y="0mm">
              <loext:p draw:notify-on-update-of-ranges="Schaffner.X15:Schaffner.AL15 Schaffner.W16:Schaffner.W16 Schaffner.X16:Schaffner.AL16 Schaffner.X15:Schaffner.AL15 Schaffner.W17:Schaffner.W17 Schaffner.X17:Schaffner.AL17"/>
              <draw:object xlink:href="./Object 42" xlink:type="simple" xlink:show="embed" xlink:actuate="onLoad"/>
              <draw:image xlink:href="./ObjectReplacements/Object 42" xlink:type="simple" xlink:show="embed" xlink:actuate="onLoad"/>
            </draw:frame>
          </table:table-cell>
          <table:table-cell table:number-columns-repeated="99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a (dB) befor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o (dB) before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a (dB) ide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o (dB) ideal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a (dB) after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o (dB) after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a (dB) ide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o (dB) ideal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chaffner.K53" table:end-x="0.09mm" table:end-y="0.88mm" draw:z-index="2" draw:name="Chart 3" draw:style-name="gr1" draw:text-style-name="P1" svg:width="225.33mm" svg:height="85.55mm" svg:x="0mm" svg:y="0mm">
              <loext:p draw:notify-on-update-of-ranges="Schaffner.B26:Schaffner.P26 Schaffner.A27:Schaffner.A27 Schaffner.B27:Schaffner.P27 Schaffner.B26:Schaffner.P26 Schaffner.A28:Schaffner.A28 Schaffner.B28:Schaffner.P28 Schaffner.B26:Schaffner.P26 Schaffner.A29:Schaffner.A29 Schaffner.B29:Schaffner.P29 Schaffner.B26:Schaffner.P26 Schaffner.A30:Schaffner.A30 Schaffner.B30:Schaffner.P30"/>
              <draw:object xlink:href="./Object 39" xlink:type="simple" xlink:show="embed" xlink:actuate="onLoad"/>
              <draw:image xlink:href="./ObjectReplacements/Object 39" xlink:type="simple" xlink:show="embed" xlink:actuate="onLoad"/>
            </draw:frame>
          </table:table-cell>
          <table:table-cell table:number-columns-repeated="10"/>
          <table:table-cell>
            <draw:frame table:end-cell-address="Schaffner.U52" table:end-x="15.97mm" table:end-y="5.08mm" draw:z-index="3" draw:name="Chart 5" draw:style-name="gr1" draw:text-style-name="P1" svg:width="218.69mm" svg:height="84.1mm" svg:x="0mm" svg:y="0mm">
              <loext:p draw:notify-on-update-of-ranges="Schaffner.B32:Schaffner.P32 Schaffner.A33:Schaffner.A33 Schaffner.B33:Schaffner.P33 Schaffner.B32:Schaffner.P32 Schaffner.A34:Schaffner.A34 Schaffner.B34:Schaffner.P34 Schaffner.B32:Schaffner.P32 Schaffner.A35:Schaffner.A35 Schaffner.B35:Schaffner.P35 Schaffner.B32:Schaffner.P32 Schaffner.A36:Schaffner.A36 Schaffner.B36:Schaffner.P36"/>
              <draw:object xlink:href="./Object 40" xlink:type="simple" xlink:show="embed" xlink:actuate="onLoad"/>
              <draw:image xlink:href="./ObjectReplacements/Object 40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llimann" table:style-name="ta9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table:style-name="ce3" office:value-type="string" calcext:value-type="string">
            <text:p>OD before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2"/>
          <table:table-cell table:style-name="ce3" office:value-type="string" calcext:value-type="string">
            <text:p>OG before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a (dB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Ca (dB)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OD after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2"/>
          <table:table-cell table:style-name="ce3" office:value-type="string" calcext:value-type="string">
            <text:p>OG after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a (dB)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Ca (dB)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>
            <draw:frame table:end-cell-address="Wallimann.K24" table:end-x="9.87mm" table:end-y="3.92mm" draw:z-index="0" draw:name="Chart 2" draw:style-name="gr1" draw:text-style-name="P1" svg:width="235.11mm" svg:height="90mm" svg:x="0mm" svg:y="0mm">
              <loext:p draw:notify-on-update-of-ranges="Wallimann.B1:Wallimann.P1 Wallimann.A2:Wallimann.A2 Wallimann.B2:Wallimann.P2 Wallimann.B1:Wallimann.P1 Wallimann.A3:Wallimann.A3 Wallimann.B3:Wallimann.P3"/>
              <draw:object xlink:href="./Object 43" xlink:type="simple" xlink:show="embed" xlink:actuate="onLoad"/>
              <draw:image xlink:href="./ObjectReplacements/Object 43" xlink:type="simple" xlink:show="embed" xlink:actuate="onLoad"/>
            </draw:frame>
          </table:table-cell>
          <table:table-cell table:number-columns-repeated="10"/>
          <table:table-cell>
            <draw:frame table:end-cell-address="Wallimann.V24" table:end-x="0.15mm" table:end-y="4.28mm" draw:z-index="1" draw:name="Chart 3" draw:style-name="gr1" draw:text-style-name="P1" svg:width="224.06mm" svg:height="90.36mm" svg:x="1.34mm" svg:y="0mm">
              <loext:p draw:notify-on-update-of-ranges="Wallimann.B5:Wallimann.P5 Wallimann.A6:Wallimann.A6 Wallimann.B6:Wallimann.P6 Wallimann.B5:Wallimann.P5 Wallimann.A7:Wallimann.A7 Wallimann.B7:Wallimann.P7"/>
              <draw:object xlink:href="./Object 44" xlink:type="simple" xlink:show="embed" xlink:actuate="onLoad"/>
              <draw:image xlink:href="./ObjectReplacements/Object 4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table:number-columns-repeated="22"/>
          <table:table-cell table:style-name="ce37" office:value-type="string" calcext:value-type="string">
            <text:p>OG moyenne avant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750" calcext:value-type="float">
            <text:p>750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250" calcext:value-type="float">
            <text:p>1250</text:p>
          </table:table-cell>
          <table:table-cell table:style-name="ce41" office:value-type="float" office:value="1500" calcext:value-type="float">
            <text:p>1500</text:p>
          </table:table-cell>
          <table:table-cell table:style-name="ce41" office:value-type="float" office:value="1750" calcext:value-type="float">
            <text:p>1750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500" calcext:value-type="float">
            <text:p>2500</text:p>
          </table:table-cell>
          <table:table-cell table:style-name="ce41" office:value-type="float" office:value="3000" calcext:value-type="float">
            <text:p>3000</text:p>
          </table:table-cell>
          <table:table-cell table:style-name="ce41" office:value-type="float" office:value="4000" calcext:value-type="float">
            <text:p>4000</text:p>
          </table:table-cell>
          <table:table-cell table:style-name="ce41" office:value-type="float" office:value="5000" calcext:value-type="float">
            <text:p>5000</text:p>
          </table:table-cell>
          <table:table-cell table:style-name="ce41" office:value-type="float" office:value="6000" calcext:value-type="float">
            <text:p>6000</text:p>
          </table:table-cell>
          <table:table-cell table:style-name="ce44" office:value-type="float" office:value="8000" calcext:value-type="float">
            <text:p>8000</text:p>
          </table:table-cell>
          <table:table-cell table:number-columns-repeated="986"/>
        </table:table-row>
        <table:table-row table:style-name="ro1">
          <table:table-cell table:number-columns-repeated="22"/>
          <table:table-cell table:style-name="ce38" office:value-type="string" calcext:value-type="string">
            <text:p>Ca (dB)</text:p>
          </table:table-cell>
          <table:table-cell table:style-name="ce42" table:formula="of:=AVERAGE([.B2];[.T2])" office:value-type="float" office:value="1.5" calcext:value-type="float">
            <text:p>1.5</text:p>
          </table:table-cell>
          <table:table-cell table:style-name="ce42" table:formula="of:=AVERAGE([.C2];[.U2])" office:value-type="float" office:value="2" calcext:value-type="float">
            <text:p>2</text:p>
          </table:table-cell>
          <table:table-cell table:style-name="ce42" table:formula="of:=AVERAGE([.D2];[.V2])" office:value-type="float" office:value="1" calcext:value-type="float">
            <text:p>1</text:p>
          </table:table-cell>
          <table:table-cell table:style-name="ce42" table:formula="of:=AVERAGE([.E2];[.W2])" office:value-type="float" office:value="1" calcext:value-type="float">
            <text:p>1</text:p>
          </table:table-cell>
          <table:table-cell table:style-name="ce42" table:formula="of:=AVERAGE([.F2];[.X2])" office:value-type="float" office:value="0.5" calcext:value-type="float">
            <text:p>0.5</text:p>
          </table:table-cell>
          <table:table-cell table:style-name="ce42" table:formula="of:=AVERAGE([.G2];[.Y2])" office:value-type="float" office:value="0.5" calcext:value-type="float">
            <text:p>0.5</text:p>
          </table:table-cell>
          <table:table-cell table:style-name="ce42" table:formula="of:=AVERAGE([.H2];[.Z2])" office:value-type="float" office:value="1.5" calcext:value-type="float">
            <text:p>1.5</text:p>
          </table:table-cell>
          <table:table-cell table:style-name="ce42" table:formula="of:=AVERAGE([.I2];[.AA2])" office:value-type="float" office:value="1" calcext:value-type="float">
            <text:p>1</text:p>
          </table:table-cell>
          <table:table-cell table:style-name="ce42" table:formula="of:=AVERAGE([.J2];[.AB2])" office:value-type="float" office:value="1.5" calcext:value-type="float">
            <text:p>1.5</text:p>
          </table:table-cell>
          <table:table-cell table:style-name="ce42" table:formula="of:=AVERAGE([.K2];[.AC2])" office:value-type="float" office:value="0.5" calcext:value-type="float">
            <text:p>0.5</text:p>
          </table:table-cell>
          <table:table-cell table:style-name="ce42" table:formula="of:=AVERAGE([.L2];[.AD2])" office:value-type="float" office:value="1.5" calcext:value-type="float">
            <text:p>1.5</text:p>
          </table:table-cell>
          <table:table-cell table:style-name="ce42" table:formula="of:=AVERAGE([.M2];[.AE2])" office:value-type="float" office:value="2" calcext:value-type="float">
            <text:p>2</text:p>
          </table:table-cell>
          <table:table-cell table:style-name="ce42" table:formula="of:=AVERAGE([.N2];[.AF2])" office:value-type="float" office:value="3" calcext:value-type="float">
            <text:p>3</text:p>
          </table:table-cell>
          <table:table-cell table:style-name="ce42" table:formula="of:=AVERAGE([.O2];[.AG2])" office:value-type="float" office:value="6.5" calcext:value-type="float">
            <text:p>6.5</text:p>
          </table:table-cell>
          <table:table-cell table:style-name="ce45" table:formula="of:=AVERAGE([.P2];[.AH2])" office:value-type="float" office:value="4.5" calcext:value-type="float">
            <text:p>4.5</text:p>
          </table:table-cell>
          <table:table-cell table:number-columns-repeated="986"/>
        </table:table-row>
        <table:table-row table:style-name="ro2">
          <table:table-cell table:number-columns-repeated="22"/>
          <table:table-cell table:style-name="ce39" office:value-type="string" calcext:value-type="string">
            <text:p>Co (dB)</text:p>
          </table:table-cell>
          <table:table-cell table:style-name="ce43"/>
          <table:table-cell table:style-name="ce43" table:formula="of:=AVERAGE([.C3];[.U3])" office:value-type="float" office:value="4.5" calcext:value-type="float">
            <text:p>4.5</text:p>
          </table:table-cell>
          <table:table-cell table:style-name="ce43" table:formula="of:=AVERAGE([.D3];[.V3])" office:value-type="float" office:value="4" calcext:value-type="float">
            <text:p>4</text:p>
          </table:table-cell>
          <table:table-cell table:style-name="ce43" table:formula="of:=AVERAGE([.E3];[.W3])" office:value-type="float" office:value="4.5" calcext:value-type="float">
            <text:p>4.5</text:p>
          </table:table-cell>
          <table:table-cell table:style-name="ce43" table:formula="of:=AVERAGE([.F3];[.X3])" office:value-type="float" office:value="4" calcext:value-type="float">
            <text:p>4</text:p>
          </table:table-cell>
          <table:table-cell table:style-name="ce43" table:formula="of:=AVERAGE([.G3];[.Y3])" office:value-type="float" office:value="4.5" calcext:value-type="float">
            <text:p>4.5</text:p>
          </table:table-cell>
          <table:table-cell table:style-name="ce43" table:formula="of:=AVERAGE([.H3];[.Z3])" office:value-type="float" office:value="4" calcext:value-type="float">
            <text:p>4</text:p>
          </table:table-cell>
          <table:table-cell table:style-name="ce43" table:formula="of:=AVERAGE([.I3];[.AA3])" office:value-type="float" office:value="4" calcext:value-type="float">
            <text:p>4</text:p>
          </table:table-cell>
          <table:table-cell table:style-name="ce43" table:formula="of:=AVERAGE([.J3];[.AB3])" office:value-type="float" office:value="3.5" calcext:value-type="float">
            <text:p>3.5</text:p>
          </table:table-cell>
          <table:table-cell table:style-name="ce43" table:formula="of:=AVERAGE([.K3];[.AC3])" office:value-type="float" office:value="2.5" calcext:value-type="float">
            <text:p>2.5</text:p>
          </table:table-cell>
          <table:table-cell table:style-name="ce43" table:formula="of:=AVERAGE([.L3];[.AD3])" office:value-type="float" office:value="3.5" calcext:value-type="float">
            <text:p>3.5</text:p>
          </table:table-cell>
          <table:table-cell table:style-name="ce43" table:formula="of:=AVERAGE([.M3];[.AE3])" office:value-type="float" office:value="3" calcext:value-type="float">
            <text:p>3</text:p>
          </table:table-cell>
          <table:table-cell table:style-name="ce43" table:formula="of:=AVERAGE([.N3];[.AF3])" office:value-type="float" office:value="5" calcext:value-type="float">
            <text:p>5</text:p>
          </table:table-cell>
          <table:table-cell table:style-name="ce43" table:formula="of:=AVERAGE([.O3];[.AG3])" office:value-type="float" office:value="2" calcext:value-type="float">
            <text:p>2</text:p>
          </table:table-cell>
          <table:table-cell table:style-name="ce46" table:formula="of:=AVERAGE([.P3];[.AH3])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2"/>
          <table:table-cell table:style-name="ce37" office:value-type="string" calcext:value-type="string">
            <text:p>OG moyenne après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500" calcext:value-type="float">
            <text:p>500</text:p>
          </table:table-cell>
          <table:table-cell table:style-name="ce41" office:value-type="float" office:value="750" calcext:value-type="float">
            <text:p>750</text:p>
          </table:table-cell>
          <table:table-cell table:style-name="ce41" office:value-type="float" office:value="1000" calcext:value-type="float">
            <text:p>1000</text:p>
          </table:table-cell>
          <table:table-cell table:style-name="ce41" office:value-type="float" office:value="1250" calcext:value-type="float">
            <text:p>1250</text:p>
          </table:table-cell>
          <table:table-cell table:style-name="ce41" office:value-type="float" office:value="1500" calcext:value-type="float">
            <text:p>1500</text:p>
          </table:table-cell>
          <table:table-cell table:style-name="ce41" office:value-type="float" office:value="1750" calcext:value-type="float">
            <text:p>1750</text:p>
          </table:table-cell>
          <table:table-cell table:style-name="ce41" office:value-type="float" office:value="2000" calcext:value-type="float">
            <text:p>2000</text:p>
          </table:table-cell>
          <table:table-cell table:style-name="ce41" office:value-type="float" office:value="2500" calcext:value-type="float">
            <text:p>2500</text:p>
          </table:table-cell>
          <table:table-cell table:style-name="ce41" office:value-type="float" office:value="3000" calcext:value-type="float">
            <text:p>3000</text:p>
          </table:table-cell>
          <table:table-cell table:style-name="ce41" office:value-type="float" office:value="4000" calcext:value-type="float">
            <text:p>4000</text:p>
          </table:table-cell>
          <table:table-cell table:style-name="ce41" office:value-type="float" office:value="5000" calcext:value-type="float">
            <text:p>5000</text:p>
          </table:table-cell>
          <table:table-cell table:style-name="ce41" office:value-type="float" office:value="6000" calcext:value-type="float">
            <text:p>6000</text:p>
          </table:table-cell>
          <table:table-cell table:style-name="ce44" office:value-type="float" office:value="8000" calcext:value-type="float">
            <text:p>8000</text:p>
          </table:table-cell>
          <table:table-cell table:number-columns-repeated="986"/>
        </table:table-row>
        <table:table-row table:style-name="ro1">
          <table:table-cell table:number-columns-repeated="22"/>
          <table:table-cell table:style-name="ce38" office:value-type="string" calcext:value-type="string">
            <text:p>Ca (dB)</text:p>
          </table:table-cell>
          <table:table-cell table:style-name="ce42" table:formula="of:=AVERAGE([.B6];[.T6])" office:value-type="float" office:value="1.5" calcext:value-type="float">
            <text:p>1.5</text:p>
          </table:table-cell>
          <table:table-cell table:style-name="ce42" table:formula="of:=AVERAGE([.C6];[.U6])" office:value-type="float" office:value="2" calcext:value-type="float">
            <text:p>2</text:p>
          </table:table-cell>
          <table:table-cell table:style-name="ce42" table:formula="of:=AVERAGE([.D6];[.V6])" office:value-type="float" office:value="1" calcext:value-type="float">
            <text:p>1</text:p>
          </table:table-cell>
          <table:table-cell table:style-name="ce42" table:formula="of:=AVERAGE([.E6];[.W6])" office:value-type="float" office:value="0.5" calcext:value-type="float">
            <text:p>0.5</text:p>
          </table:table-cell>
          <table:table-cell table:style-name="ce42" table:formula="of:=AVERAGE([.F6];[.X6])" office:value-type="float" office:value="1" calcext:value-type="float">
            <text:p>1</text:p>
          </table:table-cell>
          <table:table-cell table:style-name="ce42" table:formula="of:=AVERAGE([.G6];[.Y6])" office:value-type="float" office:value="1.5" calcext:value-type="float">
            <text:p>1.5</text:p>
          </table:table-cell>
          <table:table-cell table:style-name="ce42" table:formula="of:=AVERAGE([.H6];[.Z6])" office:value-type="float" office:value="1" calcext:value-type="float">
            <text:p>1</text:p>
          </table:table-cell>
          <table:table-cell table:style-name="ce42" table:formula="of:=AVERAGE([.I6];[.AA6])" office:value-type="float" office:value="1" calcext:value-type="float">
            <text:p>1</text:p>
          </table:table-cell>
          <table:table-cell table:style-name="ce42" table:formula="of:=AVERAGE([.J6];[.AB6])" office:value-type="float" office:value="1.5" calcext:value-type="float">
            <text:p>1.5</text:p>
          </table:table-cell>
          <table:table-cell table:style-name="ce42" table:formula="of:=AVERAGE([.K6];[.AC6])" office:value-type="float" office:value="0.5" calcext:value-type="float">
            <text:p>0.5</text:p>
          </table:table-cell>
          <table:table-cell table:style-name="ce42" table:formula="of:=AVERAGE([.L6];[.AD6])" office:value-type="float" office:value="1.5" calcext:value-type="float">
            <text:p>1.5</text:p>
          </table:table-cell>
          <table:table-cell table:style-name="ce42" table:formula="of:=AVERAGE([.M6];[.AE6])" office:value-type="float" office:value="2" calcext:value-type="float">
            <text:p>2</text:p>
          </table:table-cell>
          <table:table-cell table:style-name="ce42" table:formula="of:=AVERAGE([.N6];[.AF6])" office:value-type="float" office:value="3.5" calcext:value-type="float">
            <text:p>3.5</text:p>
          </table:table-cell>
          <table:table-cell table:style-name="ce42" table:formula="of:=AVERAGE([.O6];[.AG6])" office:value-type="float" office:value="5" calcext:value-type="float">
            <text:p>5</text:p>
          </table:table-cell>
          <table:table-cell table:style-name="ce45" table:formula="of:=AVERAGE([.P6];[.AH6])" office:value-type="float" office:value="2.5" calcext:value-type="float">
            <text:p>2.5</text:p>
          </table:table-cell>
          <table:table-cell table:number-columns-repeated="986"/>
        </table:table-row>
        <table:table-row table:style-name="ro2">
          <table:table-cell table:number-columns-repeated="22"/>
          <table:table-cell table:style-name="ce39" office:value-type="string" calcext:value-type="string">
            <text:p>Co (dB)</text:p>
          </table:table-cell>
          <table:table-cell table:style-name="ce43"/>
          <table:table-cell table:style-name="ce43" table:formula="of:=AVERAGE([.C7];[.U7])" office:value-type="float" office:value="2.5" calcext:value-type="float">
            <text:p>2.5</text:p>
          </table:table-cell>
          <table:table-cell table:style-name="ce43" table:formula="of:=AVERAGE([.D7];[.V7])" office:value-type="float" office:value="2.5" calcext:value-type="float">
            <text:p>2.5</text:p>
          </table:table-cell>
          <table:table-cell table:style-name="ce43" table:formula="of:=AVERAGE([.E7];[.W7])" office:value-type="float" office:value="1.5" calcext:value-type="float">
            <text:p>1.5</text:p>
          </table:table-cell>
          <table:table-cell table:style-name="ce43" table:formula="of:=AVERAGE([.F7];[.X7])" office:value-type="float" office:value="5" calcext:value-type="float">
            <text:p>5</text:p>
          </table:table-cell>
          <table:table-cell table:style-name="ce43" table:formula="of:=AVERAGE([.G7];[.Y7])" office:value-type="float" office:value="5.5" calcext:value-type="float">
            <text:p>5.5</text:p>
          </table:table-cell>
          <table:table-cell table:style-name="ce43" table:formula="of:=AVERAGE([.H7];[.Z7])" office:value-type="float" office:value="4" calcext:value-type="float">
            <text:p>4</text:p>
          </table:table-cell>
          <table:table-cell table:style-name="ce43" table:formula="of:=AVERAGE([.I7];[.AA7])" office:value-type="float" office:value="2.5" calcext:value-type="float">
            <text:p>2.5</text:p>
          </table:table-cell>
          <table:table-cell table:style-name="ce43" table:formula="of:=AVERAGE([.J7];[.AB7])" office:value-type="float" office:value="2" calcext:value-type="float">
            <text:p>2</text:p>
          </table:table-cell>
          <table:table-cell table:style-name="ce43" table:formula="of:=AVERAGE([.K7];[.AC7])" office:value-type="float" office:value="1" calcext:value-type="float">
            <text:p>1</text:p>
          </table:table-cell>
          <table:table-cell table:style-name="ce43" table:formula="of:=AVERAGE([.L7];[.AD7])" office:value-type="float" office:value="1" calcext:value-type="float">
            <text:p>1</text:p>
          </table:table-cell>
          <table:table-cell table:style-name="ce43" table:formula="of:=AVERAGE([.M7];[.AE7])" office:value-type="float" office:value="2.5" calcext:value-type="float">
            <text:p>2.5</text:p>
          </table:table-cell>
          <table:table-cell table:style-name="ce43" table:formula="of:=AVERAGE([.N7];[.AF7])" office:value-type="float" office:value="2.5" calcext:value-type="float">
            <text:p>2.5</text:p>
          </table:table-cell>
          <table:table-cell table:style-name="ce43" table:formula="of:=AVERAGE([.O7];[.AG7])" office:value-type="float" office:value="3" calcext:value-type="float">
            <text:p>3</text:p>
          </table:table-cell>
          <table:table-cell table:style-name="ce46" table:formula="of:=AVERAGE([.P7];[.AH7])" office:value-type="float" office:value="2" calcext:value-type="float">
            <text:p>2</text:p>
          </table:table-cell>
          <table:table-cell table:number-columns-repeated="98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2"/>
          <table:table-cell>
            <draw:frame table:end-cell-address="Wallimann.AF36" table:end-x="22.41mm" table:end-y="2.91mm" draw:z-index="4" draw:name="Chart 6" draw:style-name="gr1" draw:text-style-name="P1" svg:width="225.14mm" svg:height="93.22mm" svg:x="0mm" svg:y="0mm">
              <loext:p draw:notify-on-update-of-ranges="Wallimann.X10:Wallimann.AL10 Wallimann.W11:Wallimann.W11 Wallimann.X11:Wallimann.AL11 Wallimann.X10:Wallimann.AL10 Wallimann.W12:Wallimann.W12 Wallimann.X12:Wallimann.AL12"/>
              <draw:object xlink:href="./Object 47" xlink:type="simple" xlink:show="embed" xlink:actuate="onLoad"/>
              <draw:image xlink:href="./ObjectReplacements/Object 47" xlink:type="simple" xlink:show="embed" xlink:actuate="onLoad"/>
            </draw:frame>
          </table:table-cell>
          <table:table-cell table:number-columns-repeated="10"/>
          <table:table-cell>
            <draw:frame table:end-cell-address="Wallimann.AQ36" table:end-x="22.41mm" table:end-y="2.91mm" draw:z-index="5" draw:name="Chart 7" draw:style-name="gr1" draw:text-style-name="P1" svg:width="225.13mm" svg:height="93.22mm" svg:x="0mm" svg:y="0mm">
              <loext:p draw:notify-on-update-of-ranges="Wallimann.X15:Wallimann.AL15 Wallimann.W16:Wallimann.W16 Wallimann.X16:Wallimann.AL16 Wallimann.X15:Wallimann.AL15 Wallimann.W17:Wallimann.W17 Wallimann.X17:Wallimann.AL17"/>
              <draw:object xlink:href="./Object 48" xlink:type="simple" xlink:show="embed" xlink:actuate="onLoad"/>
              <draw:image xlink:href="./ObjectReplacements/Object 48" xlink:type="simple" xlink:show="embed" xlink:actuate="onLoad"/>
            </draw:frame>
          </table:table-cell>
          <table:table-cell table:number-columns-repeated="99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a (dB) befo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o (dB) before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a (dB) ide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o (dB) ideal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a (dB) aft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o (dB) after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a (dB) ide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o (dB) ideal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>
            <draw:frame table:end-cell-address="Wallimann.K52" table:end-x="1.31mm" table:end-y="4.06mm" draw:z-index="2" draw:name="Chart 4" draw:style-name="gr1" draw:text-style-name="P1" svg:width="226.55mm" svg:height="84.7mm" svg:x="0mm" svg:y="4.02mm">
              <loext:p draw:notify-on-update-of-ranges="Wallimann.B26:Wallimann.P26 Wallimann.A27:Wallimann.A27 Wallimann.B27:Wallimann.P27 Wallimann.B26:Wallimann.P26 Wallimann.A28:Wallimann.A28 Wallimann.B28:Wallimann.P28 Wallimann.B26:Wallimann.P26 Wallimann.A29:Wallimann.A29 Wallimann.B29:Wallimann.P29 Wallimann.B26:Wallimann.P26 Wallimann.A30:Wallimann.A30 Wallimann.B30:Wallimann.P30"/>
              <draw:object xlink:href="./Object 45" xlink:type="simple" xlink:show="embed" xlink:actuate="onLoad"/>
              <draw:image xlink:href="./ObjectReplacements/Object 45" xlink:type="simple" xlink:show="embed" xlink:actuate="onLoad"/>
            </draw:frame>
          </table:table-cell>
          <table:table-cell table:number-columns-repeated="10"/>
          <table:table-cell>
            <draw:frame table:end-cell-address="Wallimann.U52" table:end-x="18.41mm" table:end-y="2.67mm" draw:z-index="3" draw:name="Chart 5" draw:style-name="gr1" draw:text-style-name="P1" svg:width="219.79mm" svg:height="83.31mm" svg:x="1.34mm" svg:y="4.02mm">
              <loext:p draw:notify-on-update-of-ranges="Wallimann.B32:Wallimann.P32 Wallimann.A33:Wallimann.A33 Wallimann.B33:Wallimann.P33 Wallimann.B32:Wallimann.P32 Wallimann.A34:Wallimann.A34 Wallimann.B34:Wallimann.P34 Wallimann.B32:Wallimann.P32 Wallimann.A35:Wallimann.A35 Wallimann.B35:Wallimann.P35 Wallimann.B32:Wallimann.P32 Wallimann.A36:Wallimann.A36 Wallimann.B36:Wallimann.P36"/>
              <draw:object xlink:href="./Object 46" xlink:type="simple" xlink:show="embed" xlink:actuate="onLoad"/>
              <draw:image xlink:href="./ObjectReplacements/Object 46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YENNE" table:style-name="ta10">
        <office:forms form:automatic-focus="false" form:apply-design-mode="false"/>
        <table:table-column table:style-name="co3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MOYENNE.K19" table:end-x="20.27mm" table:end-y="0.55mm" draw:z-index="0" draw:name="Chart 1" draw:style-name="gr1" draw:text-style-name="P1" svg:width="222.99mm" svg:height="90.87mm" svg:x="0mm" svg:y="0mm">
              <loext:p draw:notify-on-update-of-ranges="Swing.Z10:Swing.AN10 Swing.Y11:Swing.Y11 Swing.Z11:Swing.AN11 Swing.Z10:Swing.AN10 Swing.Y12:Swing.Y12 Swing.Z12:Swing.AN12"/>
              <draw:object xlink:href="./Object 49" xlink:type="simple" xlink:show="embed" xlink:actuate="onLoad"/>
              <draw:image xlink:href="./ObjectReplacements/Object 49" xlink:type="simple" xlink:show="embed" xlink:actuate="onLoad"/>
            </draw:frame>
          </table:table-cell>
          <table:table-cell table:number-columns-repeated="10"/>
          <table:table-cell>
            <draw:frame table:end-cell-address="MOYENNE.V19" table:end-x="20.27mm" table:end-y="0.55mm" draw:z-index="1" draw:name="Chart 2" draw:style-name="gr1" draw:text-style-name="P1" svg:width="223mm" svg:height="90.87mm" svg:x="0mm" svg:y="0mm">
              <loext:p draw:notify-on-update-of-ranges="Swing.Z15:Swing.AN15 Swing.Y16:Swing.Y16 Swing.Z16:Swing.AN16 Swing.Z15:Swing.AN15 Swing.Y17:Swing.Y17 Swing.Z17:Swing.AN17"/>
              <draw:object xlink:href="./Object 50" xlink:type="simple" xlink:show="embed" xlink:actuate="onLoad"/>
              <draw:image xlink:href="./ObjectReplacements/Object 50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/>
          <table:table-cell>
            <draw:frame table:end-cell-address="MOYENNE.K39" table:end-x="21.33mm" table:end-y="0.55mm" draw:z-index="2" draw:name="Chart 3" draw:style-name="gr1" draw:text-style-name="P1" svg:width="224.05mm" svg:height="90.86mm" svg:x="0mm" svg:y="0mm">
              <loext:p draw:notify-on-update-of-ranges="Käderlin.X10:Käderlin.AL10 Käderlin.W11:Käderlin.W11 Käderlin.X11:Käderlin.AL11 Käderlin.X10:Käderlin.AL10 Käderlin.W12:Käderlin.W12 Käderlin.X12:Käderlin.AL12"/>
              <draw:object xlink:href="./Object 51" xlink:type="simple" xlink:show="embed" xlink:actuate="onLoad"/>
              <draw:image xlink:href="./ObjectReplacements/Object 51" xlink:type="simple" xlink:show="embed" xlink:actuate="onLoad"/>
            </draw:frame>
          </table:table-cell>
          <table:table-cell table:number-columns-repeated="10"/>
          <table:table-cell>
            <draw:frame table:end-cell-address="MOYENNE.V39" table:end-x="21.33mm" table:end-y="0.55mm" draw:z-index="3" draw:name="Chart 4" draw:style-name="gr1" draw:text-style-name="P1" svg:width="224.06mm" svg:height="90.86mm" svg:x="0mm" svg:y="0mm">
              <loext:p draw:notify-on-update-of-ranges="Käderlin.X15:Käderlin.AL15 Käderlin.W16:Käderlin.W16 Käderlin.X16:Käderlin.AL16 Käderlin.X15:Käderlin.AL15 Käderlin.W17:Käderlin.W17 Käderlin.X17:Käderlin.AL17"/>
              <draw:object xlink:href="./Object 52" xlink:type="simple" xlink:show="embed" xlink:actuate="onLoad"/>
              <draw:image xlink:href="./ObjectReplacements/Object 52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/>
          <table:table-cell>
            <draw:frame table:end-cell-address="MOYENNE.K59" table:end-x="20.23mm" table:end-y="1.45mm" draw:z-index="4" draw:name="Chart 9" draw:style-name="gr1" draw:text-style-name="P1" svg:width="222.95mm" svg:height="91.76mm" svg:x="0mm" svg:y="0mm">
              <loext:p draw:notify-on-update-of-ranges="Cavallaro.X10:Cavallaro.AL10 Cavallaro.W11:Cavallaro.W11 Cavallaro.X11:Cavallaro.AL11 Cavallaro.X10:Cavallaro.AL10 Cavallaro.W12:Cavallaro.W12 Cavallaro.X12:Cavallaro.AL12"/>
              <draw:object xlink:href="./Object 53" xlink:type="simple" xlink:show="embed" xlink:actuate="onLoad"/>
              <draw:image xlink:href="./ObjectReplacements/Object 53" xlink:type="simple" xlink:show="embed" xlink:actuate="onLoad"/>
            </draw:frame>
          </table:table-cell>
          <table:table-cell table:number-columns-repeated="10"/>
          <table:table-cell>
            <draw:frame table:end-cell-address="MOYENNE.V59" table:end-x="20.23mm" table:end-y="1.45mm" draw:z-index="5" draw:name="Chart 10" draw:style-name="gr1" draw:text-style-name="P1" svg:width="222.96mm" svg:height="91.76mm" svg:x="0mm" svg:y="0mm">
              <loext:p draw:notify-on-update-of-ranges="Cavallaro.X15:Cavallaro.AL15 Cavallaro.W16:Cavallaro.W16 Cavallaro.X16:Cavallaro.AL16 Cavallaro.X15:Cavallaro.AL15 Cavallaro.W17:Cavallaro.W17 Cavallaro.X17:Cavallaro.AL17"/>
              <draw:object xlink:href="./Object 54" xlink:type="simple" xlink:show="embed" xlink:actuate="onLoad"/>
              <draw:image xlink:href="./ObjectReplacements/Object 54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/>
          <table:table-cell>
            <draw:frame table:end-cell-address="MOYENNE.K79" table:end-x="20.64mm" table:end-y="0.88mm" draw:z-index="6" draw:name="Chart 13" draw:style-name="gr1" draw:text-style-name="P1" svg:width="223.36mm" svg:height="91.19mm" svg:x="0mm" svg:y="0mm">
              <loext:p draw:notify-on-update-of-ranges="Bruderlin.X10:Bruderlin.AL10 Bruderlin.W11:Bruderlin.W11 Bruderlin.X11:Bruderlin.AL11 Bruderlin.X10:Bruderlin.AL10 Bruderlin.W12:Bruderlin.W12 Bruderlin.X12:Bruderlin.AL12"/>
              <draw:object xlink:href="./Object 55" xlink:type="simple" xlink:show="embed" xlink:actuate="onLoad"/>
              <draw:image xlink:href="./ObjectReplacements/Object 55" xlink:type="simple" xlink:show="embed" xlink:actuate="onLoad"/>
            </draw:frame>
          </table:table-cell>
          <table:table-cell table:number-columns-repeated="10"/>
          <table:table-cell>
            <draw:frame table:end-cell-address="MOYENNE.V79" table:end-x="20.64mm" table:end-y="0.88mm" draw:z-index="7" draw:name="Chart 14" draw:style-name="gr1" draw:text-style-name="P1" svg:width="223.37mm" svg:height="91.19mm" svg:x="0mm" svg:y="0mm">
              <loext:p draw:notify-on-update-of-ranges="Bruderlin.X15:Bruderlin.AL15 Bruderlin.W16:Bruderlin.W16 Bruderlin.X16:Bruderlin.AL16 Bruderlin.X15:Bruderlin.AL15 Bruderlin.W17:Bruderlin.W17 Bruderlin.X17:Bruderlin.AL17"/>
              <draw:object xlink:href="./Object 56" xlink:type="simple" xlink:show="embed" xlink:actuate="onLoad"/>
              <draw:image xlink:href="./ObjectReplacements/Object 56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/>
          <table:table-cell>
            <draw:frame table:end-cell-address="MOYENNE.K99" table:end-x="21.33mm" table:end-y="0.55mm" draw:z-index="8" draw:name="Chart 17" draw:style-name="gr1" draw:text-style-name="P1" svg:width="224.05mm" svg:height="90.86mm" svg:x="0mm" svg:y="0mm">
              <loext:p draw:notify-on-update-of-ranges="Schaffner.X10:Schaffner.AL10 Schaffner.W11:Schaffner.W11 Schaffner.X11:Schaffner.AL11 Schaffner.X10:Schaffner.AL10 Schaffner.W12:Schaffner.W12 Schaffner.X12:Schaffner.AL12"/>
              <draw:object xlink:href="./Object 57" xlink:type="simple" xlink:show="embed" xlink:actuate="onLoad"/>
              <draw:image xlink:href="./ObjectReplacements/Object 57" xlink:type="simple" xlink:show="embed" xlink:actuate="onLoad"/>
            </draw:frame>
          </table:table-cell>
          <table:table-cell table:number-columns-repeated="10"/>
          <table:table-cell>
            <draw:frame table:end-cell-address="MOYENNE.V99" table:end-x="21.33mm" table:end-y="0.55mm" draw:z-index="9" draw:name="Chart 18" draw:style-name="gr1" draw:text-style-name="P1" svg:width="224.06mm" svg:height="90.86mm" svg:x="0mm" svg:y="0mm">
              <loext:p draw:notify-on-update-of-ranges="Schaffner.X15:Schaffner.AL15 Schaffner.W16:Schaffner.W16 Schaffner.X16:Schaffner.AL16 Schaffner.X15:Schaffner.AL15 Schaffner.W17:Schaffner.W17 Schaffner.X17:Schaffner.AL17"/>
              <draw:object xlink:href="./Object 58" xlink:type="simple" xlink:show="embed" xlink:actuate="onLoad"/>
              <draw:image xlink:href="./ObjectReplacements/Object 58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/>
          <table:table-cell>
            <draw:frame table:end-cell-address="MOYENNE.K119" table:end-x="22.41mm" table:end-y="2.91mm" draw:z-index="10" draw:name="Chart 21" draw:style-name="gr1" draw:text-style-name="P1" svg:width="225.13mm" svg:height="93.22mm" svg:x="0mm" svg:y="0mm">
              <loext:p draw:notify-on-update-of-ranges="Wallimann.X10:Wallimann.AL10 Wallimann.W11:Wallimann.W11 Wallimann.X11:Wallimann.AL11 Wallimann.X10:Wallimann.AL10 Wallimann.W12:Wallimann.W12 Wallimann.X12:Wallimann.AL12"/>
              <draw:object xlink:href="./Object 59" xlink:type="simple" xlink:show="embed" xlink:actuate="onLoad"/>
              <draw:image xlink:href="./ObjectReplacements/Object 59" xlink:type="simple" xlink:show="embed" xlink:actuate="onLoad"/>
            </draw:frame>
          </table:table-cell>
          <table:table-cell table:number-columns-repeated="10"/>
          <table:table-cell>
            <draw:frame table:end-cell-address="MOYENNE.V119" table:end-x="22.41mm" table:end-y="2.91mm" draw:z-index="11" draw:name="Chart 22" draw:style-name="gr1" draw:text-style-name="P1" svg:width="225.14mm" svg:height="93.22mm" svg:x="0mm" svg:y="0mm">
              <loext:p draw:notify-on-update-of-ranges="Wallimann.X15:Wallimann.AL15 Wallimann.W16:Wallimann.W16 Wallimann.X16:Wallimann.AL16 Wallimann.X15:Wallimann.AL15 Wallimann.W17:Wallimann.W17 Wallimann.X17:Wallimann.AL17"/>
              <draw:object xlink:href="./Object 60" xlink:type="simple" xlink:show="embed" xlink:actuate="onLoad"/>
              <draw:image xlink:href="./ObjectReplacements/Object 60" xlink:type="simple" xlink:show="embed" xlink:actuate="onLoad"/>
            </draw:frame>
          </table:table-cell>
          <table:table-cell table:number-columns-repeated="1011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yer" table:style-name="ta11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OD before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Ca (dB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Co (dB)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D after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Ca (dB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Co (dB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>
            <draw:frame table:end-cell-address="Meyer.J22" table:end-x="0.52mm" table:end-y="2.46mm" draw:z-index="0" draw:name="Chart 1" draw:style-name="gr1" draw:text-style-name="P1" svg:width="203.24mm" svg:height="76.19mm" svg:x="0mm" svg:y="5.29mm">
              <loext:p draw:notify-on-update-of-ranges="Meyer.B1:Meyer.P1 Meyer.A2:Meyer.A2 Meyer.B2:Meyer.P2 Meyer.B1:Meyer.P1 Meyer.A3:Meyer.A3 Meyer.B3:Meyer.P3"/>
              <draw:object xlink:href="./Object 61" xlink:type="simple" xlink:show="embed" xlink:actuate="onLoad"/>
              <draw:image xlink:href="./ObjectReplacements/Object 61" xlink:type="simple" xlink:show="embed" xlink:actuate="onLoad"/>
            </draw:frame>
          </table:table-cell>
          <table:table-cell table:number-columns-repeated="1023"/>
        </table:table-row>
        <table:table-row table:style-name="ro1">
          <table:table-cell table:number-columns-repeated="10"/>
          <table:table-cell>
            <draw:frame table:end-cell-address="Meyer.T22" table:end-x="0.69mm" table:end-y="2.81mm" draw:z-index="1" draw:name="Chart 2" draw:style-name="gr1" draw:text-style-name="P1" svg:width="203.19mm" svg:height="76.19mm" svg:x="0.23mm" svg:y="0mm">
              <loext:p draw:notify-on-update-of-ranges="Meyer.B5:Meyer.P5 Meyer.A6:Meyer.A6 Meyer.B6:Meyer.P6 Meyer.B5:Meyer.P5 Meyer.A7:Meyer.A7 Meyer.B7:Meyer.P7"/>
              <draw:object xlink:href="./Object 62" xlink:type="simple" xlink:show="embed" xlink:actuate="onLoad"/>
              <draw:image xlink:href="./ObjectReplacements/Object 62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/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a (dB) befor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o (dB) befo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a (dB) ide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o (dB) ideal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a (dB) aft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o (dB) af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a (dB) ide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o (dB) ideal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>
            <draw:frame table:end-cell-address="Meyer.I48" table:end-x="22.52mm" table:end-y="2.32mm" draw:z-index="2" draw:name="Chart 3" draw:style-name="gr1" draw:text-style-name="P1" svg:width="202.36mm" svg:height="76.19mm" svg:x="0.35mm" svg:y="5.15mm">
              <loext:p draw:notify-on-update-of-ranges="Meyer.B23:Meyer.P23 Meyer.A24:Meyer.A24 Meyer.B24:Meyer.P24 Meyer.B23:Meyer.P23 Meyer.A25:Meyer.A25 Meyer.B25:Meyer.P25 Meyer.B23:Meyer.P23 Meyer.A26:Meyer.A26 Meyer.B26:Meyer.P26 Meyer.B23:Meyer.P23 Meyer.A27:Meyer.A27 Meyer.B27:Meyer.P27"/>
              <draw:object xlink:href="./Object 63" xlink:type="simple" xlink:show="embed" xlink:actuate="onLoad"/>
              <draw:image xlink:href="./ObjectReplacements/Object 63" xlink:type="simple" xlink:show="embed" xlink:actuate="onLoad"/>
            </draw:frame>
          </table:table-cell>
          <table:table-cell table:number-columns-repeated="9"/>
          <table:table-cell>
            <draw:frame table:end-cell-address="Meyer.T48" table:end-x="0.04mm" table:end-y="2.46mm" draw:z-index="3" draw:name="Chart 4" draw:style-name="gr1" draw:text-style-name="P1" svg:width="202.77mm" svg:height="76.19mm" svg:x="0mm" svg:y="5.29mm">
              <loext:p draw:notify-on-update-of-ranges="Meyer.B29:Meyer.P29 Meyer.A30:Meyer.A30 Meyer.B30:Meyer.P30 Meyer.B29:Meyer.P29 Meyer.A31:Meyer.A31 Meyer.B31:Meyer.P31 Meyer.B29:Meyer.P29 Meyer.A32:Meyer.A32 Meyer.B32:Meyer.P32 Meyer.B29:Meyer.P29 Meyer.A33:Meyer.A33 Meyer.B33:Meyer.P33"/>
              <draw:object xlink:href="./Object 64" xlink:type="simple" xlink:show="embed" xlink:actuate="onLoad"/>
              <draw:image xlink:href="./ObjectReplacements/Object 64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issner" table:style-name="ta12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OD before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Ca (dB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Co (dB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D after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Ca (dB)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Co (dB)</text:p>
          </table:table-cell>
          <table:table-cell/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eissner.K24" table:end-x="7.75mm" table:end-y="4.22mm" draw:z-index="0" draw:name="Chart 1" draw:style-name="gr1" draw:text-style-name="P1" svg:width="232.99mm" svg:height="88.89mm" svg:x="0mm" svg:y="0mm">
              <loext:p draw:notify-on-update-of-ranges="Meissner.B1:Meissner.P1 Meissner.A2:Meissner.A2 Meissner.B2:Meissner.P2 Meissner.B1:Meissner.P1 Meissner.A3:Meissner.A3 Meissner.B3:Meissner.P3"/>
              <draw:object xlink:href="./Object 65" xlink:type="simple" xlink:show="embed" xlink:actuate="onLoad"/>
              <draw:image xlink:href="./ObjectReplacements/Object 65" xlink:type="simple" xlink:show="embed" xlink:actuate="onLoad"/>
            </draw:frame>
          </table:table-cell>
          <table:table-cell table:number-columns-repeated="10"/>
          <table:table-cell>
            <draw:frame table:end-cell-address="Meissner.U24" table:end-x="20.1mm" table:end-y="4.58mm" draw:z-index="1" draw:name="Chart 3" draw:style-name="gr1" draw:text-style-name="P1" svg:width="222.47mm" svg:height="89.25mm" svg:x="0.35mm" svg:y="0mm">
              <loext:p draw:notify-on-update-of-ranges="Meissner.B5:Meissner.P5 Meissner.A6:Meissner.A6 Meissner.B6:Meissner.P6 Meissner.B5:Meissner.P5 Meissner.A7:Meissner.A7 Meissner.B7:Meissner.P7"/>
              <draw:object xlink:href="./Object 66" xlink:type="simple" xlink:show="embed" xlink:actuate="onLoad"/>
              <draw:image xlink:href="./ObjectReplacements/Object 66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a (dB) befor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o (dB) befo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a (dB) ide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o (dB) ideal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a (dB) aft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o (dB) after</text:p>
          </table:table-cell>
          <table:table-cell/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a (dB) ide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o (dB) ideal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Meissner.J54" table:end-x="22.22mm" table:end-y="0.34mm" draw:z-index="2" draw:name="Chart 4" draw:style-name="gr1" draw:text-style-name="P1" svg:width="224.94mm" svg:height="85.01mm" svg:x="0mm" svg:y="0mm">
              <loext:p draw:notify-on-update-of-ranges="Meissner.B26:Meissner.P26 Meissner.A27:Meissner.A27 Meissner.B27:Meissner.P27 Meissner.B26:Meissner.P26 Meissner.A28:Meissner.A28 Meissner.B28:Meissner.P28 Meissner.B26:Meissner.P26 Meissner.A29:Meissner.A29 Meissner.B29:Meissner.P29 Meissner.B26:Meissner.P26 Meissner.A30:Meissner.A30 Meissner.B30:Meissner.P30"/>
              <draw:object xlink:href="./Object 67" xlink:type="simple" xlink:show="embed" xlink:actuate="onLoad"/>
              <draw:image xlink:href="./ObjectReplacements/Object 67" xlink:type="simple" xlink:show="embed" xlink:actuate="onLoad"/>
            </draw:frame>
          </table:table-cell>
          <table:table-cell table:number-columns-repeated="10"/>
          <table:table-cell>
            <draw:frame table:end-cell-address="Meissner.U53" table:end-x="15.26mm" table:end-y="4.99mm" draw:z-index="3" draw:name="Chart 6" draw:style-name="gr1" draw:text-style-name="P1" svg:width="217.88mm" svg:height="83.61mm" svg:x="0.1mm" svg:y="0.41mm">
              <loext:p draw:notify-on-update-of-ranges="Meissner.B32:Meissner.P32 Meissner.A33:Meissner.A33 Meissner.B33:Meissner.P33 Meissner.B32:Meissner.P32 Meissner.A34:Meissner.A34 Meissner.B34:Meissner.P34 Meissner.B32:Meissner.P32 Meissner.A35:Meissner.A35 Meissner.B35:Meissner.P35 Meissner.B32:Meissner.P32 Meissner.A36:Meissner.A36 Meissner.B36:Meissner.P36"/>
              <draw:object xlink:href="./Object 68" xlink:type="simple" xlink:show="embed" xlink:actuate="onLoad"/>
              <draw:image xlink:href="./ObjectReplacements/Object 68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her" table:style-name="ta13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office:value-type="string" calcext:value-type="string">
            <text:p>OD before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Ca (dB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Co (dB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D after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Ca (dB)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18" office:value-type="string" calcext:value-type="string">
            <text:p>Co (dB)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Decher.K24" table:end-x="8.65mm" table:end-y="4.76mm" draw:z-index="0" draw:name="Chart 1" draw:style-name="gr1" draw:text-style-name="P1" svg:width="233.89mm" svg:height="89.43mm" svg:x="0mm" svg:y="0mm">
              <loext:p draw:notify-on-update-of-ranges="Decher.B1:Decher.P1 Decher.A2:Decher.A2 Decher.B2:Decher.P2 Decher.B1:Decher.P1 Decher.A3:Decher.A3 Decher.B3:Decher.P3"/>
              <draw:object xlink:href="./Object 69" xlink:type="simple" xlink:show="embed" xlink:actuate="onLoad"/>
              <draw:image xlink:href="./ObjectReplacements/Object 69" xlink:type="simple" xlink:show="embed" xlink:actuate="onLoad"/>
            </draw:frame>
          </table:table-cell>
          <table:table-cell table:number-columns-repeated="10"/>
          <table:table-cell>
            <draw:frame table:end-cell-address="Decher.U24" table:end-x="20.64mm" table:end-y="5.11mm" draw:z-index="1" draw:name="Chart 2" draw:style-name="gr1" draw:text-style-name="P1" svg:width="223.36mm" svg:height="89.78mm" svg:x="0mm" svg:y="0mm">
              <loext:p draw:notify-on-update-of-ranges="Decher.B5:Decher.P5 Decher.A6:Decher.A6 Decher.B6:Decher.P6 Decher.B5:Decher.P5 Decher.A7:Decher.A7 Decher.B7:Decher.P7"/>
              <draw:object xlink:href="./Object 70" xlink:type="simple" xlink:show="embed" xlink:actuate="onLoad"/>
              <draw:image xlink:href="./ObjectReplacements/Object 70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a (dB) befor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o (dB) befor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a (dB) ide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o (dB) ideal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a (dB) after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o (dB) af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a (dB) ide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o (dB) ideal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Decher.K53" table:end-x="0.09mm" table:end-y="0.88mm" draw:z-index="2" draw:name="Chart 3" draw:style-name="gr1" draw:text-style-name="P1" svg:width="225.33mm" svg:height="85.55mm" svg:x="0mm" svg:y="0mm">
              <loext:p draw:notify-on-update-of-ranges="Decher.B26:Decher.P26 Decher.A27:Decher.A27 Decher.B27:Decher.P27 Decher.B26:Decher.P26 Decher.A28:Decher.A28 Decher.B28:Decher.P28 Decher.B26:Decher.P26 Decher.A29:Decher.A29 Decher.B29:Decher.P29 Decher.B26:Decher.P26 Decher.A30:Decher.A30 Decher.B30:Decher.P30"/>
              <draw:object xlink:href="./Object 71" xlink:type="simple" xlink:show="embed" xlink:actuate="onLoad"/>
              <draw:image xlink:href="./ObjectReplacements/Object 71" xlink:type="simple" xlink:show="embed" xlink:actuate="onLoad"/>
            </draw:frame>
          </table:table-cell>
          <table:table-cell table:number-columns-repeated="10"/>
          <table:table-cell>
            <draw:frame table:end-cell-address="Decher.U52" table:end-x="15.97mm" table:end-y="5.08mm" draw:z-index="3" draw:name="Chart 4" draw:style-name="gr1" draw:text-style-name="P1" svg:width="218.69mm" svg:height="84.1mm" svg:x="0mm" svg:y="0mm">
              <loext:p draw:notify-on-update-of-ranges="Decher.B32:Decher.P32 Decher.A33:Decher.A33 Decher.B33:Decher.P33 Decher.B32:Decher.P32 Decher.A34:Decher.A34 Decher.B34:Decher.P34 Decher.B32:Decher.P32 Decher.A35:Decher.A35 Decher.B35:Decher.P35 Decher.B32:Decher.P32 Decher.A36:Decher.A36 Decher.B36:Decher.P36"/>
              <draw:object xlink:href="./Object 72" xlink:type="simple" xlink:show="embed" xlink:actuate="onLoad"/>
              <draw:image xlink:href="./ObjectReplacements/Object 72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llmann" table:style-name="ta14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table:style-name="ce3" office:value-type="string" calcext:value-type="string">
            <text:p>OD before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a (dB)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OD after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a (dB)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o (dB)</text:p>
          </table:table-cell>
          <table:table-cell table:style-name="ce3"/>
          <table:table-cell table:number-columns-repeated="4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Fellmann.K24" table:end-x="8.65mm" table:end-y="4.76mm" draw:z-index="0" draw:name="Chart 2" draw:style-name="gr1" draw:text-style-name="P1" svg:width="233.89mm" svg:height="89.43mm" svg:x="0mm" svg:y="0mm">
              <loext:p draw:notify-on-update-of-ranges="Fellmann.B1:Fellmann.P1 Fellmann.A2:Fellmann.A2 Fellmann.B2:Fellmann.P2 Fellmann.B1:Fellmann.P1 Fellmann.A3:Fellmann.A3 Fellmann.B3:Fellmann.P3"/>
              <draw:object xlink:href="./Object 73" xlink:type="simple" xlink:show="embed" xlink:actuate="onLoad"/>
              <draw:image xlink:href="./ObjectReplacements/Object 73" xlink:type="simple" xlink:show="embed" xlink:actuate="onLoad"/>
            </draw:frame>
          </table:table-cell>
          <table:table-cell table:number-columns-repeated="10"/>
          <table:table-cell>
            <draw:frame table:end-cell-address="Fellmann.U24" table:end-x="20.64mm" table:end-y="5.11mm" draw:z-index="1" draw:name="Chart 3" draw:style-name="gr1" draw:text-style-name="P1" svg:width="223.36mm" svg:height="89.78mm" svg:x="0mm" svg:y="0mm">
              <loext:p draw:notify-on-update-of-ranges="Fellmann.B5:Fellmann.P5 Fellmann.A6:Fellmann.A6 Fellmann.B6:Fellmann.P6 Fellmann.B5:Fellmann.P5 Fellmann.A7:Fellmann.A7 Fellmann.B7:Fellmann.P7"/>
              <draw:object xlink:href="./Object 74" xlink:type="simple" xlink:show="embed" xlink:actuate="onLoad"/>
              <draw:image xlink:href="./ObjectReplacements/Object 74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a (dB) befor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o (dB) before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a (dB) ide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o (dB) ideal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a (dB) after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o (dB) after</text:p>
          </table:table-cell>
          <table:table-cell table:style-name="ce3"/>
          <table:table-cell table:number-columns-repeated="4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a (dB) ide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o (dB) ideal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Fellmann.K53" table:end-x="0.09mm" table:end-y="0.88mm" draw:z-index="2" draw:name="Chart 4" draw:style-name="gr1" draw:text-style-name="P1" svg:width="225.33mm" svg:height="85.55mm" svg:x="0mm" svg:y="0mm">
              <loext:p draw:notify-on-update-of-ranges="Fellmann.B26:Fellmann.P26 Fellmann.A27:Fellmann.A27 Fellmann.B27:Fellmann.P27 Fellmann.B26:Fellmann.P26 Fellmann.A28:Fellmann.A28 Fellmann.B28:Fellmann.P28 Fellmann.B26:Fellmann.P26 Fellmann.A29:Fellmann.A29 Fellmann.B29:Fellmann.P29 Fellmann.B26:Fellmann.P26 Fellmann.A30:Fellmann.A30 Fellmann.B30:Fellmann.P30"/>
              <draw:object xlink:href="./Object 75" xlink:type="simple" xlink:show="embed" xlink:actuate="onLoad"/>
              <draw:image xlink:href="./ObjectReplacements/Object 75" xlink:type="simple" xlink:show="embed" xlink:actuate="onLoad"/>
            </draw:frame>
          </table:table-cell>
          <table:table-cell table:number-columns-repeated="10"/>
          <table:table-cell>
            <draw:frame table:end-cell-address="Fellmann.U52" table:end-x="15.97mm" table:end-y="5.08mm" draw:z-index="3" draw:name="Chart 6" draw:style-name="gr1" draw:text-style-name="P1" svg:width="218.69mm" svg:height="84.1mm" svg:x="0mm" svg:y="0mm">
              <loext:p draw:notify-on-update-of-ranges="Fellmann.B32:Fellmann.P32 Fellmann.A33:Fellmann.A33 Fellmann.B33:Fellmann.P33 Fellmann.B32:Fellmann.P32 Fellmann.A34:Fellmann.A34 Fellmann.B34:Fellmann.P34 Fellmann.B32:Fellmann.P32 Fellmann.A35:Fellmann.A35 Fellmann.B35:Fellmann.P35 Fellmann.B32:Fellmann.P32 Fellmann.A36:Fellmann.A36 Fellmann.B36:Fellmann.P36"/>
              <draw:object xlink:href="./Object 76" xlink:type="simple" xlink:show="embed" xlink:actuate="onLoad"/>
              <draw:image xlink:href="./ObjectReplacements/Object 76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hmann" table:style-name="ta15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table:style-name="ce3" office:value-type="string" calcext:value-type="string">
            <text:p>OD before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a (dB)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o (dB)</text:p>
          </table:table-cell>
          <table: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table:number-columns-repeated="16"/>
          <table:table-cell table:number-columns-repeated="1008"/>
        </table:table-row>
        <table:table-row table:style-name="ro1">
          <table:table-cell table:style-name="ce3" office:value-type="string" calcext:value-type="string">
            <text:p>OD after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a (dB)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Lehmann.K24" table:end-x="8.65mm" table:end-y="4.76mm" draw:z-index="0" draw:name="Chart 2" draw:style-name="gr1" draw:text-style-name="P1" svg:width="233.89mm" svg:height="89.43mm" svg:x="0mm" svg:y="0mm">
              <loext:p draw:notify-on-update-of-ranges="Lehmann.B1:Lehmann.P1 Lehmann.A2:Lehmann.A2 Lehmann.B2:Lehmann.P2 Lehmann.B1:Lehmann.P1 Lehmann.A3:Lehmann.A3 Lehmann.B3:Lehmann.P3"/>
              <draw:object xlink:href="./Object 77" xlink:type="simple" xlink:show="embed" xlink:actuate="onLoad"/>
              <draw:image xlink:href="./ObjectReplacements/Object 77" xlink:type="simple" xlink:show="embed" xlink:actuate="onLoad"/>
            </draw:frame>
          </table:table-cell>
          <table:table-cell table:number-columns-repeated="10"/>
          <table:table-cell>
            <draw:frame table:end-cell-address="Lehmann.U24" table:end-x="20.64mm" table:end-y="5.11mm" draw:z-index="1" draw:name="Chart 3" draw:style-name="gr1" draw:text-style-name="P1" svg:width="223.36mm" svg:height="89.78mm" svg:x="0mm" svg:y="0mm">
              <loext:p draw:notify-on-update-of-ranges="Lehmann.B5:Lehmann.P5 Lehmann.A6:Lehmann.A6 Lehmann.B6:Lehmann.P6 Lehmann.B5:Lehmann.P5 Lehmann.A7:Lehmann.A7 Lehmann.B7:Lehmann.P7"/>
              <draw:object xlink:href="./Object 78" xlink:type="simple" xlink:show="embed" xlink:actuate="onLoad"/>
              <draw:image xlink:href="./ObjectReplacements/Object 78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a (dB) before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o (dB) before</text:p>
          </table:table-cell>
          <table: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a (dB) ide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o (dB) ideal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6" office:value-type="float" office:value="125" calcext:value-type="float">
            <text:p>125</text:p>
          </table:table-cell>
          <table:table-cell table:style-name="ce36" office:value-type="float" office:value="250" calcext:value-type="float">
            <text:p>250</text:p>
          </table:table-cell>
          <table:table-cell table:style-name="ce36" office:value-type="float" office:value="500" calcext:value-type="float">
            <text:p>500</text:p>
          </table:table-cell>
          <table:table-cell table:style-name="ce36" office:value-type="float" office:value="750" calcext:value-type="float">
            <text:p>750</text:p>
          </table:table-cell>
          <table:table-cell table:style-name="ce36" office:value-type="float" office:value="1000" calcext:value-type="float">
            <text:p>1000</text:p>
          </table:table-cell>
          <table:table-cell table:style-name="ce36" office:value-type="float" office:value="1250" calcext:value-type="float">
            <text:p>1250</text:p>
          </table:table-cell>
          <table:table-cell table:style-name="ce36" office:value-type="float" office:value="1500" calcext:value-type="float">
            <text:p>1500</text:p>
          </table:table-cell>
          <table:table-cell table:style-name="ce36" office:value-type="float" office:value="1750" calcext:value-type="float">
            <text:p>1750</text:p>
          </table:table-cell>
          <table:table-cell table:style-name="ce36" office:value-type="float" office:value="2000" calcext:value-type="float">
            <text:p>2000</text:p>
          </table:table-cell>
          <table:table-cell table:style-name="ce36" office:value-type="float" office:value="2500" calcext:value-type="float">
            <text:p>2500</text:p>
          </table:table-cell>
          <table:table-cell table:style-name="ce36" office:value-type="float" office:value="3000" calcext:value-type="float">
            <text:p>3000</text:p>
          </table:table-cell>
          <table:table-cell table:style-name="ce36" office:value-type="float" office:value="4000" calcext:value-type="float">
            <text:p>4000</text:p>
          </table:table-cell>
          <table:table-cell table:style-name="ce36" office:value-type="float" office:value="5000" calcext:value-type="float">
            <text:p>5000</text:p>
          </table:table-cell>
          <table:table-cell table:style-name="ce36" office:value-type="float" office:value="6000" calcext:value-type="float">
            <text:p>6000</text:p>
          </table:table-cell>
          <table:table-cell table:style-name="ce36" office:value-type="float" office:value="8000" calcext:value-type="float">
            <text:p>8000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a (dB) after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21" office:value-type="string" calcext:value-type="string">
            <text:p>Co (dB) after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a (dB) ideal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5" office:value-type="string" calcext:value-type="string">
            <text:p>Co (dB) ideal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Lehmann.K53" table:end-x="0.09mm" table:end-y="0.88mm" draw:z-index="2" draw:name="Chart 4" draw:style-name="gr1" draw:text-style-name="P1" svg:width="225.33mm" svg:height="85.55mm" svg:x="0mm" svg:y="0mm">
              <loext:p draw:notify-on-update-of-ranges="Lehmann.B26:Lehmann.P26 Lehmann.A27:Lehmann.A27 Lehmann.B27:Lehmann.P27 Lehmann.B26:Lehmann.P26 Lehmann.A28:Lehmann.A28 Lehmann.B28:Lehmann.P28 Lehmann.B26:Lehmann.P26 Lehmann.A29:Lehmann.A29 Lehmann.B29:Lehmann.P29 Lehmann.B26:Lehmann.P26 Lehmann.A30:Lehmann.A30 Lehmann.B30:Lehmann.P30"/>
              <draw:object xlink:href="./Object 79" xlink:type="simple" xlink:show="embed" xlink:actuate="onLoad"/>
              <draw:image xlink:href="./ObjectReplacements/Object 79" xlink:type="simple" xlink:show="embed" xlink:actuate="onLoad"/>
            </draw:frame>
          </table:table-cell>
          <table:table-cell table:number-columns-repeated="10"/>
          <table:table-cell>
            <draw:frame table:end-cell-address="Lehmann.U52" table:end-x="15.97mm" table:end-y="5.08mm" draw:z-index="3" draw:name="Chart 5" draw:style-name="gr1" draw:text-style-name="P1" svg:width="218.69mm" svg:height="84.1mm" svg:x="0mm" svg:y="0mm">
              <loext:p draw:notify-on-update-of-ranges="Lehmann.B32:Lehmann.P32 Lehmann.A33:Lehmann.A33 Lehmann.B33:Lehmann.P33 Lehmann.B32:Lehmann.P32 Lehmann.A34:Lehmann.A34 Lehmann.B34:Lehmann.P34 Lehmann.B32:Lehmann.P32 Lehmann.A35:Lehmann.A35 Lehmann.B35:Lehmann.P35 Lehmann.B32:Lehmann.P32 Lehmann.A36:Lehmann.A36 Lehmann.B36:Lehmann.P36"/>
              <draw:object xlink:href="./Object 80" xlink:type="simple" xlink:show="embed" xlink:actuate="onLoad"/>
              <draw:image xlink:href="./ObjectReplacements/Object 80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rbe idéal" table:style-name="ta16">
        <office:forms form:automatic-focus="false" form:apply-design-mode="false"/>
        <table:table-column table:style-name="co3" table:number-columns-repeated="1024" table:default-cell-style-name="Default"/>
        <table:table-row table:style-name="ro1">
          <table:table-cell table:style-name="ce3" office:value-type="string" calcext:value-type="string">
            <text:p>Ideal Curve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1000" calcext:value-type="float">
            <text:p>1000</text:p>
          </table:table-cell>
          <table:table-cell table:style-name="ce40" office:value-type="float" office:value="1250" calcext:value-type="float">
            <text:p>1250</text:p>
          </table:table-cell>
          <table:table-cell table:style-name="ce40" office:value-type="float" office:value="1500" calcext:value-type="float">
            <text:p>1500</text:p>
          </table:table-cell>
          <table:table-cell table:style-name="ce40" office:value-type="float" office:value="1750" calcext:value-type="float">
            <text:p>1750</text:p>
          </table:table-cell>
          <table:table-cell table:style-name="ce40" office:value-type="float" office:value="2000" calcext:value-type="float">
            <text:p>2000</text:p>
          </table:table-cell>
          <table:table-cell table:style-name="ce40" office:value-type="float" office:value="2500" calcext:value-type="float">
            <text:p>2500</text:p>
          </table:table-cell>
          <table:table-cell table:style-name="ce40" office:value-type="float" office:value="3000" calcext:value-type="float">
            <text:p>3000</text:p>
          </table:table-cell>
          <table:table-cell table:style-name="ce40" office:value-type="float" office:value="4000" calcext:value-type="float">
            <text:p>4000</text:p>
          </table:table-cell>
          <table:table-cell table:style-name="ce40" office:value-type="float" office:value="5000" calcext:value-type="float">
            <text:p>5000</text:p>
          </table:table-cell>
          <table:table-cell table:style-name="ce40" office:value-type="float" office:value="6000" calcext:value-type="float">
            <text:p>6000</text:p>
          </table:table-cell>
          <table:table-cell table:style-name="ce40" office:value-type="float" office:value="8000" calcext:value-type="float">
            <text:p>8000</text:p>
          </table:table-cell>
          <table:table-cell table:style-name="ce47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Ca (dB)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Co (dB)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'Courbe idéal'.M26" table:end-x="22.52mm" table:end-y="2.16mm" draw:z-index="0" draw:name="Chart 3" draw:style-name="gr1" draw:text-style-name="P1" svg:width="270.02mm" svg:height="120.43mm" svg:x="0.27mm" svg:y="0.27mm">
              <loext:p draw:notify-on-update-of-ranges="'Courbe idéal'.B1:'Courbe idéal'.P1 'Courbe idéal'.A2:'Courbe idéal'.A2 'Courbe idéal'.B2:'Courbe idéal'.P2 'Courbe idéal'.B1:'Courbe idéal'.P1 'Courbe idéal'.A3:'Courbe idéal'.A3 'Courbe idéal'.B3:'Courbe idéal'.P3"/>
              <draw:object xlink:href="./Object 81" xlink:type="simple" xlink:show="embed" xlink:actuate="onLoad"/>
              <draw:image xlink:href="./ObjectReplacements/Object 8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CH">
      <number:text>SFr. </number:text>
      <number:number number:decimal-places="0" loext:min-decimal-places="0" number:min-integer-digits="1" number:grouping="true"/>
    </number:number-style>
    <number:number-style style:name="N10107" number:language="fr" number:country="CH">
      <number:text>SFr.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fr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fr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fr" number:country="CH">
      <number:text>SFr. </number:text>
      <number:number number:decimal-places="2" loext:min-decimal-places="2" number:min-integer-digits="1" number:grouping="true"/>
    </number:number-style>
    <number:number-style style:name="N10109" number:language="fr" number:country="CH">
      <number:text>SFr.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fr" number:country="CH">
      <number:text>SFr. </number:text>
      <number:number number:decimal-places="2" loext:min-decimal-places="2" number:min-integer-digits="1" number:grouping="true"/>
    </number:number-style>
    <number:number-style style:name="N10110" number:language="fr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12" number:language="fr" number:country="CH">
      <number:month number:textual="true"/>
      <number:text>.</number:text>
      <number:year/>
    </number:date-style>
    <number:time-style style:name="N10113" number:language="fr" number:country="CH">
      <number:hours/>
      <number:text>:</number:text>
      <number:minutes number:style="long"/>
      <number:text> </number:text>
      <number:am-pm/>
    </number:time-style>
    <number:time-style style:name="N10114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CH">
      <number:number number:decimal-places="0" loext:min-decimal-places="0" number:min-integer-digits="1" number:grouping="true"/>
    </number:number-style>
    <number:number-style style:name="N10116" number:language="fr" number:country="CH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fr" number:country="CH">
      <number:number number:decimal-places="0" loext:min-decimal-places="0" number:min-integer-digits="1" number:grouping="true"/>
    </number:number-style>
    <number:number-style style:name="N10117" number:language="fr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fr" number:country="CH">
      <number:number number:decimal-places="2" loext:min-decimal-places="2" number:min-integer-digits="1" number:grouping="true"/>
    </number:number-style>
    <number:number-style style:name="N10118" number:language="fr" number:country="CH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fr" number:country="CH">
      <number:number number:decimal-places="2" loext:min-decimal-places="2" number:min-integer-digits="1" number:grouping="true"/>
    </number:number-style>
    <number:number-style style:name="N10119" number:language="fr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fr" number:country="C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fr" number:country="CH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fr" number:country="CH">
      <loext:text> </loext:text>
      <loext:fill-character> </loext:fill-character>
      <number:text>- </number:text>
    </number:number-style>
    <number:text-style style:name="N10120" number:language="fr" number:country="CH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fr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fr" number:country="CH">
      <loext:text> SFr. </loext:text>
      <loext:fill-character> </loext:fill-character>
      <number:text>- </number:text>
    </number:number-style>
    <number:text-style style:name="N10121" number:language="fr" number:country="CH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C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fr" number:country="CH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fr" number:country="C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fr" number:country="CH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fr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fr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fr" number:country="CH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 PL SungtiL GB" style:font-family-asian="'AR PL SungtiL GB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HOQOL_20_before" style:display-name="PageStyle_WHOQOL befo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HOQOL_20_after" style:display-name="PageStyle_WHOQOL af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ing" style:display-name="PageStyle_Sw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äderlin" style:display-name="PageStyle_Käderl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uderlin" style:display-name="PageStyle_Bruderl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vallaro" style:display-name="PageStyle_Cavalla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YENNE" style:display-name="PageStyle_MOYENN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Wallimann" style:display-name="PageStyle_Walliman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affner" style:display-name="PageStyle_Schaffn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yer" style:display-name="PageStyle_Mey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s_20_WHOQOL" style:display-name="PageStyle_Graphs WHOQO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llmann" style:display-name="PageStyle_Fellman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issner" style:display-name="PageStyle_Meissn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hmann" style:display-name="PageStyle_Lehman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her" style:display-name="PageStyle_Dech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rbe_20_idéal" style:display-name="PageStyle_Courbe idé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dc:creator>Ambroise Perruchoud</dc:creator>
    <meta:print-date>2019-07-28T14:09:37</meta:print-date>
    <meta:creation-date>2017-11-20T15:35:34</meta:creation-date>
    <dc:date>2019-07-28T14:09:41</dc:date>
    <meta:generator>LibreOffice/5.2.7.2$Linux_X86_64 LibreOffice_project/20m0$Build-2</meta:generator>
    <meta:document-statistic meta:table-count="16" meta:cell-count="6118" meta:object-count="8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453cm" svg:height="7.476cm" xlink:href=".." xlink:type="simple" chart:class="chart:bar" chart:style-name="ch1">
        <chart:title svg:x="3.935cm" svg:y="0.284cm" chart:style-name="ch2">
          <text:p>Comparaison contrôle</text:p>
        </chart:title>
        <chart:legend chart:legend-position="bottom" svg:x="3.8cm" svg:y="6.762cm" style:legend-expansion="wide" chart:style-name="ch3"/>
        <chart:plot-area chart:style-name="ch4" table:cell-range-address="'WHOQOL after'.AK2:'WHOQOL after'.AM5 'WHOQOL after'.AL1:'WHOQOL after'.AM1" chart:data-source-has-labels="both" svg:x="0.249cm" svg:y="1.222cm" svg:width="11.955cm" svg:height="5.391cm">
          <chartooo:coordinate-region svg:x="1.002cm" svg:y="1.222cm" svg:width="11.202cm" svg:height="2.88cm"/>
          <chart:axis chart:dimension="x" chart:name="primary-x" chart:style-name="ch5" chartooo:axis-type="auto">
            <chartooo:date-scale/>
            <chart:categories table:cell-range-address="'WHOQOL after'.AK2:'WHOQOL after'.AK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WHOQOL after'.AL2:'WHOQOL after'.AL5" chart:label-cell-address="'WHOQOL after'.AL1:'WHOQOL after'.AL1" chart:class="chart:bar">
            <chart:data-point chart:repeated="4"/>
          </chart:series>
          <chart:series chart:style-name="ch9" chart:values-cell-range-address="'WHOQOL after'.AM2:'WHOQOL after'.AM5" chart:label-cell-address="'WHOQOL after'.AM1:'WHOQOL after'.AM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ant contrôle </text:p>
                <draw:g>
                  <svg:desc>'WHOQOL after'.AL1:'WHOQOL after'.AL1</svg:desc>
                </draw:g>
              </table:table-cell>
              <table:table-cell office:value-type="string">
                <text:p>Après contrôle </text:p>
                <draw:g>
                  <svg:desc>'WHOQOL after'.AM1:'WHOQOL after'.A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re/100 Domaine 1</text:p>
                <draw:g>
                  <svg:desc>'WHOQOL after'.AK2:'WHOQOL after'.AK5</svg:desc>
                </draw:g>
              </table:table-cell>
              <table:table-cell office:value-type="float" office:value="56">
                <text:p>56</text:p>
                <draw:g>
                  <svg:desc>'WHOQOL after'.AL2:'WHOQOL after'.AL5</svg:desc>
                </draw:g>
              </table:table-cell>
              <table:table-cell office:value-type="float" office:value="56">
                <text:p>56</text:p>
                <draw:g>
                  <svg:desc>'WHOQOL after'.AM2:'WHOQOL after'.AM5</svg:desc>
                </draw:g>
              </table:table-cell>
            </table:table-row>
            <table:table-row>
              <table:table-cell office:value-type="string">
                <text:p>Score/100 Domaine 2</text:p>
              </table:table-cell>
              <table:table-cell office:value-type="float" office:value="50">
                <text:p>5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Score/100 Domaine 3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Score/100 Domaine 4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65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70ad47" draw:opacity="85%" fo:wrap-option="wrap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5b9bd5" draw:opacity="85%" fo:wrap-option="wrap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281cm" svg:height="5.698cm" xlink:href=".." xlink:type="simple" chart:class="chart:bar" chart:style-name="ch1">
        <chart:title svg:x="2.725cm" svg:y="0.249cm" chart:style-name="ch2">
          <text:p>Lehmann </text:p>
        </chart:title>
        <chart:legend chart:legend-position="bottom" svg:x="2.892cm" svg:y="4.984cm" style:legend-expansion="wide" chart:style-name="ch3"/>
        <chart:plot-area chart:style-name="ch4" table:cell-range-address="'Graphs WHOQOL'.AC12:'Graphs WHOQOL'.AE15 'Graphs WHOQOL'.AD11:'Graphs WHOQOL'.AE11" chart:data-source-has-labels="both" svg:x="0.165cm" svg:y="1.379cm" svg:width="7.951cm" svg:height="3.492cm">
          <chartooo:coordinate-region svg:x="1.373cm" svg:y="1.379cm" svg:width="6.743cm" svg:height="1.248cm"/>
          <chart:axis chart:dimension="x" chart:name="primary-x" chart:style-name="ch5" chartooo:axis-type="auto">
            <chartooo:date-scale/>
            <chart:categories table:cell-range-address="'Graphs WHOQOL'.AC12:'Graphs WHOQOL'.AC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raphs WHOQOL'.AD12:'Graphs WHOQOL'.AD15" chart:label-cell-address="'Graphs WHOQOL'.AD11:'Graphs WHOQOL'.AD11" chart:class="chart:bar">
            <chart:data-point chart:repeated="4"/>
          </chart:series>
          <chart:series chart:style-name="ch9" chart:values-cell-range-address="'Graphs WHOQOL'.AE12:'Graphs WHOQOL'.AE15" chart:label-cell-address="'Graphs WHOQOL'.AE11:'Graphs WHOQOL'.AE1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'Graphs WHOQOL'.AD11:'Graphs WHOQOL'.AD11</svg:desc>
                </draw:g>
              </table:table-cell>
              <table:table-cell office:value-type="string">
                <text:p>After</text:p>
                <draw:g>
                  <svg:desc>'Graphs WHOQOL'.AE11:'Graphs WHOQOL'.A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ain 1 Raw Score</text:p>
                <draw:g>
                  <svg:desc>'Graphs WHOQOL'.AC12:'Graphs WHOQOL'.AC15</svg:desc>
                </draw:g>
              </table:table-cell>
              <table:table-cell office:value-type="float" office:value="20">
                <text:p>20</text:p>
                <draw:g>
                  <svg:desc>'Graphs WHOQOL'.AD12:'Graphs WHOQOL'.AD15</svg:desc>
                </draw:g>
              </table:table-cell>
              <table:table-cell office:value-type="float" office:value="18">
                <text:p>18</text:p>
                <draw:g>
                  <svg:desc>'Graphs WHOQOL'.AE12:'Graphs WHOQOL'.AE15</svg:desc>
                </draw:g>
              </table:table-cell>
            </table:table-row>
            <table:table-row>
              <table:table-cell office:value-type="string">
                <text:p>Domain 2 Raw Score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Domain 3 Raw Score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omain 4 Raw Score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65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70ad47" draw:opacity="85%" fo:wrap-option="wrap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5b9bd5" draw:opacity="85%" fo:wrap-option="wrap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648cm" svg:height="5.778cm" xlink:href=".." xlink:type="simple" chart:class="chart:bar" chart:style-name="ch1">
        <chart:title svg:x="3.288cm" svg:y="0.251cm" chart:style-name="ch2">
          <text:p>Meyer </text:p>
        </chart:title>
        <chart:legend chart:legend-position="bottom" svg:x="3.076cm" svg:y="5.064cm" style:legend-expansion="wide" chart:style-name="ch3"/>
        <chart:plot-area chart:style-name="ch4" table:cell-range-address="'Graphs WHOQOL'.AG12:'Graphs WHOQOL'.AI15 'Graphs WHOQOL'.AH11:'Graphs WHOQOL'.AI11" chart:data-source-has-labels="both" svg:x="0.172cm" svg:y="1.383cm" svg:width="8.304cm" svg:height="3.566cm">
          <chartooo:coordinate-region svg:x="1.33cm" svg:y="1.383cm" svg:width="7.146cm" svg:height="1.322cm"/>
          <chart:axis chart:dimension="x" chart:name="primary-x" chart:style-name="ch5" chartooo:axis-type="auto">
            <chartooo:date-scale/>
            <chart:categories table:cell-range-address="'Graphs WHOQOL'.AG12:'Graphs WHOQOL'.AG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raphs WHOQOL'.AH12:'Graphs WHOQOL'.AH15" chart:label-cell-address="'Graphs WHOQOL'.AH11:'Graphs WHOQOL'.AH11" chart:class="chart:bar">
            <chart:data-point chart:repeated="4"/>
          </chart:series>
          <chart:series chart:style-name="ch9" chart:values-cell-range-address="'Graphs WHOQOL'.AI12:'Graphs WHOQOL'.AI15" chart:label-cell-address="'Graphs WHOQOL'.AI11:'Graphs WHOQOL'.AI1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'Graphs WHOQOL'.AH11:'Graphs WHOQOL'.AH11</svg:desc>
                </draw:g>
              </table:table-cell>
              <table:table-cell office:value-type="string">
                <text:p>After</text:p>
                <draw:g>
                  <svg:desc>'Graphs WHOQOL'.AI11:'Graphs WHOQOL'.AI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ain 1 Raw Score</text:p>
                <draw:g>
                  <svg:desc>'Graphs WHOQOL'.AG12:'Graphs WHOQOL'.AG15</svg:desc>
                </draw:g>
              </table:table-cell>
              <table:table-cell office:value-type="float" office:value="17">
                <text:p>17</text:p>
                <draw:g>
                  <svg:desc>'Graphs WHOQOL'.AH12:'Graphs WHOQOL'.AH15</svg:desc>
                </draw:g>
              </table:table-cell>
              <table:table-cell office:value-type="float" office:value="27">
                <text:p>27</text:p>
                <draw:g>
                  <svg:desc>'Graphs WHOQOL'.AI12:'Graphs WHOQOL'.AI15</svg:desc>
                </draw:g>
              </table:table-cell>
            </table:table-row>
            <table:table-row>
              <table:table-cell office:value-type="string">
                <text:p>Domain 2 Raw Score</text:p>
              </table:table-cell>
              <table:table-cell office:value-type="float" office:value="13">
                <text:p>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Domain 3 Raw Score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omain 4 Raw Score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66cm" svg:height="9.616cm" xlink:href=".." xlink:type="simple" chart:class="chart:scatter" chart:style-name="ch1">
        <chart:title svg:x="6.911cm" svg:y="0.327cm" chart:style-name="ch2">
          <text:p>OD after</text:p>
        </chart:title>
        <chart:legend chart:legend-position="bottom" svg:x="5.736cm" svg:y="8.902cm" style:legend-expansion="wide" chart:style-name="ch3"/>
        <chart:plot-area chart:style-name="ch4" table:cell-range-address="Swing.B1:Swing.P3 Swing.A2:Swing.A3" chart:data-source-has-labels="column" svg:x="0.313cm" svg:y="1.308cm" svg:width="15.034cm" svg:height="7.402cm">
          <chartooo:coordinate-region svg:x="0.68cm" svg:y="1.473cm" svg:width="14.276cm" svg:height="7.23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Swing.B2:Swing.P2" chart:label-cell-address="Swing.A2:Swing.A2" chart:class="chart:scatter">
            <chart:domain table:cell-range-address="Swing.B1:Swing.P1"/>
            <chart:data-point chart:repeated="15"/>
          </chart:series>
          <chart:series chart:style-name="ch10" chart:values-cell-range-address="Swing.B3:Swing.P3" chart:label-cell-address="Swing.A3:Swing.A3" chart:class="chart:scatte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wing.B1:Swing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Swing.A2:Swing.A2</svg:desc>
                </draw:g>
              </table:table-cell>
              <table:table-cell office:value-type="float" office:value="1">
                <text:p>1</text:p>
                <draw:g>
                  <svg:desc>Swing.B2:Swing.P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o (dB)</text:p>
                <draw:g>
                  <svg:desc>Swing.A3:Swing.A3</svg:desc>
                </draw:g>
              </table:table-cell>
              <table:table-cell office:value-type="float" office:value="NaN">
                <text:p>NaN</text:p>
                <draw:g>
                  <svg:desc>Swing.B3:Swing.P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655cm" svg:height="9.384cm" xlink:href=".." xlink:type="simple" chart:class="chart:scatter" chart:style-name="ch1">
        <chart:title svg:x="6.734cm" svg:y="0.322cm" chart:style-name="ch2">
          <text:p>OD Before</text:p>
        </chart:title>
        <chart:legend chart:legend-position="bottom" svg:x="5.733cm" svg:y="8.67cm" style:legend-expansion="wide" chart:style-name="ch3"/>
        <chart:plot-area chart:style-name="ch4" table:cell-range-address="Swing.B5:Swing.P7 Swing.A6:Swing.A7" chart:data-source-has-labels="column" svg:x="0.313cm" svg:y="1.298cm" svg:width="15.029cm" svg:height="7.185cm">
          <chartooo:coordinate-region svg:x="0.68cm" svg:y="1.464cm" svg:width="14.271cm" svg:height="7.01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wing.B6:Swing.P6" chart:label-cell-address="Swing.A6:Swing.A6" chart:class="chart:scatter">
            <chart:domain table:cell-range-address="Swing.B5:Swing.P5"/>
            <chart:data-point chart:repeated="15"/>
          </chart:series>
          <chart:series chart:style-name="ch9" chart:values-cell-range-address="Swing.B7:Swing.P7" chart:label-cell-address="Swing.A7:Swing.A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wing.B5:Swing.P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Swing.A6:Swing.A6</svg:desc>
                </draw:g>
              </table:table-cell>
              <table:table-cell office:value-type="float" office:value="0">
                <text:p>0</text:p>
                <draw:g>
                  <svg:desc>Swing.B6:Swing.P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 (dB)</text:p>
                <draw:g>
                  <svg:desc>Swing.A7:Swing.A7</svg:desc>
                </draw:g>
              </table:table-cell>
              <table:table-cell office:value-type="float" office:value="NaN">
                <text:p>NaN</text:p>
                <draw:g>
                  <svg:desc>Swing.B7:Swing.P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7.73cm" svg:height="10.968cm" xlink:href=".." xlink:type="simple" chart:class="chart:scatter" chart:style-name="ch1">
        <chart:title svg:x="11.574cm" svg:y="0.354cm" chart:style-name="ch2">
          <text:p>OD Co Ca Before/After</text:p>
        </chart:title>
        <chart:legend chart:legend-position="bottom" svg:x="9.348cm" svg:y="10.254cm" style:legend-expansion="wide" chart:style-name="ch3"/>
        <chart:plot-area chart:style-name="ch4" table:cell-range-address="Swing.B10:Swing.P14 Swing.A11:Swing.A14" chart:data-source-has-labels="column" svg:x="0.554cm" svg:y="1.362cm" svg:width="26.622cm" svg:height="8.673cm">
          <chartooo:coordinate-region svg:x="0.921cm" svg:y="1.527cm" svg:width="25.926cm" svg:height="8.34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wing.B11:Swing.P11" chart:label-cell-address="Swing.A11:Swing.A11" chart:class="chart:scatter">
            <chart:domain table:cell-range-address="Swing.B10:Swing.P10"/>
            <chart:data-point chart:repeated="15"/>
          </chart:series>
          <chart:series chart:style-name="ch9" chart:values-cell-range-address="Swing.B12:Swing.P12" chart:label-cell-address="Swing.A12:Swing.A12" chart:class="chart:scatter">
            <chart:data-point chart:repeated="15"/>
          </chart:series>
          <chart:series chart:style-name="ch10" chart:values-cell-range-address="Swing.B13:Swing.P13" chart:label-cell-address="Swing.A13:Swing.A13" chart:class="chart:scatter">
            <chart:data-point chart:repeated="15"/>
          </chart:series>
          <chart:series chart:style-name="ch11" chart:values-cell-range-address="Swing.B14:Swing.P14" chart:label-cell-address="Swing.A14:Swing.A14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0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wing.B10:Swing.P10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after</text:p>
                <draw:g>
                  <svg:desc>Swing.A11:Swing.A11</svg:desc>
                </draw:g>
              </table:table-cell>
              <table:table-cell office:value-type="float" office:value="1">
                <text:p>1</text:p>
                <draw:g>
                  <svg:desc>Swing.B11:Swing.P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a before</text:p>
                <draw:g>
                  <svg:desc>Swing.A12:Swing.A12</svg:desc>
                </draw:g>
              </table:table-cell>
              <table:table-cell office:value-type="float" office:value="0">
                <text:p>0</text:p>
                <draw:g>
                  <svg:desc>Swing.B12:Swing.P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 after</text:p>
                <draw:g>
                  <svg:desc>Swing.A13:Swing.A13</svg:desc>
                </draw:g>
              </table:table-cell>
              <table:table-cell office:value-type="float" office:value="NaN">
                <text:p>NaN</text:p>
                <draw:g>
                  <svg:desc>Swing.B13:Swing.P1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 before</text:p>
                <draw:g>
                  <svg:desc>Swing.A14:Swing.A14</svg:desc>
                </draw:g>
              </table:table-cell>
              <table:table-cell office:value-type="float" office:value="NaN">
                <text:p>NaN</text:p>
                <draw:g>
                  <svg:desc>Swing.B14:Swing.P1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3.944cm" svg:height="7.637cm" xlink:href=".." xlink:type="simple" chart:class="chart:scatter" chart:style-name="ch1">
        <chart:title svg:x="7.387cm" svg:y="0.287cm" chart:style-name="ch2">
          <text:p>Comparison BC BA before Swing / Ideal Curve</text:p>
        </chart:title>
        <chart:legend chart:legend-position="bottom" svg:x="4.544cm" svg:y="6.923cm" style:legend-expansion="wide" chart:style-name="ch3"/>
        <chart:plot-area chart:style-name="ch4" table:cell-range-address="Swing.B39:Swing.P43 Swing.A40:Swing.A43" chart:data-source-has-labels="column" svg:x="-0.029cm" svg:y="1.046cm" svg:width="23.788cm" svg:height="6.463cm">
          <chartooo:coordinate-region svg:x="0.4cm" svg:y="1.212cm" svg:width="23.03cm" svg:height="6.29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wing.B40:Swing.P40" chart:label-cell-address="Swing.A40:Swing.A40" chart:class="chart:scatter">
            <chart:domain table:cell-range-address="Swing.B39:Swing.P39"/>
            <chart:data-point chart:repeated="15"/>
          </chart:series>
          <chart:series chart:style-name="ch9" chart:values-cell-range-address="Swing.B41:Swing.P41" chart:label-cell-address="Swing.A41:Swing.A41" chart:class="chart:scatter">
            <chart:data-point chart:repeated="15"/>
          </chart:series>
          <chart:series chart:style-name="ch10" chart:values-cell-range-address="Swing.B42:Swing.P42" chart:label-cell-address="Swing.A42:Swing.A42" chart:class="chart:scatter">
            <chart:data-point chart:repeated="15"/>
          </chart:series>
          <chart:series chart:style-name="ch11" chart:values-cell-range-address="Swing.B43:Swing.P43" chart:label-cell-address="Swing.A43:Swing.A43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39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wing.B39:Swing.P39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before</text:p>
                <draw:g>
                  <svg:desc>Swing.A40:Swing.A40</svg:desc>
                </draw:g>
              </table:table-cell>
              <table:table-cell office:value-type="float" office:value="0">
                <text:p>0</text:p>
                <draw:g>
                  <svg:desc>Swing.B40:Swing.P4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 (dB) before</text:p>
                <draw:g>
                  <svg:desc>Swing.A41:Swing.A41</svg:desc>
                </draw:g>
              </table:table-cell>
              <table:table-cell office:value-type="float" office:value="NaN">
                <text:p>NaN</text:p>
                <draw:g>
                  <svg:desc>Swing.B41:Swing.P41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a (dB) ideal</text:p>
                <draw:g>
                  <svg:desc>Swing.A42:Swing.A42</svg:desc>
                </draw:g>
              </table:table-cell>
              <table:table-cell office:value-type="float" office:value="5">
                <text:p>5</text:p>
                <draw:g>
                  <svg:desc>Swing.B42:Swing.P4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Swing.A43:Swing.A43</svg:desc>
                </draw:g>
              </table:table-cell>
              <table:table-cell office:value-type="float" office:value="NaN">
                <text:p>NaN</text:p>
                <draw:g>
                  <svg:desc>Swing.B43:Swing.P4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2.525cm" svg:height="7.902cm" xlink:href=".." xlink:type="simple" chart:class="chart:scatter" chart:style-name="ch1">
        <chart:title svg:x="5.638cm" svg:y="0.294cm" chart:style-name="ch2">
          <text:p>Comparison BC BA after Swing/ Ideal Curve</text:p>
        </chart:title>
        <chart:legend chart:legend-position="bottom" svg:x="4.039cm" svg:y="7.188cm" style:legend-expansion="wide" chart:style-name="ch3"/>
        <chart:plot-area chart:style-name="ch4" table:cell-range-address="Swing.B60:Swing.P64 Swing.A61:Swing.A64" chart:data-source-has-labels="column" svg:x="0.45cm" svg:y="1.469cm" svg:width="21.625cm" svg:height="5.561cm">
          <chartooo:coordinate-region svg:x="0.817cm" svg:y="1.634cm" svg:width="20.867cm" svg:height="5.39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wing.B61:Swing.P61" chart:label-cell-address="Swing.A61:Swing.A61" chart:class="chart:scatter">
            <chart:domain table:cell-range-address="Swing.B60:Swing.P60"/>
            <chart:data-point chart:repeated="15"/>
          </chart:series>
          <chart:series chart:style-name="ch9" chart:values-cell-range-address="Swing.B62:Swing.P62" chart:label-cell-address="Swing.A62:Swing.A62" chart:class="chart:scatter">
            <chart:data-point chart:repeated="15"/>
          </chart:series>
          <chart:series chart:style-name="ch10" chart:values-cell-range-address="Swing.B63:Swing.P63" chart:label-cell-address="Swing.A63:Swing.A63" chart:class="chart:scatter">
            <chart:data-point chart:repeated="15"/>
          </chart:series>
          <chart:series chart:style-name="ch11" chart:values-cell-range-address="Swing.B64:Swing.P64" chart:label-cell-address="Swing.A64:Swing.A64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60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wing.B60:Swing.P60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after</text:p>
                <draw:g>
                  <svg:desc>Swing.A61:Swing.A61</svg:desc>
                </draw:g>
              </table:table-cell>
              <table:table-cell office:value-type="float" office:value="1">
                <text:p>1</text:p>
                <draw:g>
                  <svg:desc>Swing.B61:Swing.P6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o (dB) after</text:p>
                <draw:g>
                  <svg:desc>Swing.A62:Swing.A62</svg:desc>
                </draw:g>
              </table:table-cell>
              <table:table-cell office:value-type="float" office:value="NaN">
                <text:p>NaN</text:p>
                <draw:g>
                  <svg:desc>Swing.B62:Swing.P6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 (dB) ideal</text:p>
                <draw:g>
                  <svg:desc>Swing.A63:Swing.A63</svg:desc>
                </draw:g>
              </table:table-cell>
              <table:table-cell office:value-type="float" office:value="5">
                <text:p>5</text:p>
                <draw:g>
                  <svg:desc>Swing.B63:Swing.P6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Swing.A64:Swing.A64</svg:desc>
                </draw:g>
              </table:table-cell>
              <table:table-cell office:value-type="float" office:value="NaN">
                <text:p>NaN</text:p>
                <draw:g>
                  <svg:desc>Swing.B64:Swing.P6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3cm" svg:height="9.087cm" xlink:href=".." xlink:type="simple" chart:class="chart:scatter" chart:style-name="ch1">
        <chart:title svg:x="8.879cm" svg:y="0.316cm" chart:style-name="ch2">
          <text:p>Moyenne avant Swing</text:p>
        </chart:title>
        <chart:legend chart:legend-position="bottom" svg:x="9.056cm" svg:y="8.373cm" style:legend-expansion="wide" chart:style-name="ch3"/>
        <chart:plot-area chart:style-name="ch4" table:cell-range-address="Swing.Z10:Swing.AN12 Swing.Y11:Swing.Y12" chart:data-source-has-labels="column" svg:x="0.446cm" svg:y="1.286cm" svg:width="21.408cm" svg:height="6.906cm">
          <chartooo:coordinate-region svg:x="0.813cm" svg:y="1.451cm" svg:width="20.651cm" svg:height="6.74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wing.Z11:Swing.AN11" chart:label-cell-address="Swing.Y11:Swing.Y11" chart:class="chart:scatter">
            <chart:domain table:cell-range-address="Swing.Z10:Swing.AN10"/>
            <chart:data-point chart:repeated="15"/>
          </chart:series>
          <chart:series chart:style-name="ch9" chart:values-cell-range-address="Swing.Z12:Swing.AN12" chart:label-cell-address="Swing.Y12:Swing.Y12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0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wing.Z10:Swing.AN10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Swing.Y11:Swing.Y11</svg:desc>
                </draw:g>
              </table:table-cell>
              <table:table-cell office:value-type="float" office:value="1">
                <text:p>1</text:p>
                <draw:g>
                  <svg:desc>Swing.Z11:Swing.AN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 (dB)</text:p>
                <draw:g>
                  <svg:desc>Swing.Y12:Swing.Y12</svg:desc>
                </draw:g>
              </table:table-cell>
              <table:table-cell office:value-type="float" office:value="NaN">
                <text:p>NaN</text:p>
                <draw:g>
                  <svg:desc>Swing.Z12:Swing.AN1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3cm" svg:height="9.087cm" xlink:href=".." xlink:type="simple" chart:class="chart:scatter" chart:style-name="ch1">
        <chart:title svg:x="8.879cm" svg:y="0.316cm" chart:style-name="ch2">
          <text:p>Moyenne après Swing</text:p>
        </chart:title>
        <chart:legend chart:legend-position="bottom" svg:x="9.056cm" svg:y="8.373cm" style:legend-expansion="wide" chart:style-name="ch3"/>
        <chart:plot-area chart:style-name="ch4" table:cell-range-address="Swing.Z15:Swing.AN17 Swing.Y16:Swing.Y17" chart:data-source-has-labels="column" svg:x="0.446cm" svg:y="1.286cm" svg:width="21.408cm" svg:height="6.906cm">
          <chartooo:coordinate-region svg:x="0.813cm" svg:y="1.451cm" svg:width="20.651cm" svg:height="6.74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wing.Z16:Swing.AN16" chart:label-cell-address="Swing.Y16:Swing.Y16" chart:class="chart:scatter">
            <chart:domain table:cell-range-address="Swing.Z15:Swing.AN15"/>
            <chart:data-point chart:repeated="15"/>
          </chart:series>
          <chart:series chart:style-name="ch9" chart:values-cell-range-address="Swing.Z17:Swing.AN17" chart:label-cell-address="Swing.Y17:Swing.Y1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wing.Z15:Swing.AN1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Swing.Y16:Swing.Y16</svg:desc>
                </draw:g>
              </table:table-cell>
              <table:table-cell office:value-type="float" office:value="0">
                <text:p>0</text:p>
                <draw:g>
                  <svg:desc>Swing.Z16:Swing.AN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o (dB)</text:p>
                <draw:g>
                  <svg:desc>Swing.Y17:Swing.Y17</svg:desc>
                </draw:g>
              </table:table-cell>
              <table:table-cell office:value-type="float" office:value="NaN">
                <text:p>NaN</text:p>
                <draw:g>
                  <svg:desc>Swing.Z17:Swing.AN17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512cm" svg:height="9.001cm" xlink:href=".." xlink:type="simple" chart:class="chart:scatter" chart:style-name="ch1">
        <chart:title svg:x="9.782cm" svg:y="0.315cm" chart:style-name="ch2">
          <text:p>OD before Käderlin</text:p>
        </chart:title>
        <chart:legend chart:legend-position="bottom" svg:x="9.662cm" svg:y="8.287cm" style:legend-expansion="wide" chart:style-name="ch3"/>
        <chart:plot-area chart:style-name="ch4" table:cell-range-address="Käderlin.B1:Käderlin.P3 Käderlin.A2:Käderlin.A3" chart:data-source-has-labels="column" svg:x="0.47cm" svg:y="1.284cm" svg:width="22.572cm" svg:height="6.823cm">
          <chartooo:coordinate-region svg:x="0.837cm" svg:y="1.45cm" svg:width="21.814cm" svg:height="6.65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Käderlin.B2:Käderlin.P2" chart:label-cell-address="Käderlin.A2:Käderlin.A2" chart:class="chart:scatter">
            <chart:domain table:cell-range-address="Käderlin.B1:Käderlin.P1"/>
            <chart:data-point chart:repeated="15"/>
          </chart:series>
          <chart:series chart:style-name="ch9" chart:values-cell-range-address="Käderlin.B3:Käderlin.P3" chart:label-cell-address="Käderlin.A3:Käderlin.A3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Käderlin.B1:Käderlin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Käderlin.A2:Käderlin.A2</svg:desc>
                </draw:g>
              </table:table-cell>
              <table:table-cell office:value-type="float" office:value="-1">
                <text:p>-1</text:p>
                <draw:g>
                  <svg:desc>Käderlin.B2:Käderlin.P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 (dB)</text:p>
                <draw:g>
                  <svg:desc>Käderlin.A3:Käderlin.A3</svg:desc>
                </draw:g>
              </table:table-cell>
              <table:table-cell office:value-type="float" office:value="NaN">
                <text:p>NaN</text:p>
                <draw:g>
                  <svg:desc>Käderlin.B3:Käderlin.P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453cm" svg:height="7.477cm" xlink:href=".." xlink:type="simple" chart:class="chart:bar" chart:style-name="ch1">
        <chart:title svg:x="3.197cm" svg:y="0.284cm" chart:style-name="ch2">
          <text:p>Comparaison musicothérapie</text:p>
        </chart:title>
        <chart:legend chart:legend-position="bottom" svg:x="2.899cm" svg:y="6.763cm" style:legend-expansion="wide" chart:style-name="ch3"/>
        <chart:plot-area chart:style-name="ch4" table:cell-range-address="'WHOQOL after'.AK8:'WHOQOL after'.AM11 'WHOQOL after'.AL7:'WHOQOL after'.AM7" chart:data-source-has-labels="both" svg:x="0.249cm" svg:y="1.222cm" svg:width="11.955cm" svg:height="5.392cm">
          <chartooo:coordinate-region svg:x="1.002cm" svg:y="1.222cm" svg:width="11.202cm" svg:height="2.881cm"/>
          <chart:axis chart:dimension="x" chart:name="primary-x" chart:style-name="ch5" chartooo:axis-type="auto">
            <chartooo:date-scale/>
            <chart:categories table:cell-range-address="'WHOQOL after'.AK8:'WHOQOL after'.AK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WHOQOL after'.AL8:'WHOQOL after'.AL11" chart:label-cell-address="'WHOQOL after'.AL7:'WHOQOL after'.AL7" chart:class="chart:bar">
            <chart:data-point chart:repeated="4"/>
          </chart:series>
          <chart:series chart:style-name="ch9" chart:values-cell-range-address="'WHOQOL after'.AM8:'WHOQOL after'.AM11" chart:label-cell-address="'WHOQOL after'.AM7:'WHOQOL after'.AM7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ant musicothérapie</text:p>
                <draw:g>
                  <svg:desc>'WHOQOL after'.AL7:'WHOQOL after'.AL7</svg:desc>
                </draw:g>
              </table:table-cell>
              <table:table-cell office:value-type="string">
                <text:p>Après musicothérapie</text:p>
                <draw:g>
                  <svg:desc>'WHOQOL after'.AM7:'WHOQOL after'.AM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re/100 Domaine 1</text:p>
                <draw:g>
                  <svg:desc>'WHOQOL after'.AK8:'WHOQOL after'.AK11</svg:desc>
                </draw:g>
              </table:table-cell>
              <table:table-cell office:value-type="float" office:value="50">
                <text:p>50</text:p>
                <draw:g>
                  <svg:desc>'WHOQOL after'.AL8:'WHOQOL after'.AL11</svg:desc>
                </draw:g>
              </table:table-cell>
              <table:table-cell office:value-type="float" office:value="69">
                <text:p>69</text:p>
                <draw:g>
                  <svg:desc>'WHOQOL after'.AM8:'WHOQOL after'.AM11</svg:desc>
                </draw:g>
              </table:table-cell>
            </table:table-row>
            <table:table-row>
              <table:table-cell office:value-type="string">
                <text:p>Score/100 Domaine 2</text:p>
              </table:table-cell>
              <table:table-cell office:value-type="float" office:value="44">
                <text:p>4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Score/100 Domaine 3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Score/100 Domaine 4</text:p>
              </table:table-cell>
              <table:table-cell office:value-type="float" office:value="56">
                <text:p>56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407cm" svg:height="9.037cm" xlink:href=".." xlink:type="simple" chart:class="chart:scatter" chart:style-name="ch1">
        <chart:title svg:x="9.352cm" svg:y="0.315cm" chart:style-name="ch2">
          <text:p>OD after Käderlin </text:p>
        </chart:title>
        <chart:legend chart:legend-position="bottom" svg:x="9.109cm" svg:y="8.323cm" style:legend-expansion="wide" chart:style-name="ch3"/>
        <chart:plot-area chart:style-name="ch4" table:cell-range-address="Käderlin.B5:Käderlin.P7 Käderlin.A6:Käderlin.A7" chart:data-source-has-labels="column" svg:x="0.448cm" svg:y="1.284cm" svg:width="21.511cm" svg:height="6.859cm">
          <chartooo:coordinate-region svg:x="0.815cm" svg:y="1.449cm" svg:width="20.754cm" svg:height="6.69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Käderlin.B6:Käderlin.P6" chart:label-cell-address="Käderlin.A6:Käderlin.A6" chart:class="chart:scatter">
            <chart:domain table:cell-range-address="Käderlin.B5:Käderlin.P5"/>
            <chart:data-point chart:repeated="15"/>
          </chart:series>
          <chart:series chart:style-name="ch9" chart:values-cell-range-address="Käderlin.B7:Käderlin.P7" chart:label-cell-address="Käderlin.A7:Käderlin.A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Käderlin.B5:Käderlin.P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Käderlin.A6:Käderlin.A6</svg:desc>
                </draw:g>
              </table:table-cell>
              <table:table-cell office:value-type="float" office:value="-1">
                <text:p>-1</text:p>
                <draw:g>
                  <svg:desc>Käderlin.B6:Käderlin.P6</svg:desc>
                </draw:g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Co (dB)</text:p>
                <draw:g>
                  <svg:desc>Käderlin.A7:Käderlin.A7</svg:desc>
                </draw:g>
              </table:table-cell>
              <table:table-cell office:value-type="float" office:value="NaN">
                <text:p>NaN</text:p>
                <draw:g>
                  <svg:desc>Käderlin.B7:Käderlin.P7</svg:desc>
                </draw:g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2.656cm" svg:height="8.471cm" xlink:href=".." xlink:type="simple" chart:class="chart:scatter" chart:style-name="ch1">
        <chart:title svg:x="6.318cm" svg:y="0.304cm" chart:style-name="ch2">
          <text:p>Comparison BC BA before/ Ideal Curve
</text:p>
        </chart:title>
        <chart:legend chart:legend-position="bottom" svg:x="3.9cm" svg:y="7.757cm" style:legend-expansion="wide" chart:style-name="ch3"/>
        <chart:plot-area chart:style-name="ch4" table:cell-range-address="Käderlin.B26:Käderlin.P30 Käderlin.A27:Käderlin.A30" chart:data-source-has-labels="column" svg:x="0.52cm" svg:y="1.445cm" svg:width="21.606cm" svg:height="5.461cm">
          <chartooo:coordinate-region svg:x="0.949cm" svg:y="1.61cm" svg:width="20.848cm" svg:height="5.29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Käderlin.B27:Käderlin.P27" chart:label-cell-address="Käderlin.A27:Käderlin.A27" chart:class="chart:scatter">
            <chart:domain table:cell-range-address="Käderlin.B26:Käderlin.P26"/>
            <chart:data-point chart:repeated="15"/>
          </chart:series>
          <chart:series chart:style-name="ch9" chart:values-cell-range-address="Käderlin.B28:Käderlin.P28" chart:label-cell-address="Käderlin.A28:Käderlin.A28" chart:class="chart:scatter">
            <chart:data-point chart:repeated="15"/>
          </chart:series>
          <chart:series chart:style-name="ch10" chart:values-cell-range-address="Käderlin.B29:Käderlin.P29" chart:label-cell-address="Käderlin.A29:Käderlin.A29" chart:class="chart:scatter">
            <chart:data-point chart:repeated="15"/>
          </chart:series>
          <chart:series chart:style-name="ch11" chart:values-cell-range-address="Käderlin.B30:Käderlin.P30" chart:label-cell-address="Käderlin.A30:Käderlin.A30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Käderlin.B26:Käderlin.P2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before</text:p>
                <draw:g>
                  <svg:desc>Käderlin.A27:Käderlin.A27</svg:desc>
                </draw:g>
              </table:table-cell>
              <table:table-cell office:value-type="float" office:value="-1">
                <text:p>-1</text:p>
                <draw:g>
                  <svg:desc>Käderlin.B27:Käderlin.P2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 (dB) before</text:p>
                <draw:g>
                  <svg:desc>Käderlin.A28:Käderlin.A28</svg:desc>
                </draw:g>
              </table:table-cell>
              <table:table-cell office:value-type="float" office:value="NaN">
                <text:p>NaN</text:p>
                <draw:g>
                  <svg:desc>Käderlin.B28:Käderlin.P2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Ca (dB) ideal</text:p>
                <draw:g>
                  <svg:desc>Käderlin.A29:Käderlin.A29</svg:desc>
                </draw:g>
              </table:table-cell>
              <table:table-cell office:value-type="float" office:value="5">
                <text:p>5</text:p>
                <draw:g>
                  <svg:desc>Käderlin.B29:Käderlin.P2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Käderlin.A30:Käderlin.A30</svg:desc>
                </draw:g>
              </table:table-cell>
              <table:table-cell office:value-type="float" office:value="NaN">
                <text:p>NaN</text:p>
                <draw:g>
                  <svg:desc>Käderlin.B30:Käderlin.P3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98cm" svg:height="8.332cm" xlink:href=".." xlink:type="simple" chart:class="chart:scatter" chart:style-name="ch1">
        <chart:title svg:x="6.195cm" svg:y="0.301cm" chart:style-name="ch2">
          <text:p>Comparison BC BA after/ Ideal Curve
</text:p>
        </chart:title>
        <chart:legend chart:legend-position="bottom" svg:x="3.767cm" svg:y="7.618cm" style:legend-expansion="wide" chart:style-name="ch3"/>
        <chart:plot-area chart:style-name="ch4" table:cell-range-address="Käderlin.B32:Käderlin.P36 Käderlin.A33:Käderlin.A36" chart:data-source-has-labels="column" svg:x="0.492cm" svg:y="1.419cm" svg:width="20.984cm" svg:height="5.374cm">
          <chartooo:coordinate-region svg:x="0.921cm" svg:y="1.584cm" svg:width="20.226cm" svg:height="5.20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Käderlin.B33:Käderlin.P33" chart:label-cell-address="Käderlin.A33:Käderlin.A33" chart:class="chart:scatter">
            <chart:domain table:cell-range-address="Käderlin.B32:Käderlin.P32"/>
            <chart:data-point chart:repeated="15"/>
          </chart:series>
          <chart:series chart:style-name="ch9" chart:values-cell-range-address="Käderlin.B34:Käderlin.P34" chart:label-cell-address="Käderlin.A34:Käderlin.A34" chart:class="chart:scatter">
            <chart:data-point chart:repeated="15"/>
          </chart:series>
          <chart:series chart:style-name="ch10" chart:values-cell-range-address="Käderlin.B35:Käderlin.P35" chart:label-cell-address="Käderlin.A35:Käderlin.A35" chart:class="chart:scatter">
            <chart:data-point chart:repeated="15"/>
          </chart:series>
          <chart:series chart:style-name="ch11" chart:values-cell-range-address="Käderlin.B36:Käderlin.P36" chart:label-cell-address="Käderlin.A36:Käderlin.A36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Käderlin.B32:Käderlin.P32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after</text:p>
                <draw:g>
                  <svg:desc>Käderlin.A33:Käderlin.A33</svg:desc>
                </draw:g>
              </table:table-cell>
              <table:table-cell office:value-type="float" office:value="-1">
                <text:p>-1</text:p>
                <draw:g>
                  <svg:desc>Käderlin.B33:Käderlin.P33</svg:desc>
                </draw:g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Co (dB) after</text:p>
                <draw:g>
                  <svg:desc>Käderlin.A34:Käderlin.A34</svg:desc>
                </draw:g>
              </table:table-cell>
              <table:table-cell office:value-type="float" office:value="NaN">
                <text:p>NaN</text:p>
                <draw:g>
                  <svg:desc>Käderlin.B34:Käderlin.P34</svg:desc>
                </draw:g>
              </table:table-cell>
              <table:table-cell office:value-type="float" office:value="-3">
                <text:p>-3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Ca (dB) ideal</text:p>
                <draw:g>
                  <svg:desc>Käderlin.A35:Käderlin.A35</svg:desc>
                </draw:g>
              </table:table-cell>
              <table:table-cell office:value-type="float" office:value="5">
                <text:p>5</text:p>
                <draw:g>
                  <svg:desc>Käderlin.B35:Käderlin.P3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Käderlin.A36:Käderlin.A36</svg:desc>
                </draw:g>
              </table:table-cell>
              <table:table-cell office:value-type="float" office:value="NaN">
                <text:p>NaN</text:p>
                <draw:g>
                  <svg:desc>Käderlin.B36:Käderlin.P3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407cm" svg:height="9.087cm" xlink:href=".." xlink:type="simple" chart:class="chart:scatter" chart:style-name="ch1">
        <chart:title svg:x="8.686cm" svg:y="0.316cm" chart:style-name="ch2">
          <text:p>Moyenne avant Kaderlin</text:p>
        </chart:title>
        <chart:legend chart:legend-position="bottom" svg:x="9.109cm" svg:y="8.373cm" style:legend-expansion="wide" chart:style-name="ch3"/>
        <chart:plot-area chart:style-name="ch4" table:cell-range-address="Käderlin.X10:Käderlin.AL12 Käderlin.W11:Käderlin.W12" chart:data-source-has-labels="column" svg:x="0.448cm" svg:y="1.286cm" svg:width="21.511cm" svg:height="6.906cm">
          <chartooo:coordinate-region svg:x="0.815cm" svg:y="1.451cm" svg:width="20.754cm" svg:height="6.74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Käderlin.X11:Käderlin.AL11" chart:label-cell-address="Käderlin.W11:Käderlin.W11" chart:class="chart:scatter">
            <chart:domain table:cell-range-address="Käderlin.X10:Käderlin.AL10"/>
            <chart:data-point chart:repeated="15"/>
          </chart:series>
          <chart:series chart:style-name="ch9" chart:values-cell-range-address="Käderlin.X12:Käderlin.AL12" chart:label-cell-address="Käderlin.W12:Käderlin.W12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0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Käderlin.X10:Käderlin.AL10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Käderlin.W11:Käderlin.W11</svg:desc>
                </draw:g>
              </table:table-cell>
              <table:table-cell office:value-type="float" office:value="0">
                <text:p>0</text:p>
                <draw:g>
                  <svg:desc>Käderlin.X11:Käderlin.AL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 (dB)</text:p>
                <draw:g>
                  <svg:desc>Käderlin.W12:Käderlin.W12</svg:desc>
                </draw:g>
              </table:table-cell>
              <table:table-cell office:value-type="float" office:value="NaN">
                <text:p>NaN</text:p>
                <draw:g>
                  <svg:desc>Käderlin.X12:Käderlin.AL12</svg:desc>
                </draw:g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-1.5">
                <text:p>-1.5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-1.5">
                <text:p>-1.5</text:p>
              </table:table-cell>
              <table:table-cell office:value-type="float" office:value="-1.5">
                <text:p>-1.5</text:p>
              </table:table-cell>
              <table:table-cell office:value-type="float" office:value="-1.5">
                <text:p>-1.5</text:p>
              </table:table-cell>
              <table:table-cell office:value-type="float" office:value="-2.5">
                <text:p>-2.5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406cm" svg:height="9.087cm" xlink:href=".." xlink:type="simple" chart:class="chart:scatter" chart:style-name="ch1">
        <chart:title svg:x="8.686cm" svg:y="0.316cm" chart:style-name="ch2">
          <text:p>Moyenne après Kaderlin</text:p>
        </chart:title>
        <chart:legend chart:legend-position="bottom" svg:x="9.109cm" svg:y="8.373cm" style:legend-expansion="wide" chart:style-name="ch3"/>
        <chart:plot-area chart:style-name="ch4" table:cell-range-address="Käderlin.X15:Käderlin.AL17 Käderlin.W16:Käderlin.W17" chart:data-source-has-labels="column" svg:x="0.448cm" svg:y="1.286cm" svg:width="21.51cm" svg:height="6.906cm">
          <chartooo:coordinate-region svg:x="0.815cm" svg:y="1.451cm" svg:width="20.752cm" svg:height="6.74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Käderlin.X16:Käderlin.AL16" chart:label-cell-address="Käderlin.W16:Käderlin.W16" chart:class="chart:scatter">
            <chart:domain table:cell-range-address="Käderlin.X15:Käderlin.AL15"/>
            <chart:data-point chart:repeated="15"/>
          </chart:series>
          <chart:series chart:style-name="ch9" chart:values-cell-range-address="Käderlin.X17:Käderlin.AL17" chart:label-cell-address="Käderlin.W17:Käderlin.W1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Käderlin.X15:Käderlin.AL1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Käderlin.W16:Käderlin.W16</svg:desc>
                </draw:g>
              </table:table-cell>
              <table:table-cell office:value-type="float" office:value="-1.5">
                <text:p>-1.5</text:p>
                <draw:g>
                  <svg:desc>Käderlin.X16:Käderlin.AL16</svg:desc>
                </draw:g>
              </table:table-cell>
              <table:table-cell office:value-type="float" office:value="-2">
                <text:p>-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  <table:table-cell office:value-type="float" office:value="0.5">
                <text:p>0.5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Co (dB)</text:p>
                <draw:g>
                  <svg:desc>Käderlin.W17:Käderlin.W17</svg:desc>
                </draw:g>
              </table:table-cell>
              <table:table-cell office:value-type="float" office:value="NaN">
                <text:p>NaN</text:p>
                <draw:g>
                  <svg:desc>Käderlin.X17:Käderlin.AL17</svg:desc>
                </draw:g>
              </table:table-cell>
              <table:table-cell office:value-type="float" office:value="-1.5">
                <text:p>-1.5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-1.5">
                <text:p>-1.5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39cm" svg:height="9.085cm" xlink:href=".." xlink:type="simple" chart:class="chart:scatter" chart:style-name="ch1">
        <chart:title svg:x="9.629cm" svg:y="0.316cm" chart:style-name="ch2">
          <text:p>OD before Cavallaro</text:p>
        </chart:title>
        <chart:legend chart:legend-position="bottom" svg:x="9.601cm" svg:y="8.371cm" style:legend-expansion="wide" chart:style-name="ch3"/>
        <chart:plot-area chart:style-name="ch4" table:cell-range-address="Cavallaro.B1:Cavallaro.P3 Cavallaro.A2:Cavallaro.A3" chart:data-source-has-labels="column" svg:x="0.467cm" svg:y="1.286cm" svg:width="22.456cm" svg:height="6.904cm">
          <chartooo:coordinate-region svg:x="0.834cm" svg:y="1.451cm" svg:width="21.698cm" svg:height="6.73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Cavallaro.B2:Cavallaro.P2" chart:label-cell-address="Cavallaro.A2:Cavallaro.A2" chart:class="chart:scatter">
            <chart:domain table:cell-range-address="Cavallaro.B1:Cavallaro.P1"/>
            <chart:data-point chart:repeated="15"/>
          </chart:series>
          <chart:series chart:style-name="ch9" chart:values-cell-range-address="Cavallaro.B3:Cavallaro.P3" chart:label-cell-address="Cavallaro.A3:Cavallaro.A3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Cavallaro.B1:Cavallaro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Cavallaro.A2:Cavallaro.A2</svg:desc>
                </draw:g>
              </table:table-cell>
              <table:table-cell office:value-type="float" office:value="2">
                <text:p>2</text:p>
                <draw:g>
                  <svg:desc>Cavallaro.B2:Cavallaro.P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 (dB)</text:p>
                <draw:g>
                  <svg:desc>Cavallaro.A3:Cavallaro.A3</svg:desc>
                </draw:g>
              </table:table-cell>
              <table:table-cell office:value-type="float" office:value="NaN">
                <text:p>NaN</text:p>
                <draw:g>
                  <svg:desc>Cavallaro.B3:Cavallaro.P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337cm" svg:height="9.12cm" xlink:href=".." xlink:type="simple" chart:class="chart:scatter" chart:style-name="ch1">
        <chart:title svg:x="9.225cm" svg:y="0.317cm" chart:style-name="ch2">
          <text:p>OD after Cavallaro </text:p>
        </chart:title>
        <chart:legend chart:legend-position="bottom" svg:x="9.074cm" svg:y="8.406cm" style:legend-expansion="wide" chart:style-name="ch3"/>
        <chart:plot-area chart:style-name="ch4" table:cell-range-address="Cavallaro.B5:Cavallaro.P7 Cavallaro.A6:Cavallaro.A7" chart:data-source-has-labels="column" svg:x="0.446cm" svg:y="1.288cm" svg:width="21.445cm" svg:height="6.936cm">
          <chartooo:coordinate-region svg:x="0.813cm" svg:y="1.454cm" svg:width="20.687cm" svg:height="6.7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Cavallaro.B6:Cavallaro.P6" chart:label-cell-address="Cavallaro.A6:Cavallaro.A6" chart:class="chart:scatter">
            <chart:domain table:cell-range-address="Cavallaro.B5:Cavallaro.P5"/>
            <chart:data-point chart:repeated="15"/>
          </chart:series>
          <chart:series chart:style-name="ch9" chart:values-cell-range-address="Cavallaro.B7:Cavallaro.P7" chart:label-cell-address="Cavallaro.A7:Cavallaro.A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Cavallaro.B5:Cavallaro.P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Cavallaro.A6:Cavallaro.A6</svg:desc>
                </draw:g>
              </table:table-cell>
              <table:table-cell office:value-type="float" office:value="0">
                <text:p>0</text:p>
                <draw:g>
                  <svg:desc>Cavallaro.B6:Cavallaro.P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 (dB)</text:p>
                <draw:g>
                  <svg:desc>Cavallaro.A7:Cavallaro.A7</svg:desc>
                </draw:g>
              </table:table-cell>
              <table:table-cell office:value-type="float" office:value="NaN">
                <text:p>NaN</text:p>
                <draw:g>
                  <svg:desc>Cavallaro.B7:Cavallaro.P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2.534cm" svg:height="8.556cm" xlink:href=".." xlink:type="simple" chart:class="chart:scatter" chart:style-name="ch1">
        <chart:title svg:x="6.257cm" svg:y="0.306cm" chart:style-name="ch2">
          <text:p>Comparison BC BA before/ Ideal Curve
</text:p>
        </chart:title>
        <chart:legend chart:legend-position="bottom" svg:x="3.839cm" svg:y="7.842cm" style:legend-expansion="wide" chart:style-name="ch3"/>
        <chart:plot-area chart:style-name="ch4" table:cell-range-address="Cavallaro.B26:Cavallaro.P30 Cavallaro.A27:Cavallaro.A30" chart:data-source-has-labels="column" svg:x="0.514cm" svg:y="1.461cm" svg:width="21.493cm" svg:height="5.514cm">
          <chartooo:coordinate-region svg:x="0.943cm" svg:y="1.626cm" svg:width="20.735cm" svg:height="5.34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Cavallaro.B27:Cavallaro.P27" chart:label-cell-address="Cavallaro.A27:Cavallaro.A27" chart:class="chart:scatter">
            <chart:domain table:cell-range-address="Cavallaro.B26:Cavallaro.P26"/>
            <chart:data-point chart:repeated="15"/>
          </chart:series>
          <chart:series chart:style-name="ch9" chart:values-cell-range-address="Cavallaro.B28:Cavallaro.P28" chart:label-cell-address="Cavallaro.A28:Cavallaro.A28" chart:class="chart:scatter">
            <chart:data-point chart:repeated="15"/>
          </chart:series>
          <chart:series chart:style-name="ch10" chart:values-cell-range-address="Cavallaro.B29:Cavallaro.P29" chart:label-cell-address="Cavallaro.A29:Cavallaro.A29" chart:class="chart:scatter">
            <chart:data-point chart:repeated="15"/>
          </chart:series>
          <chart:series chart:style-name="ch11" chart:values-cell-range-address="Cavallaro.B30:Cavallaro.P30" chart:label-cell-address="Cavallaro.A30:Cavallaro.A30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Cavallaro.B26:Cavallaro.P2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before</text:p>
                <draw:g>
                  <svg:desc>Cavallaro.A27:Cavallaro.A27</svg:desc>
                </draw:g>
              </table:table-cell>
              <table:table-cell office:value-type="float" office:value="2">
                <text:p>2</text:p>
                <draw:g>
                  <svg:desc>Cavallaro.B27:Cavallaro.P2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 (dB) before</text:p>
                <draw:g>
                  <svg:desc>Cavallaro.A28:Cavallaro.A28</svg:desc>
                </draw:g>
              </table:table-cell>
              <table:table-cell office:value-type="float" office:value="NaN">
                <text:p>NaN</text:p>
                <draw:g>
                  <svg:desc>Cavallaro.B28:Cavallaro.P2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 (dB) ideal</text:p>
                <draw:g>
                  <svg:desc>Cavallaro.A29:Cavallaro.A29</svg:desc>
                </draw:g>
              </table:table-cell>
              <table:table-cell office:value-type="float" office:value="5">
                <text:p>5</text:p>
                <draw:g>
                  <svg:desc>Cavallaro.B29:Cavallaro.P2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Cavallaro.A30:Cavallaro.A30</svg:desc>
                </draw:g>
              </table:table-cell>
              <table:table-cell office:value-type="float" office:value="NaN">
                <text:p>NaN</text:p>
                <draw:g>
                  <svg:desc>Cavallaro.B30:Cavallaro.P3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87cm" svg:height="8.411cm" xlink:href=".." xlink:type="simple" chart:class="chart:scatter" chart:style-name="ch1">
        <chart:title svg:x="6.14cm" svg:y="0.303cm" chart:style-name="ch2">
          <text:p>Comparison BC BA after/ Ideal Curve
</text:p>
        </chart:title>
        <chart:legend chart:legend-position="bottom" svg:x="3.712cm" svg:y="7.697cm" style:legend-expansion="wide" chart:style-name="ch3"/>
        <chart:plot-area chart:style-name="ch4" table:cell-range-address="Cavallaro.B32:Cavallaro.P36 Cavallaro.A33:Cavallaro.A36" chart:data-source-has-labels="column" svg:x="0.486cm" svg:y="1.434cm" svg:width="20.882cm" svg:height="5.424cm">
          <chartooo:coordinate-region svg:x="0.915cm" svg:y="1.599cm" svg:width="20.124cm" svg:height="5.25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Cavallaro.B33:Cavallaro.P33" chart:label-cell-address="Cavallaro.A33:Cavallaro.A33" chart:class="chart:scatter">
            <chart:domain table:cell-range-address="Cavallaro.B32:Cavallaro.P32"/>
            <chart:data-point chart:repeated="15"/>
          </chart:series>
          <chart:series chart:style-name="ch9" chart:values-cell-range-address="Cavallaro.B34:Cavallaro.P34" chart:label-cell-address="Cavallaro.A34:Cavallaro.A34" chart:class="chart:scatter">
            <chart:data-point chart:repeated="15"/>
          </chart:series>
          <chart:series chart:style-name="ch10" chart:values-cell-range-address="Cavallaro.B35:Cavallaro.P35" chart:label-cell-address="Cavallaro.A35:Cavallaro.A35" chart:class="chart:scatter">
            <chart:data-point chart:repeated="15"/>
          </chart:series>
          <chart:series chart:style-name="ch11" chart:values-cell-range-address="Cavallaro.B36:Cavallaro.P36" chart:label-cell-address="Cavallaro.A36:Cavallaro.A36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Cavallaro.B32:Cavallaro.P32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after</text:p>
                <draw:g>
                  <svg:desc>Cavallaro.A33:Cavallaro.A33</svg:desc>
                </draw:g>
              </table:table-cell>
              <table:table-cell office:value-type="float" office:value="0">
                <text:p>0</text:p>
                <draw:g>
                  <svg:desc>Cavallaro.B33:Cavallaro.P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 (dB) after</text:p>
                <draw:g>
                  <svg:desc>Cavallaro.A34:Cavallaro.A34</svg:desc>
                </draw:g>
              </table:table-cell>
              <table:table-cell office:value-type="float" office:value="NaN">
                <text:p>NaN</text:p>
                <draw:g>
                  <svg:desc>Cavallaro.B34:Cavallaro.P3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 (dB) ideal</text:p>
                <draw:g>
                  <svg:desc>Cavallaro.A35:Cavallaro.A35</svg:desc>
                </draw:g>
              </table:table-cell>
              <table:table-cell office:value-type="float" office:value="5">
                <text:p>5</text:p>
                <draw:g>
                  <svg:desc>Cavallaro.B35:Cavallaro.P3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Cavallaro.A36:Cavallaro.A36</svg:desc>
                </draw:g>
              </table:table-cell>
              <table:table-cell office:value-type="float" office:value="NaN">
                <text:p>NaN</text:p>
                <draw:g>
                  <svg:desc>Cavallaro.B36:Cavallaro.P3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297cm" svg:height="9.177cm" xlink:href=".." xlink:type="simple" chart:class="chart:scatter" chart:style-name="ch1">
        <chart:title svg:x="8.539cm" svg:y="0.318cm" chart:style-name="ch2">
          <text:p>Moyenne avant Cavallaro
</text:p>
        </chart:title>
        <chart:legend chart:legend-position="bottom" svg:x="9.054cm" svg:y="8.463cm" style:legend-expansion="wide" chart:style-name="ch3"/>
        <chart:plot-area chart:style-name="ch4" table:cell-range-address="Cavallaro.X10:Cavallaro.AL12 Cavallaro.W11:Cavallaro.W12" chart:data-source-has-labels="column" svg:x="0.445cm" svg:y="1.782cm" svg:width="21.407cm" svg:height="6.498cm">
          <chartooo:coordinate-region svg:x="0.812cm" svg:y="1.947cm" svg:width="20.649cm" svg:height="6.333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Cavallaro.X11:Cavallaro.AL11" chart:label-cell-address="Cavallaro.W11:Cavallaro.W11" chart:class="chart:scatter">
            <chart:domain table:cell-range-address="Cavallaro.X10:Cavallaro.AL10"/>
            <chart:data-point chart:repeated="15"/>
          </chart:series>
          <chart:series chart:style-name="ch9" chart:values-cell-range-address="Cavallaro.X12:Cavallaro.AL12" chart:label-cell-address="Cavallaro.W12:Cavallaro.W12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0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Cavallaro.X10:Cavallaro.AL10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Cavallaro.W11:Cavallaro.W11</svg:desc>
                </draw:g>
              </table:table-cell>
              <table:table-cell office:value-type="float" office:value="1.5">
                <text:p>1.5</text:p>
                <draw:g>
                  <svg:desc>Cavallaro.X11:Cavallaro.AL1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o (dB)</text:p>
                <draw:g>
                  <svg:desc>Cavallaro.W12:Cavallaro.W12</svg:desc>
                </draw:g>
              </table:table-cell>
              <table:table-cell office:value-type="float" office:value="NaN">
                <text:p>NaN</text:p>
                <draw:g>
                  <svg:desc>Cavallaro.X12:Cavallaro.AL12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65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70ad47" draw:opacity="85%" fo:wrap-option="wrap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5b9bd5" draw:opacity="85%" fo:wrap-option="wrap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766cm" svg:height="5.733cm" xlink:href=".." xlink:type="simple" chart:class="chart:bar" chart:style-name="ch1">
        <chart:title svg:x="3.49cm" svg:y="0.25cm" chart:style-name="ch2">
          <text:p>Sving </text:p>
        </chart:title>
        <chart:legend chart:legend-position="bottom" svg:x="3.135cm" svg:y="5.019cm" style:legend-expansion="wide" chart:style-name="ch3"/>
        <chart:plot-area chart:style-name="ch4" table:cell-range-address="'Graphs WHOQOL'.A12:'Graphs WHOQOL'.C15 'Graphs WHOQOL'.B11:'Graphs WHOQOL'.C11" chart:data-source-has-labels="both" svg:x="0.175cm" svg:y="1.381cm" svg:width="8.416cm" svg:height="3.524cm">
          <chartooo:coordinate-region svg:x="1.316cm" svg:y="1.381cm" svg:width="7.275cm" svg:height="1.28cm"/>
          <chart:axis chart:dimension="x" chart:name="primary-x" chart:style-name="ch5" chartooo:axis-type="auto">
            <chartooo:date-scale/>
            <chart:categories table:cell-range-address="'Graphs WHOQOL'.A12:'Graphs WHOQOL'.A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raphs WHOQOL'.B12:'Graphs WHOQOL'.B15" chart:label-cell-address="'Graphs WHOQOL'.B11:'Graphs WHOQOL'.B11" chart:class="chart:bar">
            <chart:data-point chart:repeated="4"/>
          </chart:series>
          <chart:series chart:style-name="ch9" chart:values-cell-range-address="'Graphs WHOQOL'.C12:'Graphs WHOQOL'.C15" chart:label-cell-address="'Graphs WHOQOL'.C11:'Graphs WHOQOL'.C1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'Graphs WHOQOL'.B11:'Graphs WHOQOL'.B11</svg:desc>
                </draw:g>
              </table:table-cell>
              <table:table-cell office:value-type="string">
                <text:p>After</text:p>
                <draw:g>
                  <svg:desc>'Graphs WHOQOL'.C11:'Graphs WHOQOL'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ain 1 Raw Score</text:p>
                <draw:g>
                  <svg:desc>'Graphs WHOQOL'.A12:'Graphs WHOQOL'.A15</svg:desc>
                </draw:g>
              </table:table-cell>
              <table:table-cell office:value-type="float" office:value="26">
                <text:p>26</text:p>
                <draw:g>
                  <svg:desc>'Graphs WHOQOL'.B12:'Graphs WHOQOL'.B15</svg:desc>
                </draw:g>
              </table:table-cell>
              <table:table-cell office:value-type="float" office:value="25">
                <text:p>25</text:p>
                <draw:g>
                  <svg:desc>'Graphs WHOQOL'.C12:'Graphs WHOQOL'.C15</svg:desc>
                </draw:g>
              </table:table-cell>
            </table:table-row>
            <table:table-row>
              <table:table-cell office:value-type="string">
                <text:p>Domain 2 Raw Score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Domain 3 Raw Score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Domain 4 Raw Score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296cm" svg:height="9.177cm" xlink:href=".." xlink:type="simple" chart:class="chart:scatter" chart:style-name="ch1">
        <chart:title svg:x="8.539cm" svg:y="0.318cm" chart:style-name="ch2">
          <text:p>Moyenne après Cavallaro
</text:p>
        </chart:title>
        <chart:legend chart:legend-position="bottom" svg:x="9.054cm" svg:y="8.463cm" style:legend-expansion="wide" chart:style-name="ch3"/>
        <chart:plot-area chart:style-name="ch4" table:cell-range-address="Cavallaro.X15:Cavallaro.AL17 Cavallaro.W16:Cavallaro.W17" chart:data-source-has-labels="column" svg:x="0.445cm" svg:y="1.782cm" svg:width="21.406cm" svg:height="6.498cm">
          <chartooo:coordinate-region svg:x="0.812cm" svg:y="1.947cm" svg:width="20.648cm" svg:height="6.333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Cavallaro.X16:Cavallaro.AL16" chart:label-cell-address="Cavallaro.W16:Cavallaro.W16" chart:class="chart:scatter">
            <chart:domain table:cell-range-address="Cavallaro.X15:Cavallaro.AL15"/>
            <chart:data-point chart:repeated="15"/>
          </chart:series>
          <chart:series chart:style-name="ch9" chart:values-cell-range-address="Cavallaro.X17:Cavallaro.AL17" chart:label-cell-address="Cavallaro.W17:Cavallaro.W1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Cavallaro.X15:Cavallaro.AL1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Cavallaro.W16:Cavallaro.W16</svg:desc>
                </draw:g>
              </table:table-cell>
              <table:table-cell office:value-type="float" office:value="1">
                <text:p>1</text:p>
                <draw:g>
                  <svg:desc>Cavallaro.X16:Cavallaro.AL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o (dB)</text:p>
                <draw:g>
                  <svg:desc>Cavallaro.W17:Cavallaro.W17</svg:desc>
                </draw:g>
              </table:table-cell>
              <table:table-cell office:value-type="float" office:value="NaN">
                <text:p>NaN</text:p>
                <draw:g>
                  <svg:desc>Cavallaro.X17:Cavallaro.AL17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39cm" svg:height="9.085cm" xlink:href=".." xlink:type="simple" chart:class="chart:scatter" chart:style-name="ch1">
        <chart:title svg:x="9.609cm" svg:y="0.316cm" chart:style-name="ch2">
          <text:p>OD before Brüderlin</text:p>
        </chart:title>
        <chart:legend chart:legend-position="bottom" svg:x="9.601cm" svg:y="8.371cm" style:legend-expansion="wide" chart:style-name="ch3"/>
        <chart:plot-area chart:style-name="ch4" table:cell-range-address="Bruderlin.B1:Bruderlin.P3 Bruderlin.A2:Bruderlin.A3" chart:data-source-has-labels="column" svg:x="0.467cm" svg:y="1.286cm" svg:width="22.456cm" svg:height="6.904cm">
          <chartooo:coordinate-region svg:x="0.834cm" svg:y="1.451cm" svg:width="21.698cm" svg:height="6.73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Bruderlin.B2:Bruderlin.P2" chart:label-cell-address="Bruderlin.A2:Bruderlin.A2" chart:class="chart:scatter">
            <chart:domain table:cell-range-address="Bruderlin.B1:Bruderlin.P1"/>
            <chart:data-point chart:repeated="15"/>
          </chart:series>
          <chart:series chart:style-name="ch9" chart:values-cell-range-address="Bruderlin.B3:Bruderlin.P3" chart:label-cell-address="Bruderlin.A3:Bruderlin.A3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Bruderlin.B1:Bruderlin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Bruderlin.A2:Bruderlin.A2</svg:desc>
                </draw:g>
              </table:table-cell>
              <table:table-cell office:value-type="float" office:value="1">
                <text:p>1</text:p>
                <draw:g>
                  <svg:desc>Bruderlin.B2:Bruderlin.P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o (dB)</text:p>
                <draw:g>
                  <svg:desc>Bruderlin.A3:Bruderlin.A3</svg:desc>
                </draw:g>
              </table:table-cell>
              <table:table-cell office:value-type="float" office:value="NaN">
                <text:p>NaN</text:p>
                <draw:g>
                  <svg:desc>Bruderlin.B3:Bruderlin.P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337cm" svg:height="9.12cm" xlink:href=".." xlink:type="simple" chart:class="chart:scatter" chart:style-name="ch1">
        <chart:title svg:x="9.256cm" svg:y="0.317cm" chart:style-name="ch2">
          <text:p>OD after Brüderlin</text:p>
        </chart:title>
        <chart:legend chart:legend-position="bottom" svg:x="9.074cm" svg:y="8.406cm" style:legend-expansion="wide" chart:style-name="ch3"/>
        <chart:plot-area chart:style-name="ch4" table:cell-range-address="Bruderlin.B5:Bruderlin.P7 Bruderlin.A6:Bruderlin.A7" chart:data-source-has-labels="column" svg:x="0.446cm" svg:y="1.288cm" svg:width="21.445cm" svg:height="6.936cm">
          <chartooo:coordinate-region svg:x="0.813cm" svg:y="1.454cm" svg:width="20.687cm" svg:height="6.7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Bruderlin.B6:Bruderlin.P6" chart:label-cell-address="Bruderlin.A6:Bruderlin.A6" chart:class="chart:scatter">
            <chart:domain table:cell-range-address="Bruderlin.B5:Bruderlin.P5"/>
            <chart:data-point chart:repeated="15"/>
          </chart:series>
          <chart:series chart:style-name="ch9" chart:values-cell-range-address="Bruderlin.B7:Bruderlin.P7" chart:label-cell-address="Bruderlin.A7:Bruderlin.A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Bruderlin.B5:Bruderlin.P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Bruderlin.A6:Bruderlin.A6</svg:desc>
                </draw:g>
              </table:table-cell>
              <table:table-cell office:value-type="float" office:value="1">
                <text:p>1</text:p>
                <draw:g>
                  <svg:desc>Bruderlin.B6:Bruderlin.P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o (dB)</text:p>
                <draw:g>
                  <svg:desc>Bruderlin.A7:Bruderlin.A7</svg:desc>
                </draw:g>
              </table:table-cell>
              <table:table-cell office:value-type="float" office:value="NaN">
                <text:p>NaN</text:p>
                <draw:g>
                  <svg:desc>Bruderlin.B7:Bruderlin.P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2.534cm" svg:height="8.556cm" xlink:href=".." xlink:type="simple" chart:class="chart:scatter" chart:style-name="ch1">
        <chart:title svg:x="6.257cm" svg:y="0.306cm" chart:style-name="ch2">
          <text:p>Comparison BC BA before/ Ideal Curve
</text:p>
        </chart:title>
        <chart:legend chart:legend-position="bottom" svg:x="3.839cm" svg:y="7.842cm" style:legend-expansion="wide" chart:style-name="ch3"/>
        <chart:plot-area chart:style-name="ch4" table:cell-range-address="Bruderlin.B26:Bruderlin.P30 Bruderlin.A27:Bruderlin.A30" chart:data-source-has-labels="column" svg:x="0.514cm" svg:y="1.461cm" svg:width="21.493cm" svg:height="5.514cm">
          <chartooo:coordinate-region svg:x="0.943cm" svg:y="1.626cm" svg:width="20.735cm" svg:height="5.34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Bruderlin.B27:Bruderlin.P27" chart:label-cell-address="Bruderlin.A27:Bruderlin.A27" chart:class="chart:scatter">
            <chart:domain table:cell-range-address="Bruderlin.B26:Bruderlin.P26"/>
            <chart:data-point chart:repeated="15"/>
          </chart:series>
          <chart:series chart:style-name="ch9" chart:values-cell-range-address="Bruderlin.B28:Bruderlin.P28" chart:label-cell-address="Bruderlin.A28:Bruderlin.A28" chart:class="chart:scatter">
            <chart:data-point chart:repeated="15"/>
          </chart:series>
          <chart:series chart:style-name="ch10" chart:values-cell-range-address="Bruderlin.B29:Bruderlin.P29" chart:label-cell-address="Bruderlin.A29:Bruderlin.A29" chart:class="chart:scatter">
            <chart:data-point chart:repeated="15"/>
          </chart:series>
          <chart:series chart:style-name="ch11" chart:values-cell-range-address="Bruderlin.B30:Bruderlin.P30" chart:label-cell-address="Bruderlin.A30:Bruderlin.A30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Bruderlin.B26:Bruderlin.P2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before</text:p>
                <draw:g>
                  <svg:desc>Bruderlin.A27:Bruderlin.A27</svg:desc>
                </draw:g>
              </table:table-cell>
              <table:table-cell office:value-type="float" office:value="1">
                <text:p>1</text:p>
                <draw:g>
                  <svg:desc>Bruderlin.B27:Bruderlin.P2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o (dB) before</text:p>
                <draw:g>
                  <svg:desc>Bruderlin.A28:Bruderlin.A28</svg:desc>
                </draw:g>
              </table:table-cell>
              <table:table-cell office:value-type="float" office:value="NaN">
                <text:p>NaN</text:p>
                <draw:g>
                  <svg:desc>Bruderlin.B28:Bruderlin.P2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a (dB) ideal</text:p>
                <draw:g>
                  <svg:desc>Bruderlin.A29:Bruderlin.A29</svg:desc>
                </draw:g>
              </table:table-cell>
              <table:table-cell office:value-type="float" office:value="5">
                <text:p>5</text:p>
                <draw:g>
                  <svg:desc>Bruderlin.B29:Bruderlin.P2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Bruderlin.A30:Bruderlin.A30</svg:desc>
                </draw:g>
              </table:table-cell>
              <table:table-cell office:value-type="float" office:value="NaN">
                <text:p>NaN</text:p>
                <draw:g>
                  <svg:desc>Bruderlin.B30:Bruderlin.P3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87cm" svg:height="8.411cm" xlink:href=".." xlink:type="simple" chart:class="chart:scatter" chart:style-name="ch1">
        <chart:title svg:x="6.14cm" svg:y="0.303cm" chart:style-name="ch2">
          <text:p>Comparison BC BA after/ Ideal Curve
</text:p>
        </chart:title>
        <chart:legend chart:legend-position="bottom" svg:x="3.712cm" svg:y="7.697cm" style:legend-expansion="wide" chart:style-name="ch3"/>
        <chart:plot-area chart:style-name="ch4" table:cell-range-address="Bruderlin.B32:Bruderlin.P36 Bruderlin.A33:Bruderlin.A36" chart:data-source-has-labels="column" svg:x="0.486cm" svg:y="1.434cm" svg:width="20.882cm" svg:height="5.424cm">
          <chartooo:coordinate-region svg:x="0.915cm" svg:y="1.599cm" svg:width="20.124cm" svg:height="5.25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Bruderlin.B33:Bruderlin.P33" chart:label-cell-address="Bruderlin.A33:Bruderlin.A33" chart:class="chart:scatter">
            <chart:domain table:cell-range-address="Bruderlin.B32:Bruderlin.P32"/>
            <chart:data-point chart:repeated="15"/>
          </chart:series>
          <chart:series chart:style-name="ch9" chart:values-cell-range-address="Bruderlin.B34:Bruderlin.P34" chart:label-cell-address="Bruderlin.A34:Bruderlin.A34" chart:class="chart:scatter">
            <chart:data-point chart:repeated="15"/>
          </chart:series>
          <chart:series chart:style-name="ch10" chart:values-cell-range-address="Bruderlin.B35:Bruderlin.P35" chart:label-cell-address="Bruderlin.A35:Bruderlin.A35" chart:class="chart:scatter">
            <chart:data-point chart:repeated="15"/>
          </chart:series>
          <chart:series chart:style-name="ch11" chart:values-cell-range-address="Bruderlin.B36:Bruderlin.P36" chart:label-cell-address="Bruderlin.A36:Bruderlin.A36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Bruderlin.B32:Bruderlin.P32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after</text:p>
                <draw:g>
                  <svg:desc>Bruderlin.A33:Bruderlin.A33</svg:desc>
                </draw:g>
              </table:table-cell>
              <table:table-cell office:value-type="float" office:value="1">
                <text:p>1</text:p>
                <draw:g>
                  <svg:desc>Bruderlin.B33:Bruderlin.P3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o (dB) after</text:p>
                <draw:g>
                  <svg:desc>Bruderlin.A34:Bruderlin.A34</svg:desc>
                </draw:g>
              </table:table-cell>
              <table:table-cell office:value-type="float" office:value="NaN">
                <text:p>NaN</text:p>
                <draw:g>
                  <svg:desc>Bruderlin.B34:Bruderlin.P3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a (dB) ideal</text:p>
                <draw:g>
                  <svg:desc>Bruderlin.A35:Bruderlin.A35</svg:desc>
                </draw:g>
              </table:table-cell>
              <table:table-cell office:value-type="float" office:value="5">
                <text:p>5</text:p>
                <draw:g>
                  <svg:desc>Bruderlin.B35:Bruderlin.P3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Bruderlin.A36:Bruderlin.A36</svg:desc>
                </draw:g>
              </table:table-cell>
              <table:table-cell office:value-type="float" office:value="NaN">
                <text:p>NaN</text:p>
                <draw:g>
                  <svg:desc>Bruderlin.B36:Bruderlin.P3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338cm" svg:height="9.12cm" xlink:href=".." xlink:type="simple" chart:class="chart:scatter" chart:style-name="ch1">
        <chart:title svg:x="8.54cm" svg:y="0.317cm" chart:style-name="ch2">
          <text:p>Moyenne avant Brüderlin</text:p>
        </chart:title>
        <chart:legend chart:legend-position="bottom" svg:x="9.075cm" svg:y="8.406cm" style:legend-expansion="wide" chart:style-name="ch3"/>
        <chart:plot-area chart:style-name="ch4" table:cell-range-address="Bruderlin.X10:Bruderlin.AL12 Bruderlin.W11:Bruderlin.W12" chart:data-source-has-labels="column" svg:x="0.446cm" svg:y="1.288cm" svg:width="21.446cm" svg:height="6.936cm">
          <chartooo:coordinate-region svg:x="0.813cm" svg:y="1.454cm" svg:width="20.688cm" svg:height="6.7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Bruderlin.X11:Bruderlin.AL11" chart:label-cell-address="Bruderlin.W11:Bruderlin.W11" chart:class="chart:scatter">
            <chart:domain table:cell-range-address="Bruderlin.X10:Bruderlin.AL10"/>
            <chart:data-point chart:repeated="15"/>
          </chart:series>
          <chart:series chart:style-name="ch9" chart:values-cell-range-address="Bruderlin.X12:Bruderlin.AL12" chart:label-cell-address="Bruderlin.W12:Bruderlin.W12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0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Bruderlin.X10:Bruderlin.AL10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Bruderlin.W11:Bruderlin.W11</svg:desc>
                </draw:g>
              </table:table-cell>
              <table:table-cell office:value-type="float" office:value="1">
                <text:p>1</text:p>
                <draw:g>
                  <svg:desc>Bruderlin.X11:Bruderlin.AL11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Co (dB)</text:p>
                <draw:g>
                  <svg:desc>Bruderlin.W12:Bruderlin.W12</svg:desc>
                </draw:g>
              </table:table-cell>
              <table:table-cell office:value-type="float" office:value="NaN">
                <text:p>NaN</text:p>
                <draw:g>
                  <svg:desc>Bruderlin.X12:Bruderlin.AL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337cm" svg:height="9.12cm" xlink:href=".." xlink:type="simple" chart:class="chart:scatter" chart:style-name="ch1">
        <chart:title svg:x="8.539cm" svg:y="0.317cm" chart:style-name="ch2">
          <text:p>Moyenne après Brüderlin</text:p>
        </chart:title>
        <chart:legend chart:legend-position="bottom" svg:x="9.074cm" svg:y="8.406cm" style:legend-expansion="wide" chart:style-name="ch3"/>
        <chart:plot-area chart:style-name="ch4" table:cell-range-address="Bruderlin.X15:Bruderlin.AL17 Bruderlin.W16:Bruderlin.W17" chart:data-source-has-labels="column" svg:x="0.446cm" svg:y="1.288cm" svg:width="21.445cm" svg:height="6.936cm">
          <chartooo:coordinate-region svg:x="0.813cm" svg:y="1.454cm" svg:width="20.687cm" svg:height="6.7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Bruderlin.X16:Bruderlin.AL16" chart:label-cell-address="Bruderlin.W16:Bruderlin.W16" chart:class="chart:scatter">
            <chart:domain table:cell-range-address="Bruderlin.X15:Bruderlin.AL15"/>
            <chart:data-point chart:repeated="15"/>
          </chart:series>
          <chart:series chart:style-name="ch9" chart:values-cell-range-address="Bruderlin.X17:Bruderlin.AL17" chart:label-cell-address="Bruderlin.W17:Bruderlin.W1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Bruderlin.X15:Bruderlin.AL1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Bruderlin.W16:Bruderlin.W16</svg:desc>
                </draw:g>
              </table:table-cell>
              <table:table-cell office:value-type="float" office:value="1.5">
                <text:p>1.5</text:p>
                <draw:g>
                  <svg:desc>Bruderlin.X16:Bruderlin.AL1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o (dB)</text:p>
                <draw:g>
                  <svg:desc>Bruderlin.W17:Bruderlin.W17</svg:desc>
                </draw:g>
              </table:table-cell>
              <table:table-cell office:value-type="float" office:value="NaN">
                <text:p>NaN</text:p>
                <draw:g>
                  <svg:desc>Bruderlin.X17:Bruderlin.AL17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39cm" svg:height="9.085cm" xlink:href=".." xlink:type="simple" chart:class="chart:scatter" chart:style-name="ch1">
        <chart:title svg:x="9.609cm" svg:y="0.316cm" chart:style-name="ch2">
          <text:p>OD before Schaffner</text:p>
        </chart:title>
        <chart:legend chart:legend-position="bottom" svg:x="9.601cm" svg:y="8.371cm" style:legend-expansion="wide" chart:style-name="ch3"/>
        <chart:plot-area chart:style-name="ch4" table:cell-range-address="Schaffner.B1:Schaffner.P3 Schaffner.A2:Schaffner.A3" chart:data-source-has-labels="column" svg:x="0.467cm" svg:y="1.286cm" svg:width="22.456cm" svg:height="6.904cm">
          <chartooo:coordinate-region svg:x="0.834cm" svg:y="1.451cm" svg:width="21.698cm" svg:height="6.73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chaffner.B2:Schaffner.P2" chart:label-cell-address="Schaffner.A2:Schaffner.A2" chart:class="chart:scatter">
            <chart:domain table:cell-range-address="Schaffner.B1:Schaffner.P1"/>
            <chart:data-point chart:repeated="15"/>
          </chart:series>
          <chart:series chart:style-name="ch9" chart:values-cell-range-address="Schaffner.B3:Schaffner.P3" chart:label-cell-address="Schaffner.A3:Schaffner.A3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chaffner.B1:Schaffner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Schaffner.A2:Schaffner.A2</svg:desc>
                </draw:g>
              </table:table-cell>
              <table:table-cell office:value-type="float" office:value="3">
                <text:p>3</text:p>
                <draw:g>
                  <svg:desc>Schaffner.B2:Schaffner.P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o (dB)</text:p>
                <draw:g>
                  <svg:desc>Schaffner.A3:Schaffner.A3</svg:desc>
                </draw:g>
              </table:table-cell>
              <table:table-cell office:value-type="float" office:value="NaN">
                <text:p>NaN</text:p>
                <draw:g>
                  <svg:desc>Schaffner.B3:Schaffner.P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337cm" svg:height="9.12cm" xlink:href=".." xlink:type="simple" chart:class="chart:scatter" chart:style-name="ch1">
        <chart:title svg:x="9.256cm" svg:y="0.317cm" chart:style-name="ch2">
          <text:p>OD after Schaffner</text:p>
        </chart:title>
        <chart:legend chart:legend-position="bottom" svg:x="9.074cm" svg:y="8.406cm" style:legend-expansion="wide" chart:style-name="ch3"/>
        <chart:plot-area chart:style-name="ch4" table:cell-range-address="Schaffner.B5:Schaffner.P7 Schaffner.A6:Schaffner.A7" chart:data-source-has-labels="column" svg:x="0.446cm" svg:y="1.288cm" svg:width="21.445cm" svg:height="6.936cm">
          <chartooo:coordinate-region svg:x="0.813cm" svg:y="1.454cm" svg:width="20.687cm" svg:height="6.7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chaffner.B6:Schaffner.P6" chart:label-cell-address="Schaffner.A6:Schaffner.A6" chart:class="chart:scatter">
            <chart:domain table:cell-range-address="Schaffner.B5:Schaffner.P5"/>
            <chart:data-point chart:repeated="15"/>
          </chart:series>
          <chart:series chart:style-name="ch9" chart:values-cell-range-address="Schaffner.B7:Schaffner.P7" chart:label-cell-address="Schaffner.A7:Schaffner.A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chaffner.B5:Schaffner.P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Schaffner.A6:Schaffner.A6</svg:desc>
                </draw:g>
              </table:table-cell>
              <table:table-cell office:value-type="float" office:value="3">
                <text:p>3</text:p>
                <draw:g>
                  <svg:desc>Schaffner.B6:Schaffner.P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o (dB)</text:p>
                <draw:g>
                  <svg:desc>Schaffner.A7:Schaffner.A7</svg:desc>
                </draw:g>
              </table:table-cell>
              <table:table-cell office:value-type="float" office:value="NaN">
                <text:p>NaN</text:p>
                <draw:g>
                  <svg:desc>Schaffner.B7:Schaffner.P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2.534cm" svg:height="8.556cm" xlink:href=".." xlink:type="simple" chart:class="chart:scatter" chart:style-name="ch1">
        <chart:title svg:x="6.257cm" svg:y="0.306cm" chart:style-name="ch2">
          <text:p>Comparison BC BA before/ Ideal Curve
</text:p>
        </chart:title>
        <chart:legend chart:legend-position="bottom" svg:x="3.839cm" svg:y="7.842cm" style:legend-expansion="wide" chart:style-name="ch3"/>
        <chart:plot-area chart:style-name="ch4" table:cell-range-address="Schaffner.B26:Schaffner.P30 Schaffner.A27:Schaffner.A30" chart:data-source-has-labels="column" svg:x="0.514cm" svg:y="1.461cm" svg:width="21.493cm" svg:height="5.514cm">
          <chartooo:coordinate-region svg:x="0.943cm" svg:y="1.626cm" svg:width="20.735cm" svg:height="5.34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chaffner.B27:Schaffner.P27" chart:label-cell-address="Schaffner.A27:Schaffner.A27" chart:class="chart:scatter">
            <chart:domain table:cell-range-address="Schaffner.B26:Schaffner.P26"/>
            <chart:data-point chart:repeated="15"/>
          </chart:series>
          <chart:series chart:style-name="ch9" chart:values-cell-range-address="Schaffner.B28:Schaffner.P28" chart:label-cell-address="Schaffner.A28:Schaffner.A28" chart:class="chart:scatter">
            <chart:data-point chart:repeated="15"/>
          </chart:series>
          <chart:series chart:style-name="ch10" chart:values-cell-range-address="Schaffner.B29:Schaffner.P29" chart:label-cell-address="Schaffner.A29:Schaffner.A29" chart:class="chart:scatter">
            <chart:data-point chart:repeated="15"/>
          </chart:series>
          <chart:series chart:style-name="ch11" chart:values-cell-range-address="Schaffner.B30:Schaffner.P30" chart:label-cell-address="Schaffner.A30:Schaffner.A30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chaffner.B26:Schaffner.P2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before</text:p>
                <draw:g>
                  <svg:desc>Schaffner.A27:Schaffner.A27</svg:desc>
                </draw:g>
              </table:table-cell>
              <table:table-cell office:value-type="float" office:value="3">
                <text:p>3</text:p>
                <draw:g>
                  <svg:desc>Schaffner.B27:Schaffner.P2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o (dB) before</text:p>
                <draw:g>
                  <svg:desc>Schaffner.A28:Schaffner.A28</svg:desc>
                </draw:g>
              </table:table-cell>
              <table:table-cell office:value-type="float" office:value="NaN">
                <text:p>NaN</text:p>
                <draw:g>
                  <svg:desc>Schaffner.B28:Schaffner.P2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a (dB) ideal</text:p>
                <draw:g>
                  <svg:desc>Schaffner.A29:Schaffner.A29</svg:desc>
                </draw:g>
              </table:table-cell>
              <table:table-cell office:value-type="float" office:value="5">
                <text:p>5</text:p>
                <draw:g>
                  <svg:desc>Schaffner.B29:Schaffner.P2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Schaffner.A30:Schaffner.A30</svg:desc>
                </draw:g>
              </table:table-cell>
              <table:table-cell office:value-type="float" office:value="NaN">
                <text:p>NaN</text:p>
                <draw:g>
                  <svg:desc>Schaffner.B30:Schaffner.P3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6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70ad47" draw:opacity="85%" fo:wrap-option="wrap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5b9bd5" draw:opacity="85%" fo:wrap-option="wrap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9.222cm" svg:height="5.733cm" xlink:href=".." xlink:type="simple" chart:class="chart:bar" chart:style-name="ch1">
        <chart:title svg:x="3.647cm" svg:y="0.25cm" chart:style-name="ch2">
          <text:p>Huser </text:p>
        </chart:title>
        <chart:legend chart:legend-position="bottom" svg:x="3.363cm" svg:y="5.019cm" style:legend-expansion="wide" chart:style-name="ch3"/>
        <chart:plot-area chart:style-name="ch4" table:cell-range-address="'Graphs WHOQOL'.E12:'Graphs WHOQOL'.G15 'Graphs WHOQOL'.F11:'Graphs WHOQOL'.G11" chart:data-source-has-labels="both" svg:x="0.184cm" svg:y="1.381cm" svg:width="8.854cm" svg:height="3.524cm">
          <chartooo:coordinate-region svg:x="1.262cm" svg:y="1.381cm" svg:width="7.776cm" svg:height="1.174cm"/>
          <chart:axis chart:dimension="x" chart:name="primary-x" chart:style-name="ch5" chartooo:axis-type="auto">
            <chartooo:date-scale/>
            <chart:categories table:cell-range-address="'Graphs WHOQOL'.E12:'Graphs WHOQOL'.E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raphs WHOQOL'.F12:'Graphs WHOQOL'.F15" chart:label-cell-address="'Graphs WHOQOL'.F11:'Graphs WHOQOL'.F11" chart:class="chart:bar">
            <chart:data-point chart:repeated="4"/>
          </chart:series>
          <chart:series chart:style-name="ch9" chart:values-cell-range-address="'Graphs WHOQOL'.G12:'Graphs WHOQOL'.G15" chart:label-cell-address="'Graphs WHOQOL'.G11:'Graphs WHOQOL'.G1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'Graphs WHOQOL'.F11:'Graphs WHOQOL'.F11</svg:desc>
                </draw:g>
              </table:table-cell>
              <table:table-cell office:value-type="string">
                <text:p>After</text:p>
                <draw:g>
                  <svg:desc>'Graphs WHOQOL'.G11:'Graphs WHOQOL'.G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ain 1 Raw Score</text:p>
                <draw:g>
                  <svg:desc>'Graphs WHOQOL'.E12:'Graphs WHOQOL'.E15</svg:desc>
                </draw:g>
              </table:table-cell>
              <table:table-cell office:value-type="float" office:value="16">
                <text:p>16</text:p>
                <draw:g>
                  <svg:desc>'Graphs WHOQOL'.F12:'Graphs WHOQOL'.F15</svg:desc>
                </draw:g>
              </table:table-cell>
              <table:table-cell office:value-type="float" office:value="15">
                <text:p>15</text:p>
                <draw:g>
                  <svg:desc>'Graphs WHOQOL'.G12:'Graphs WHOQOL'.G15</svg:desc>
                </draw:g>
              </table:table-cell>
            </table:table-row>
            <table:table-row>
              <table:table-cell office:value-type="string">
                <text:p>Domain 2 Raw Score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omain 3 Raw Score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Domain 4 Raw Score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87cm" svg:height="8.411cm" xlink:href=".." xlink:type="simple" chart:class="chart:scatter" chart:style-name="ch1">
        <chart:title svg:x="6.14cm" svg:y="0.303cm" chart:style-name="ch2">
          <text:p>Comparison BC BA after/ Ideal Curve
</text:p>
        </chart:title>
        <chart:legend chart:legend-position="bottom" svg:x="3.712cm" svg:y="7.697cm" style:legend-expansion="wide" chart:style-name="ch3"/>
        <chart:plot-area chart:style-name="ch4" table:cell-range-address="Schaffner.B32:Schaffner.P36 Schaffner.A33:Schaffner.A36" chart:data-source-has-labels="column" svg:x="0.486cm" svg:y="1.434cm" svg:width="20.882cm" svg:height="5.424cm">
          <chartooo:coordinate-region svg:x="0.915cm" svg:y="1.599cm" svg:width="20.124cm" svg:height="5.25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chaffner.B33:Schaffner.P33" chart:label-cell-address="Schaffner.A33:Schaffner.A33" chart:class="chart:scatter">
            <chart:domain table:cell-range-address="Schaffner.B32:Schaffner.P32"/>
            <chart:data-point chart:repeated="15"/>
          </chart:series>
          <chart:series chart:style-name="ch9" chart:values-cell-range-address="Schaffner.B34:Schaffner.P34" chart:label-cell-address="Schaffner.A34:Schaffner.A34" chart:class="chart:scatter">
            <chart:data-point chart:repeated="15"/>
          </chart:series>
          <chart:series chart:style-name="ch10" chart:values-cell-range-address="Schaffner.B35:Schaffner.P35" chart:label-cell-address="Schaffner.A35:Schaffner.A35" chart:class="chart:scatter">
            <chart:data-point chart:repeated="15"/>
          </chart:series>
          <chart:series chart:style-name="ch11" chart:values-cell-range-address="Schaffner.B36:Schaffner.P36" chart:label-cell-address="Schaffner.A36:Schaffner.A36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chaffner.B32:Schaffner.P32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after</text:p>
                <draw:g>
                  <svg:desc>Schaffner.A33:Schaffner.A33</svg:desc>
                </draw:g>
              </table:table-cell>
              <table:table-cell office:value-type="float" office:value="3">
                <text:p>3</text:p>
                <draw:g>
                  <svg:desc>Schaffner.B33:Schaffner.P3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o (dB) after</text:p>
                <draw:g>
                  <svg:desc>Schaffner.A34:Schaffner.A34</svg:desc>
                </draw:g>
              </table:table-cell>
              <table:table-cell office:value-type="float" office:value="NaN">
                <text:p>NaN</text:p>
                <draw:g>
                  <svg:desc>Schaffner.B34:Schaffner.P34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a (dB) ideal</text:p>
                <draw:g>
                  <svg:desc>Schaffner.A35:Schaffner.A35</svg:desc>
                </draw:g>
              </table:table-cell>
              <table:table-cell office:value-type="float" office:value="5">
                <text:p>5</text:p>
                <draw:g>
                  <svg:desc>Schaffner.B35:Schaffner.P3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Schaffner.A36:Schaffner.A36</svg:desc>
                </draw:g>
              </table:table-cell>
              <table:table-cell office:value-type="float" office:value="NaN">
                <text:p>NaN</text:p>
                <draw:g>
                  <svg:desc>Schaffner.B36:Schaffner.P3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407cm" svg:height="9.087cm" xlink:href=".." xlink:type="simple" chart:class="chart:scatter" chart:style-name="ch1">
        <chart:title svg:x="8.574cm" svg:y="0.316cm" chart:style-name="ch2">
          <text:p>Moyenne avant Schaffner</text:p>
        </chart:title>
        <chart:legend chart:legend-position="bottom" svg:x="9.109cm" svg:y="8.373cm" style:legend-expansion="wide" chart:style-name="ch3"/>
        <chart:plot-area chart:style-name="ch4" table:cell-range-address="Schaffner.X10:Schaffner.AL12 Schaffner.W11:Schaffner.W12" chart:data-source-has-labels="column" svg:x="0.448cm" svg:y="1.286cm" svg:width="21.511cm" svg:height="6.906cm">
          <chartooo:coordinate-region svg:x="0.815cm" svg:y="1.451cm" svg:width="20.754cm" svg:height="6.74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chaffner.X11:Schaffner.AL11" chart:label-cell-address="Schaffner.W11:Schaffner.W11" chart:class="chart:scatter">
            <chart:domain table:cell-range-address="Schaffner.X10:Schaffner.AL10"/>
            <chart:data-point chart:repeated="15"/>
          </chart:series>
          <chart:series chart:style-name="ch9" chart:values-cell-range-address="Schaffner.X12:Schaffner.AL12" chart:label-cell-address="Schaffner.W12:Schaffner.W12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0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chaffner.X10:Schaffner.AL10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Schaffner.W11:Schaffner.W11</svg:desc>
                </draw:g>
              </table:table-cell>
              <table:table-cell office:value-type="float" office:value="3.5">
                <text:p>3.5</text:p>
                <draw:g>
                  <svg:desc>Schaffner.X11:Schaffner.AL11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o (dB)</text:p>
                <draw:g>
                  <svg:desc>Schaffner.W12:Schaffner.W12</svg:desc>
                </draw:g>
              </table:table-cell>
              <table:table-cell office:value-type="float" office:value="NaN">
                <text:p>NaN</text:p>
                <draw:g>
                  <svg:desc>Schaffner.X12:Schaffner.AL1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11.5">
                <text:p>11.5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406cm" svg:height="9.087cm" xlink:href=".." xlink:type="simple" chart:class="chart:scatter" chart:style-name="ch1">
        <chart:title svg:x="8.574cm" svg:y="0.316cm" chart:style-name="ch2">
          <text:p>Moyenne après Schaffner</text:p>
        </chart:title>
        <chart:legend chart:legend-position="bottom" svg:x="9.109cm" svg:y="8.373cm" style:legend-expansion="wide" chart:style-name="ch3"/>
        <chart:plot-area chart:style-name="ch4" table:cell-range-address="Schaffner.X15:Schaffner.AL17 Schaffner.W16:Schaffner.W17" chart:data-source-has-labels="column" svg:x="0.448cm" svg:y="1.286cm" svg:width="21.51cm" svg:height="6.906cm">
          <chartooo:coordinate-region svg:x="0.815cm" svg:y="1.451cm" svg:width="20.752cm" svg:height="6.74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chaffner.X16:Schaffner.AL16" chart:label-cell-address="Schaffner.W16:Schaffner.W16" chart:class="chart:scatter">
            <chart:domain table:cell-range-address="Schaffner.X15:Schaffner.AL15"/>
            <chart:data-point chart:repeated="15"/>
          </chart:series>
          <chart:series chart:style-name="ch9" chart:values-cell-range-address="Schaffner.X17:Schaffner.AL17" chart:label-cell-address="Schaffner.W17:Schaffner.W1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chaffner.X15:Schaffner.AL1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Schaffner.W16:Schaffner.W16</svg:desc>
                </draw:g>
              </table:table-cell>
              <table:table-cell office:value-type="float" office:value="3">
                <text:p>3</text:p>
                <draw:g>
                  <svg:desc>Schaffner.X16:Schaffner.AL1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o (dB)</text:p>
                <draw:g>
                  <svg:desc>Schaffner.W17:Schaffner.W17</svg:desc>
                </draw:g>
              </table:table-cell>
              <table:table-cell office:value-type="float" office:value="NaN">
                <text:p>NaN</text:p>
                <draw:g>
                  <svg:desc>Schaffner.X17:Schaffner.AL17</svg:desc>
                </draw:g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512cm" svg:height="9.001cm" xlink:href=".." xlink:type="simple" chart:class="chart:scatter" chart:style-name="ch1">
        <chart:title svg:x="9.516cm" svg:y="0.315cm" chart:style-name="ch2">
          <text:p>OD before Wallimann</text:p>
        </chart:title>
        <chart:legend chart:legend-position="bottom" svg:x="9.662cm" svg:y="8.287cm" style:legend-expansion="wide" chart:style-name="ch3"/>
        <chart:plot-area chart:style-name="ch4" table:cell-range-address="Wallimann.B1:Wallimann.P3 Wallimann.A2:Wallimann.A3" chart:data-source-has-labels="column" svg:x="0.47cm" svg:y="1.284cm" svg:width="22.572cm" svg:height="6.823cm">
          <chartooo:coordinate-region svg:x="0.837cm" svg:y="1.45cm" svg:width="21.814cm" svg:height="6.65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Wallimann.B2:Wallimann.P2" chart:label-cell-address="Wallimann.A2:Wallimann.A2" chart:class="chart:scatter">
            <chart:domain table:cell-range-address="Wallimann.B1:Wallimann.P1"/>
            <chart:data-point chart:repeated="15"/>
          </chart:series>
          <chart:series chart:style-name="ch9" chart:values-cell-range-address="Wallimann.B3:Wallimann.P3" chart:label-cell-address="Wallimann.A3:Wallimann.A3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Wallimann.B1:Wallimann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Wallimann.A2:Wallimann.A2</svg:desc>
                </draw:g>
              </table:table-cell>
              <table:table-cell office:value-type="float" office:value="1">
                <text:p>1</text:p>
                <draw:g>
                  <svg:desc>Wallimann.B2:Wallimann.P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 (dB)</text:p>
                <draw:g>
                  <svg:desc>Wallimann.A3:Wallimann.A3</svg:desc>
                </draw:g>
              </table:table-cell>
              <table:table-cell office:value-type="float" office:value="NaN">
                <text:p>NaN</text:p>
                <draw:g>
                  <svg:desc>Wallimann.B3:Wallimann.P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407cm" svg:height="9.037cm" xlink:href=".." xlink:type="simple" chart:class="chart:scatter" chart:style-name="ch1">
        <chart:title svg:x="9.086cm" svg:y="0.315cm" chart:style-name="ch2">
          <text:p>OD after Wallimann </text:p>
        </chart:title>
        <chart:legend chart:legend-position="bottom" svg:x="9.109cm" svg:y="8.323cm" style:legend-expansion="wide" chart:style-name="ch3"/>
        <chart:plot-area chart:style-name="ch4" table:cell-range-address="Wallimann.B5:Wallimann.P7 Wallimann.A6:Wallimann.A7" chart:data-source-has-labels="column" svg:x="0.448cm" svg:y="1.284cm" svg:width="21.511cm" svg:height="6.859cm">
          <chartooo:coordinate-region svg:x="0.815cm" svg:y="1.449cm" svg:width="20.754cm" svg:height="6.69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Wallimann.B6:Wallimann.P6" chart:label-cell-address="Wallimann.A6:Wallimann.A6" chart:class="chart:scatter">
            <chart:domain table:cell-range-address="Wallimann.B5:Wallimann.P5"/>
            <chart:data-point chart:repeated="15"/>
          </chart:series>
          <chart:series chart:style-name="ch9" chart:values-cell-range-address="Wallimann.B7:Wallimann.P7" chart:label-cell-address="Wallimann.A7:Wallimann.A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Wallimann.B5:Wallimann.P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Wallimann.A6:Wallimann.A6</svg:desc>
                </draw:g>
              </table:table-cell>
              <table:table-cell office:value-type="float" office:value="1">
                <text:p>1</text:p>
                <draw:g>
                  <svg:desc>Wallimann.B6:Wallimann.P6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 (dB)</text:p>
                <draw:g>
                  <svg:desc>Wallimann.A7:Wallimann.A7</svg:desc>
                </draw:g>
              </table:table-cell>
              <table:table-cell office:value-type="float" office:value="NaN">
                <text:p>NaN</text:p>
                <draw:g>
                  <svg:desc>Wallimann.B7:Wallimann.P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2.656cm" svg:height="8.471cm" xlink:href=".." xlink:type="simple" chart:class="chart:scatter" chart:style-name="ch1">
        <chart:title svg:x="6.318cm" svg:y="0.304cm" chart:style-name="ch2">
          <text:p>Comparison BC BA before/ Ideal Curve
</text:p>
        </chart:title>
        <chart:legend chart:legend-position="bottom" svg:x="3.9cm" svg:y="7.757cm" style:legend-expansion="wide" chart:style-name="ch3"/>
        <chart:plot-area chart:style-name="ch4" table:cell-range-address="Wallimann.B26:Wallimann.P30 Wallimann.A27:Wallimann.A30" chart:data-source-has-labels="column" svg:x="0.52cm" svg:y="1.445cm" svg:width="21.606cm" svg:height="5.461cm">
          <chartooo:coordinate-region svg:x="0.949cm" svg:y="1.61cm" svg:width="20.848cm" svg:height="5.29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Wallimann.B27:Wallimann.P27" chart:label-cell-address="Wallimann.A27:Wallimann.A27" chart:class="chart:scatter">
            <chart:domain table:cell-range-address="Wallimann.B26:Wallimann.P26"/>
            <chart:data-point chart:repeated="15"/>
          </chart:series>
          <chart:series chart:style-name="ch9" chart:values-cell-range-address="Wallimann.B28:Wallimann.P28" chart:label-cell-address="Wallimann.A28:Wallimann.A28" chart:class="chart:scatter">
            <chart:data-point chart:repeated="15"/>
          </chart:series>
          <chart:series chart:style-name="ch10" chart:values-cell-range-address="Wallimann.B29:Wallimann.P29" chart:label-cell-address="Wallimann.A29:Wallimann.A29" chart:class="chart:scatter">
            <chart:data-point chart:repeated="15"/>
          </chart:series>
          <chart:series chart:style-name="ch11" chart:values-cell-range-address="Wallimann.B30:Wallimann.P30" chart:label-cell-address="Wallimann.A30:Wallimann.A30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Wallimann.B26:Wallimann.P2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before</text:p>
                <draw:g>
                  <svg:desc>Wallimann.A27:Wallimann.A27</svg:desc>
                </draw:g>
              </table:table-cell>
              <table:table-cell office:value-type="float" office:value="1">
                <text:p>1</text:p>
                <draw:g>
                  <svg:desc>Wallimann.B27:Wallimann.P2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 (dB) before</text:p>
                <draw:g>
                  <svg:desc>Wallimann.A28:Wallimann.A28</svg:desc>
                </draw:g>
              </table:table-cell>
              <table:table-cell office:value-type="float" office:value="NaN">
                <text:p>NaN</text:p>
                <draw:g>
                  <svg:desc>Wallimann.B28:Wallimann.P2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 (dB) ideal</text:p>
                <draw:g>
                  <svg:desc>Wallimann.A29:Wallimann.A29</svg:desc>
                </draw:g>
              </table:table-cell>
              <table:table-cell office:value-type="float" office:value="5">
                <text:p>5</text:p>
                <draw:g>
                  <svg:desc>Wallimann.B29:Wallimann.P2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Wallimann.A30:Wallimann.A30</svg:desc>
                </draw:g>
              </table:table-cell>
              <table:table-cell office:value-type="float" office:value="NaN">
                <text:p>NaN</text:p>
                <draw:g>
                  <svg:desc>Wallimann.B30:Wallimann.P3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98cm" svg:height="8.332cm" xlink:href=".." xlink:type="simple" chart:class="chart:scatter" chart:style-name="ch1">
        <chart:title svg:x="6.195cm" svg:y="0.301cm" chart:style-name="ch2">
          <text:p>Comparison BC BA after/ Ideal Curve
</text:p>
        </chart:title>
        <chart:legend chart:legend-position="bottom" svg:x="3.767cm" svg:y="7.618cm" style:legend-expansion="wide" chart:style-name="ch3"/>
        <chart:plot-area chart:style-name="ch4" table:cell-range-address="Wallimann.B32:Wallimann.P36 Wallimann.A33:Wallimann.A36" chart:data-source-has-labels="column" svg:x="0.492cm" svg:y="1.419cm" svg:width="20.984cm" svg:height="5.374cm">
          <chartooo:coordinate-region svg:x="0.921cm" svg:y="1.584cm" svg:width="20.226cm" svg:height="5.20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Wallimann.B33:Wallimann.P33" chart:label-cell-address="Wallimann.A33:Wallimann.A33" chart:class="chart:scatter">
            <chart:domain table:cell-range-address="Wallimann.B32:Wallimann.P32"/>
            <chart:data-point chart:repeated="15"/>
          </chart:series>
          <chart:series chart:style-name="ch9" chart:values-cell-range-address="Wallimann.B34:Wallimann.P34" chart:label-cell-address="Wallimann.A34:Wallimann.A34" chart:class="chart:scatter">
            <chart:data-point chart:repeated="15"/>
          </chart:series>
          <chart:series chart:style-name="ch10" chart:values-cell-range-address="Wallimann.B35:Wallimann.P35" chart:label-cell-address="Wallimann.A35:Wallimann.A35" chart:class="chart:scatter">
            <chart:data-point chart:repeated="15"/>
          </chart:series>
          <chart:series chart:style-name="ch11" chart:values-cell-range-address="Wallimann.B36:Wallimann.P36" chart:label-cell-address="Wallimann.A36:Wallimann.A36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Wallimann.B32:Wallimann.P32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after</text:p>
                <draw:g>
                  <svg:desc>Wallimann.A33:Wallimann.A33</svg:desc>
                </draw:g>
              </table:table-cell>
              <table:table-cell office:value-type="float" office:value="1">
                <text:p>1</text:p>
                <draw:g>
                  <svg:desc>Wallimann.B33:Wallimann.P3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 (dB) after</text:p>
                <draw:g>
                  <svg:desc>Wallimann.A34:Wallimann.A34</svg:desc>
                </draw:g>
              </table:table-cell>
              <table:table-cell office:value-type="float" office:value="NaN">
                <text:p>NaN</text:p>
                <draw:g>
                  <svg:desc>Wallimann.B34:Wallimann.P3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 (dB) ideal</text:p>
                <draw:g>
                  <svg:desc>Wallimann.A35:Wallimann.A35</svg:desc>
                </draw:g>
              </table:table-cell>
              <table:table-cell office:value-type="float" office:value="5">
                <text:p>5</text:p>
                <draw:g>
                  <svg:desc>Wallimann.B35:Wallimann.P3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Wallimann.A36:Wallimann.A36</svg:desc>
                </draw:g>
              </table:table-cell>
              <table:table-cell office:value-type="float" office:value="NaN">
                <text:p>NaN</text:p>
                <draw:g>
                  <svg:desc>Wallimann.B36:Wallimann.P3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515cm" svg:height="9.323cm" xlink:href=".." xlink:type="simple" chart:class="chart:scatter" chart:style-name="ch1">
        <chart:title svg:x="8.474cm" svg:y="0.321cm" chart:style-name="ch2">
          <text:p>Moyenne avant Wallimann</text:p>
        </chart:title>
        <chart:legend chart:legend-position="bottom" svg:x="9.163cm" svg:y="8.609cm" style:legend-expansion="wide" chart:style-name="ch3"/>
        <chart:plot-area chart:style-name="ch4" table:cell-range-address="Wallimann.X10:Wallimann.AL12 Wallimann.W11:Wallimann.W12" chart:data-source-has-labels="column" svg:x="0.45cm" svg:y="1.296cm" svg:width="21.615cm" svg:height="7.127cm">
          <chartooo:coordinate-region svg:x="0.817cm" svg:y="1.461cm" svg:width="20.857cm" svg:height="6.962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Wallimann.X11:Wallimann.AL11" chart:label-cell-address="Wallimann.W11:Wallimann.W11" chart:class="chart:scatter">
            <chart:domain table:cell-range-address="Wallimann.X10:Wallimann.AL10"/>
            <chart:data-point chart:repeated="15"/>
          </chart:series>
          <chart:series chart:style-name="ch9" chart:values-cell-range-address="Wallimann.X12:Wallimann.AL12" chart:label-cell-address="Wallimann.W12:Wallimann.W12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0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Wallimann.X10:Wallimann.AL10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Wallimann.W11:Wallimann.W11</svg:desc>
                </draw:g>
              </table:table-cell>
              <table:table-cell office:value-type="float" office:value="1.5">
                <text:p>1.5</text:p>
                <draw:g>
                  <svg:desc>Wallimann.X11:Wallimann.AL1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o (dB)</text:p>
                <draw:g>
                  <svg:desc>Wallimann.W12:Wallimann.W12</svg:desc>
                </draw:g>
              </table:table-cell>
              <table:table-cell office:value-type="float" office:value="NaN">
                <text:p>NaN</text:p>
                <draw:g>
                  <svg:desc>Wallimann.X12:Wallimann.AL12</svg:desc>
                </draw:g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514cm" svg:height="9.323cm" xlink:href=".." xlink:type="simple" chart:class="chart:scatter" chart:style-name="ch1">
        <chart:title svg:x="8.474cm" svg:y="0.321cm" chart:style-name="ch2">
          <text:p>Moyenne après Wallimann</text:p>
        </chart:title>
        <chart:legend chart:legend-position="bottom" svg:x="9.163cm" svg:y="8.609cm" style:legend-expansion="wide" chart:style-name="ch3"/>
        <chart:plot-area chart:style-name="ch4" table:cell-range-address="Wallimann.X15:Wallimann.AL17 Wallimann.W16:Wallimann.W17" chart:data-source-has-labels="column" svg:x="0.45cm" svg:y="1.296cm" svg:width="21.614cm" svg:height="7.127cm">
          <chartooo:coordinate-region svg:x="0.817cm" svg:y="1.461cm" svg:width="20.856cm" svg:height="6.962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Wallimann.X16:Wallimann.AL16" chart:label-cell-address="Wallimann.W16:Wallimann.W16" chart:class="chart:scatter">
            <chart:domain table:cell-range-address="Wallimann.X15:Wallimann.AL15"/>
            <chart:data-point chart:repeated="15"/>
          </chart:series>
          <chart:series chart:style-name="ch9" chart:values-cell-range-address="Wallimann.X17:Wallimann.AL17" chart:label-cell-address="Wallimann.W17:Wallimann.W1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Wallimann.X15:Wallimann.AL1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Wallimann.W16:Wallimann.W16</svg:desc>
                </draw:g>
              </table:table-cell>
              <table:table-cell office:value-type="float" office:value="1.5">
                <text:p>1.5</text:p>
                <draw:g>
                  <svg:desc>Wallimann.X16:Wallimann.AL1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Co (dB)</text:p>
                <draw:g>
                  <svg:desc>Wallimann.W17:Wallimann.W17</svg:desc>
                </draw:g>
              </table:table-cell>
              <table:table-cell office:value-type="float" office:value="NaN">
                <text:p>NaN</text:p>
                <draw:g>
                  <svg:desc>Wallimann.X17:Wallimann.AL17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3cm" svg:height="9.088cm" xlink:href=".." xlink:type="simple" chart:class="chart:scatter" chart:style-name="ch1">
        <chart:title svg:x="8.879cm" svg:y="0.316cm" chart:style-name="ch2">
          <text:p>Moyenne avant Swing</text:p>
        </chart:title>
        <chart:legend chart:legend-position="bottom" svg:x="9.056cm" svg:y="8.374cm" style:legend-expansion="wide" chart:style-name="ch3"/>
        <chart:plot-area chart:style-name="ch4" table:cell-range-address="Swing.Z10:Swing.AN12 Swing.Y11:Swing.Y12" chart:data-source-has-labels="column" svg:x="0.446cm" svg:y="1.286cm" svg:width="21.408cm" svg:height="6.907cm">
          <chartooo:coordinate-region svg:x="0.813cm" svg:y="1.451cm" svg:width="20.651cm" svg:height="6.742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wing.Z11:Swing.AN11" chart:label-cell-address="Swing.Y11:Swing.Y11" chart:class="chart:scatter">
            <chart:domain table:cell-range-address="Swing.Z10:Swing.AN10"/>
            <chart:data-point chart:repeated="15"/>
          </chart:series>
          <chart:series chart:style-name="ch9" chart:values-cell-range-address="Swing.Z12:Swing.AN12" chart:label-cell-address="Swing.Y12:Swing.Y12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0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wing.Z10:Swing.AN10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Swing.Y11:Swing.Y11</svg:desc>
                </draw:g>
              </table:table-cell>
              <table:table-cell office:value-type="float" office:value="1">
                <text:p>1</text:p>
                <draw:g>
                  <svg:desc>Swing.Z11:Swing.AN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 (dB)</text:p>
                <draw:g>
                  <svg:desc>Swing.Y12:Swing.Y12</svg:desc>
                </draw:g>
              </table:table-cell>
              <table:table-cell office:value-type="float" office:value="NaN">
                <text:p>NaN</text:p>
                <draw:g>
                  <svg:desc>Swing.Z12:Swing.AN1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6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70ad47" draw:opacity="85%" fo:wrap-option="wrap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5b9bd5" draw:opacity="85%" fo:wrap-option="wrap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763cm" svg:height="5.663cm" xlink:href=".." xlink:type="simple" chart:class="chart:bar" chart:style-name="ch1">
        <chart:title svg:x="2.771cm" svg:y="0.249cm" chart:style-name="ch2">
          <text:p>Wallimann </text:p>
        </chart:title>
        <chart:legend chart:legend-position="bottom" svg:x="3.133cm" svg:y="4.949cm" style:legend-expansion="wide" chart:style-name="ch3"/>
        <chart:plot-area chart:style-name="ch4" table:cell-range-address="'Graphs WHOQOL'.I12:'Graphs WHOQOL'.K15 'Graphs WHOQOL'.J11:'Graphs WHOQOL'.K11" chart:data-source-has-labels="both" svg:x="0.175cm" svg:y="1.379cm" svg:width="8.413cm" svg:height="3.457cm">
          <chartooo:coordinate-region svg:x="1.317cm" svg:y="1.379cm" svg:width="7.271cm" svg:height="1.152cm"/>
          <chart:axis chart:dimension="x" chart:name="primary-x" chart:style-name="ch5" chartooo:axis-type="auto">
            <chartooo:date-scale/>
            <chart:categories table:cell-range-address="'Graphs WHOQOL'.I12:'Graphs WHOQOL'.I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raphs WHOQOL'.J12:'Graphs WHOQOL'.J15" chart:label-cell-address="'Graphs WHOQOL'.J11:'Graphs WHOQOL'.J11" chart:class="chart:bar">
            <chart:data-point chart:repeated="4"/>
          </chart:series>
          <chart:series chart:style-name="ch9" chart:values-cell-range-address="'Graphs WHOQOL'.K12:'Graphs WHOQOL'.K15" chart:label-cell-address="'Graphs WHOQOL'.K11:'Graphs WHOQOL'.K1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'Graphs WHOQOL'.J11:'Graphs WHOQOL'.J11</svg:desc>
                </draw:g>
              </table:table-cell>
              <table:table-cell office:value-type="string">
                <text:p>After</text:p>
                <draw:g>
                  <svg:desc>'Graphs WHOQOL'.K11:'Graphs WHOQOL'.K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ain 1 Raw Score</text:p>
                <draw:g>
                  <svg:desc>'Graphs WHOQOL'.I12:'Graphs WHOQOL'.I15</svg:desc>
                </draw:g>
              </table:table-cell>
              <table:table-cell office:value-type="float" office:value="24">
                <text:p>24</text:p>
                <draw:g>
                  <svg:desc>'Graphs WHOQOL'.J12:'Graphs WHOQOL'.J15</svg:desc>
                </draw:g>
              </table:table-cell>
              <table:table-cell office:value-type="float" office:value="19">
                <text:p>19</text:p>
                <draw:g>
                  <svg:desc>'Graphs WHOQOL'.K12:'Graphs WHOQOL'.K15</svg:desc>
                </draw:g>
              </table:table-cell>
            </table:table-row>
            <table:table-row>
              <table:table-cell office:value-type="string">
                <text:p>Domain 2 Raw Score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Domain 3 Raw Score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Domain 4 Raw Score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301cm" svg:height="9.088cm" xlink:href=".." xlink:type="simple" chart:class="chart:scatter" chart:style-name="ch1">
        <chart:title svg:x="8.879cm" svg:y="0.316cm" chart:style-name="ch2">
          <text:p>Moyenne après Swing</text:p>
        </chart:title>
        <chart:legend chart:legend-position="bottom" svg:x="9.056cm" svg:y="8.374cm" style:legend-expansion="wide" chart:style-name="ch3"/>
        <chart:plot-area chart:style-name="ch4" table:cell-range-address="Swing.Z15:Swing.AN17 Swing.Y16:Swing.Y17" chart:data-source-has-labels="column" svg:x="0.446cm" svg:y="1.286cm" svg:width="21.409cm" svg:height="6.907cm">
          <chartooo:coordinate-region svg:x="0.813cm" svg:y="1.451cm" svg:width="20.651cm" svg:height="6.742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wing.Z16:Swing.AN16" chart:label-cell-address="Swing.Y16:Swing.Y16" chart:class="chart:scatter">
            <chart:domain table:cell-range-address="Swing.Z15:Swing.AN15"/>
            <chart:data-point chart:repeated="15"/>
          </chart:series>
          <chart:series chart:style-name="ch9" chart:values-cell-range-address="Swing.Z17:Swing.AN17" chart:label-cell-address="Swing.Y17:Swing.Y1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wing.Z15:Swing.AN1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Swing.Y16:Swing.Y16</svg:desc>
                </draw:g>
              </table:table-cell>
              <table:table-cell office:value-type="float" office:value="0">
                <text:p>0</text:p>
                <draw:g>
                  <svg:desc>Swing.Z16:Swing.AN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o (dB)</text:p>
                <draw:g>
                  <svg:desc>Swing.Y17:Swing.Y17</svg:desc>
                </draw:g>
              </table:table-cell>
              <table:table-cell office:value-type="float" office:value="NaN">
                <text:p>NaN</text:p>
                <draw:g>
                  <svg:desc>Swing.Z17:Swing.AN17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406cm" svg:height="9.087cm" xlink:href=".." xlink:type="simple" chart:class="chart:scatter" chart:style-name="ch1">
        <chart:title svg:x="8.686cm" svg:y="0.316cm" chart:style-name="ch2">
          <text:p>Moyenne avant Kaderlin</text:p>
        </chart:title>
        <chart:legend chart:legend-position="bottom" svg:x="9.109cm" svg:y="8.373cm" style:legend-expansion="wide" chart:style-name="ch3"/>
        <chart:plot-area chart:style-name="ch4" table:cell-range-address="Käderlin.X10:Käderlin.AL12 Käderlin.W11:Käderlin.W12" chart:data-source-has-labels="column" svg:x="0.448cm" svg:y="1.286cm" svg:width="21.51cm" svg:height="6.906cm">
          <chartooo:coordinate-region svg:x="0.815cm" svg:y="1.451cm" svg:width="20.752cm" svg:height="6.74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Käderlin.X11:Käderlin.AL11" chart:label-cell-address="Käderlin.W11:Käderlin.W11" chart:class="chart:scatter">
            <chart:domain table:cell-range-address="Käderlin.X10:Käderlin.AL10"/>
            <chart:data-point chart:repeated="15"/>
          </chart:series>
          <chart:series chart:style-name="ch9" chart:values-cell-range-address="Käderlin.X12:Käderlin.AL12" chart:label-cell-address="Käderlin.W12:Käderlin.W12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0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Käderlin.X10:Käderlin.AL10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Käderlin.W11:Käderlin.W11</svg:desc>
                </draw:g>
              </table:table-cell>
              <table:table-cell office:value-type="float" office:value="0">
                <text:p>0</text:p>
                <draw:g>
                  <svg:desc>Käderlin.X11:Käderlin.AL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 (dB)</text:p>
                <draw:g>
                  <svg:desc>Käderlin.W12:Käderlin.W12</svg:desc>
                </draw:g>
              </table:table-cell>
              <table:table-cell office:value-type="float" office:value="NaN">
                <text:p>NaN</text:p>
                <draw:g>
                  <svg:desc>Käderlin.X12:Käderlin.AL12</svg:desc>
                </draw:g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-1.5">
                <text:p>-1.5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-1.5">
                <text:p>-1.5</text:p>
              </table:table-cell>
              <table:table-cell office:value-type="float" office:value="-1.5">
                <text:p>-1.5</text:p>
              </table:table-cell>
              <table:table-cell office:value-type="float" office:value="-1.5">
                <text:p>-1.5</text:p>
              </table:table-cell>
              <table:table-cell office:value-type="float" office:value="-2.5">
                <text:p>-2.5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407cm" svg:height="9.087cm" xlink:href=".." xlink:type="simple" chart:class="chart:scatter" chart:style-name="ch1">
        <chart:title svg:x="8.686cm" svg:y="0.316cm" chart:style-name="ch2">
          <text:p>Moyenne après Kaderlin</text:p>
        </chart:title>
        <chart:legend chart:legend-position="bottom" svg:x="9.109cm" svg:y="8.373cm" style:legend-expansion="wide" chart:style-name="ch3"/>
        <chart:plot-area chart:style-name="ch4" table:cell-range-address="Käderlin.X15:Käderlin.AL17 Käderlin.W16:Käderlin.W17" chart:data-source-has-labels="column" svg:x="0.448cm" svg:y="1.286cm" svg:width="21.511cm" svg:height="6.906cm">
          <chartooo:coordinate-region svg:x="0.815cm" svg:y="1.451cm" svg:width="20.754cm" svg:height="6.74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Käderlin.X16:Käderlin.AL16" chart:label-cell-address="Käderlin.W16:Käderlin.W16" chart:class="chart:scatter">
            <chart:domain table:cell-range-address="Käderlin.X15:Käderlin.AL15"/>
            <chart:data-point chart:repeated="15"/>
          </chart:series>
          <chart:series chart:style-name="ch9" chart:values-cell-range-address="Käderlin.X17:Käderlin.AL17" chart:label-cell-address="Käderlin.W17:Käderlin.W1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Käderlin.X15:Käderlin.AL1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Käderlin.W16:Käderlin.W16</svg:desc>
                </draw:g>
              </table:table-cell>
              <table:table-cell office:value-type="float" office:value="-1.5">
                <text:p>-1.5</text:p>
                <draw:g>
                  <svg:desc>Käderlin.X16:Käderlin.AL16</svg:desc>
                </draw:g>
              </table:table-cell>
              <table:table-cell office:value-type="float" office:value="-2">
                <text:p>-2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-2">
                <text:p>-2</text:p>
              </table:table-cell>
              <table:table-cell office:value-type="float" office:value="-1">
                <text:p>-1</text:p>
              </table:table-cell>
              <table:table-cell office:value-type="float" office:value="-0.5">
                <text:p>-0.5</text:p>
              </table:table-cell>
              <table:table-cell office:value-type="float" office:value="0.5">
                <text:p>0.5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Co (dB)</text:p>
                <draw:g>
                  <svg:desc>Käderlin.W17:Käderlin.W17</svg:desc>
                </draw:g>
              </table:table-cell>
              <table:table-cell office:value-type="float" office:value="NaN">
                <text:p>NaN</text:p>
                <draw:g>
                  <svg:desc>Käderlin.X17:Käderlin.AL17</svg:desc>
                </draw:g>
              </table:table-cell>
              <table:table-cell office:value-type="float" office:value="-1.5">
                <text:p>-1.5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-1.5">
                <text:p>-1.5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296cm" svg:height="9.177cm" xlink:href=".." xlink:type="simple" chart:class="chart:scatter" chart:style-name="ch1">
        <chart:title svg:x="8.539cm" svg:y="0.318cm" chart:style-name="ch2">
          <text:p>Moyenne avant Cavallaro
</text:p>
        </chart:title>
        <chart:legend chart:legend-position="bottom" svg:x="9.054cm" svg:y="8.463cm" style:legend-expansion="wide" chart:style-name="ch3"/>
        <chart:plot-area chart:style-name="ch4" table:cell-range-address="Cavallaro.X10:Cavallaro.AL12 Cavallaro.W11:Cavallaro.W12" chart:data-source-has-labels="column" svg:x="0.445cm" svg:y="1.782cm" svg:width="21.406cm" svg:height="6.498cm">
          <chartooo:coordinate-region svg:x="0.812cm" svg:y="1.947cm" svg:width="20.648cm" svg:height="6.333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Cavallaro.X11:Cavallaro.AL11" chart:label-cell-address="Cavallaro.W11:Cavallaro.W11" chart:class="chart:scatter">
            <chart:domain table:cell-range-address="Cavallaro.X10:Cavallaro.AL10"/>
            <chart:data-point chart:repeated="15"/>
          </chart:series>
          <chart:series chart:style-name="ch9" chart:values-cell-range-address="Cavallaro.X12:Cavallaro.AL12" chart:label-cell-address="Cavallaro.W12:Cavallaro.W12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0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Cavallaro.X10:Cavallaro.AL10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Cavallaro.W11:Cavallaro.W11</svg:desc>
                </draw:g>
              </table:table-cell>
              <table:table-cell office:value-type="float" office:value="1.5">
                <text:p>1.5</text:p>
                <draw:g>
                  <svg:desc>Cavallaro.X11:Cavallaro.AL1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o (dB)</text:p>
                <draw:g>
                  <svg:desc>Cavallaro.W12:Cavallaro.W12</svg:desc>
                </draw:g>
              </table:table-cell>
              <table:table-cell office:value-type="float" office:value="NaN">
                <text:p>NaN</text:p>
                <draw:g>
                  <svg:desc>Cavallaro.X12:Cavallaro.AL12</svg:desc>
                </draw:g>
              </table:table-cell>
              <table:table-cell office:value-type="float" office:value="3.5">
                <text:p>3.5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297cm" svg:height="9.177cm" xlink:href=".." xlink:type="simple" chart:class="chart:scatter" chart:style-name="ch1">
        <chart:title svg:x="8.539cm" svg:y="0.318cm" chart:style-name="ch2">
          <text:p>Moyenne après Cavallaro
</text:p>
        </chart:title>
        <chart:legend chart:legend-position="bottom" svg:x="9.054cm" svg:y="8.463cm" style:legend-expansion="wide" chart:style-name="ch3"/>
        <chart:plot-area chart:style-name="ch4" table:cell-range-address="Cavallaro.X15:Cavallaro.AL17 Cavallaro.W16:Cavallaro.W17" chart:data-source-has-labels="column" svg:x="0.445cm" svg:y="1.782cm" svg:width="21.407cm" svg:height="6.498cm">
          <chartooo:coordinate-region svg:x="0.812cm" svg:y="1.947cm" svg:width="20.649cm" svg:height="6.333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Cavallaro.X16:Cavallaro.AL16" chart:label-cell-address="Cavallaro.W16:Cavallaro.W16" chart:class="chart:scatter">
            <chart:domain table:cell-range-address="Cavallaro.X15:Cavallaro.AL15"/>
            <chart:data-point chart:repeated="15"/>
          </chart:series>
          <chart:series chart:style-name="ch9" chart:values-cell-range-address="Cavallaro.X17:Cavallaro.AL17" chart:label-cell-address="Cavallaro.W17:Cavallaro.W1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Cavallaro.X15:Cavallaro.AL1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Cavallaro.W16:Cavallaro.W16</svg:desc>
                </draw:g>
              </table:table-cell>
              <table:table-cell office:value-type="float" office:value="1">
                <text:p>1</text:p>
                <draw:g>
                  <svg:desc>Cavallaro.X16:Cavallaro.AL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  <table:table-cell office:value-type="float" office:value="-1">
                <text:p>-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o (dB)</text:p>
                <draw:g>
                  <svg:desc>Cavallaro.W17:Cavallaro.W17</svg:desc>
                </draw:g>
              </table:table-cell>
              <table:table-cell office:value-type="float" office:value="NaN">
                <text:p>NaN</text:p>
                <draw:g>
                  <svg:desc>Cavallaro.X17:Cavallaro.AL17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337cm" svg:height="9.12cm" xlink:href=".." xlink:type="simple" chart:class="chart:scatter" chart:style-name="ch1">
        <chart:title svg:x="8.539cm" svg:y="0.317cm" chart:style-name="ch2">
          <text:p>Moyenne avant Brüderlin</text:p>
        </chart:title>
        <chart:legend chart:legend-position="bottom" svg:x="9.074cm" svg:y="8.406cm" style:legend-expansion="wide" chart:style-name="ch3"/>
        <chart:plot-area chart:style-name="ch4" table:cell-range-address="Bruderlin.X10:Bruderlin.AL12 Bruderlin.W11:Bruderlin.W12" chart:data-source-has-labels="column" svg:x="0.446cm" svg:y="1.288cm" svg:width="21.445cm" svg:height="6.936cm">
          <chartooo:coordinate-region svg:x="0.813cm" svg:y="1.454cm" svg:width="20.687cm" svg:height="6.7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Bruderlin.X11:Bruderlin.AL11" chart:label-cell-address="Bruderlin.W11:Bruderlin.W11" chart:class="chart:scatter">
            <chart:domain table:cell-range-address="Bruderlin.X10:Bruderlin.AL10"/>
            <chart:data-point chart:repeated="15"/>
          </chart:series>
          <chart:series chart:style-name="ch9" chart:values-cell-range-address="Bruderlin.X12:Bruderlin.AL12" chart:label-cell-address="Bruderlin.W12:Bruderlin.W12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0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Bruderlin.X10:Bruderlin.AL10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Bruderlin.W11:Bruderlin.W11</svg:desc>
                </draw:g>
              </table:table-cell>
              <table:table-cell office:value-type="float" office:value="1">
                <text:p>1</text:p>
                <draw:g>
                  <svg:desc>Bruderlin.X11:Bruderlin.AL11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Co (dB)</text:p>
                <draw:g>
                  <svg:desc>Bruderlin.W12:Bruderlin.W12</svg:desc>
                </draw:g>
              </table:table-cell>
              <table:table-cell office:value-type="float" office:value="NaN">
                <text:p>NaN</text:p>
                <draw:g>
                  <svg:desc>Bruderlin.X12:Bruderlin.AL1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338cm" svg:height="9.12cm" xlink:href=".." xlink:type="simple" chart:class="chart:scatter" chart:style-name="ch1">
        <chart:title svg:x="8.54cm" svg:y="0.317cm" chart:style-name="ch2">
          <text:p>Moyenne après Brüderlin</text:p>
        </chart:title>
        <chart:legend chart:legend-position="bottom" svg:x="9.075cm" svg:y="8.406cm" style:legend-expansion="wide" chart:style-name="ch3"/>
        <chart:plot-area chart:style-name="ch4" table:cell-range-address="Bruderlin.X15:Bruderlin.AL17 Bruderlin.W16:Bruderlin.W17" chart:data-source-has-labels="column" svg:x="0.446cm" svg:y="1.288cm" svg:width="21.446cm" svg:height="6.936cm">
          <chartooo:coordinate-region svg:x="0.813cm" svg:y="1.454cm" svg:width="20.688cm" svg:height="6.7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Bruderlin.X16:Bruderlin.AL16" chart:label-cell-address="Bruderlin.W16:Bruderlin.W16" chart:class="chart:scatter">
            <chart:domain table:cell-range-address="Bruderlin.X15:Bruderlin.AL15"/>
            <chart:data-point chart:repeated="15"/>
          </chart:series>
          <chart:series chart:style-name="ch9" chart:values-cell-range-address="Bruderlin.X17:Bruderlin.AL17" chart:label-cell-address="Bruderlin.W17:Bruderlin.W1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Bruderlin.X15:Bruderlin.AL1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Bruderlin.W16:Bruderlin.W16</svg:desc>
                </draw:g>
              </table:table-cell>
              <table:table-cell office:value-type="float" office:value="1.5">
                <text:p>1.5</text:p>
                <draw:g>
                  <svg:desc>Bruderlin.X16:Bruderlin.AL1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o (dB)</text:p>
                <draw:g>
                  <svg:desc>Bruderlin.W17:Bruderlin.W17</svg:desc>
                </draw:g>
              </table:table-cell>
              <table:table-cell office:value-type="float" office:value="NaN">
                <text:p>NaN</text:p>
                <draw:g>
                  <svg:desc>Bruderlin.X17:Bruderlin.AL17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406cm" svg:height="9.087cm" xlink:href=".." xlink:type="simple" chart:class="chart:scatter" chart:style-name="ch1">
        <chart:title svg:x="8.574cm" svg:y="0.316cm" chart:style-name="ch2">
          <text:p>Moyenne avant Schaffner</text:p>
        </chart:title>
        <chart:legend chart:legend-position="bottom" svg:x="9.109cm" svg:y="8.373cm" style:legend-expansion="wide" chart:style-name="ch3"/>
        <chart:plot-area chart:style-name="ch4" table:cell-range-address="Schaffner.X10:Schaffner.AL12 Schaffner.W11:Schaffner.W12" chart:data-source-has-labels="column" svg:x="0.448cm" svg:y="1.286cm" svg:width="21.51cm" svg:height="6.906cm">
          <chartooo:coordinate-region svg:x="0.815cm" svg:y="1.451cm" svg:width="20.752cm" svg:height="6.74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chaffner.X11:Schaffner.AL11" chart:label-cell-address="Schaffner.W11:Schaffner.W11" chart:class="chart:scatter">
            <chart:domain table:cell-range-address="Schaffner.X10:Schaffner.AL10"/>
            <chart:data-point chart:repeated="15"/>
          </chart:series>
          <chart:series chart:style-name="ch9" chart:values-cell-range-address="Schaffner.X12:Schaffner.AL12" chart:label-cell-address="Schaffner.W12:Schaffner.W12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0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chaffner.X10:Schaffner.AL10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Schaffner.W11:Schaffner.W11</svg:desc>
                </draw:g>
              </table:table-cell>
              <table:table-cell office:value-type="float" office:value="3.5">
                <text:p>3.5</text:p>
                <draw:g>
                  <svg:desc>Schaffner.X11:Schaffner.AL11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o (dB)</text:p>
                <draw:g>
                  <svg:desc>Schaffner.W12:Schaffner.W12</svg:desc>
                </draw:g>
              </table:table-cell>
              <table:table-cell office:value-type="float" office:value="NaN">
                <text:p>NaN</text:p>
                <draw:g>
                  <svg:desc>Schaffner.X12:Schaffner.AL1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11.5">
                <text:p>11.5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407cm" svg:height="9.087cm" xlink:href=".." xlink:type="simple" chart:class="chart:scatter" chart:style-name="ch1">
        <chart:title svg:x="8.574cm" svg:y="0.316cm" chart:style-name="ch2">
          <text:p>Moyenne après Schaffner</text:p>
        </chart:title>
        <chart:legend chart:legend-position="bottom" svg:x="9.109cm" svg:y="8.373cm" style:legend-expansion="wide" chart:style-name="ch3"/>
        <chart:plot-area chart:style-name="ch4" table:cell-range-address="Schaffner.X15:Schaffner.AL17 Schaffner.W16:Schaffner.W17" chart:data-source-has-labels="column" svg:x="0.448cm" svg:y="1.286cm" svg:width="21.511cm" svg:height="6.906cm">
          <chartooo:coordinate-region svg:x="0.815cm" svg:y="1.451cm" svg:width="20.754cm" svg:height="6.74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chaffner.X16:Schaffner.AL16" chart:label-cell-address="Schaffner.W16:Schaffner.W16" chart:class="chart:scatter">
            <chart:domain table:cell-range-address="Schaffner.X15:Schaffner.AL15"/>
            <chart:data-point chart:repeated="15"/>
          </chart:series>
          <chart:series chart:style-name="ch9" chart:values-cell-range-address="Schaffner.X17:Schaffner.AL17" chart:label-cell-address="Schaffner.W17:Schaffner.W1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Schaffner.X15:Schaffner.AL1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Schaffner.W16:Schaffner.W16</svg:desc>
                </draw:g>
              </table:table-cell>
              <table:table-cell office:value-type="float" office:value="3">
                <text:p>3</text:p>
                <draw:g>
                  <svg:desc>Schaffner.X16:Schaffner.AL1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o (dB)</text:p>
                <draw:g>
                  <svg:desc>Schaffner.W17:Schaffner.W17</svg:desc>
                </draw:g>
              </table:table-cell>
              <table:table-cell office:value-type="float" office:value="NaN">
                <text:p>NaN</text:p>
                <draw:g>
                  <svg:desc>Schaffner.X17:Schaffner.AL17</svg:desc>
                </draw:g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514cm" svg:height="9.323cm" xlink:href=".." xlink:type="simple" chart:class="chart:scatter" chart:style-name="ch1">
        <chart:title svg:x="8.474cm" svg:y="0.321cm" chart:style-name="ch2">
          <text:p>Moyenne avant Wallimann</text:p>
        </chart:title>
        <chart:legend chart:legend-position="bottom" svg:x="9.163cm" svg:y="8.609cm" style:legend-expansion="wide" chart:style-name="ch3"/>
        <chart:plot-area chart:style-name="ch4" table:cell-range-address="Wallimann.X10:Wallimann.AL12 Wallimann.W11:Wallimann.W12" chart:data-source-has-labels="column" svg:x="0.45cm" svg:y="1.296cm" svg:width="21.614cm" svg:height="7.127cm">
          <chartooo:coordinate-region svg:x="0.817cm" svg:y="1.461cm" svg:width="20.856cm" svg:height="6.962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Wallimann.X11:Wallimann.AL11" chart:label-cell-address="Wallimann.W11:Wallimann.W11" chart:class="chart:scatter">
            <chart:domain table:cell-range-address="Wallimann.X10:Wallimann.AL10"/>
            <chart:data-point chart:repeated="15"/>
          </chart:series>
          <chart:series chart:style-name="ch9" chart:values-cell-range-address="Wallimann.X12:Wallimann.AL12" chart:label-cell-address="Wallimann.W12:Wallimann.W12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0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Wallimann.X10:Wallimann.AL10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Wallimann.W11:Wallimann.W11</svg:desc>
                </draw:g>
              </table:table-cell>
              <table:table-cell office:value-type="float" office:value="1.5">
                <text:p>1.5</text:p>
                <draw:g>
                  <svg:desc>Wallimann.X11:Wallimann.AL1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Co (dB)</text:p>
                <draw:g>
                  <svg:desc>Wallimann.W12:Wallimann.W12</svg:desc>
                </draw:g>
              </table:table-cell>
              <table:table-cell office:value-type="float" office:value="NaN">
                <text:p>NaN</text:p>
                <draw:g>
                  <svg:desc>Wallimann.X12:Wallimann.AL12</svg:desc>
                </draw:g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65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70ad47" draw:opacity="85%" fo:wrap-option="wrap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5b9bd5" draw:opacity="85%" fo:wrap-option="wrap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7.434cm" svg:height="5.821cm" xlink:href=".." xlink:type="simple" chart:class="chart:bar" chart:style-name="ch1">
        <chart:title svg:x="2.282cm" svg:y="0.252cm" chart:style-name="ch2">
          <text:p>Brüderlin </text:p>
        </chart:title>
        <chart:legend chart:legend-position="bottom" svg:x="2.469cm" svg:y="5.107cm" style:legend-expansion="wide" chart:style-name="ch3"/>
        <chart:plot-area chart:style-name="ch4" table:cell-range-address="'Graphs WHOQOL'.M12:'Graphs WHOQOL'.O15 'Graphs WHOQOL'.N11:'Graphs WHOQOL'.O11" chart:data-source-has-labels="both" svg:x="0.148cm" svg:y="1.385cm" svg:width="7.138cm" svg:height="3.606cm">
          <chartooo:coordinate-region svg:x="1.475cm" svg:y="1.385cm" svg:width="5.811cm" svg:height="1.362cm"/>
          <chart:axis chart:dimension="x" chart:name="primary-x" chart:style-name="ch5" chartooo:axis-type="auto">
            <chartooo:date-scale/>
            <chart:categories table:cell-range-address="'Graphs WHOQOL'.M12:'Graphs WHOQOL'.M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raphs WHOQOL'.N12:'Graphs WHOQOL'.N15" chart:label-cell-address="'Graphs WHOQOL'.N11:'Graphs WHOQOL'.N11" chart:class="chart:bar">
            <chart:data-point chart:repeated="4"/>
          </chart:series>
          <chart:series chart:style-name="ch9" chart:values-cell-range-address="'Graphs WHOQOL'.O12:'Graphs WHOQOL'.O15" chart:label-cell-address="'Graphs WHOQOL'.O11:'Graphs WHOQOL'.O1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'Graphs WHOQOL'.N11:'Graphs WHOQOL'.N11</svg:desc>
                </draw:g>
              </table:table-cell>
              <table:table-cell office:value-type="string">
                <text:p>After</text:p>
                <draw:g>
                  <svg:desc>'Graphs WHOQOL'.O11:'Graphs WHOQOL'.O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ain 1 Raw Score</text:p>
                <draw:g>
                  <svg:desc>'Graphs WHOQOL'.M12:'Graphs WHOQOL'.M15</svg:desc>
                </draw:g>
              </table:table-cell>
              <table:table-cell office:value-type="float" office:value="25">
                <text:p>25</text:p>
                <draw:g>
                  <svg:desc>'Graphs WHOQOL'.N12:'Graphs WHOQOL'.N15</svg:desc>
                </draw:g>
              </table:table-cell>
              <table:table-cell office:value-type="float" office:value="27">
                <text:p>27</text:p>
                <draw:g>
                  <svg:desc>'Graphs WHOQOL'.O12:'Graphs WHOQOL'.O15</svg:desc>
                </draw:g>
              </table:table-cell>
            </table:table-row>
            <table:table-row>
              <table:table-cell office:value-type="string">
                <text:p>Domain 2 Raw Score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Domain 3 Raw Score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Domain 4 Raw Score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515cm" svg:height="9.323cm" xlink:href=".." xlink:type="simple" chart:class="chart:scatter" chart:style-name="ch1">
        <chart:title svg:x="8.474cm" svg:y="0.321cm" chart:style-name="ch2">
          <text:p>Moyenne après Wallimann</text:p>
        </chart:title>
        <chart:legend chart:legend-position="bottom" svg:x="9.163cm" svg:y="8.609cm" style:legend-expansion="wide" chart:style-name="ch3"/>
        <chart:plot-area chart:style-name="ch4" table:cell-range-address="Wallimann.X15:Wallimann.AL17 Wallimann.W16:Wallimann.W17" chart:data-source-has-labels="column" svg:x="0.45cm" svg:y="1.296cm" svg:width="21.615cm" svg:height="7.127cm">
          <chartooo:coordinate-region svg:x="0.817cm" svg:y="1.461cm" svg:width="20.857cm" svg:height="6.962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Wallimann.X16:Wallimann.AL16" chart:label-cell-address="Wallimann.W16:Wallimann.W16" chart:class="chart:scatter">
            <chart:domain table:cell-range-address="Wallimann.X15:Wallimann.AL15"/>
            <chart:data-point chart:repeated="15"/>
          </chart:series>
          <chart:series chart:style-name="ch9" chart:values-cell-range-address="Wallimann.X17:Wallimann.AL17" chart:label-cell-address="Wallimann.W17:Wallimann.W1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Wallimann.X15:Wallimann.AL1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Wallimann.W16:Wallimann.W16</svg:desc>
                </draw:g>
              </table:table-cell>
              <table:table-cell office:value-type="float" office:value="1.5">
                <text:p>1.5</text:p>
                <draw:g>
                  <svg:desc>Wallimann.X16:Wallimann.AL1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Co (dB)</text:p>
                <draw:g>
                  <svg:desc>Wallimann.W17:Wallimann.W17</svg:desc>
                </draw:g>
              </table:table-cell>
              <table:table-cell office:value-type="float" office:value="NaN">
                <text:p>NaN</text:p>
                <draw:g>
                  <svg:desc>Wallimann.X17:Wallimann.AL17</svg:desc>
                </draw:g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325cm" svg:height="7.62cm" xlink:href=".." xlink:type="simple" chart:class="chart:scatter" chart:style-name="ch1">
        <chart:title svg:x="8.383cm" svg:y="0.287cm" chart:style-name="ch2">
          <text:p>OD before Meyer</text:p>
        </chart:title>
        <chart:legend chart:legend-position="bottom" svg:x="8.068cm" svg:y="6.906cm" style:legend-expansion="wide" chart:style-name="ch3"/>
        <chart:plot-area chart:style-name="ch4" table:cell-range-address="Meyer.B1:Meyer.P3 Meyer.A2:Meyer.A3" chart:data-source-has-labels="column" svg:x="0.406cm" svg:y="1.228cm" svg:width="19.513cm" svg:height="5.526cm">
          <chartooo:coordinate-region svg:x="0.773cm" svg:y="1.393cm" svg:width="18.755cm" svg:height="5.36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Meyer.B2:Meyer.P2" chart:label-cell-address="Meyer.A2:Meyer.A2" chart:class="chart:scatter">
            <chart:domain table:cell-range-address="Meyer.B1:Meyer.P1"/>
            <chart:data-point chart:repeated="15"/>
          </chart:series>
          <chart:series chart:style-name="ch9" chart:values-cell-range-address="Meyer.B3:Meyer.P3" chart:label-cell-address="Meyer.A3:Meyer.A3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Meyer.B1:Meyer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Meyer.A2:Meyer.A2</svg:desc>
                </draw:g>
              </table:table-cell>
              <table:table-cell office:value-type="float" office:value="5">
                <text:p>5</text:p>
                <draw:g>
                  <svg:desc>Meyer.B2:Meyer.P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o (dB)</text:p>
                <draw:g>
                  <svg:desc>Meyer.A3:Meyer.A3</svg:desc>
                </draw:g>
              </table:table-cell>
              <table:table-cell office:value-type="float" office:value="NaN">
                <text:p>NaN</text:p>
                <draw:g>
                  <svg:desc>Meyer.B3:Meyer.P3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32cm" svg:height="7.62cm" xlink:href=".." xlink:type="simple" chart:class="chart:scatter" chart:style-name="ch1">
        <chart:title svg:x="8.555cm" svg:y="0.287cm" chart:style-name="ch2">
          <text:p>OD after Meyer</text:p>
        </chart:title>
        <chart:legend chart:legend-position="bottom" svg:x="8.066cm" svg:y="6.906cm" style:legend-expansion="wide" chart:style-name="ch3"/>
        <chart:plot-area chart:style-name="ch4" table:cell-range-address="Meyer.B5:Meyer.P7 Meyer.A6:Meyer.A7" chart:data-source-has-labels="column" svg:x="0.406cm" svg:y="1.228cm" svg:width="19.508cm" svg:height="5.526cm">
          <chartooo:coordinate-region svg:x="0.773cm" svg:y="1.393cm" svg:width="18.75cm" svg:height="5.361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Meyer.B6:Meyer.P6" chart:label-cell-address="Meyer.A6:Meyer.A6" chart:class="chart:scatter">
            <chart:domain table:cell-range-address="Meyer.B5:Meyer.P5"/>
            <chart:data-point chart:repeated="15"/>
          </chart:series>
          <chart:series chart:style-name="ch9" chart:values-cell-range-address="Meyer.B7:Meyer.P7" chart:label-cell-address="Meyer.A7:Meyer.A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Meyer.B5:Meyer.P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Meyer.A6:Meyer.A6</svg:desc>
                </draw:g>
              </table:table-cell>
              <table:table-cell office:value-type="float" office:value="4">
                <text:p>4</text:p>
                <draw:g>
                  <svg:desc>Meyer.B6:Meyer.P6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 (dB)</text:p>
                <draw:g>
                  <svg:desc>Meyer.A7:Meyer.A7</svg:desc>
                </draw:g>
              </table:table-cell>
              <table:table-cell office:value-type="float" office:value="NaN">
                <text:p>NaN</text:p>
                <draw:g>
                  <svg:desc>Meyer.B7:Meyer.P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0.237cm" svg:height="7.62cm" xlink:href=".." xlink:type="simple" chart:class="chart:scatter" chart:style-name="ch1">
        <chart:title svg:x="5.108cm" svg:y="0.287cm" chart:style-name="ch2">
          <text:p>Comparison BC BA before/ Ideal Curve
</text:p>
        </chart:title>
        <chart:legend chart:legend-position="bottom" svg:x="2.69cm" svg:y="6.906cm" style:legend-expansion="wide" chart:style-name="ch3"/>
        <chart:plot-area chart:style-name="ch4" table:cell-range-address="Meyer.B23:Meyer.P27 Meyer.A24:Meyer.A27" chart:data-source-has-labels="column" svg:x="0.419cm" svg:y="1.283cm" svg:width="19.38cm" svg:height="4.929cm">
          <chartooo:coordinate-region svg:x="0.848cm" svg:y="1.448cm" svg:width="18.622cm" svg:height="4.76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Meyer.B24:Meyer.P24" chart:label-cell-address="Meyer.A24:Meyer.A24" chart:class="chart:scatter">
            <chart:domain table:cell-range-address="Meyer.B23:Meyer.P23"/>
            <chart:data-point chart:repeated="15"/>
          </chart:series>
          <chart:series chart:style-name="ch9" chart:values-cell-range-address="Meyer.B25:Meyer.P25" chart:label-cell-address="Meyer.A25:Meyer.A25" chart:class="chart:scatter">
            <chart:data-point chart:repeated="15"/>
          </chart:series>
          <chart:series chart:style-name="ch10" chart:values-cell-range-address="Meyer.B26:Meyer.P26" chart:label-cell-address="Meyer.A26:Meyer.A26" chart:class="chart:scatter">
            <chart:data-point chart:repeated="15"/>
          </chart:series>
          <chart:series chart:style-name="ch11" chart:values-cell-range-address="Meyer.B27:Meyer.P27" chart:label-cell-address="Meyer.A27:Meyer.A27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23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Meyer.B23:Meyer.P23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before</text:p>
                <draw:g>
                  <svg:desc>Meyer.A24:Meyer.A24</svg:desc>
                </draw:g>
              </table:table-cell>
              <table:table-cell office:value-type="float" office:value="5">
                <text:p>5</text:p>
                <draw:g>
                  <svg:desc>Meyer.B24:Meyer.P24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o (dB) before</text:p>
                <draw:g>
                  <svg:desc>Meyer.A25:Meyer.A25</svg:desc>
                </draw:g>
              </table:table-cell>
              <table:table-cell office:value-type="float" office:value="NaN">
                <text:p>NaN</text:p>
                <draw:g>
                  <svg:desc>Meyer.B25:Meyer.P25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 (dB) ideal</text:p>
                <draw:g>
                  <svg:desc>Meyer.A26:Meyer.A26</svg:desc>
                </draw:g>
              </table:table-cell>
              <table:table-cell office:value-type="float" office:value="5">
                <text:p>5</text:p>
                <draw:g>
                  <svg:desc>Meyer.B26:Meyer.P2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Meyer.A27:Meyer.A27</svg:desc>
                </draw:g>
              </table:table-cell>
              <table:table-cell office:value-type="float" office:value="NaN">
                <text:p>NaN</text:p>
                <draw:g>
                  <svg:desc>Meyer.B27:Meyer.P2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6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0.278cm" svg:height="7.62cm" xlink:href=".." xlink:type="simple" chart:class="chart:scatter" chart:style-name="ch1">
        <chart:title svg:x="5.129cm" svg:y="0.287cm" chart:style-name="ch2">
          <text:p>Comparison BC BA before/ Ideal Curve
</text:p>
        </chart:title>
        <chart:legend chart:legend-position="bottom" svg:x="2.916cm" svg:y="6.906cm" style:legend-expansion="wide" chart:style-name="ch3"/>
        <chart:plot-area chart:style-name="ch4" table:cell-range-address="Meyer.B29:Meyer.P33 Meyer.A30:Meyer.A33" chart:data-source-has-labels="column" svg:x="0.421cm" svg:y="1.283cm" svg:width="19.417cm" svg:height="4.929cm">
          <chartooo:coordinate-region svg:x="0.85cm" svg:y="1.448cm" svg:width="18.659cm" svg:height="4.764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Meyer.B30:Meyer.P30" chart:label-cell-address="Meyer.A30:Meyer.A30" chart:class="chart:scatter">
            <chart:domain table:cell-range-address="Meyer.B29:Meyer.P29"/>
            <chart:data-point chart:repeated="15"/>
          </chart:series>
          <chart:series chart:style-name="ch9" chart:values-cell-range-address="Meyer.B31:Meyer.P31" chart:label-cell-address="Meyer.A31:Meyer.A31" chart:class="chart:scatter">
            <chart:data-point chart:repeated="15"/>
          </chart:series>
          <chart:series chart:style-name="ch10" chart:values-cell-range-address="Meyer.B32:Meyer.P32" chart:label-cell-address="Meyer.A32:Meyer.A32" chart:class="chart:scatter">
            <chart:data-point chart:repeated="15"/>
          </chart:series>
          <chart:series chart:style-name="ch11" chart:values-cell-range-address="Meyer.B33:Meyer.P33" chart:label-cell-address="Meyer.A33:Meyer.A33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29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Meyer.B29:Meyer.P29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after</text:p>
                <draw:g>
                  <svg:desc>Meyer.A30:Meyer.A30</svg:desc>
                </draw:g>
              </table:table-cell>
              <table:table-cell office:value-type="float" office:value="4">
                <text:p>4</text:p>
                <draw:g>
                  <svg:desc>Meyer.B30:Meyer.P30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 (dB) after</text:p>
                <draw:g>
                  <svg:desc>Meyer.A31:Meyer.A31</svg:desc>
                </draw:g>
              </table:table-cell>
              <table:table-cell office:value-type="float" office:value="NaN">
                <text:p>NaN</text:p>
                <draw:g>
                  <svg:desc>Meyer.B31:Meyer.P3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 (dB) ideal</text:p>
                <draw:g>
                  <svg:desc>Meyer.A32:Meyer.A32</svg:desc>
                </draw:g>
              </table:table-cell>
              <table:table-cell office:value-type="float" office:value="5">
                <text:p>5</text:p>
                <draw:g>
                  <svg:desc>Meyer.B32:Meyer.P3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Meyer.A33:Meyer.A33</svg:desc>
                </draw:g>
              </table:table-cell>
              <table:table-cell office:value-type="float" office:value="NaN">
                <text:p>NaN</text:p>
                <draw:g>
                  <svg:desc>Meyer.B33:Meyer.P3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3cm" svg:height="8.89cm" xlink:href=".." xlink:type="simple" chart:class="chart:scatter" chart:style-name="ch1">
        <chart:title svg:x="9.584cm" svg:y="0.312cm" chart:style-name="ch2">
          <text:p>OD before Meissner</text:p>
        </chart:title>
        <chart:legend chart:legend-position="bottom" svg:x="9.556cm" svg:y="8.176cm" style:legend-expansion="wide" chart:style-name="ch3"/>
        <chart:plot-area chart:style-name="ch4" table:cell-range-address="Meissner.B1:Meissner.P3 Meissner.A2:Meissner.A3" chart:data-source-has-labels="column" svg:x="0.466cm" svg:y="1.278cm" svg:width="22.368cm" svg:height="6.721cm">
          <chartooo:coordinate-region svg:x="0.833cm" svg:y="1.443cm" svg:width="21.61cm" svg:height="6.556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Meissner.B2:Meissner.P2" chart:label-cell-address="Meissner.A2:Meissner.A2" chart:class="chart:scatter">
            <chart:domain table:cell-range-address="Meissner.B1:Meissner.P1"/>
            <chart:data-point chart:repeated="15"/>
          </chart:series>
          <chart:series chart:style-name="ch9" chart:values-cell-range-address="Meissner.B3:Meissner.P3" chart:label-cell-address="Meissner.A3:Meissner.A3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Meissner.B1:Meissner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Meissner.A2:Meissner.A2</svg:desc>
                </draw:g>
              </table:table-cell>
              <table:table-cell office:value-type="float" office:value="3">
                <text:p>3</text:p>
                <draw:g>
                  <svg:desc>Meissner.B2:Meissner.P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</text:p>
                <draw:g>
                  <svg:desc>Meissner.A3:Meissner.A3</svg:desc>
                </draw:g>
              </table:table-cell>
              <table:table-cell office:value-type="float" office:value="NaN">
                <text:p>NaN</text:p>
                <draw:g>
                  <svg:desc>Meissner.B3:Meissner.P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248cm" svg:height="8.926cm" xlink:href=".." xlink:type="simple" chart:class="chart:scatter" chart:style-name="ch1">
        <chart:title svg:x="9.232cm" svg:y="0.313cm" chart:style-name="ch2">
          <text:p>OD after Meissner</text:p>
        </chart:title>
        <chart:legend chart:legend-position="bottom" svg:x="9.03cm" svg:y="8.212cm" style:legend-expansion="wide" chart:style-name="ch3"/>
        <chart:plot-area chart:style-name="ch4" table:cell-range-address="Meissner.B5:Meissner.P7 Meissner.A6:Meissner.A7" chart:data-source-has-labels="column" svg:x="0.444cm" svg:y="1.28cm" svg:width="21.36cm" svg:height="6.754cm">
          <chartooo:coordinate-region svg:x="0.811cm" svg:y="1.445cm" svg:width="20.602cm" svg:height="6.58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Meissner.B6:Meissner.P6" chart:label-cell-address="Meissner.A6:Meissner.A6" chart:class="chart:scatter">
            <chart:domain table:cell-range-address="Meissner.B5:Meissner.P5"/>
            <chart:data-point chart:repeated="15"/>
          </chart:series>
          <chart:series chart:style-name="ch9" chart:values-cell-range-address="Meissner.B7:Meissner.P7" chart:label-cell-address="Meissner.A7:Meissner.A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Meissner.B5:Meissner.P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Meissner.A6:Meissner.A6</svg:desc>
                </draw:g>
              </table:table-cell>
              <table:table-cell office:value-type="float" office:value="1">
                <text:p>1</text:p>
                <draw:g>
                  <svg:desc>Meissner.B6:Meissner.P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 (dB)</text:p>
                <draw:g>
                  <svg:desc>Meissner.A7:Meissner.A7</svg:desc>
                </draw:g>
              </table:table-cell>
              <table:table-cell office:value-type="float" office:value="NaN">
                <text:p>NaN</text:p>
                <draw:g>
                  <svg:desc>Meissner.B7:Meissner.P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2.495cm" svg:height="8.502cm" xlink:href=".." xlink:type="simple" chart:class="chart:scatter" chart:style-name="ch1">
        <chart:title svg:x="6.237cm" svg:y="0.305cm" chart:style-name="ch2">
          <text:p>Comparison BC BA before/ Ideal Curve
</text:p>
        </chart:title>
        <chart:legend chart:legend-position="bottom" svg:x="3.819cm" svg:y="7.788cm" style:legend-expansion="wide" chart:style-name="ch3"/>
        <chart:plot-area chart:style-name="ch4" table:cell-range-address="Meissner.B26:Meissner.P30 Meissner.A27:Meissner.A30" chart:data-source-has-labels="column" svg:x="0.513cm" svg:y="1.451cm" svg:width="21.458cm" svg:height="5.48cm">
          <chartooo:coordinate-region svg:x="0.942cm" svg:y="1.616cm" svg:width="20.7cm" svg:height="5.315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Meissner.B27:Meissner.P27" chart:label-cell-address="Meissner.A27:Meissner.A27" chart:class="chart:scatter">
            <chart:domain table:cell-range-address="Meissner.B26:Meissner.P26"/>
            <chart:data-point chart:repeated="15"/>
          </chart:series>
          <chart:series chart:style-name="ch9" chart:values-cell-range-address="Meissner.B28:Meissner.P28" chart:label-cell-address="Meissner.A28:Meissner.A28" chart:class="chart:scatter">
            <chart:data-point chart:repeated="15"/>
          </chart:series>
          <chart:series chart:style-name="ch10" chart:values-cell-range-address="Meissner.B29:Meissner.P29" chart:label-cell-address="Meissner.A29:Meissner.A29" chart:class="chart:scatter">
            <chart:data-point chart:repeated="15"/>
          </chart:series>
          <chart:series chart:style-name="ch11" chart:values-cell-range-address="Meissner.B30:Meissner.P30" chart:label-cell-address="Meissner.A30:Meissner.A30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Meissner.B26:Meissner.P2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before</text:p>
                <draw:g>
                  <svg:desc>Meissner.A27:Meissner.A27</svg:desc>
                </draw:g>
              </table:table-cell>
              <table:table-cell office:value-type="float" office:value="3">
                <text:p>3</text:p>
                <draw:g>
                  <svg:desc>Meissner.B27:Meissner.P2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before</text:p>
                <draw:g>
                  <svg:desc>Meissner.A28:Meissner.A28</svg:desc>
                </draw:g>
              </table:table-cell>
              <table:table-cell office:value-type="float" office:value="NaN">
                <text:p>NaN</text:p>
                <draw:g>
                  <svg:desc>Meissner.B28:Meissner.P2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Ca (dB) ideal</text:p>
                <draw:g>
                  <svg:desc>Meissner.A29:Meissner.A29</svg:desc>
                </draw:g>
              </table:table-cell>
              <table:table-cell office:value-type="float" office:value="5">
                <text:p>5</text:p>
                <draw:g>
                  <svg:desc>Meissner.B29:Meissner.P2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Meissner.A30:Meissner.A30</svg:desc>
                </draw:g>
              </table:table-cell>
              <table:table-cell office:value-type="float" office:value="NaN">
                <text:p>NaN</text:p>
                <draw:g>
                  <svg:desc>Meissner.B30:Meissner.P3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789cm" svg:height="8.362cm" xlink:href=".." xlink:type="simple" chart:class="chart:scatter" chart:style-name="ch1">
        <chart:title svg:x="5.884cm" svg:y="0.302cm" chart:style-name="ch2">
          <text:p>Comparison BC BA before/ Ideal Curve
</text:p>
        </chart:title>
        <chart:legend chart:legend-position="bottom" svg:x="3.671cm" svg:y="7.648cm" style:legend-expansion="wide" chart:style-name="ch3"/>
        <chart:plot-area chart:style-name="ch4" table:cell-range-address="Meissner.B32:Meissner.P36 Meissner.A33:Meissner.A36" chart:data-source-has-labels="column" svg:x="0.484cm" svg:y="1.425cm" svg:width="20.808cm" svg:height="5.393cm">
          <chartooo:coordinate-region svg:x="0.913cm" svg:y="1.59cm" svg:width="20.05cm" svg:height="5.228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Meissner.B33:Meissner.P33" chart:label-cell-address="Meissner.A33:Meissner.A33" chart:class="chart:scatter">
            <chart:domain table:cell-range-address="Meissner.B32:Meissner.P32"/>
            <chart:data-point chart:repeated="15"/>
          </chart:series>
          <chart:series chart:style-name="ch9" chart:values-cell-range-address="Meissner.B34:Meissner.P34" chart:label-cell-address="Meissner.A34:Meissner.A34" chart:class="chart:scatter">
            <chart:data-point chart:repeated="15"/>
          </chart:series>
          <chart:series chart:style-name="ch10" chart:values-cell-range-address="Meissner.B35:Meissner.P35" chart:label-cell-address="Meissner.A35:Meissner.A35" chart:class="chart:scatter">
            <chart:data-point chart:repeated="15"/>
          </chart:series>
          <chart:series chart:style-name="ch11" chart:values-cell-range-address="Meissner.B36:Meissner.P36" chart:label-cell-address="Meissner.A36:Meissner.A36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Meissner.B32:Meissner.P32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after</text:p>
                <draw:g>
                  <svg:desc>Meissner.A33:Meissner.A33</svg:desc>
                </draw:g>
              </table:table-cell>
              <table:table-cell office:value-type="float" office:value="1">
                <text:p>1</text:p>
                <draw:g>
                  <svg:desc>Meissner.B33:Meissner.P3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 (dB) after</text:p>
                <draw:g>
                  <svg:desc>Meissner.A34:Meissner.A34</svg:desc>
                </draw:g>
              </table:table-cell>
              <table:table-cell office:value-type="float" office:value="NaN">
                <text:p>NaN</text:p>
                <draw:g>
                  <svg:desc>Meissner.B34:Meissner.P34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 (dB) ideal</text:p>
                <draw:g>
                  <svg:desc>Meissner.A35:Meissner.A35</svg:desc>
                </draw:g>
              </table:table-cell>
              <table:table-cell office:value-type="float" office:value="5">
                <text:p>5</text:p>
                <draw:g>
                  <svg:desc>Meissner.B35:Meissner.P3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Meissner.A36:Meissner.A36</svg:desc>
                </draw:g>
              </table:table-cell>
              <table:table-cell office:value-type="float" office:value="NaN">
                <text:p>NaN</text:p>
                <draw:g>
                  <svg:desc>Meissner.B36:Meissner.P3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6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39cm" svg:height="8.944cm" xlink:href=".." xlink:type="simple" chart:class="chart:scatter" chart:style-name="ch1">
        <chart:title svg:x="9.834cm" svg:y="0.313cm" chart:style-name="ch2">
          <text:p>OD before Decher</text:p>
        </chart:title>
        <chart:legend chart:legend-position="bottom" svg:x="9.601cm" svg:y="8.23cm" style:legend-expansion="wide" chart:style-name="ch3"/>
        <chart:plot-area chart:style-name="ch4" table:cell-range-address="Decher.B1:Decher.P3 Decher.A2:Decher.A3" chart:data-source-has-labels="column" svg:x="0.467cm" svg:y="1.28cm" svg:width="22.456cm" svg:height="6.772cm">
          <chartooo:coordinate-region svg:x="0.834cm" svg:y="1.445cm" svg:width="21.698cm" svg:height="6.60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Decher.B2:Decher.P2" chart:label-cell-address="Decher.A2:Decher.A2" chart:class="chart:scatter">
            <chart:domain table:cell-range-address="Decher.B1:Decher.P1"/>
            <chart:data-point chart:repeated="15"/>
          </chart:series>
          <chart:series chart:style-name="ch9" chart:values-cell-range-address="Decher.B3:Decher.P3" chart:label-cell-address="Decher.A3:Decher.A3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Decher.B1:Decher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Decher.A2:Decher.A2</svg:desc>
                </draw:g>
              </table:table-cell>
              <table:table-cell office:value-type="float" office:value="2">
                <text:p>2</text:p>
                <draw:g>
                  <svg:desc>Decher.B2:Decher.P2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o (dB)</text:p>
                <draw:g>
                  <svg:desc>Decher.A3:Decher.A3</svg:desc>
                </draw:g>
              </table:table-cell>
              <table:table-cell office:value-type="float" office:value="NaN">
                <text:p>NaN</text:p>
                <draw:g>
                  <svg:desc>Decher.B3:Decher.P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65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70ad47" draw:opacity="85%" fo:wrap-option="wrap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5b9bd5" draw:opacity="85%" fo:wrap-option="wrap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7.716cm" svg:height="5.774cm" xlink:href=".." xlink:type="simple" chart:class="chart:bar" chart:style-name="ch1">
        <chart:title svg:x="2.423cm" svg:y="0.251cm" chart:style-name="ch2">
          <text:p>Schaffner </text:p>
        </chart:title>
        <chart:legend chart:legend-position="bottom" svg:x="2.61cm" svg:y="5.06cm" style:legend-expansion="wide" chart:style-name="ch3"/>
        <chart:plot-area chart:style-name="ch4" table:cell-range-address="'Graphs WHOQOL'.Q12:'Graphs WHOQOL'.S15 'Graphs WHOQOL'.R11:'Graphs WHOQOL'.S11" chart:data-source-has-labels="both" svg:x="0.154cm" svg:y="1.383cm" svg:width="7.408cm" svg:height="3.562cm">
          <chartooo:coordinate-region svg:x="1.441cm" svg:y="1.383cm" svg:width="6.121cm" svg:height="1.318cm"/>
          <chart:axis chart:dimension="x" chart:name="primary-x" chart:style-name="ch5" chartooo:axis-type="auto">
            <chartooo:date-scale/>
            <chart:categories table:cell-range-address="'Graphs WHOQOL'.Q12:'Graphs WHOQOL'.Q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raphs WHOQOL'.R12:'Graphs WHOQOL'.R15" chart:label-cell-address="'Graphs WHOQOL'.R11:'Graphs WHOQOL'.R11" chart:class="chart:bar">
            <chart:data-point chart:repeated="4"/>
          </chart:series>
          <chart:series chart:style-name="ch9" chart:values-cell-range-address="'Graphs WHOQOL'.S12:'Graphs WHOQOL'.S15" chart:label-cell-address="'Graphs WHOQOL'.S11:'Graphs WHOQOL'.S1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'Graphs WHOQOL'.R11:'Graphs WHOQOL'.R11</svg:desc>
                </draw:g>
              </table:table-cell>
              <table:table-cell office:value-type="string">
                <text:p>After</text:p>
                <draw:g>
                  <svg:desc>'Graphs WHOQOL'.S11:'Graphs WHOQOL'.S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ain 1 Raw Score</text:p>
                <draw:g>
                  <svg:desc>'Graphs WHOQOL'.Q12:'Graphs WHOQOL'.Q15</svg:desc>
                </draw:g>
              </table:table-cell>
              <table:table-cell office:value-type="float" office:value="30">
                <text:p>30</text:p>
                <draw:g>
                  <svg:desc>'Graphs WHOQOL'.R12:'Graphs WHOQOL'.R15</svg:desc>
                </draw:g>
              </table:table-cell>
              <table:table-cell office:value-type="float" office:value="27">
                <text:p>27</text:p>
                <draw:g>
                  <svg:desc>'Graphs WHOQOL'.S12:'Graphs WHOQOL'.S15</svg:desc>
                </draw:g>
              </table:table-cell>
            </table:table-row>
            <table:table-row>
              <table:table-cell office:value-type="string">
                <text:p>Domain 2 Raw Score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omain 3 Raw Scor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omain 4 Raw Score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337cm" svg:height="8.979cm" xlink:href=".." xlink:type="simple" chart:class="chart:scatter" chart:style-name="ch1">
        <chart:title svg:x="9.481cm" svg:y="0.314cm" chart:style-name="ch2">
          <text:p>OD after Decher</text:p>
        </chart:title>
        <chart:legend chart:legend-position="bottom" svg:x="9.074cm" svg:y="8.265cm" style:legend-expansion="wide" chart:style-name="ch3"/>
        <chart:plot-area chart:style-name="ch4" table:cell-range-address="Decher.B5:Decher.P7 Decher.A6:Decher.A7" chart:data-source-has-labels="column" svg:x="0.446cm" svg:y="1.282cm" svg:width="21.445cm" svg:height="6.804cm">
          <chartooo:coordinate-region svg:x="0.813cm" svg:y="1.447cm" svg:width="20.687cm" svg:height="6.63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Decher.B6:Decher.P6" chart:label-cell-address="Decher.A6:Decher.A6" chart:class="chart:scatter">
            <chart:domain table:cell-range-address="Decher.B5:Decher.P5"/>
            <chart:data-point chart:repeated="15"/>
          </chart:series>
          <chart:series chart:style-name="ch9" chart:values-cell-range-address="Decher.B7:Decher.P7" chart:label-cell-address="Decher.A7:Decher.A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Decher.B5:Decher.P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Decher.A6:Decher.A6</svg:desc>
                </draw:g>
              </table:table-cell>
              <table:table-cell office:value-type="float" office:value="4">
                <text:p>4</text:p>
                <draw:g>
                  <svg:desc>Decher.B6:Decher.P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 (dB)</text:p>
                <draw:g>
                  <svg:desc>Decher.A7:Decher.A7</svg:desc>
                </draw:g>
              </table:table-cell>
              <table:table-cell office:value-type="float" office:value="NaN">
                <text:p>NaN</text:p>
                <draw:g>
                  <svg:desc>Decher.B7:Decher.P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2.534cm" svg:height="8.556cm" xlink:href=".." xlink:type="simple" chart:class="chart:scatter" chart:style-name="ch1">
        <chart:title svg:x="6.257cm" svg:y="0.306cm" chart:style-name="ch2">
          <text:p>Comparison BC BA before/ Ideal Curve
</text:p>
        </chart:title>
        <chart:legend chart:legend-position="bottom" svg:x="3.839cm" svg:y="7.842cm" style:legend-expansion="wide" chart:style-name="ch3"/>
        <chart:plot-area chart:style-name="ch4" table:cell-range-address="Decher.B26:Decher.P30 Decher.A27:Decher.A30" chart:data-source-has-labels="column" svg:x="0.514cm" svg:y="1.461cm" svg:width="21.493cm" svg:height="5.514cm">
          <chartooo:coordinate-region svg:x="0.943cm" svg:y="1.626cm" svg:width="20.735cm" svg:height="5.34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Decher.B27:Decher.P27" chart:label-cell-address="Decher.A27:Decher.A27" chart:class="chart:scatter">
            <chart:domain table:cell-range-address="Decher.B26:Decher.P26"/>
            <chart:data-point chart:repeated="15"/>
          </chart:series>
          <chart:series chart:style-name="ch9" chart:values-cell-range-address="Decher.B28:Decher.P28" chart:label-cell-address="Decher.A28:Decher.A28" chart:class="chart:scatter">
            <chart:data-point chart:repeated="15"/>
          </chart:series>
          <chart:series chart:style-name="ch10" chart:values-cell-range-address="Decher.B29:Decher.P29" chart:label-cell-address="Decher.A29:Decher.A29" chart:class="chart:scatter">
            <chart:data-point chart:repeated="15"/>
          </chart:series>
          <chart:series chart:style-name="ch11" chart:values-cell-range-address="Decher.B30:Decher.P30" chart:label-cell-address="Decher.A30:Decher.A30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Decher.B26:Decher.P2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before</text:p>
                <draw:g>
                  <svg:desc>Decher.A27:Decher.A27</svg:desc>
                </draw:g>
              </table:table-cell>
              <table:table-cell office:value-type="float" office:value="2">
                <text:p>2</text:p>
                <draw:g>
                  <svg:desc>Decher.B27:Decher.P27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o (dB) before</text:p>
                <draw:g>
                  <svg:desc>Decher.A28:Decher.A28</svg:desc>
                </draw:g>
              </table:table-cell>
              <table:table-cell office:value-type="float" office:value="NaN">
                <text:p>NaN</text:p>
                <draw:g>
                  <svg:desc>Decher.B28:Decher.P2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a (dB) ideal</text:p>
                <draw:g>
                  <svg:desc>Decher.A29:Decher.A29</svg:desc>
                </draw:g>
              </table:table-cell>
              <table:table-cell office:value-type="float" office:value="5">
                <text:p>5</text:p>
                <draw:g>
                  <svg:desc>Decher.B29:Decher.P2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Decher.A30:Decher.A30</svg:desc>
                </draw:g>
              </table:table-cell>
              <table:table-cell office:value-type="float" office:value="NaN">
                <text:p>NaN</text:p>
                <draw:g>
                  <svg:desc>Decher.B30:Decher.P3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7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87cm" svg:height="8.411cm" xlink:href=".." xlink:type="simple" chart:class="chart:scatter" chart:style-name="ch1">
        <chart:title svg:x="6.14cm" svg:y="0.303cm" chart:style-name="ch2">
          <text:p>Comparison BC BA after/ Ideal Curve
</text:p>
        </chart:title>
        <chart:legend chart:legend-position="bottom" svg:x="3.712cm" svg:y="7.697cm" style:legend-expansion="wide" chart:style-name="ch3"/>
        <chart:plot-area chart:style-name="ch4" table:cell-range-address="Decher.B32:Decher.P36 Decher.A33:Decher.A36" chart:data-source-has-labels="column" svg:x="0.486cm" svg:y="1.434cm" svg:width="20.882cm" svg:height="5.424cm">
          <chartooo:coordinate-region svg:x="0.915cm" svg:y="1.599cm" svg:width="20.124cm" svg:height="5.25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Decher.B33:Decher.P33" chart:label-cell-address="Decher.A33:Decher.A33" chart:class="chart:scatter">
            <chart:domain table:cell-range-address="Decher.B32:Decher.P32"/>
            <chart:data-point chart:repeated="15"/>
          </chart:series>
          <chart:series chart:style-name="ch9" chart:values-cell-range-address="Decher.B34:Decher.P34" chart:label-cell-address="Decher.A34:Decher.A34" chart:class="chart:scatter">
            <chart:data-point chart:repeated="15"/>
          </chart:series>
          <chart:series chart:style-name="ch10" chart:values-cell-range-address="Decher.B35:Decher.P35" chart:label-cell-address="Decher.A35:Decher.A35" chart:class="chart:scatter">
            <chart:data-point chart:repeated="15"/>
          </chart:series>
          <chart:series chart:style-name="ch11" chart:values-cell-range-address="Decher.B36:Decher.P36" chart:label-cell-address="Decher.A36:Decher.A36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Decher.B32:Decher.P32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after</text:p>
                <draw:g>
                  <svg:desc>Decher.A33:Decher.A33</svg:desc>
                </draw:g>
              </table:table-cell>
              <table:table-cell office:value-type="float" office:value="4">
                <text:p>4</text:p>
                <draw:g>
                  <svg:desc>Decher.B33:Decher.P33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o (dB) after</text:p>
                <draw:g>
                  <svg:desc>Decher.A34:Decher.A34</svg:desc>
                </draw:g>
              </table:table-cell>
              <table:table-cell office:value-type="float" office:value="NaN">
                <text:p>NaN</text:p>
                <draw:g>
                  <svg:desc>Decher.B34:Decher.P3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 (dB) ideal</text:p>
                <draw:g>
                  <svg:desc>Decher.A35:Decher.A35</svg:desc>
                </draw:g>
              </table:table-cell>
              <table:table-cell office:value-type="float" office:value="5">
                <text:p>5</text:p>
                <draw:g>
                  <svg:desc>Decher.B35:Decher.P3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Decher.A36:Decher.A36</svg:desc>
                </draw:g>
              </table:table-cell>
              <table:table-cell office:value-type="float" office:value="NaN">
                <text:p>NaN</text:p>
                <draw:g>
                  <svg:desc>Decher.B36:Decher.P3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7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39cm" svg:height="8.944cm" xlink:href=".." xlink:type="simple" chart:class="chart:scatter" chart:style-name="ch1">
        <chart:title svg:x="9.619cm" svg:y="0.313cm" chart:style-name="ch2">
          <text:p>OD before Fellmann</text:p>
        </chart:title>
        <chart:legend chart:legend-position="bottom" svg:x="9.601cm" svg:y="8.23cm" style:legend-expansion="wide" chart:style-name="ch3"/>
        <chart:plot-area chart:style-name="ch4" table:cell-range-address="Fellmann.B1:Fellmann.P3 Fellmann.A2:Fellmann.A3" chart:data-source-has-labels="column" svg:x="0.467cm" svg:y="1.28cm" svg:width="22.456cm" svg:height="6.772cm">
          <chartooo:coordinate-region svg:x="0.834cm" svg:y="1.445cm" svg:width="21.698cm" svg:height="6.60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Fellmann.B2:Fellmann.P2" chart:label-cell-address="Fellmann.A2:Fellmann.A2" chart:class="chart:scatter">
            <chart:domain table:cell-range-address="Fellmann.B1:Fellmann.P1"/>
            <chart:data-point chart:repeated="15"/>
          </chart:series>
          <chart:series chart:style-name="ch9" chart:values-cell-range-address="Fellmann.B3:Fellmann.P3" chart:label-cell-address="Fellmann.A3:Fellmann.A3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Fellmann.B1:Fellmann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Fellmann.A2:Fellmann.A2</svg:desc>
                </draw:g>
              </table:table-cell>
              <table:table-cell office:value-type="float" office:value="0">
                <text:p>0</text:p>
                <draw:g>
                  <svg:desc>Fellmann.B2:Fellmann.P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 (dB)</text:p>
                <draw:g>
                  <svg:desc>Fellmann.A3:Fellmann.A3</svg:desc>
                </draw:g>
              </table:table-cell>
              <table:table-cell office:value-type="float" office:value="NaN">
                <text:p>NaN</text:p>
                <draw:g>
                  <svg:desc>Fellmann.B3:Fellmann.P3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7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337cm" svg:height="8.979cm" xlink:href=".." xlink:type="simple" chart:class="chart:scatter" chart:style-name="ch1">
        <chart:title svg:x="9.256cm" svg:y="0.314cm" chart:style-name="ch2">
          <text:p>OD after Schaffner</text:p>
        </chart:title>
        <chart:legend chart:legend-position="bottom" svg:x="9.074cm" svg:y="8.265cm" style:legend-expansion="wide" chart:style-name="ch3"/>
        <chart:plot-area chart:style-name="ch4" table:cell-range-address="Fellmann.B5:Fellmann.P7 Fellmann.A6:Fellmann.A7" chart:data-source-has-labels="column" svg:x="0.446cm" svg:y="1.282cm" svg:width="21.445cm" svg:height="6.804cm">
          <chartooo:coordinate-region svg:x="0.813cm" svg:y="1.447cm" svg:width="20.687cm" svg:height="6.63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Fellmann.B6:Fellmann.P6" chart:label-cell-address="Fellmann.A6:Fellmann.A6" chart:class="chart:scatter">
            <chart:domain table:cell-range-address="Fellmann.B5:Fellmann.P5"/>
            <chart:data-point chart:repeated="15"/>
          </chart:series>
          <chart:series chart:style-name="ch9" chart:values-cell-range-address="Fellmann.B7:Fellmann.P7" chart:label-cell-address="Fellmann.A7:Fellmann.A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Fellmann.B5:Fellmann.P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Fellmann.A6:Fellmann.A6</svg:desc>
                </draw:g>
              </table:table-cell>
              <table:table-cell office:value-type="float" office:value="0">
                <text:p>0</text:p>
                <draw:g>
                  <svg:desc>Fellmann.B6:Fellmann.P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 (dB)</text:p>
                <draw:g>
                  <svg:desc>Fellmann.A7:Fellmann.A7</svg:desc>
                </draw:g>
              </table:table-cell>
              <table:table-cell office:value-type="float" office:value="NaN">
                <text:p>NaN</text:p>
                <draw:g>
                  <svg:desc>Fellmann.B7:Fellmann.P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7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2.534cm" svg:height="8.556cm" xlink:href=".." xlink:type="simple" chart:class="chart:scatter" chart:style-name="ch1">
        <chart:title svg:x="6.257cm" svg:y="0.306cm" chart:style-name="ch2">
          <text:p>Comparison BC BA before/ Ideal Curve
</text:p>
        </chart:title>
        <chart:legend chart:legend-position="bottom" svg:x="3.839cm" svg:y="7.842cm" style:legend-expansion="wide" chart:style-name="ch3"/>
        <chart:plot-area chart:style-name="ch4" table:cell-range-address="Fellmann.B26:Fellmann.P30 Fellmann.A27:Fellmann.A30" chart:data-source-has-labels="column" svg:x="0.514cm" svg:y="1.461cm" svg:width="21.493cm" svg:height="5.514cm">
          <chartooo:coordinate-region svg:x="0.943cm" svg:y="1.626cm" svg:width="20.735cm" svg:height="5.34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Fellmann.B27:Fellmann.P27" chart:label-cell-address="Fellmann.A27:Fellmann.A27" chart:class="chart:scatter">
            <chart:domain table:cell-range-address="Fellmann.B26:Fellmann.P26"/>
            <chart:data-point chart:repeated="15"/>
          </chart:series>
          <chart:series chart:style-name="ch9" chart:values-cell-range-address="Fellmann.B28:Fellmann.P28" chart:label-cell-address="Fellmann.A28:Fellmann.A28" chart:class="chart:scatter">
            <chart:data-point chart:repeated="15"/>
          </chart:series>
          <chart:series chart:style-name="ch10" chart:values-cell-range-address="Fellmann.B29:Fellmann.P29" chart:label-cell-address="Fellmann.A29:Fellmann.A29" chart:class="chart:scatter">
            <chart:data-point chart:repeated="15"/>
          </chart:series>
          <chart:series chart:style-name="ch11" chart:values-cell-range-address="Fellmann.B30:Fellmann.P30" chart:label-cell-address="Fellmann.A30:Fellmann.A30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Fellmann.B26:Fellmann.P2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before</text:p>
                <draw:g>
                  <svg:desc>Fellmann.A27:Fellmann.A27</svg:desc>
                </draw:g>
              </table:table-cell>
              <table:table-cell office:value-type="float" office:value="0">
                <text:p>0</text:p>
                <draw:g>
                  <svg:desc>Fellmann.B27:Fellmann.P2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 (dB) before</text:p>
                <draw:g>
                  <svg:desc>Fellmann.A28:Fellmann.A28</svg:desc>
                </draw:g>
              </table:table-cell>
              <table:table-cell office:value-type="float" office:value="NaN">
                <text:p>NaN</text:p>
                <draw:g>
                  <svg:desc>Fellmann.B28:Fellmann.P28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 (dB) ideal</text:p>
                <draw:g>
                  <svg:desc>Fellmann.A29:Fellmann.A29</svg:desc>
                </draw:g>
              </table:table-cell>
              <table:table-cell office:value-type="float" office:value="5">
                <text:p>5</text:p>
                <draw:g>
                  <svg:desc>Fellmann.B29:Fellmann.P2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Fellmann.A30:Fellmann.A30</svg:desc>
                </draw:g>
              </table:table-cell>
              <table:table-cell office:value-type="float" office:value="NaN">
                <text:p>NaN</text:p>
                <draw:g>
                  <svg:desc>Fellmann.B30:Fellmann.P3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7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87cm" svg:height="8.411cm" xlink:href=".." xlink:type="simple" chart:class="chart:scatter" chart:style-name="ch1">
        <chart:title svg:x="6.14cm" svg:y="0.303cm" chart:style-name="ch2">
          <text:p>Comparison BC BA after/ Ideal Curve
</text:p>
        </chart:title>
        <chart:legend chart:legend-position="bottom" svg:x="3.712cm" svg:y="7.697cm" style:legend-expansion="wide" chart:style-name="ch3"/>
        <chart:plot-area chart:style-name="ch4" table:cell-range-address="Fellmann.B32:Fellmann.P36 Fellmann.A33:Fellmann.A36" chart:data-source-has-labels="column" svg:x="0.486cm" svg:y="1.434cm" svg:width="20.882cm" svg:height="5.424cm">
          <chartooo:coordinate-region svg:x="0.915cm" svg:y="1.599cm" svg:width="20.124cm" svg:height="5.25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Fellmann.B33:Fellmann.P33" chart:label-cell-address="Fellmann.A33:Fellmann.A33" chart:class="chart:scatter">
            <chart:domain table:cell-range-address="Fellmann.B32:Fellmann.P32"/>
            <chart:data-point chart:repeated="15"/>
          </chart:series>
          <chart:series chart:style-name="ch9" chart:values-cell-range-address="Fellmann.B34:Fellmann.P34" chart:label-cell-address="Fellmann.A34:Fellmann.A34" chart:class="chart:scatter">
            <chart:data-point chart:repeated="15"/>
          </chart:series>
          <chart:series chart:style-name="ch10" chart:values-cell-range-address="Fellmann.B35:Fellmann.P35" chart:label-cell-address="Fellmann.A35:Fellmann.A35" chart:class="chart:scatter">
            <chart:data-point chart:repeated="15"/>
          </chart:series>
          <chart:series chart:style-name="ch11" chart:values-cell-range-address="Fellmann.B36:Fellmann.P36" chart:label-cell-address="Fellmann.A36:Fellmann.A36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Fellmann.B32:Fellmann.P32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after</text:p>
                <draw:g>
                  <svg:desc>Fellmann.A33:Fellmann.A33</svg:desc>
                </draw:g>
              </table:table-cell>
              <table:table-cell office:value-type="float" office:value="0">
                <text:p>0</text:p>
                <draw:g>
                  <svg:desc>Fellmann.B33:Fellmann.P3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o (dB) after</text:p>
                <draw:g>
                  <svg:desc>Fellmann.A34:Fellmann.A34</svg:desc>
                </draw:g>
              </table:table-cell>
              <table:table-cell office:value-type="float" office:value="NaN">
                <text:p>NaN</text:p>
                <draw:g>
                  <svg:desc>Fellmann.B34:Fellmann.P34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a (dB) ideal</text:p>
                <draw:g>
                  <svg:desc>Fellmann.A35:Fellmann.A35</svg:desc>
                </draw:g>
              </table:table-cell>
              <table:table-cell office:value-type="float" office:value="5">
                <text:p>5</text:p>
                <draw:g>
                  <svg:desc>Fellmann.B35:Fellmann.P3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Fellmann.A36:Fellmann.A36</svg:desc>
                </draw:g>
              </table:table-cell>
              <table:table-cell office:value-type="float" office:value="NaN">
                <text:p>NaN</text:p>
                <draw:g>
                  <svg:desc>Fellmann.B36:Fellmann.P3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7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39cm" svg:height="8.944cm" xlink:href=".." xlink:type="simple" chart:class="chart:scatter" chart:style-name="ch1">
        <chart:title svg:x="9.609cm" svg:y="0.313cm" chart:style-name="ch2">
          <text:p>OD before Lehmann</text:p>
        </chart:title>
        <chart:legend chart:legend-position="bottom" svg:x="9.601cm" svg:y="8.23cm" style:legend-expansion="wide" chart:style-name="ch3"/>
        <chart:plot-area chart:style-name="ch4" table:cell-range-address="Lehmann.B1:Lehmann.P3 Lehmann.A2:Lehmann.A3" chart:data-source-has-labels="column" svg:x="0.467cm" svg:y="1.28cm" svg:width="22.456cm" svg:height="6.772cm">
          <chartooo:coordinate-region svg:x="0.834cm" svg:y="1.445cm" svg:width="21.698cm" svg:height="6.607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ehmann.B2:Lehmann.P2" chart:label-cell-address="Lehmann.A2:Lehmann.A2" chart:class="chart:scatter">
            <chart:domain table:cell-range-address="Lehmann.B1:Lehmann.P1"/>
            <chart:data-point chart:repeated="15"/>
          </chart:series>
          <chart:series chart:style-name="ch9" chart:values-cell-range-address="Lehmann.B3:Lehmann.P3" chart:label-cell-address="Lehmann.A3:Lehmann.A3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Lehmann.B1:Lehmann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Lehmann.A2:Lehmann.A2</svg:desc>
                </draw:g>
              </table:table-cell>
              <table:table-cell office:value-type="float" office:value="3">
                <text:p>3</text:p>
                <draw:g>
                  <svg:desc>Lehmann.B2:Lehmann.P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 (dB)</text:p>
                <draw:g>
                  <svg:desc>Lehmann.A3:Lehmann.A3</svg:desc>
                </draw:g>
              </table:table-cell>
              <table:table-cell office:value-type="float" office:value="NaN">
                <text:p>NaN</text:p>
                <draw:g>
                  <svg:desc>Lehmann.B3:Lehmann.P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2.337cm" svg:height="8.979cm" xlink:href=".." xlink:type="simple" chart:class="chart:scatter" chart:style-name="ch1">
        <chart:title svg:x="9.256cm" svg:y="0.314cm" chart:style-name="ch2">
          <text:p>OD after Lehmann</text:p>
        </chart:title>
        <chart:legend chart:legend-position="bottom" svg:x="9.074cm" svg:y="8.265cm" style:legend-expansion="wide" chart:style-name="ch3"/>
        <chart:plot-area chart:style-name="ch4" table:cell-range-address="Lehmann.B5:Lehmann.P7 Lehmann.A6:Lehmann.A7" chart:data-source-has-labels="column" svg:x="0.446cm" svg:y="1.282cm" svg:width="21.445cm" svg:height="6.804cm">
          <chartooo:coordinate-region svg:x="0.813cm" svg:y="1.447cm" svg:width="20.687cm" svg:height="6.63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ehmann.B6:Lehmann.P6" chart:label-cell-address="Lehmann.A6:Lehmann.A6" chart:class="chart:scatter">
            <chart:domain table:cell-range-address="Lehmann.B5:Lehmann.P5"/>
            <chart:data-point chart:repeated="15"/>
          </chart:series>
          <chart:series chart:style-name="ch9" chart:values-cell-range-address="Lehmann.B7:Lehmann.P7" chart:label-cell-address="Lehmann.A7:Lehmann.A7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Lehmann.B5:Lehmann.P5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Lehmann.A6:Lehmann.A6</svg:desc>
                </draw:g>
              </table:table-cell>
              <table:table-cell office:value-type="float" office:value="3">
                <text:p>3</text:p>
                <draw:g>
                  <svg:desc>Lehmann.B6:Lehmann.P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 (dB)</text:p>
                <draw:g>
                  <svg:desc>Lehmann.A7:Lehmann.A7</svg:desc>
                </draw:g>
              </table:table-cell>
              <table:table-cell office:value-type="float" office:value="NaN">
                <text:p>NaN</text:p>
                <draw:g>
                  <svg:desc>Lehmann.B7:Lehmann.P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2.534cm" svg:height="8.556cm" xlink:href=".." xlink:type="simple" chart:class="chart:scatter" chart:style-name="ch1">
        <chart:title svg:x="6.257cm" svg:y="0.306cm" chart:style-name="ch2">
          <text:p>Comparison BC BA before/ Ideal Curve
</text:p>
        </chart:title>
        <chart:legend chart:legend-position="bottom" svg:x="3.839cm" svg:y="7.842cm" style:legend-expansion="wide" chart:style-name="ch3"/>
        <chart:plot-area chart:style-name="ch4" table:cell-range-address="Lehmann.B26:Lehmann.P30 Lehmann.A27:Lehmann.A30" chart:data-source-has-labels="column" svg:x="0.514cm" svg:y="1.461cm" svg:width="21.493cm" svg:height="5.514cm">
          <chartooo:coordinate-region svg:x="0.943cm" svg:y="1.626cm" svg:width="20.735cm" svg:height="5.34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ehmann.B27:Lehmann.P27" chart:label-cell-address="Lehmann.A27:Lehmann.A27" chart:class="chart:scatter">
            <chart:domain table:cell-range-address="Lehmann.B26:Lehmann.P26"/>
            <chart:data-point chart:repeated="15"/>
          </chart:series>
          <chart:series chart:style-name="ch9" chart:values-cell-range-address="Lehmann.B28:Lehmann.P28" chart:label-cell-address="Lehmann.A28:Lehmann.A28" chart:class="chart:scatter">
            <chart:data-point chart:repeated="15"/>
          </chart:series>
          <chart:series chart:style-name="ch10" chart:values-cell-range-address="Lehmann.B29:Lehmann.P29" chart:label-cell-address="Lehmann.A29:Lehmann.A29" chart:class="chart:scatter">
            <chart:data-point chart:repeated="15"/>
          </chart:series>
          <chart:series chart:style-name="ch11" chart:values-cell-range-address="Lehmann.B30:Lehmann.P30" chart:label-cell-address="Lehmann.A30:Lehmann.A30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26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Lehmann.B26:Lehmann.P26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before</text:p>
                <draw:g>
                  <svg:desc>Lehmann.A27:Lehmann.A27</svg:desc>
                </draw:g>
              </table:table-cell>
              <table:table-cell office:value-type="float" office:value="3">
                <text:p>3</text:p>
                <draw:g>
                  <svg:desc>Lehmann.B27:Lehmann.P2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 (dB) before</text:p>
                <draw:g>
                  <svg:desc>Lehmann.A28:Lehmann.A28</svg:desc>
                </draw:g>
              </table:table-cell>
              <table:table-cell office:value-type="float" office:value="NaN">
                <text:p>NaN</text:p>
                <draw:g>
                  <svg:desc>Lehmann.B28:Lehmann.P2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a (dB) ideal</text:p>
                <draw:g>
                  <svg:desc>Lehmann.A29:Lehmann.A29</svg:desc>
                </draw:g>
              </table:table-cell>
              <table:table-cell office:value-type="float" office:value="5">
                <text:p>5</text:p>
                <draw:g>
                  <svg:desc>Lehmann.B29:Lehmann.P2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Lehmann.A30:Lehmann.A30</svg:desc>
                </draw:g>
              </table:table-cell>
              <table:table-cell office:value-type="float" office:value="NaN">
                <text:p>NaN</text:p>
                <draw:g>
                  <svg:desc>Lehmann.B30:Lehmann.P30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6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70ad47" draw:opacity="85%" fo:wrap-option="wrap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5b9bd5" draw:opacity="85%" fo:wrap-option="wrap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116cm" svg:height="6.009cm" xlink:href=".." xlink:type="simple" chart:class="chart:bar" chart:style-name="ch1">
        <chart:title svg:x="3.083cm" svg:y="0.256cm" chart:style-name="ch2">
          <text:p>Maier </text:p>
        </chart:title>
        <chart:legend chart:legend-position="bottom" svg:x="2.81cm" svg:y="5.295cm" style:legend-expansion="wide" chart:style-name="ch3"/>
        <chart:plot-area chart:style-name="ch4" table:cell-range-address="'Graphs WHOQOL'.U12:'Graphs WHOQOL'.W15 'Graphs WHOQOL'.V11:'Graphs WHOQOL'.W11" chart:data-source-has-labels="both" svg:x="0.162cm" svg:y="1.393cm" svg:width="7.792cm" svg:height="3.782cm">
          <chartooo:coordinate-region svg:x="1.393cm" svg:y="1.393cm" svg:width="6.561cm" svg:height="1.373cm"/>
          <chart:axis chart:dimension="x" chart:name="primary-x" chart:style-name="ch5" chartooo:axis-type="auto">
            <chartooo:date-scale/>
            <chart:categories table:cell-range-address="'Graphs WHOQOL'.U12:'Graphs WHOQOL'.U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raphs WHOQOL'.V12:'Graphs WHOQOL'.V15" chart:label-cell-address="'Graphs WHOQOL'.V11:'Graphs WHOQOL'.V11" chart:class="chart:bar">
            <chart:data-point chart:repeated="4"/>
          </chart:series>
          <chart:series chart:style-name="ch9" chart:values-cell-range-address="'Graphs WHOQOL'.W12:'Graphs WHOQOL'.W15" chart:label-cell-address="'Graphs WHOQOL'.W11:'Graphs WHOQOL'.W1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'Graphs WHOQOL'.V11:'Graphs WHOQOL'.V11</svg:desc>
                </draw:g>
              </table:table-cell>
              <table:table-cell office:value-type="string">
                <text:p>After</text:p>
                <draw:g>
                  <svg:desc>'Graphs WHOQOL'.W11:'Graphs WHOQOL'.W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ain 1 Raw Score</text:p>
                <draw:g>
                  <svg:desc>'Graphs WHOQOL'.U12:'Graphs WHOQOL'.U15</svg:desc>
                </draw:g>
              </table:table-cell>
              <table:table-cell office:value-type="float" office:value="18">
                <text:p>18</text:p>
                <draw:g>
                  <svg:desc>'Graphs WHOQOL'.V12:'Graphs WHOQOL'.V15</svg:desc>
                </draw:g>
              </table:table-cell>
              <table:table-cell office:value-type="float" office:value="26">
                <text:p>26</text:p>
                <draw:g>
                  <svg:desc>'Graphs WHOQOL'.W12:'Graphs WHOQOL'.W15</svg:desc>
                </draw:g>
              </table:table-cell>
            </table:table-row>
            <table:table-row>
              <table:table-cell office:value-type="string">
                <text:p>Domain 2 Raw Score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Domain 3 Raw Score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omain 4 Raw Score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pt" style:font-size-asian="18pt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-4" chart:maximum="1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1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draw:stroke="dash" draw:stroke-dash="msLineDash_20_2" svg:stroke-width="0.053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87cm" svg:height="8.411cm" xlink:href=".." xlink:type="simple" chart:class="chart:scatter" chart:style-name="ch1">
        <chart:title svg:x="6.14cm" svg:y="0.303cm" chart:style-name="ch2">
          <text:p>Comparison BC BA after/ Ideal Curve
</text:p>
        </chart:title>
        <chart:legend chart:legend-position="bottom" svg:x="3.712cm" svg:y="7.697cm" style:legend-expansion="wide" chart:style-name="ch3"/>
        <chart:plot-area chart:style-name="ch4" table:cell-range-address="Lehmann.B32:Lehmann.P36 Lehmann.A33:Lehmann.A36" chart:data-source-has-labels="column" svg:x="0.486cm" svg:y="1.434cm" svg:width="20.882cm" svg:height="5.424cm">
          <chartooo:coordinate-region svg:x="0.915cm" svg:y="1.599cm" svg:width="20.124cm" svg:height="5.259cm"/>
          <chart:axis chart:dimension="x" chart:name="primary-x" chart:style-name="ch5"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ehmann.B33:Lehmann.P33" chart:label-cell-address="Lehmann.A33:Lehmann.A33" chart:class="chart:scatter">
            <chart:domain table:cell-range-address="Lehmann.B32:Lehmann.P32"/>
            <chart:data-point chart:repeated="15"/>
          </chart:series>
          <chart:series chart:style-name="ch9" chart:values-cell-range-address="Lehmann.B34:Lehmann.P34" chart:label-cell-address="Lehmann.A34:Lehmann.A34" chart:class="chart:scatter">
            <chart:data-point chart:repeated="15"/>
          </chart:series>
          <chart:series chart:style-name="ch10" chart:values-cell-range-address="Lehmann.B35:Lehmann.P35" chart:label-cell-address="Lehmann.A35:Lehmann.A35" chart:class="chart:scatter">
            <chart:data-point chart:repeated="15"/>
          </chart:series>
          <chart:series chart:style-name="ch11" chart:values-cell-range-address="Lehmann.B36:Lehmann.P36" chart:label-cell-address="Lehmann.A36:Lehmann.A36" chart:class="chart:scatte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Lehmann.B32:Lehmann.P32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 after</text:p>
                <draw:g>
                  <svg:desc>Lehmann.A33:Lehmann.A33</svg:desc>
                </draw:g>
              </table:table-cell>
              <table:table-cell office:value-type="float" office:value="3">
                <text:p>3</text:p>
                <draw:g>
                  <svg:desc>Lehmann.B33:Lehmann.P3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o (dB) after</text:p>
                <draw:g>
                  <svg:desc>Lehmann.A34:Lehmann.A34</svg:desc>
                </draw:g>
              </table:table-cell>
              <table:table-cell office:value-type="float" office:value="NaN">
                <text:p>NaN</text:p>
                <draw:g>
                  <svg:desc>Lehmann.B34:Lehmann.P3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a (dB) ideal</text:p>
                <draw:g>
                  <svg:desc>Lehmann.A35:Lehmann.A35</svg:desc>
                </draw:g>
              </table:table-cell>
              <table:table-cell office:value-type="float" office:value="5">
                <text:p>5</text:p>
                <draw:g>
                  <svg:desc>Lehmann.B35:Lehmann.P3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 ideal</text:p>
                <draw:g>
                  <svg:desc>Lehmann.A36:Lehmann.A36</svg:desc>
                </draw:g>
              </table:table-cell>
              <table:table-cell office:value-type="float" office:value="NaN">
                <text:p>NaN</text:p>
                <draw:g>
                  <svg:desc>Lehmann.B36:Lehmann.P36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8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msLineDash_20_1" draw:display-name="msLineDash 1" draw:style="round" draw:dots1="1" draw:dots1-length="53%" draw:dots2="1" draw:dots2-length="212%" draw:distance="159%"/>
    <draw:stroke-dash draw:name="msLineDash_20_2" draw:display-name="msLineDash 2" draw:style="round" draw:dots1="1" draw:dots1-length="53%" draw:dots2="1" draw:dots2-length="212%" draw:distance="159%"/>
  </office:styles>
</office:document-styles>
</file>

<file path=Object 8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terpolation="cubic-spline"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minimum="-4" chart:maximum="8" chart:reverse-direction="tru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003cm" svg:height="12.044cm" xlink:href=".." xlink:type="simple" chart:class="chart:scatter" chart:style-name="ch1">
        <chart:title svg:x="12.121cm" svg:y="0.375cm" chart:style-name="ch2">
          <text:p>Courbe Ideal</text:p>
        </chart:title>
        <chart:legend chart:legend-position="bottom" svg:x="11.407cm" svg:y="11.33cm" style:legend-expansion="wide" chart:style-name="ch3"/>
        <chart:plot-area chart:style-name="ch4" table:cell-range-address="'Courbe idéal'.B1:'Courbe idéal'.P3 'Courbe idéal'.A2:'Courbe idéal'.A3" chart:data-source-has-labels="column" svg:x="0.51cm" svg:y="1.271cm" svg:width="26.092cm" svg:height="9.543cm">
          <chartooo:coordinate-region svg:x="0.877cm" svg:y="1.436cm" svg:width="25.397cm" svg:height="9.21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Courbe idéal'.B2:'Courbe idéal'.P2" chart:label-cell-address="'Courbe idéal'.A2:'Courbe idéal'.A2" chart:class="chart:scatter">
            <chart:domain table:cell-range-address="'Courbe idéal'.B1:'Courbe idéal'.P1"/>
            <chart:data-point chart:repeated="15"/>
          </chart:series>
          <chart:series chart:style-name="ch9" chart:values-cell-range-address="'Courbe idéal'.B3:'Courbe idéal'.P3" chart:label-cell-address="'Courbe idéal'.A3:'Courbe idéal'.A3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125">
                <text:p>125</text:p>
                <draw:g>
                  <svg:desc>'Courbe idéal'.B1:'Courbe idéal'.P1</svg:desc>
                </draw:g>
              </table:table-cell>
              <table:table-cell office:value-type="float" office:value="250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750">
                <text:p>75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500">
                <text:p>1500</text:p>
              </table:table-cell>
              <table:table-cell office:value-type="float" office:value="1750">
                <text:p>175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4000">
                <text:p>4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Ca (dB)</text:p>
                <draw:g>
                  <svg:desc>'Courbe idéal'.A2:'Courbe idéal'.A2</svg:desc>
                </draw:g>
              </table:table-cell>
              <table:table-cell office:value-type="float" office:value="5">
                <text:p>5</text:p>
                <draw:g>
                  <svg:desc>'Courbe idéal'.B2:'Courbe idéal'.P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o (dB)</text:p>
                <draw:g>
                  <svg:desc>'Courbe idéal'.A3:'Courbe idéal'.A3</svg:desc>
                </draw:g>
              </table:table-cell>
              <table:table-cell office:value-type="float" office:value="NaN">
                <text:p>NaN</text:p>
                <draw:g>
                  <svg:desc>'Courbe idéal'.B3:'Courbe idéal'.P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8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6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70ad47" draw:opacity="85%" fo:wrap-option="wrap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link-data-style-to-source="true" chart:data-label-number="value" chart:data-label-text="false" chart:data-label-symbol="false" chart:label-position="inside">
        <chart:label-separator>
          <text:p>; </text:p>
        </chart:label-separator>
      </style:chart-properties>
      <style:graphic-properties svg:stroke-width="0.026cm" svg:stroke-color="#ffffff" svg:stroke-opacity="50%" draw:fill-color="#5b9bd5" draw:opacity="85%" fo:wrap-option="wrap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7.952cm" svg:height="5.751cm" xlink:href=".." xlink:type="simple" chart:class="chart:bar" chart:style-name="ch1">
        <chart:title svg:x="2.571cm" svg:y="0.251cm" chart:style-name="ch2">
          <text:p>Fellmann </text:p>
        </chart:title>
        <chart:legend chart:legend-position="bottom" svg:x="2.728cm" svg:y="5.037cm" style:legend-expansion="wide" chart:style-name="ch3"/>
        <chart:plot-area chart:style-name="ch4" table:cell-range-address="'Graphs WHOQOL'.Y12:'Graphs WHOQOL'.AA15 'Graphs WHOQOL'.Z11:'Graphs WHOQOL'.AA11" chart:data-source-has-labels="both" svg:x="0.159cm" svg:y="1.383cm" svg:width="7.634cm" svg:height="3.539cm">
          <chartooo:coordinate-region svg:x="1.413cm" svg:y="1.383cm" svg:width="6.38cm" svg:height="1.179cm"/>
          <chart:axis chart:dimension="x" chart:name="primary-x" chart:style-name="ch5" chartooo:axis-type="auto">
            <chartooo:date-scale/>
            <chart:categories table:cell-range-address="'Graphs WHOQOL'.Y12:'Graphs WHOQOL'.Y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raphs WHOQOL'.Z12:'Graphs WHOQOL'.Z15" chart:label-cell-address="'Graphs WHOQOL'.Z11:'Graphs WHOQOL'.Z11" chart:class="chart:bar">
            <chart:data-point chart:repeated="4"/>
          </chart:series>
          <chart:series chart:style-name="ch9" chart:values-cell-range-address="'Graphs WHOQOL'.AA12:'Graphs WHOQOL'.AA15" chart:label-cell-address="'Graphs WHOQOL'.AA11:'Graphs WHOQOL'.AA1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'Graphs WHOQOL'.Z11:'Graphs WHOQOL'.Z11</svg:desc>
                </draw:g>
              </table:table-cell>
              <table:table-cell office:value-type="string">
                <text:p>After</text:p>
                <draw:g>
                  <svg:desc>'Graphs WHOQOL'.AA11:'Graphs WHOQOL'.AA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main 1 Raw Score</text:p>
                <draw:g>
                  <svg:desc>'Graphs WHOQOL'.Y12:'Graphs WHOQOL'.Y15</svg:desc>
                </draw:g>
              </table:table-cell>
              <table:table-cell office:value-type="float" office:value="23">
                <text:p>23</text:p>
                <draw:g>
                  <svg:desc>'Graphs WHOQOL'.Z12:'Graphs WHOQOL'.Z15</svg:desc>
                </draw:g>
              </table:table-cell>
              <table:table-cell office:value-type="float" office:value="28">
                <text:p>28</text:p>
                <draw:g>
                  <svg:desc>'Graphs WHOQOL'.AA12:'Graphs WHOQOL'.AA15</svg:desc>
                </draw:g>
              </table:table-cell>
            </table:table-row>
            <table:table-row>
              <table:table-cell office:value-type="string">
                <text:p>Domain 2 Raw Score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omain 3 Raw Score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Domain 4 Raw Score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